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034044" officeooo:paragraph-rsid="00034044"/>
    </style:style>
    <style:style style:name="P2" style:family="paragraph" style:parent-style-name="Standard">
      <style:text-properties officeooo:rsid="00034044" officeooo:paragraph-rsid="00bc0aa3"/>
    </style:style>
    <style:style style:name="P3" style:family="paragraph" style:parent-style-name="Standard">
      <style:text-properties officeooo:rsid="0007e7c3" officeooo:paragraph-rsid="00034044"/>
    </style:style>
    <style:style style:name="P4" style:family="paragraph" style:parent-style-name="Standard">
      <style:text-properties officeooo:rsid="0007e7c3" officeooo:paragraph-rsid="000a1646"/>
    </style:style>
    <style:style style:name="P5" style:family="paragraph" style:parent-style-name="Standard">
      <style:text-properties officeooo:rsid="0007e7c3" officeooo:paragraph-rsid="0005400d"/>
    </style:style>
    <style:style style:name="P6" style:family="paragraph" style:parent-style-name="Standard">
      <style:text-properties officeooo:rsid="002755e2" officeooo:paragraph-rsid="00034044"/>
    </style:style>
    <style:style style:name="P7" style:family="paragraph" style:parent-style-name="Standard">
      <style:text-properties officeooo:rsid="000dc4de" officeooo:paragraph-rsid="000dc4de"/>
    </style:style>
    <style:style style:name="P8" style:family="paragraph" style:parent-style-name="Standard">
      <style:text-properties officeooo:rsid="001244eb" officeooo:paragraph-rsid="001244eb"/>
    </style:style>
    <style:style style:name="P9" style:family="paragraph" style:parent-style-name="Standard">
      <style:text-properties officeooo:rsid="001244eb" officeooo:paragraph-rsid="0032a79d"/>
    </style:style>
    <style:style style:name="P10" style:family="paragraph" style:parent-style-name="Standard">
      <style:text-properties officeooo:rsid="0014e0fc" officeooo:paragraph-rsid="0034b1ac"/>
    </style:style>
    <style:style style:name="P11" style:family="paragraph" style:parent-style-name="Standard">
      <style:text-properties officeooo:rsid="0014e0fc" officeooo:paragraph-rsid="0014e0fc"/>
    </style:style>
    <style:style style:name="P12" style:family="paragraph" style:parent-style-name="Standard">
      <style:text-properties officeooo:rsid="0014e0fc" officeooo:paragraph-rsid="003604f7"/>
    </style:style>
    <style:style style:name="P13" style:family="paragraph" style:parent-style-name="Standard">
      <style:text-properties officeooo:rsid="001a0249" officeooo:paragraph-rsid="001a0249"/>
    </style:style>
    <style:style style:name="P14" style:family="paragraph" style:parent-style-name="Standard">
      <style:text-properties officeooo:rsid="001b565e" officeooo:paragraph-rsid="001b565e"/>
    </style:style>
    <style:style style:name="P15" style:family="paragraph" style:parent-style-name="Standard">
      <style:text-properties officeooo:rsid="001cf78e" officeooo:paragraph-rsid="001cf78e"/>
    </style:style>
    <style:style style:name="P16" style:family="paragraph" style:parent-style-name="Standard">
      <style:text-properties officeooo:rsid="001cf78e" officeooo:paragraph-rsid="0022c323"/>
    </style:style>
    <style:style style:name="P17" style:family="paragraph" style:parent-style-name="Standard">
      <style:text-properties officeooo:rsid="0022c323" officeooo:paragraph-rsid="0022c323"/>
    </style:style>
    <style:style style:name="P18" style:family="paragraph" style:parent-style-name="Standard">
      <style:text-properties officeooo:rsid="0022c323" officeooo:paragraph-rsid="002355d9"/>
    </style:style>
    <style:style style:name="P19" style:family="paragraph" style:parent-style-name="Standard">
      <style:text-properties officeooo:paragraph-rsid="00034044"/>
    </style:style>
    <style:style style:name="P20" style:family="paragraph" style:parent-style-name="Standard">
      <style:text-properties officeooo:paragraph-rsid="002355d9"/>
    </style:style>
    <style:style style:name="P21" style:family="paragraph" style:parent-style-name="Standard">
      <style:text-properties officeooo:rsid="00258b70" officeooo:paragraph-rsid="00258b70"/>
    </style:style>
    <style:style style:name="P22" style:family="paragraph" style:parent-style-name="Standard">
      <style:text-properties officeooo:rsid="00259537" officeooo:paragraph-rsid="00259537"/>
    </style:style>
    <style:style style:name="P23" style:family="paragraph" style:parent-style-name="Standard">
      <style:text-properties officeooo:rsid="00259537" officeooo:paragraph-rsid="0098aa82"/>
    </style:style>
    <style:style style:name="P24" style:family="paragraph" style:parent-style-name="Standard">
      <style:text-properties officeooo:rsid="0028afd0" officeooo:paragraph-rsid="0028afd0"/>
    </style:style>
    <style:style style:name="P25" style:family="paragraph" style:parent-style-name="Preformatted_20_Text">
      <style:text-properties officeooo:rsid="0028afd0" officeooo:paragraph-rsid="0028afd0"/>
    </style:style>
    <style:style style:name="P26" style:family="paragraph" style:parent-style-name="Standard">
      <style:text-properties officeooo:paragraph-rsid="0028afd0"/>
    </style:style>
    <style:style style:name="P27" style:family="paragraph" style:parent-style-name="Standard">
      <style:text-properties officeooo:paragraph-rsid="000a489d"/>
    </style:style>
    <style:style style:name="P28" style:family="paragraph" style:parent-style-name="Preformatted_20_Text">
      <style:text-properties officeooo:paragraph-rsid="000a489d"/>
    </style:style>
    <style:style style:name="P29" style:family="paragraph" style:parent-style-name="Standard">
      <style:text-properties officeooo:rsid="000a489d" officeooo:paragraph-rsid="000a489d"/>
    </style:style>
    <style:style style:name="P30" style:family="paragraph" style:parent-style-name="Standard">
      <style:text-properties officeooo:rsid="002a869f" officeooo:paragraph-rsid="002d5742"/>
    </style:style>
    <style:style style:name="P31" style:family="paragraph" style:parent-style-name="Standard">
      <style:text-properties officeooo:rsid="0005400d" officeooo:paragraph-rsid="0005400d"/>
    </style:style>
    <style:style style:name="P32" style:family="paragraph" style:parent-style-name="Standard">
      <style:text-properties officeooo:paragraph-rsid="002d5742"/>
    </style:style>
    <style:style style:name="P33" style:family="paragraph" style:parent-style-name="Standard">
      <style:text-properties officeooo:rsid="002d5742" officeooo:paragraph-rsid="002d5742"/>
    </style:style>
    <style:style style:name="P34" style:family="paragraph" style:parent-style-name="Standard">
      <style:text-properties officeooo:paragraph-rsid="002a869f"/>
    </style:style>
    <style:style style:name="P35" style:family="paragraph" style:parent-style-name="Standard">
      <style:text-properties officeooo:rsid="002e7980" officeooo:paragraph-rsid="002e7980"/>
    </style:style>
    <style:style style:name="P36" style:family="paragraph" style:parent-style-name="Standard">
      <style:text-properties officeooo:rsid="002e7980" officeooo:paragraph-rsid="002f6933"/>
    </style:style>
    <style:style style:name="P37" style:family="paragraph" style:parent-style-name="Standard">
      <style:text-properties officeooo:paragraph-rsid="002e7980"/>
    </style:style>
    <style:style style:name="P38" style:family="paragraph" style:parent-style-name="Standard">
      <style:text-properties officeooo:paragraph-rsid="003241ed"/>
    </style:style>
    <style:style style:name="P39" style:family="paragraph" style:parent-style-name="Standard">
      <style:text-properties officeooo:rsid="003241ed" officeooo:paragraph-rsid="003241ed"/>
    </style:style>
    <style:style style:name="P40" style:family="paragraph" style:parent-style-name="Standard">
      <style:text-properties officeooo:rsid="00114647" officeooo:paragraph-rsid="0032a79d"/>
    </style:style>
    <style:style style:name="P41" style:family="paragraph" style:parent-style-name="Standard">
      <style:text-properties officeooo:paragraph-rsid="0032a79d"/>
    </style:style>
    <style:style style:name="P42" style:family="paragraph" style:parent-style-name="Standard">
      <style:text-properties officeooo:rsid="003383b7" officeooo:paragraph-rsid="003383b7"/>
    </style:style>
    <style:style style:name="P43" style:family="paragraph" style:parent-style-name="Standard">
      <style:text-properties officeooo:rsid="003383b7" officeooo:paragraph-rsid="003bf838"/>
    </style:style>
    <style:style style:name="P44" style:family="paragraph" style:parent-style-name="Standard">
      <style:text-properties officeooo:paragraph-rsid="003383b7"/>
    </style:style>
    <style:style style:name="P45" style:family="paragraph" style:parent-style-name="Standard">
      <style:text-properties officeooo:paragraph-rsid="0014e0fc"/>
    </style:style>
    <style:style style:name="P46" style:family="paragraph" style:parent-style-name="Standard">
      <style:text-properties officeooo:rsid="0034b1ac" officeooo:paragraph-rsid="0034b1ac"/>
    </style:style>
    <style:style style:name="P47" style:family="paragraph" style:parent-style-name="Standard">
      <style:text-properties officeooo:paragraph-rsid="003604f7"/>
    </style:style>
    <style:style style:name="P48" style:family="paragraph" style:parent-style-name="Standard">
      <style:text-properties officeooo:rsid="003887d4" officeooo:paragraph-rsid="003887d4"/>
    </style:style>
    <style:style style:name="P49" style:family="paragraph" style:parent-style-name="Standard">
      <style:text-properties officeooo:rsid="003b8ef7" officeooo:paragraph-rsid="003b8ef7"/>
    </style:style>
    <style:style style:name="P50" style:family="paragraph" style:parent-style-name="Standard">
      <style:text-properties officeooo:rsid="003bf838" officeooo:paragraph-rsid="003bf838"/>
    </style:style>
    <style:style style:name="P51" style:family="paragraph" style:parent-style-name="Standard">
      <style:text-properties officeooo:rsid="003bf838" officeooo:paragraph-rsid="009b0c4f"/>
    </style:style>
    <style:style style:name="P52" style:family="paragraph" style:parent-style-name="Standard">
      <style:text-properties officeooo:rsid="003f56a8" officeooo:paragraph-rsid="003f56a8"/>
    </style:style>
    <style:style style:name="P53" style:family="paragraph" style:parent-style-name="Standard">
      <style:text-properties officeooo:rsid="003fd5a0" officeooo:paragraph-rsid="003fd5a0"/>
    </style:style>
    <style:style style:name="P54" style:family="paragraph" style:parent-style-name="Standard">
      <style:text-properties officeooo:paragraph-rsid="003fd5a0"/>
    </style:style>
    <style:style style:name="P55" style:family="paragraph" style:parent-style-name="Standard">
      <style:text-properties officeooo:rsid="0041c20c" officeooo:paragraph-rsid="0041c20c"/>
    </style:style>
    <style:style style:name="P56" style:family="paragraph" style:parent-style-name="Standard">
      <style:text-properties officeooo:rsid="00440433" officeooo:paragraph-rsid="00440433"/>
    </style:style>
    <style:style style:name="P57" style:family="paragraph" style:parent-style-name="Standard">
      <style:text-properties officeooo:paragraph-rsid="00440433"/>
    </style:style>
    <style:style style:name="P58" style:family="paragraph" style:parent-style-name="Standard">
      <style:text-properties fo:font-weight="normal" officeooo:rsid="00575e0e" officeooo:paragraph-rsid="00575e0e" style:font-weight-asian="normal" style:font-weight-complex="normal"/>
    </style:style>
    <style:style style:name="P59" style:family="paragraph" style:parent-style-name="Standard">
      <style:text-properties fo:font-weight="normal" officeooo:rsid="00cb69d3" officeooo:paragraph-rsid="00ce7823" style:font-weight-asian="normal" style:font-weight-complex="normal"/>
    </style:style>
    <style:style style:name="P60" style:family="paragraph" style:parent-style-name="Standard">
      <style:text-properties fo:font-weight="normal" officeooo:rsid="00d38758" officeooo:paragraph-rsid="0005400d" style:font-weight-asian="normal" style:font-weight-complex="normal"/>
    </style:style>
    <style:style style:name="P61" style:family="paragraph" style:parent-style-name="Standard">
      <style:text-properties fo:font-weight="normal" officeooo:rsid="01100087" officeooo:paragraph-rsid="01100087" style:font-weight-asian="normal" style:font-weight-complex="normal"/>
    </style:style>
    <style:style style:name="P62" style:family="paragraph" style:parent-style-name="Standard">
      <style:text-properties fo:font-weight="normal" officeooo:rsid="011228b9" officeooo:paragraph-rsid="0114eb80" style:font-weight-asian="normal" style:font-weight-complex="normal"/>
    </style:style>
    <style:style style:name="P63" style:family="paragraph" style:parent-style-name="Standard">
      <style:text-properties fo:font-weight="normal" officeooo:rsid="0107d2ff" officeooo:paragraph-rsid="01100087" style:font-weight-asian="normal" style:font-weight-complex="normal"/>
    </style:style>
    <style:style style:name="P64" style:family="paragraph" style:parent-style-name="Standard">
      <style:text-properties fo:font-weight="normal" officeooo:rsid="011c39bc" officeooo:paragraph-rsid="011c39bc" style:font-weight-asian="normal" style:font-weight-complex="normal"/>
    </style:style>
    <style:style style:name="P65" style:family="paragraph" style:parent-style-name="Standard">
      <style:text-properties fo:font-weight="normal" officeooo:rsid="0127d381" officeooo:paragraph-rsid="0127d381" style:font-weight-asian="normal" style:font-weight-complex="normal"/>
    </style:style>
    <style:style style:name="P66" style:family="paragraph" style:parent-style-name="Standard">
      <style:text-properties fo:font-weight="normal" officeooo:rsid="012a1436" officeooo:paragraph-rsid="012a1436" style:font-weight-asian="normal" style:font-weight-complex="normal"/>
    </style:style>
    <style:style style:name="P67" style:family="paragraph" style:parent-style-name="Standard">
      <style:text-properties fo:font-weight="normal" officeooo:rsid="012a46ff" officeooo:paragraph-rsid="012a46ff" style:font-weight-asian="normal" style:font-weight-complex="normal"/>
    </style:style>
    <style:style style:name="P68" style:family="paragraph" style:parent-style-name="Standard">
      <style:text-properties fo:font-weight="normal" officeooo:rsid="012b6e16" officeooo:paragraph-rsid="012a1436" style:font-weight-asian="normal" style:font-weight-complex="normal"/>
    </style:style>
    <style:style style:name="P69" style:family="paragraph" style:parent-style-name="Standard">
      <style:text-properties fo:font-weight="normal" officeooo:rsid="012b6e16" officeooo:paragraph-rsid="012b6e16" style:font-weight-asian="normal" style:font-weight-complex="normal"/>
    </style:style>
    <style:style style:name="P70" style:family="paragraph" style:parent-style-name="Standard">
      <style:text-properties fo:font-weight="normal" officeooo:rsid="013646cd" officeooo:paragraph-rsid="013646cd" style:font-weight-asian="normal" style:font-weight-complex="normal"/>
    </style:style>
    <style:style style:name="P71" style:family="paragraph" style:parent-style-name="Standard">
      <style:text-properties fo:font-weight="normal" officeooo:rsid="0137e933" officeooo:paragraph-rsid="0137e933" style:font-weight-asian="normal" style:font-weight-complex="normal"/>
    </style:style>
    <style:style style:name="P72" style:family="paragraph" style:parent-style-name="Standard">
      <style:text-properties fo:font-weight="normal" officeooo:rsid="01391da8" officeooo:paragraph-rsid="01391da8" style:font-weight-asian="normal" style:font-weight-complex="normal"/>
    </style:style>
    <style:style style:name="P73" style:family="paragraph" style:parent-style-name="Standard">
      <style:text-properties fo:font-weight="normal" officeooo:rsid="01391da8" officeooo:paragraph-rsid="014137b8" style:font-weight-asian="normal" style:font-weight-complex="normal"/>
    </style:style>
    <style:style style:name="P74" style:family="paragraph" style:parent-style-name="Standard">
      <style:text-properties fo:font-weight="normal" officeooo:rsid="0139c069" officeooo:paragraph-rsid="0139c069" style:font-weight-asian="normal" style:font-weight-complex="normal"/>
    </style:style>
    <style:style style:name="P75" style:family="paragraph" style:parent-style-name="Standard">
      <style:text-properties fo:font-weight="normal" officeooo:rsid="0139c069" officeooo:paragraph-rsid="014137b8" style:font-weight-asian="normal" style:font-weight-complex="normal"/>
    </style:style>
    <style:style style:name="P76" style:family="paragraph" style:parent-style-name="Standard">
      <style:text-properties fo:font-weight="normal" officeooo:rsid="013b07bd" officeooo:paragraph-rsid="013b07bd" style:font-weight-asian="normal" style:font-weight-complex="normal"/>
    </style:style>
    <style:style style:name="P77" style:family="paragraph" style:parent-style-name="Standard">
      <style:text-properties fo:font-weight="normal" officeooo:rsid="014137b8" officeooo:paragraph-rsid="014137b8" style:font-weight-asian="normal" style:font-weight-complex="normal"/>
    </style:style>
    <style:style style:name="P78" style:family="paragraph" style:parent-style-name="Standard">
      <style:text-properties fo:font-weight="normal" officeooo:rsid="0142b0b1" officeooo:paragraph-rsid="0142b0b1" style:font-weight-asian="normal" style:font-weight-complex="normal"/>
    </style:style>
    <style:style style:name="P79" style:family="paragraph" style:parent-style-name="Standard">
      <style:text-properties fo:font-weight="normal" officeooo:rsid="0144d71e" officeooo:paragraph-rsid="0144d71e" style:font-weight-asian="normal" style:font-weight-complex="normal"/>
    </style:style>
    <style:style style:name="P80" style:family="paragraph" style:parent-style-name="Standard">
      <style:text-properties fo:font-weight="normal" officeooo:rsid="0147e81d" officeooo:paragraph-rsid="0147e81d" style:font-weight-asian="normal" style:font-weight-complex="normal"/>
    </style:style>
    <style:style style:name="P81" style:family="paragraph" style:parent-style-name="Standard">
      <style:text-properties fo:font-weight="normal" officeooo:rsid="014aa30c" officeooo:paragraph-rsid="014aa30c" style:font-weight-asian="normal" style:font-weight-complex="normal"/>
    </style:style>
    <style:style style:name="P82" style:family="paragraph" style:parent-style-name="Standard">
      <style:text-properties fo:font-weight="normal" officeooo:rsid="014b41b3" officeooo:paragraph-rsid="014b41b3" style:font-weight-asian="normal" style:font-weight-complex="normal"/>
    </style:style>
    <style:style style:name="P83" style:family="paragraph" style:parent-style-name="Standard">
      <style:text-properties fo:font-weight="normal" officeooo:rsid="013c633c" officeooo:paragraph-rsid="013c633c" style:font-weight-asian="normal" style:font-weight-complex="normal"/>
    </style:style>
    <style:style style:name="P84" style:family="paragraph" style:parent-style-name="Standard">
      <style:text-properties fo:font-weight="normal" officeooo:rsid="013dc15d" officeooo:paragraph-rsid="013dc15d" style:font-weight-asian="normal" style:font-weight-complex="normal"/>
    </style:style>
    <style:style style:name="P85" style:family="paragraph" style:parent-style-name="Standard">
      <style:text-properties fo:font-weight="normal" officeooo:rsid="013dc15d" officeooo:paragraph-rsid="013c633c" style:font-weight-asian="normal" style:font-weight-complex="normal"/>
    </style:style>
    <style:style style:name="P86" style:family="paragraph" style:parent-style-name="Standard">
      <style:text-properties fo:font-weight="normal" officeooo:rsid="0142076b" officeooo:paragraph-rsid="0142076b" style:font-weight-asian="normal" style:font-weight-complex="normal"/>
    </style:style>
    <style:style style:name="P87" style:family="paragraph" style:parent-style-name="Standard">
      <style:text-properties fo:font-weight="normal" officeooo:rsid="0161e917" style:font-weight-asian="normal" style:font-weight-complex="normal"/>
    </style:style>
    <style:style style:name="P88" style:family="paragraph" style:parent-style-name="Standard">
      <style:paragraph-properties fo:break-before="page"/>
      <style:text-properties fo:font-weight="normal" officeooo:rsid="016b4113" officeooo:paragraph-rsid="016b4113" style:font-weight-asian="normal" style:font-weight-complex="normal"/>
    </style:style>
    <style:style style:name="P89" style:family="paragraph" style:parent-style-name="Standard">
      <style:text-properties fo:font-weight="normal" officeooo:rsid="016b4113" officeooo:paragraph-rsid="016b4113" style:font-weight-asian="normal" style:font-weight-complex="normal"/>
    </style:style>
    <style:style style:name="P90" style:family="paragraph" style:parent-style-name="Standard">
      <style:text-properties fo:font-weight="normal" officeooo:rsid="016bb91d" officeooo:paragraph-rsid="016bb91d" style:font-weight-asian="normal" style:font-weight-complex="normal"/>
    </style:style>
    <style:style style:name="P91" style:family="paragraph" style:parent-style-name="Standard">
      <style:text-properties fo:font-weight="normal" officeooo:rsid="016cbaa5" officeooo:paragraph-rsid="016cbaa5" style:font-weight-asian="normal" style:font-weight-complex="normal"/>
    </style:style>
    <style:style style:name="P92" style:family="paragraph" style:parent-style-name="Standard">
      <style:text-properties officeooo:rsid="00449d5b" officeooo:paragraph-rsid="00449d5b"/>
    </style:style>
    <style:style style:name="P93" style:family="paragraph" style:parent-style-name="Standard">
      <style:text-properties officeooo:rsid="0045d855" officeooo:paragraph-rsid="0045d855"/>
    </style:style>
    <style:style style:name="P94" style:family="paragraph" style:parent-style-name="Standard">
      <style:text-properties officeooo:paragraph-rsid="0045d855"/>
    </style:style>
    <style:style style:name="P95" style:family="paragraph" style:parent-style-name="Standard">
      <style:text-properties officeooo:rsid="0045f180" officeooo:paragraph-rsid="0045f180"/>
    </style:style>
    <style:style style:name="P96" style:family="paragraph" style:parent-style-name="Standard">
      <style:text-properties officeooo:rsid="0045f180" officeooo:paragraph-rsid="0047bec9"/>
    </style:style>
    <style:style style:name="P97" style:family="paragraph" style:parent-style-name="Standard">
      <style:text-properties officeooo:rsid="0047bec9" officeooo:paragraph-rsid="0047bec9"/>
    </style:style>
    <style:style style:name="P98" style:family="paragraph" style:parent-style-name="Standard">
      <style:text-properties officeooo:paragraph-rsid="0047bec9"/>
    </style:style>
    <style:style style:name="P99" style:family="paragraph" style:parent-style-name="Standard">
      <style:text-properties officeooo:rsid="0048eff3" officeooo:paragraph-rsid="0048eff3"/>
    </style:style>
    <style:style style:name="P100" style:family="paragraph" style:parent-style-name="Standard">
      <style:text-properties officeooo:rsid="0049bc50" officeooo:paragraph-rsid="0049bc50"/>
    </style:style>
    <style:style style:name="P101" style:family="paragraph" style:parent-style-name="Standard">
      <style:text-properties officeooo:paragraph-rsid="0049bc50"/>
    </style:style>
    <style:style style:name="P102" style:family="paragraph" style:parent-style-name="Standard">
      <style:text-properties officeooo:rsid="004b3df8" officeooo:paragraph-rsid="004b3df8"/>
    </style:style>
    <style:style style:name="P103" style:family="paragraph" style:parent-style-name="Standard">
      <style:text-properties officeooo:paragraph-rsid="004c967c"/>
    </style:style>
    <style:style style:name="P104" style:family="paragraph" style:parent-style-name="Standard">
      <style:text-properties officeooo:rsid="004de706" officeooo:paragraph-rsid="004de706"/>
    </style:style>
    <style:style style:name="P105" style:family="paragraph" style:parent-style-name="Standard">
      <style:text-properties officeooo:paragraph-rsid="004de706"/>
    </style:style>
    <style:style style:name="P106" style:family="paragraph" style:parent-style-name="Standard">
      <style:text-properties officeooo:paragraph-rsid="0045f180"/>
    </style:style>
    <style:style style:name="P107" style:family="paragraph" style:parent-style-name="Standard">
      <style:text-properties officeooo:rsid="004f1f27" officeooo:paragraph-rsid="004f1f27"/>
    </style:style>
    <style:style style:name="P108" style:family="paragraph" style:parent-style-name="Standard">
      <style:text-properties officeooo:rsid="00520e32" officeooo:paragraph-rsid="00520e32"/>
    </style:style>
    <style:style style:name="P109" style:family="paragraph" style:parent-style-name="Standard">
      <style:text-properties officeooo:rsid="005591fc" officeooo:paragraph-rsid="005591fc"/>
    </style:style>
    <style:style style:name="P110" style:family="paragraph" style:parent-style-name="Standard">
      <style:text-properties officeooo:rsid="005591fc" officeooo:paragraph-rsid="005a19e5"/>
    </style:style>
    <style:style style:name="P111" style:family="paragraph" style:parent-style-name="Standard">
      <style:text-properties officeooo:rsid="005591fc" officeooo:paragraph-rsid="009b7d53"/>
    </style:style>
    <style:style style:name="P112" style:family="paragraph" style:parent-style-name="Standard">
      <style:text-properties officeooo:paragraph-rsid="005591fc"/>
    </style:style>
    <style:style style:name="P113" style:family="paragraph" style:parent-style-name="Standard">
      <style:text-properties fo:font-weight="bold" style:font-weight-asian="bold" style:font-weight-complex="bold"/>
    </style:style>
    <style:style style:name="P114" style:family="paragraph" style:parent-style-name="Standard">
      <style:text-properties fo:font-weight="bold" officeooo:rsid="005591fc" officeooo:paragraph-rsid="005591fc" style:font-weight-asian="bold" style:font-weight-complex="bold"/>
    </style:style>
    <style:style style:name="P115" style:family="paragraph" style:parent-style-name="Standard">
      <style:text-properties fo:font-weight="bold" officeooo:rsid="002a869f" officeooo:paragraph-rsid="002d5742" style:font-weight-asian="bold" style:font-weight-complex="bold"/>
    </style:style>
    <style:style style:name="P116" style:family="paragraph" style:parent-style-name="Standard">
      <style:text-properties fo:font-weight="bold" officeooo:rsid="0077adb8" officeooo:paragraph-rsid="0077adb8" style:font-weight-asian="bold" style:font-weight-complex="bold"/>
    </style:style>
    <style:style style:name="P117" style:family="paragraph" style:parent-style-name="Standard">
      <style:text-properties fo:font-weight="bold" officeooo:rsid="007d6a76" officeooo:paragraph-rsid="007e049b" style:font-weight-asian="bold" style:font-weight-complex="bold"/>
    </style:style>
    <style:style style:name="P118" style:family="paragraph" style:parent-style-name="Standard">
      <style:text-properties fo:font-weight="bold" officeooo:rsid="007d6a76" officeooo:paragraph-rsid="007d6a76" style:font-weight-asian="bold" style:font-weight-complex="bold"/>
    </style:style>
    <style:style style:name="P119" style:family="paragraph" style:parent-style-name="Standard">
      <style:text-properties fo:font-weight="bold" officeooo:rsid="0083124d" officeooo:paragraph-rsid="0083f032" style:font-weight-asian="bold" style:font-weight-complex="bold"/>
    </style:style>
    <style:style style:name="P120" style:family="paragraph" style:parent-style-name="Standard">
      <style:text-properties fo:font-weight="bold" officeooo:rsid="003f56a8" officeooo:paragraph-rsid="003f56a8" style:font-weight-asian="bold" style:font-weight-complex="bold"/>
    </style:style>
    <style:style style:name="P121" style:family="paragraph" style:parent-style-name="Standard">
      <style:text-properties fo:font-weight="bold" officeooo:rsid="003fd5a0" officeooo:paragraph-rsid="003fd5a0" style:font-weight-asian="bold" style:font-weight-complex="bold"/>
    </style:style>
    <style:style style:name="P122" style:family="paragraph" style:parent-style-name="Standard">
      <style:text-properties fo:font-weight="bold" officeooo:paragraph-rsid="003fd5a0" style:font-weight-asian="bold" style:font-weight-complex="bold"/>
    </style:style>
    <style:style style:name="P123" style:family="paragraph" style:parent-style-name="Standard">
      <style:text-properties fo:font-weight="bold" officeooo:rsid="00440433" officeooo:paragraph-rsid="00440433" style:font-weight-asian="bold" style:font-weight-complex="bold"/>
    </style:style>
    <style:style style:name="P124" style:family="paragraph" style:parent-style-name="Standard">
      <style:text-properties fo:font-weight="bold" officeooo:rsid="0041c20c" officeooo:paragraph-rsid="0045f180" style:font-weight-asian="bold" style:font-weight-complex="bold"/>
    </style:style>
    <style:style style:name="P125" style:family="paragraph" style:parent-style-name="Standard">
      <style:text-properties fo:font-weight="bold" officeooo:rsid="008e4492" officeooo:paragraph-rsid="008e4492" style:font-weight-asian="bold" style:font-weight-complex="bold"/>
    </style:style>
    <style:style style:name="P126" style:family="paragraph" style:parent-style-name="Standard">
      <style:text-properties fo:font-weight="bold" officeooo:rsid="006e7eda" officeooo:paragraph-rsid="006e7eda" style:font-weight-asian="bold" style:font-weight-complex="bold"/>
    </style:style>
    <style:style style:name="P127" style:family="paragraph" style:parent-style-name="Standard">
      <style:text-properties fo:font-weight="bold" officeooo:rsid="00cb69d3" officeooo:paragraph-rsid="00ce7823" style:font-weight-asian="bold" style:font-weight-complex="bold"/>
    </style:style>
    <style:style style:name="P128" style:family="paragraph" style:parent-style-name="Standard">
      <style:text-properties fo:font-weight="bold" officeooo:paragraph-rsid="0106d331" style:font-weight-asian="bold" style:font-weight-complex="bold"/>
    </style:style>
    <style:style style:name="P129" style:family="paragraph" style:parent-style-name="Standard">
      <style:text-properties fo:font-weight="bold" officeooo:rsid="00575e0e" officeooo:paragraph-rsid="00575e0e" style:font-weight-asian="bold" style:font-weight-complex="bold"/>
    </style:style>
    <style:style style:name="P130" style:family="paragraph" style:parent-style-name="Standard">
      <style:text-properties fo:font-weight="bold" officeooo:paragraph-rsid="01100087" style:font-weight-asian="bold" style:font-weight-complex="bold"/>
    </style:style>
    <style:style style:name="P131" style:family="paragraph" style:parent-style-name="Standard">
      <style:text-properties fo:font-weight="bold" officeooo:rsid="0107d2ff" officeooo:paragraph-rsid="01100087" style:font-weight-asian="bold" style:font-weight-complex="bold"/>
    </style:style>
    <style:style style:name="P132" style:family="paragraph" style:parent-style-name="Standard">
      <style:text-properties fo:font-weight="bold" officeooo:rsid="011c39bc" officeooo:paragraph-rsid="011c39bc" style:font-weight-asian="bold" style:font-weight-complex="bold"/>
    </style:style>
    <style:style style:name="P133" style:family="paragraph" style:parent-style-name="Standard">
      <style:text-properties fo:font-weight="bold" officeooo:rsid="0127d381" officeooo:paragraph-rsid="0127d381" style:font-weight-asian="bold" style:font-weight-complex="bold"/>
    </style:style>
    <style:style style:name="P134" style:family="paragraph" style:parent-style-name="Standard">
      <style:text-properties fo:font-weight="bold" officeooo:rsid="012a1436" officeooo:paragraph-rsid="012a1436" style:font-weight-asian="bold" style:font-weight-complex="bold"/>
    </style:style>
    <style:style style:name="P135" style:family="paragraph" style:parent-style-name="Standard">
      <style:text-properties fo:font-weight="bold" officeooo:rsid="0137e933" officeooo:paragraph-rsid="0137e933" style:font-weight-asian="bold" style:font-weight-complex="bold"/>
    </style:style>
    <style:style style:name="P136" style:family="paragraph" style:parent-style-name="Standard">
      <style:text-properties fo:font-weight="bold" officeooo:rsid="013b07bd" officeooo:paragraph-rsid="013b07bd" style:font-weight-asian="bold" style:font-weight-complex="bold"/>
    </style:style>
    <style:style style:name="P137" style:family="paragraph" style:parent-style-name="Standard">
      <style:text-properties fo:font-weight="bold" officeooo:rsid="013c633c" officeooo:paragraph-rsid="013c633c" style:font-weight-asian="bold" style:font-weight-complex="bold"/>
    </style:style>
    <style:style style:name="P138" style:family="paragraph" style:parent-style-name="Standard">
      <style:text-properties fo:font-weight="bold" officeooo:rsid="0142076b" officeooo:paragraph-rsid="0142076b" style:font-weight-asian="bold" style:font-weight-complex="bold"/>
    </style:style>
    <style:style style:name="P139" style:family="paragraph" style:parent-style-name="Standard">
      <style:text-properties fo:font-weight="bold" officeooo:rsid="0142b0b1" officeooo:paragraph-rsid="0142b0b1" style:font-weight-asian="bold" style:font-weight-complex="bold"/>
    </style:style>
    <style:style style:name="P140" style:family="paragraph" style:parent-style-name="Standard">
      <style:text-properties fo:font-weight="bold" officeooo:rsid="0147e81d" officeooo:paragraph-rsid="0147e81d" style:font-weight-asian="bold" style:font-weight-complex="bold"/>
    </style:style>
    <style:style style:name="P141" style:family="paragraph" style:parent-style-name="Standard">
      <style:text-properties fo:font-weight="bold" officeooo:rsid="014b41b3" officeooo:paragraph-rsid="014b41b3" style:font-weight-asian="bold" style:font-weight-complex="bold"/>
    </style:style>
    <style:style style:name="P142" style:family="paragraph" style:parent-style-name="Text_20_body">
      <style:text-properties fo:font-weight="bold" style:font-weight-asian="bold" style:font-weight-complex="bold"/>
    </style:style>
    <style:style style:name="P143" style:family="paragraph" style:parent-style-name="Text_20_body">
      <style:text-properties fo:font-weight="bold" officeooo:paragraph-rsid="00ae48db" style:font-weight-asian="bold" style:font-weight-complex="bold"/>
    </style:style>
    <style:style style:name="P144" style:family="paragraph" style:parent-style-name="Text_20_body">
      <style:text-properties fo:font-weight="bold" officeooo:rsid="011ed912" officeooo:paragraph-rsid="011ed912" style:font-weight-asian="bold" style:font-weight-complex="bold"/>
    </style:style>
    <style:style style:name="P145" style:family="paragraph" style:parent-style-name="Text_20_body">
      <style:text-properties fo:font-weight="bold" officeooo:rsid="014649b0" officeooo:paragraph-rsid="014649b0" style:font-weight-asian="bold" style:font-weight-complex="bold"/>
    </style:style>
    <style:style style:name="P146" style:family="paragraph" style:parent-style-name="Standard">
      <style:paragraph-properties fo:break-before="page"/>
      <style:text-properties fo:font-weight="bold" style:font-weight-asian="bold" style:font-weight-complex="bold"/>
    </style:style>
    <style:style style:name="P147" style:family="paragraph" style:parent-style-name="Standard">
      <style:text-properties fo:font-weight="bold" officeooo:rsid="013dc15d" officeooo:paragraph-rsid="013c633c" style:font-weight-asian="bold" style:font-weight-complex="bold"/>
    </style:style>
    <style:style style:name="P148" style:family="paragraph" style:parent-style-name="Text_20_body">
      <style:text-properties fo:font-weight="bold" officeooo:rsid="0150cba6" officeooo:paragraph-rsid="014e1ab0" style:font-weight-asian="bold" style:font-weight-complex="bold"/>
    </style:style>
    <style:style style:name="P149" style:family="paragraph" style:parent-style-name="Standard">
      <style:text-properties fo:font-weight="bold" officeooo:rsid="0160f40d" style:font-weight-asian="bold" style:font-weight-complex="bold"/>
    </style:style>
    <style:style style:name="P150" style:family="paragraph" style:parent-style-name="Standard">
      <style:text-properties fo:font-weight="bold" officeooo:rsid="016b4113" officeooo:paragraph-rsid="016b4113" style:font-weight-asian="bold" style:font-weight-complex="bold"/>
    </style:style>
    <style:style style:name="P151" style:family="paragraph" style:parent-style-name="Standard">
      <style:text-properties fo:font-weight="bold" officeooo:rsid="00bc7ca5" officeooo:paragraph-rsid="00be238c" style:font-weight-asian="bold" style:font-weight-complex="bold"/>
    </style:style>
    <style:style style:name="P152" style:family="paragraph" style:parent-style-name="Standard">
      <style:text-properties fo:font-weight="bold" officeooo:rsid="016cbaa5" officeooo:paragraph-rsid="016cbaa5" style:font-weight-asian="bold" style:font-weight-complex="bold"/>
    </style:style>
    <style:style style:name="P153" style:family="paragraph" style:parent-style-name="Standard">
      <style:text-properties officeooo:rsid="00575e0e" officeooo:paragraph-rsid="00575e0e"/>
    </style:style>
    <style:style style:name="P154" style:family="paragraph" style:parent-style-name="Standard">
      <style:text-properties officeooo:rsid="005945cd" officeooo:paragraph-rsid="005945cd"/>
    </style:style>
    <style:style style:name="P155" style:family="paragraph" style:parent-style-name="Standard">
      <style:text-properties officeooo:paragraph-rsid="0059af23"/>
    </style:style>
    <style:style style:name="P156" style:family="paragraph" style:parent-style-name="Standard">
      <style:text-properties officeooo:paragraph-rsid="005a19e5"/>
    </style:style>
    <style:style style:name="P157" style:family="paragraph" style:parent-style-name="Standard">
      <style:text-properties officeooo:rsid="005a5134" officeooo:paragraph-rsid="005a5134"/>
    </style:style>
    <style:style style:name="P158" style:family="paragraph" style:parent-style-name="Standard">
      <style:text-properties officeooo:rsid="005d4fca" officeooo:paragraph-rsid="005d4fca"/>
    </style:style>
    <style:style style:name="P159" style:family="paragraph" style:parent-style-name="Standard">
      <style:text-properties officeooo:rsid="005d4fca" officeooo:paragraph-rsid="012a1436"/>
    </style:style>
    <style:style style:name="P160" style:family="paragraph" style:parent-style-name="Standard">
      <style:text-properties officeooo:paragraph-rsid="005ef7ce"/>
    </style:style>
    <style:style style:name="P161" style:family="paragraph" style:parent-style-name="Standard">
      <style:text-properties officeooo:paragraph-rsid="006080fd"/>
    </style:style>
    <style:style style:name="P162" style:family="paragraph" style:parent-style-name="Standard">
      <style:text-properties officeooo:paragraph-rsid="006e7eda"/>
    </style:style>
    <style:style style:name="P163" style:family="paragraph" style:parent-style-name="Standard">
      <style:text-properties officeooo:rsid="002f6933" officeooo:paragraph-rsid="002f6933"/>
    </style:style>
    <style:style style:name="P164" style:family="paragraph" style:parent-style-name="Standard">
      <style:text-properties officeooo:rsid="006080fd" officeooo:paragraph-rsid="006080fd"/>
    </style:style>
    <style:style style:name="P165" style:family="paragraph" style:parent-style-name="Standard">
      <style:text-properties officeooo:paragraph-rsid="0067bdb1"/>
    </style:style>
    <style:style style:name="P166" style:family="paragraph" style:parent-style-name="Standard">
      <style:text-properties officeooo:rsid="00691d17" officeooo:paragraph-rsid="00691d17"/>
    </style:style>
    <style:style style:name="P167" style:family="paragraph" style:parent-style-name="Standard">
      <style:text-properties officeooo:rsid="00691d17" officeooo:paragraph-rsid="0098aa82"/>
    </style:style>
    <style:style style:name="P168" style:family="paragraph" style:parent-style-name="Standard">
      <style:text-properties officeooo:paragraph-rsid="00691d17"/>
    </style:style>
    <style:style style:name="P169" style:family="paragraph" style:parent-style-name="Standard">
      <style:text-properties officeooo:rsid="0069b02b" officeooo:paragraph-rsid="0069b02b"/>
    </style:style>
    <style:style style:name="P170" style:family="paragraph" style:parent-style-name="Standard">
      <style:text-properties officeooo:rsid="0069b02b" officeooo:paragraph-rsid="0098aa82"/>
    </style:style>
    <style:style style:name="P171" style:family="paragraph" style:parent-style-name="Standard">
      <style:text-properties fo:font-size="12pt" fo:font-weight="normal" officeooo:rsid="006ab7e3" officeooo:paragraph-rsid="006ab7e3" style:font-size-asian="12pt" style:font-weight-asian="normal" style:font-size-complex="12pt" style:font-weight-complex="normal"/>
    </style:style>
    <style:style style:name="P172" style:family="paragraph" style:parent-style-name="Standard">
      <style:text-properties fo:font-size="12pt" fo:font-weight="normal" officeooo:rsid="006ab7e3" officeooo:paragraph-rsid="0088fc51" style:font-size-asian="12pt" style:font-weight-asian="normal" style:font-size-complex="12pt" style:font-weight-complex="normal"/>
    </style:style>
    <style:style style:name="P173" style:family="paragraph" style:parent-style-name="Standard">
      <style:text-properties fo:font-size="12pt" fo:font-weight="normal" officeooo:rsid="006ab7e3" officeooo:paragraph-rsid="0090ca8e" style:font-size-asian="12pt" style:font-weight-asian="normal" style:font-size-complex="12pt" style:font-weight-complex="normal"/>
    </style:style>
    <style:style style:name="P174" style:family="paragraph" style:parent-style-name="Standard">
      <style:text-properties fo:font-size="12pt" fo:font-weight="normal" officeooo:rsid="006ab7e3" officeooo:paragraph-rsid="00914c1c" style:font-size-asian="12pt" style:font-weight-asian="normal" style:font-size-complex="12pt" style:font-weight-complex="normal"/>
    </style:style>
    <style:style style:name="P175" style:family="paragraph" style:parent-style-name="Standard">
      <style:text-properties fo:font-size="12pt" fo:font-weight="normal" officeooo:rsid="006ab7e3" officeooo:paragraph-rsid="009b7d53" style:font-size-asian="12pt" style:font-weight-asian="normal" style:font-size-complex="12pt" style:font-weight-complex="normal"/>
    </style:style>
    <style:style style:name="P176" style:family="paragraph" style:parent-style-name="Standard">
      <style:text-properties fo:font-size="12pt" fo:font-weight="normal" officeooo:rsid="006cccad" officeooo:paragraph-rsid="006cccad" style:font-size-asian="12pt" style:font-weight-asian="normal" style:font-size-complex="12pt" style:font-weight-complex="normal"/>
    </style:style>
    <style:style style:name="P177" style:family="paragraph" style:parent-style-name="Standard">
      <style:text-properties fo:font-size="12pt" fo:font-weight="normal" officeooo:rsid="006cccad" officeooo:paragraph-rsid="00865ef4" style:font-size-asian="12pt" style:font-weight-asian="normal" style:font-size-complex="12pt" style:font-weight-complex="normal"/>
    </style:style>
    <style:style style:name="P178" style:family="paragraph" style:parent-style-name="Standard">
      <style:text-properties fo:font-size="12pt" fo:font-weight="normal" officeooo:rsid="006cccad" officeooo:paragraph-rsid="009b7d53" style:font-size-asian="12pt" style:font-weight-asian="normal" style:font-size-complex="12pt" style:font-weight-complex="normal"/>
    </style:style>
    <style:style style:name="P179" style:family="paragraph" style:parent-style-name="Standard">
      <style:text-properties fo:font-size="12pt" fo:font-weight="normal" officeooo:rsid="0088fc51" officeooo:paragraph-rsid="0088fc51" style:font-size-asian="12pt" style:font-weight-asian="normal" style:font-size-complex="12pt" style:font-weight-complex="normal"/>
    </style:style>
    <style:style style:name="P180" style:family="paragraph" style:parent-style-name="Standard">
      <style:text-properties fo:font-size="12pt" fo:font-weight="normal" officeooo:rsid="0089ec7c" officeooo:paragraph-rsid="0089ec7c" style:font-size-asian="12pt" style:font-weight-asian="normal" style:font-size-complex="12pt" style:font-weight-complex="normal"/>
    </style:style>
    <style:style style:name="P181" style:family="paragraph" style:parent-style-name="Standard">
      <style:text-properties fo:font-size="12pt" fo:font-weight="normal" officeooo:rsid="0090ca8e" officeooo:paragraph-rsid="0090ca8e" style:font-size-asian="12pt" style:font-weight-asian="normal" style:font-size-complex="12pt" style:font-weight-complex="normal"/>
    </style:style>
    <style:style style:name="P182" style:family="paragraph" style:parent-style-name="Standard">
      <style:text-properties fo:font-size="12pt" fo:font-weight="normal" officeooo:rsid="0091e920" officeooo:paragraph-rsid="0091e920" style:font-size-asian="12pt" style:font-weight-asian="normal" style:font-size-complex="12pt" style:font-weight-complex="normal"/>
    </style:style>
    <style:style style:name="P183" style:family="paragraph" style:parent-style-name="Standard">
      <style:text-properties fo:font-size="12pt" fo:font-weight="normal" officeooo:rsid="00ae48db" officeooo:paragraph-rsid="00ae48db" style:font-size-asian="12pt" style:font-weight-asian="normal" style:font-size-complex="12pt" style:font-weight-complex="normal"/>
    </style:style>
    <style:style style:name="P184" style:family="paragraph" style:parent-style-name="Standard">
      <style:text-properties fo:font-size="12pt" fo:font-weight="normal" officeooo:rsid="00ae99c1" officeooo:paragraph-rsid="00ae99c1" style:font-size-asian="12pt" style:font-weight-asian="normal" style:font-size-complex="12pt" style:font-weight-complex="normal"/>
    </style:style>
    <style:style style:name="P185" style:family="paragraph" style:parent-style-name="Standard">
      <style:text-properties fo:font-size="12pt" fo:font-weight="normal" officeooo:rsid="00af8ec5" officeooo:paragraph-rsid="00af8ec5" style:font-size-asian="12pt" style:font-weight-asian="normal" style:font-size-complex="12pt" style:font-weight-complex="normal"/>
    </style:style>
    <style:style style:name="P186" style:family="paragraph" style:parent-style-name="Standard">
      <style:text-properties fo:font-size="12pt" fo:font-weight="normal" officeooo:rsid="006fb909" officeooo:paragraph-rsid="00865ef4" style:font-size-asian="12pt" style:font-weight-asian="normal" style:font-size-complex="12pt" style:font-weight-complex="normal"/>
    </style:style>
    <style:style style:name="P187" style:family="paragraph" style:parent-style-name="Standard">
      <style:text-properties fo:font-size="12pt" fo:font-weight="normal" officeooo:rsid="006fb909" officeooo:paragraph-rsid="00b97cd1" style:font-size-asian="12pt" style:font-weight-asian="normal" style:font-size-complex="12pt" style:font-weight-complex="normal"/>
    </style:style>
    <style:style style:name="P188" style:family="paragraph" style:parent-style-name="Standard">
      <style:text-properties fo:font-size="12pt" fo:font-weight="normal" officeooo:rsid="00b48553" officeooo:paragraph-rsid="00b48553" style:font-size-asian="12pt" style:font-weight-asian="normal" style:font-size-complex="12pt" style:font-weight-complex="normal"/>
    </style:style>
    <style:style style:name="P189" style:family="paragraph" style:parent-style-name="Standard">
      <style:text-properties fo:font-size="12pt" fo:font-weight="normal" officeooo:rsid="00b67190" officeooo:paragraph-rsid="00b67190" style:font-size-asian="12pt" style:font-weight-asian="normal" style:font-size-complex="12pt" style:font-weight-complex="normal"/>
    </style:style>
    <style:style style:name="P190" style:family="paragraph" style:parent-style-name="Standard">
      <style:text-properties fo:font-size="12pt" fo:font-weight="normal" officeooo:rsid="00b97cd1" officeooo:paragraph-rsid="00b97cd1" style:font-size-asian="12pt" style:font-weight-asian="normal" style:font-size-complex="12pt" style:font-weight-complex="normal"/>
    </style:style>
    <style:style style:name="P191" style:family="paragraph" style:parent-style-name="Standard">
      <style:text-properties fo:font-size="12pt" fo:font-weight="normal" officeooo:rsid="00c66782" officeooo:paragraph-rsid="00c66782" style:font-size-asian="12pt" style:font-weight-asian="normal" style:font-size-complex="12pt" style:font-weight-complex="normal"/>
    </style:style>
    <style:style style:name="P192" style:family="paragraph" style:parent-style-name="Standard">
      <style:text-properties fo:font-size="12pt" fo:font-weight="normal" officeooo:rsid="00c6b5bf" officeooo:paragraph-rsid="00c6b5bf" style:font-size-asian="12pt" style:font-weight-asian="normal" style:font-size-complex="12pt" style:font-weight-complex="normal"/>
    </style:style>
    <style:style style:name="P193" style:family="paragraph" style:parent-style-name="Standard">
      <style:text-properties fo:font-size="12pt" fo:font-weight="normal" officeooo:rsid="00c89f8d" officeooo:paragraph-rsid="00c89f8d" style:font-size-asian="12pt" style:font-weight-asian="normal" style:font-size-complex="12pt" style:font-weight-complex="normal"/>
    </style:style>
    <style:style style:name="P194" style:family="paragraph" style:parent-style-name="Standard">
      <style:text-properties fo:font-size="12pt" fo:font-weight="normal" officeooo:rsid="00c89f8d" officeooo:paragraph-rsid="00ff6ff5" style:font-size-asian="12pt" style:font-weight-asian="normal" style:font-size-complex="12pt" style:font-weight-complex="normal"/>
    </style:style>
    <style:style style:name="P195" style:family="paragraph" style:parent-style-name="Standard">
      <style:text-properties fo:font-size="12pt" fo:font-weight="normal" officeooo:rsid="00c9770f" officeooo:paragraph-rsid="00c9770f" style:font-size-asian="12pt" style:font-weight-asian="normal" style:font-size-complex="12pt" style:font-weight-complex="normal"/>
    </style:style>
    <style:style style:name="P196" style:family="paragraph" style:parent-style-name="Standard">
      <style:text-properties fo:font-size="12pt" fo:font-weight="normal" officeooo:rsid="00c9770f" officeooo:paragraph-rsid="00cb69d3" style:font-size-asian="12pt" style:font-weight-asian="normal" style:font-size-complex="12pt" style:font-weight-complex="normal"/>
    </style:style>
    <style:style style:name="P197" style:family="paragraph" style:parent-style-name="Standard">
      <style:text-properties fo:font-size="12pt" fo:font-weight="normal" officeooo:rsid="00c365c0" officeooo:paragraph-rsid="00c66782" style:font-size-asian="12pt" style:font-weight-asian="normal" style:font-size-complex="12pt" style:font-weight-complex="normal"/>
    </style:style>
    <style:style style:name="P198" style:family="paragraph" style:parent-style-name="Standard">
      <style:text-properties fo:font-size="12pt" fo:font-weight="normal" officeooo:rsid="00cb69d3" officeooo:paragraph-rsid="00cb69d3" style:font-size-asian="12pt" style:font-weight-asian="normal" style:font-size-complex="12pt" style:font-weight-complex="normal"/>
    </style:style>
    <style:style style:name="P199" style:family="paragraph" style:parent-style-name="Standard">
      <style:text-properties fo:font-size="12pt" fo:font-weight="normal" officeooo:rsid="00cb69d3" officeooo:paragraph-rsid="00ce7823" style:font-size-asian="12pt" style:font-weight-asian="normal" style:font-size-complex="12pt" style:font-weight-complex="normal"/>
    </style:style>
    <style:style style:name="P200" style:family="paragraph" style:parent-style-name="Standard">
      <style:text-properties fo:font-size="12pt" fo:font-weight="normal" officeooo:rsid="00cd5257" officeooo:paragraph-rsid="00cd5257" style:font-size-asian="12pt" style:font-weight-asian="normal" style:font-size-complex="12pt" style:font-weight-complex="normal"/>
    </style:style>
    <style:style style:name="P201" style:family="paragraph" style:parent-style-name="Standard">
      <style:text-properties fo:font-size="12pt" fo:font-weight="normal" officeooo:rsid="00ce7823" officeooo:paragraph-rsid="00ce7823" style:font-size-asian="12pt" style:font-weight-asian="normal" style:font-size-complex="12pt" style:font-weight-complex="normal"/>
    </style:style>
    <style:style style:name="P202" style:family="paragraph" style:parent-style-name="Standard">
      <style:text-properties fo:font-size="12pt" fo:font-weight="normal" officeooo:rsid="00ff6ff5" officeooo:paragraph-rsid="00ff6ff5" style:font-size-asian="12pt" style:font-weight-asian="normal" style:font-size-complex="12pt" style:font-weight-complex="normal"/>
    </style:style>
    <style:style style:name="P203" style:family="paragraph" style:parent-style-name="Standard">
      <style:text-properties fo:font-size="12pt" fo:font-weight="normal" officeooo:rsid="01011c03" officeooo:paragraph-rsid="01011c03" style:font-size-asian="12pt" style:font-weight-asian="normal" style:font-size-complex="12pt" style:font-weight-complex="normal"/>
    </style:style>
    <style:style style:name="P204" style:family="paragraph" style:parent-style-name="Standard">
      <style:text-properties fo:font-size="12pt" fo:font-weight="normal" officeooo:rsid="009e1462" officeooo:paragraph-rsid="00914c1c" style:font-size-asian="12pt" style:font-weight-asian="normal" style:font-size-complex="12pt" style:font-weight-complex="normal"/>
    </style:style>
    <style:style style:name="P205" style:family="paragraph" style:parent-style-name="Standard">
      <style:text-properties fo:font-size="12pt" fo:font-weight="normal" officeooo:rsid="0105936f" officeooo:paragraph-rsid="0105936f" style:font-size-asian="12pt" style:font-weight-asian="normal" style:font-size-complex="12pt" style:font-weight-complex="normal"/>
    </style:style>
    <style:style style:name="P206" style:family="paragraph" style:parent-style-name="Standard">
      <style:text-properties fo:font-size="12pt" fo:font-weight="normal" officeooo:rsid="01044ea6" officeooo:paragraph-rsid="01044ea6" style:font-size-asian="12pt" style:font-weight-asian="normal" style:font-size-complex="12pt" style:font-weight-complex="normal"/>
    </style:style>
    <style:style style:name="P207" style:family="paragraph" style:parent-style-name="Standard">
      <style:text-properties fo:font-size="12pt" fo:font-weight="normal" officeooo:rsid="01096107" officeooo:paragraph-rsid="01096107" style:font-size-asian="12pt" style:font-weight-asian="normal" style:font-size-complex="12pt" style:font-weight-complex="normal"/>
    </style:style>
    <style:style style:name="P208" style:family="paragraph" style:parent-style-name="Standard">
      <style:text-properties fo:font-size="12pt" fo:font-weight="normal" officeooo:rsid="01096107" officeooo:paragraph-rsid="0114eb80" style:font-size-asian="12pt" style:font-weight-asian="normal" style:font-size-complex="12pt" style:font-weight-complex="normal"/>
    </style:style>
    <style:style style:name="P209" style:family="paragraph" style:parent-style-name="Standard">
      <style:text-properties fo:font-size="12pt" fo:font-weight="normal" officeooo:rsid="010669d1" officeooo:paragraph-rsid="0106d331" style:font-size-asian="12pt" style:font-weight-asian="normal" style:font-size-complex="12pt" style:font-weight-complex="normal"/>
    </style:style>
    <style:style style:name="P210" style:family="paragraph" style:parent-style-name="Standard">
      <style:text-properties fo:font-size="12pt" fo:font-weight="normal" officeooo:rsid="0109ecd4" officeooo:paragraph-rsid="0109ecd4" style:font-size-asian="12pt" style:font-weight-asian="normal" style:font-size-complex="12pt" style:font-weight-complex="normal"/>
    </style:style>
    <style:style style:name="P211" style:family="paragraph" style:parent-style-name="Standard">
      <style:paragraph-properties fo:break-before="page"/>
      <style:text-properties fo:font-size="12pt" fo:font-weight="normal" officeooo:rsid="0109ecd4" officeooo:paragraph-rsid="0109ecd4" style:font-size-asian="12pt" style:font-weight-asian="normal" style:font-size-complex="12pt" style:font-weight-complex="normal"/>
    </style:style>
    <style:style style:name="P212" style:family="paragraph" style:parent-style-name="Standard">
      <style:text-properties fo:font-size="12pt" fo:font-weight="normal" officeooo:rsid="01100087" officeooo:paragraph-rsid="01100087" style:font-size-asian="12pt" style:font-weight-asian="normal" style:font-size-complex="12pt" style:font-weight-complex="normal"/>
    </style:style>
    <style:style style:name="P213" style:family="paragraph" style:parent-style-name="Standard">
      <style:text-properties fo:font-size="12pt" fo:font-weight="normal" officeooo:rsid="0114eb80" officeooo:paragraph-rsid="0114eb80" style:font-size-asian="12pt" style:font-weight-asian="normal" style:font-size-complex="12pt" style:font-weight-complex="normal"/>
    </style:style>
    <style:style style:name="P214" style:family="paragraph" style:parent-style-name="Standard">
      <style:text-properties fo:font-size="12pt" fo:font-weight="normal" officeooo:rsid="011228b9" officeooo:paragraph-rsid="0114eb80" style:font-size-asian="12pt" style:font-weight-asian="normal" style:font-size-complex="12pt" style:font-weight-complex="normal"/>
    </style:style>
    <style:style style:name="P215" style:family="paragraph" style:parent-style-name="Standard">
      <style:text-properties fo:font-size="12pt" fo:font-weight="normal" officeooo:rsid="011228b9" officeooo:paragraph-rsid="011228b9" style:font-size-asian="12pt" style:font-weight-asian="normal" style:font-size-complex="12pt" style:font-weight-complex="normal"/>
    </style:style>
    <style:style style:name="P216" style:family="paragraph" style:parent-style-name="Standard">
      <style:text-properties fo:font-size="12pt" fo:font-weight="normal" officeooo:rsid="0110b6fd" officeooo:paragraph-rsid="0110b6fd" style:font-size-asian="12pt" style:font-weight-asian="normal" style:font-size-complex="12pt" style:font-weight-complex="normal"/>
    </style:style>
    <style:style style:name="P217" style:family="paragraph" style:parent-style-name="Standard">
      <style:text-properties fo:font-size="12pt" fo:font-weight="bold" officeooo:rsid="006ab7e3" officeooo:paragraph-rsid="006ab7e3" style:font-size-asian="12pt" style:font-weight-asian="bold" style:font-size-complex="12pt" style:font-weight-complex="bold"/>
    </style:style>
    <style:style style:name="P218" style:family="paragraph" style:parent-style-name="Standard">
      <style:text-properties fo:font-size="12pt" fo:font-weight="bold" officeooo:rsid="006ab7e3" officeooo:paragraph-rsid="0088fc51" style:font-size-asian="12pt" style:font-weight-asian="bold" style:font-size-complex="12pt" style:font-weight-complex="bold"/>
    </style:style>
    <style:style style:name="P219" style:family="paragraph" style:parent-style-name="Standard">
      <style:text-properties fo:font-size="12pt" fo:font-weight="bold" officeooo:rsid="006ab7e3" officeooo:paragraph-rsid="0090ca8e" style:font-size-asian="12pt" style:font-weight-asian="bold" style:font-size-complex="12pt" style:font-weight-complex="bold"/>
    </style:style>
    <style:style style:name="P220" style:family="paragraph" style:parent-style-name="Standard">
      <style:text-properties fo:font-size="12pt" fo:font-weight="bold" officeooo:rsid="006ab7e3" officeooo:paragraph-rsid="00914c1c" style:font-size-asian="12pt" style:font-weight-asian="bold" style:font-size-complex="12pt" style:font-weight-complex="bold"/>
    </style:style>
    <style:style style:name="P221" style:family="paragraph" style:parent-style-name="Standard">
      <style:text-properties fo:font-size="12pt" fo:font-weight="bold" officeooo:rsid="0090ca8e" officeooo:paragraph-rsid="00914c1c" style:font-size-asian="12pt" style:font-weight-asian="bold" style:font-size-complex="12pt" style:font-weight-complex="bold"/>
    </style:style>
    <style:style style:name="P222" style:family="paragraph" style:parent-style-name="Standard">
      <style:text-properties fo:font-size="12pt" fo:font-weight="bold" officeooo:rsid="00af8ec5" officeooo:paragraph-rsid="00af8ec5" style:font-size-asian="12pt" style:font-weight-asian="bold" style:font-size-complex="12pt" style:font-weight-complex="bold"/>
    </style:style>
    <style:style style:name="P223" style:family="paragraph" style:parent-style-name="Standard">
      <style:text-properties fo:font-size="12pt" fo:font-weight="bold" officeooo:rsid="00c9770f" officeooo:paragraph-rsid="00c9770f" style:font-size-asian="12pt" style:font-weight-asian="bold" style:font-size-complex="12pt" style:font-weight-complex="bold"/>
    </style:style>
    <style:style style:name="P224" style:family="paragraph" style:parent-style-name="Standard">
      <style:text-properties fo:font-size="12pt" fo:font-weight="bold" officeooo:rsid="00cb69d3" officeooo:paragraph-rsid="00cb69d3" style:font-size-asian="12pt" style:font-weight-asian="bold" style:font-size-complex="12pt" style:font-weight-complex="bold"/>
    </style:style>
    <style:style style:name="P225" style:family="paragraph" style:parent-style-name="Standard">
      <style:text-properties fo:font-size="12pt" fo:font-weight="bold" officeooo:rsid="0105936f" officeooo:paragraph-rsid="0105936f" style:font-size-asian="12pt" style:font-weight-asian="bold" style:font-size-complex="12pt" style:font-weight-complex="bold"/>
    </style:style>
    <style:style style:name="P226" style:family="paragraph" style:parent-style-name="Standard">
      <style:text-properties fo:font-size="12pt" fo:font-weight="bold" officeooo:rsid="01096107" officeooo:paragraph-rsid="01096107" style:font-size-asian="12pt" style:font-weight-asian="bold" style:font-size-complex="12pt" style:font-weight-complex="bold"/>
    </style:style>
    <style:style style:name="P227" style:family="paragraph" style:parent-style-name="Standard">
      <style:text-properties fo:font-size="12pt" fo:font-weight="bold" officeooo:rsid="01096107" officeooo:paragraph-rsid="01100087" style:font-size-asian="12pt" style:font-weight-asian="bold" style:font-size-complex="12pt" style:font-weight-complex="bold"/>
    </style:style>
    <style:style style:name="P228" style:family="paragraph" style:parent-style-name="Standard">
      <style:text-properties fo:font-size="12pt" fo:font-weight="bold" officeooo:rsid="0109ecd4" officeooo:paragraph-rsid="0109ecd4" style:font-size-asian="12pt" style:font-weight-asian="bold" style:font-size-complex="12pt" style:font-weight-complex="bold"/>
    </style:style>
    <style:style style:name="P229" style:family="paragraph" style:parent-style-name="Standard">
      <style:text-properties officeooo:paragraph-rsid="006ab7e3"/>
    </style:style>
    <style:style style:name="P230" style:family="paragraph" style:parent-style-name="Standard">
      <style:text-properties officeooo:rsid="006e7eda" officeooo:paragraph-rsid="006e7eda"/>
    </style:style>
    <style:style style:name="P231" style:family="paragraph" style:parent-style-name="Standard">
      <style:text-properties officeooo:rsid="0073543e" officeooo:paragraph-rsid="0073543e"/>
    </style:style>
    <style:style style:name="P232" style:family="paragraph" style:parent-style-name="Standard">
      <style:text-properties officeooo:rsid="0073543e" officeooo:paragraph-rsid="01042fde"/>
    </style:style>
    <style:style style:name="P233" style:family="paragraph" style:parent-style-name="Standard">
      <style:text-properties officeooo:rsid="0077adb8" officeooo:paragraph-rsid="0077adb8"/>
    </style:style>
    <style:style style:name="P234" style:family="paragraph" style:parent-style-name="Standard">
      <style:text-properties officeooo:paragraph-rsid="0077adb8"/>
    </style:style>
    <style:style style:name="P235" style:family="paragraph" style:parent-style-name="Standard">
      <style:text-properties officeooo:rsid="001532dd" officeooo:paragraph-rsid="001532dd"/>
    </style:style>
    <style:style style:name="P236" style:family="paragraph" style:parent-style-name="Standard">
      <style:text-properties officeooo:rsid="007aac24" officeooo:paragraph-rsid="007aac24"/>
    </style:style>
    <style:style style:name="P237" style:family="paragraph" style:parent-style-name="Standard">
      <style:text-properties officeooo:paragraph-rsid="0034b1ac"/>
    </style:style>
    <style:style style:name="P238" style:family="paragraph" style:parent-style-name="Standard">
      <style:text-properties officeooo:rsid="007d6a76" officeooo:paragraph-rsid="007d6a76"/>
    </style:style>
    <style:style style:name="P239" style:family="paragraph" style:parent-style-name="Standard">
      <style:text-properties officeooo:rsid="007d6a76" officeooo:paragraph-rsid="007e049b"/>
    </style:style>
    <style:style style:name="P240" style:family="paragraph" style:parent-style-name="Standard">
      <style:text-properties officeooo:rsid="0083124d" officeooo:paragraph-rsid="0083f032"/>
    </style:style>
    <style:style style:name="P241" style:family="paragraph" style:parent-style-name="Standard">
      <style:text-properties officeooo:rsid="0083f032" officeooo:paragraph-rsid="0083f032"/>
    </style:style>
    <style:style style:name="P242" style:family="paragraph" style:parent-style-name="Standard">
      <style:text-properties officeooo:paragraph-rsid="0083f032"/>
    </style:style>
    <style:style style:name="P243" style:family="paragraph" style:parent-style-name="Standard">
      <style:text-properties officeooo:paragraph-rsid="00865ef4"/>
    </style:style>
    <style:style style:name="P244" style:family="paragraph" style:parent-style-name="Standard">
      <style:text-properties officeooo:rsid="0086bb55" officeooo:paragraph-rsid="0086bb55"/>
    </style:style>
    <style:style style:name="P245" style:family="paragraph" style:parent-style-name="Standard">
      <style:text-properties officeooo:rsid="0086fdfd" officeooo:paragraph-rsid="0086fdfd"/>
    </style:style>
    <style:style style:name="P246" style:family="paragraph" style:parent-style-name="Standard">
      <style:text-properties officeooo:paragraph-rsid="005d4fca"/>
    </style:style>
    <style:style style:name="P247" style:family="paragraph" style:parent-style-name="Standard">
      <style:text-properties officeooo:rsid="008e4492" officeooo:paragraph-rsid="008e4492"/>
    </style:style>
    <style:style style:name="P248" style:family="paragraph" style:parent-style-name="Standard">
      <style:text-properties officeooo:rsid="008e4492" officeooo:paragraph-rsid="008f7cac"/>
    </style:style>
    <style:style style:name="P249" style:family="paragraph" style:parent-style-name="Standard">
      <style:text-properties officeooo:rsid="0090ca8e" officeooo:paragraph-rsid="0090ca8e"/>
    </style:style>
    <style:style style:name="P250" style:family="paragraph" style:parent-style-name="Standard">
      <style:paragraph-properties fo:break-before="page"/>
      <style:text-properties officeooo:rsid="0090ca8e" officeooo:paragraph-rsid="0090ca8e"/>
    </style:style>
    <style:style style:name="P251" style:family="paragraph" style:parent-style-name="Standard">
      <style:text-properties officeooo:paragraph-rsid="0090ca8e"/>
    </style:style>
    <style:style style:name="P252" style:family="paragraph" style:parent-style-name="Standard">
      <style:text-properties officeooo:rsid="00914c1c" officeooo:paragraph-rsid="00914c1c"/>
    </style:style>
    <style:style style:name="P253" style:family="paragraph" style:parent-style-name="Standard">
      <style:text-properties officeooo:paragraph-rsid="00914c1c"/>
    </style:style>
    <style:style style:name="P254" style:family="paragraph" style:parent-style-name="Standard">
      <style:text-properties style:text-line-through-style="solid" style:text-line-through-type="single" fo:font-size="12pt" fo:font-weight="bold" officeooo:rsid="006ab7e3" officeooo:paragraph-rsid="00914c1c" style:font-size-asian="12pt" style:font-weight-asian="bold" style:font-size-complex="12pt" style:font-weight-complex="bold"/>
    </style:style>
    <style:style style:name="P255" style:family="paragraph" style:parent-style-name="Standard">
      <style:text-properties officeooo:paragraph-rsid="002f6933"/>
    </style:style>
    <style:style style:name="P256" style:family="paragraph" style:parent-style-name="Standard">
      <style:text-properties officeooo:paragraph-rsid="0022c323"/>
    </style:style>
    <style:style style:name="P257" style:family="paragraph" style:parent-style-name="Standard">
      <style:text-properties officeooo:paragraph-rsid="009b7d53"/>
    </style:style>
    <style:style style:name="P258" style:family="paragraph" style:parent-style-name="Standard">
      <style:text-properties officeooo:rsid="009d6ac6" officeooo:paragraph-rsid="009d6ac6"/>
    </style:style>
    <style:style style:name="P259" style:family="paragraph" style:parent-style-name="Standard">
      <style:text-properties officeooo:rsid="006ab7e3" officeooo:paragraph-rsid="0098aa82"/>
    </style:style>
    <style:style style:name="P260" style:family="paragraph" style:parent-style-name="Standard">
      <style:text-properties officeooo:rsid="006ab7e3" officeooo:paragraph-rsid="006ab7e3"/>
    </style:style>
    <style:style style:name="P261" style:family="paragraph" style:parent-style-name="Standard">
      <style:text-properties officeooo:rsid="009b0c4f" officeooo:paragraph-rsid="009b0c4f"/>
    </style:style>
    <style:style style:name="P262" style:family="paragraph" style:parent-style-name="Standard">
      <style:text-properties officeooo:rsid="0067bdb1" officeooo:paragraph-rsid="0067bdb1"/>
    </style:style>
    <style:style style:name="P263" style:family="paragraph" style:parent-style-name="Standard">
      <style:text-properties officeooo:rsid="005a19e5" officeooo:paragraph-rsid="005a19e5"/>
    </style:style>
    <style:style style:name="P264" style:family="paragraph" style:parent-style-name="Standard">
      <style:text-properties officeooo:paragraph-rsid="00a8e92b"/>
    </style:style>
    <style:style style:name="P265" style:family="paragraph" style:parent-style-name="Standard">
      <style:text-properties officeooo:paragraph-rsid="00aaa374"/>
    </style:style>
    <style:style style:name="P266" style:family="paragraph" style:parent-style-name="Standard">
      <style:text-properties officeooo:rsid="00abfe16" officeooo:paragraph-rsid="00abfe16"/>
    </style:style>
    <style:style style:name="P267" style:family="paragraph" style:parent-style-name="Standard">
      <style:text-properties officeooo:rsid="00abfe16" officeooo:paragraph-rsid="00ac90ed"/>
    </style:style>
    <style:style style:name="P268" style:family="paragraph" style:parent-style-name="Standard">
      <style:text-properties officeooo:paragraph-rsid="00af8ec5"/>
    </style:style>
    <style:style style:name="P269" style:family="paragraph" style:parent-style-name="Standard">
      <style:text-properties officeooo:rsid="00b3401c" officeooo:paragraph-rsid="00b3401c"/>
    </style:style>
    <style:style style:name="P270" style:family="paragraph" style:parent-style-name="Standard">
      <style:text-properties officeooo:rsid="00bc7ca5" officeooo:paragraph-rsid="00bc7ca5"/>
    </style:style>
    <style:style style:name="P271" style:family="paragraph" style:parent-style-name="Standard">
      <style:text-properties officeooo:rsid="00bc7ca5" officeooo:paragraph-rsid="00be238c"/>
    </style:style>
    <style:style style:name="P272" style:family="paragraph" style:parent-style-name="Standard">
      <style:text-properties officeooo:rsid="00be238c" officeooo:paragraph-rsid="00be238c"/>
    </style:style>
    <style:style style:name="P273" style:family="paragraph" style:parent-style-name="Standard">
      <style:text-properties fo:font-style="italic" officeooo:rsid="005a5134" officeooo:paragraph-rsid="005a19e5" style:font-style-asian="italic" style:font-style-complex="italic"/>
    </style:style>
    <style:style style:name="P274" style:family="paragraph" style:parent-style-name="Standard">
      <style:text-properties fo:font-style="italic" fo:font-weight="normal" officeooo:rsid="016b4113" officeooo:paragraph-rsid="016b4113" style:font-style-asian="italic" style:font-weight-asian="normal" style:font-style-complex="italic" style:font-weight-complex="normal"/>
    </style:style>
    <style:style style:name="P275" style:family="paragraph" style:parent-style-name="Standard">
      <style:text-properties officeooo:rsid="00af8ec5" officeooo:paragraph-rsid="00af8ec5"/>
    </style:style>
    <style:style style:name="P276" style:family="paragraph" style:parent-style-name="Standard">
      <style:text-properties officeooo:rsid="00c48823" officeooo:paragraph-rsid="00c48823"/>
    </style:style>
    <style:style style:name="P277" style:family="paragraph" style:parent-style-name="Standard">
      <style:text-properties officeooo:rsid="00c48823" officeooo:paragraph-rsid="00d1b477"/>
    </style:style>
    <style:style style:name="P278" style:family="paragraph" style:parent-style-name="Standard">
      <style:text-properties officeooo:paragraph-rsid="00c66782"/>
    </style:style>
    <style:style style:name="P279" style:family="paragraph" style:parent-style-name="Standard">
      <style:text-properties officeooo:rsid="00c66782" officeooo:paragraph-rsid="00c66782"/>
    </style:style>
    <style:style style:name="P280" style:family="paragraph" style:parent-style-name="Standard">
      <style:text-properties officeooo:paragraph-rsid="00c9770f"/>
    </style:style>
    <style:style style:name="P281" style:family="paragraph" style:parent-style-name="Standard">
      <style:text-properties officeooo:rsid="00cb69d3" officeooo:paragraph-rsid="00cb69d3"/>
    </style:style>
    <style:style style:name="P282" style:family="paragraph" style:parent-style-name="Standard">
      <style:text-properties officeooo:rsid="00cb69d3" officeooo:paragraph-rsid="00ce7823"/>
    </style:style>
    <style:style style:name="P283" style:family="paragraph" style:parent-style-name="Standard">
      <style:text-properties officeooo:paragraph-rsid="00cb69d3"/>
    </style:style>
    <style:style style:name="P284" style:family="paragraph" style:parent-style-name="Standard">
      <style:text-properties officeooo:rsid="00ce7823" officeooo:paragraph-rsid="00ce7823"/>
    </style:style>
    <style:style style:name="P285" style:family="paragraph" style:parent-style-name="Standard">
      <style:text-properties officeooo:rsid="00c365c0" officeooo:paragraph-rsid="00c66782"/>
    </style:style>
    <style:style style:name="P286" style:family="paragraph" style:parent-style-name="Standard">
      <style:text-properties officeooo:paragraph-rsid="00d47021"/>
    </style:style>
    <style:style style:name="P287" style:family="paragraph" style:parent-style-name="Standard">
      <style:text-properties officeooo:paragraph-rsid="00ff6ff5"/>
    </style:style>
    <style:style style:name="P288" style:family="paragraph" style:parent-style-name="Standard">
      <style:text-properties officeooo:rsid="01011c03" officeooo:paragraph-rsid="01011c03"/>
    </style:style>
    <style:style style:name="P289" style:family="paragraph" style:parent-style-name="Standard">
      <style:text-properties officeooo:paragraph-rsid="01011c03"/>
    </style:style>
    <style:style style:name="P290" style:family="paragraph" style:parent-style-name="Standard">
      <style:text-properties officeooo:paragraph-rsid="01100087"/>
    </style:style>
    <style:style style:name="P291" style:family="paragraph" style:parent-style-name="Standard">
      <style:text-properties officeooo:rsid="01042fde" officeooo:paragraph-rsid="01042fde"/>
    </style:style>
    <style:style style:name="P292" style:family="paragraph" style:parent-style-name="Standard">
      <style:text-properties officeooo:paragraph-rsid="01044ea6"/>
    </style:style>
    <style:style style:name="P293" style:family="paragraph" style:parent-style-name="Standard">
      <style:text-properties officeooo:paragraph-rsid="0106d331"/>
    </style:style>
    <style:style style:name="P294" style:family="paragraph" style:parent-style-name="Standard">
      <style:text-properties officeooo:paragraph-rsid="010669d1"/>
    </style:style>
    <style:style style:name="P295" style:family="paragraph" style:parent-style-name="Standard">
      <style:text-properties officeooo:paragraph-rsid="0107d2ff"/>
    </style:style>
    <style:style style:name="P296" style:family="paragraph" style:parent-style-name="Standard">
      <style:text-properties officeooo:rsid="01096107" officeooo:paragraph-rsid="01096107"/>
    </style:style>
    <style:style style:name="P297" style:family="paragraph" style:parent-style-name="Standard">
      <style:text-properties officeooo:rsid="0110b6fd" officeooo:paragraph-rsid="0110b6fd"/>
    </style:style>
    <style:style style:name="P298" style:family="paragraph" style:parent-style-name="Standard">
      <style:text-properties officeooo:rsid="0112f141" officeooo:paragraph-rsid="0112f141"/>
    </style:style>
    <style:style style:name="P299" style:family="paragraph" style:parent-style-name="Standard">
      <style:text-properties officeooo:paragraph-rsid="0114eb80"/>
    </style:style>
    <style:style style:name="P300" style:family="paragraph" style:parent-style-name="Standard">
      <style:text-properties officeooo:rsid="0116715a" officeooo:paragraph-rsid="0116715a"/>
    </style:style>
    <style:style style:name="P301" style:family="paragraph" style:parent-style-name="Standard">
      <style:text-properties officeooo:rsid="011a3d16" officeooo:paragraph-rsid="011a3d16"/>
    </style:style>
    <style:style style:name="P302" style:family="paragraph" style:parent-style-name="Standard">
      <style:text-properties officeooo:rsid="011a408a" officeooo:paragraph-rsid="011a408a"/>
    </style:style>
    <style:style style:name="P303" style:family="paragraph" style:parent-style-name="Standard">
      <style:text-properties officeooo:rsid="011c39bc" officeooo:paragraph-rsid="011c39bc"/>
    </style:style>
    <style:style style:name="P304" style:family="paragraph" style:parent-style-name="Standard">
      <style:text-properties officeooo:rsid="0121f9af" officeooo:paragraph-rsid="0121f9af"/>
    </style:style>
    <style:style style:name="P305" style:family="paragraph" style:parent-style-name="Standard">
      <style:text-properties officeooo:rsid="01260226" officeooo:paragraph-rsid="01260226"/>
    </style:style>
    <style:style style:name="P306" style:family="paragraph" style:parent-style-name="Standard">
      <style:text-properties officeooo:rsid="01271858" officeooo:paragraph-rsid="0127d381"/>
    </style:style>
    <style:style style:name="P307" style:family="paragraph" style:parent-style-name="Standard">
      <style:text-properties officeooo:rsid="0127d381" officeooo:paragraph-rsid="0127d381"/>
    </style:style>
    <style:style style:name="P308" style:family="paragraph" style:parent-style-name="Standard">
      <style:text-properties officeooo:rsid="012eedb3" officeooo:paragraph-rsid="012eedb3"/>
    </style:style>
    <style:style style:name="P309" style:family="paragraph" style:parent-style-name="Standard">
      <style:text-properties officeooo:rsid="012f753a" officeooo:paragraph-rsid="0083f032"/>
    </style:style>
    <style:style style:name="P310" style:family="paragraph" style:parent-style-name="Standard">
      <style:text-properties fo:font-style="normal" officeooo:rsid="0121f9af" officeooo:paragraph-rsid="0121f9af" style:font-style-asian="normal" style:font-style-complex="normal"/>
    </style:style>
    <style:style style:name="P311" style:family="paragraph" style:parent-style-name="Standard">
      <style:text-properties fo:font-style="normal" officeooo:rsid="01260226" officeooo:paragraph-rsid="01260226" style:font-style-asian="normal" style:font-style-complex="normal"/>
    </style:style>
    <style:style style:name="P312" style:family="paragraph" style:parent-style-name="Standard">
      <style:text-properties fo:font-style="normal" fo:font-weight="normal" officeooo:rsid="016cdb79" officeooo:paragraph-rsid="016cdb79" style:font-style-asian="normal" style:font-weight-asian="normal" style:font-style-complex="normal" style:font-weight-complex="normal"/>
    </style:style>
    <style:style style:name="P313" style:family="paragraph" style:parent-style-name="Standard">
      <style:text-properties fo:font-style="normal" fo:font-weight="normal" officeooo:rsid="016d5cfa" officeooo:paragraph-rsid="016d5cfa" style:font-style-asian="normal" style:font-weight-asian="normal" style:font-style-complex="normal" style:font-weight-complex="normal"/>
    </style:style>
    <style:style style:name="P314" style:family="paragraph" style:parent-style-name="Standard">
      <style:text-properties fo:font-style="normal" fo:font-weight="normal" officeooo:rsid="016e0b2f" officeooo:paragraph-rsid="016e0b2f" style:font-style-asian="normal" style:font-weight-asian="normal" style:font-style-complex="normal" style:font-weight-complex="normal"/>
    </style:style>
    <style:style style:name="P315" style:family="paragraph" style:parent-style-name="Standard">
      <style:text-properties fo:font-style="normal" fo:font-weight="bold" officeooo:rsid="016d5cfa" officeooo:paragraph-rsid="016d5cfa" style:font-style-asian="normal" style:font-weight-asian="bold" style:font-style-complex="normal" style:font-weight-complex="bold"/>
    </style:style>
    <style:style style:name="P316" style:family="paragraph" style:parent-style-name="Standard">
      <style:text-properties fo:font-style="normal" fo:font-weight="bold" officeooo:rsid="016b4113" officeooo:paragraph-rsid="016cdb79" style:font-style-asian="normal" style:font-weight-asian="bold" style:font-style-complex="normal" style:font-weight-complex="bold"/>
    </style:style>
    <style:style style:name="P317" style:family="paragraph" style:parent-style-name="Standard">
      <style:text-properties officeooo:rsid="013c633c" officeooo:paragraph-rsid="013c633c"/>
    </style:style>
    <style:style style:name="P318" style:family="paragraph" style:parent-style-name="Standard">
      <style:text-properties officeooo:rsid="013c633c" officeooo:paragraph-rsid="013dc15d"/>
    </style:style>
    <style:style style:name="P319" style:family="paragraph" style:parent-style-name="Standard">
      <style:text-properties officeooo:rsid="013c633c" officeooo:paragraph-rsid="0142076b"/>
    </style:style>
    <style:style style:name="P320" style:family="paragraph" style:parent-style-name="Standard">
      <style:text-properties officeooo:rsid="014137b8" officeooo:paragraph-rsid="014137b8"/>
    </style:style>
    <style:style style:name="P321" style:family="paragraph" style:parent-style-name="Standard">
      <style:text-properties officeooo:rsid="0142076b" officeooo:paragraph-rsid="0142076b"/>
    </style:style>
    <style:style style:name="P322" style:family="paragraph" style:parent-style-name="Standard">
      <style:text-properties officeooo:rsid="014276f4" officeooo:paragraph-rsid="014276f4"/>
    </style:style>
    <style:style style:name="P323" style:family="paragraph" style:parent-style-name="Text_20_body">
      <style:text-properties officeooo:rsid="00860840" officeooo:paragraph-rsid="00860840"/>
    </style:style>
    <style:style style:name="P324" style:family="paragraph" style:parent-style-name="Text_20_body">
      <style:text-properties officeooo:rsid="009f1aa2" officeooo:paragraph-rsid="009f1aa2"/>
    </style:style>
    <style:style style:name="P325" style:family="paragraph" style:parent-style-name="Text_20_body">
      <style:text-properties officeooo:rsid="009f9433" officeooo:paragraph-rsid="00a389ca"/>
    </style:style>
    <style:style style:name="P326" style:family="paragraph" style:parent-style-name="Text_20_body">
      <style:text-properties officeooo:rsid="00a05ce0" officeooo:paragraph-rsid="00a05ce0"/>
    </style:style>
    <style:style style:name="P327" style:family="paragraph" style:parent-style-name="Text_20_body">
      <style:text-properties officeooo:rsid="00a0e1c5" officeooo:paragraph-rsid="00a0e1c5"/>
    </style:style>
    <style:style style:name="P328" style:family="paragraph" style:parent-style-name="Text_20_body">
      <style:text-properties officeooo:rsid="00a0e1c5" officeooo:paragraph-rsid="00a224fd"/>
    </style:style>
    <style:style style:name="P329" style:family="paragraph" style:parent-style-name="Text_20_body">
      <style:text-properties officeooo:rsid="00a224fd" officeooo:paragraph-rsid="00a224fd"/>
    </style:style>
    <style:style style:name="P330" style:family="paragraph" style:parent-style-name="Text_20_body">
      <style:text-properties officeooo:rsid="00a389ca" officeooo:paragraph-rsid="00a389ca"/>
    </style:style>
    <style:style style:name="P331" style:family="paragraph" style:parent-style-name="Text_20_body">
      <style:text-properties officeooo:paragraph-rsid="00ae48db"/>
    </style:style>
    <style:style style:name="P332" style:family="paragraph" style:parent-style-name="Text_20_body">
      <style:text-properties officeooo:rsid="00ba3134" officeooo:paragraph-rsid="00ba3134"/>
    </style:style>
    <style:style style:name="P333" style:family="paragraph" style:parent-style-name="Text_20_body">
      <style:text-properties officeooo:rsid="00bc205b" officeooo:paragraph-rsid="00bc205b"/>
    </style:style>
    <style:style style:name="P334" style:family="paragraph" style:parent-style-name="Text_20_body">
      <style:text-properties officeooo:rsid="00c16ebf" officeooo:paragraph-rsid="00c16ebf"/>
    </style:style>
    <style:style style:name="P335" style:family="paragraph" style:parent-style-name="Text_20_body">
      <style:text-properties officeooo:paragraph-rsid="00ebe7a7"/>
    </style:style>
    <style:style style:name="P336" style:family="paragraph" style:parent-style-name="Text_20_body">
      <style:text-properties officeooo:rsid="00ed4cc2" officeooo:paragraph-rsid="00ed4cc2"/>
    </style:style>
    <style:style style:name="P337" style:family="paragraph" style:parent-style-name="Text_20_body">
      <style:text-properties officeooo:rsid="00ed4cc2" officeooo:paragraph-rsid="00f23d00"/>
    </style:style>
    <style:style style:name="P338" style:family="paragraph" style:parent-style-name="Text_20_body">
      <style:text-properties officeooo:rsid="00ed4cc2" officeooo:paragraph-rsid="00fae67e"/>
    </style:style>
    <style:style style:name="P339" style:family="paragraph" style:parent-style-name="Text_20_body">
      <style:text-properties officeooo:rsid="00ed4cc2" officeooo:paragraph-rsid="01391da8"/>
    </style:style>
    <style:style style:name="P340" style:family="paragraph" style:parent-style-name="Text_20_body">
      <style:text-properties officeooo:rsid="00f05029" officeooo:paragraph-rsid="00f05029"/>
    </style:style>
    <style:style style:name="P341" style:family="paragraph" style:parent-style-name="Text_20_body">
      <style:text-properties officeooo:rsid="00f43364" officeooo:paragraph-rsid="00f43364"/>
    </style:style>
    <style:style style:name="P342" style:family="paragraph" style:parent-style-name="Text_20_body">
      <style:text-properties officeooo:rsid="00f43364" officeooo:paragraph-rsid="0134d2a7"/>
    </style:style>
    <style:style style:name="P343" style:family="paragraph" style:parent-style-name="Text_20_body">
      <style:text-properties officeooo:rsid="00f5bd15" officeooo:paragraph-rsid="00f5bd15"/>
    </style:style>
    <style:style style:name="P344" style:family="paragraph" style:parent-style-name="Text_20_body">
      <style:text-properties officeooo:rsid="00f5bd15" officeooo:paragraph-rsid="00fae67e"/>
    </style:style>
    <style:style style:name="P345" style:family="paragraph" style:parent-style-name="Text_20_body">
      <style:text-properties officeooo:rsid="00f5bd15" officeooo:paragraph-rsid="00fc3d97"/>
    </style:style>
    <style:style style:name="P346" style:family="paragraph" style:parent-style-name="Text_20_body">
      <style:text-properties officeooo:rsid="00f91346" officeooo:paragraph-rsid="00f91346"/>
    </style:style>
    <style:style style:name="P347" style:family="paragraph" style:parent-style-name="Text_20_body">
      <style:text-properties officeooo:rsid="00fae67e" officeooo:paragraph-rsid="00fae67e"/>
    </style:style>
    <style:style style:name="P348" style:family="paragraph" style:parent-style-name="Text_20_body">
      <style:text-properties officeooo:rsid="010bb243" officeooo:paragraph-rsid="010bb243"/>
    </style:style>
    <style:style style:name="P349" style:family="paragraph" style:parent-style-name="Text_20_body">
      <style:text-properties officeooo:rsid="010d136c" officeooo:paragraph-rsid="010d136c"/>
    </style:style>
    <style:style style:name="P350" style:family="paragraph" style:parent-style-name="Text_20_body">
      <style:text-properties officeooo:rsid="010d136c" officeooo:paragraph-rsid="01315996"/>
    </style:style>
    <style:style style:name="P351" style:family="paragraph" style:parent-style-name="Text_20_body">
      <style:text-properties officeooo:rsid="011ed912" officeooo:paragraph-rsid="011ed912"/>
    </style:style>
    <style:style style:name="P352" style:family="paragraph" style:parent-style-name="Text_20_body">
      <style:text-properties officeooo:rsid="01182004" officeooo:paragraph-rsid="01182004"/>
    </style:style>
    <style:style style:name="P353" style:family="paragraph" style:parent-style-name="Text_20_body">
      <style:text-properties officeooo:rsid="01182004" officeooo:paragraph-rsid="01195384"/>
    </style:style>
    <style:style style:name="P354" style:family="paragraph" style:parent-style-name="Text_20_body">
      <style:text-properties officeooo:rsid="01195384" officeooo:paragraph-rsid="01195384"/>
    </style:style>
    <style:style style:name="P355" style:family="paragraph" style:parent-style-name="Text_20_body">
      <style:text-properties officeooo:rsid="011f9d0f" officeooo:paragraph-rsid="011f9d0f"/>
    </style:style>
    <style:style style:name="P356" style:family="paragraph" style:parent-style-name="Text_20_body">
      <style:text-properties officeooo:rsid="0134d2a7" officeooo:paragraph-rsid="0134d2a7"/>
    </style:style>
    <style:style style:name="P357" style:family="paragraph" style:parent-style-name="Text_20_body">
      <style:text-properties officeooo:rsid="014649b0" officeooo:paragraph-rsid="014649b0"/>
    </style:style>
    <style:style style:name="P358" style:family="paragraph" style:parent-style-name="Standard">
      <style:paragraph-properties fo:break-before="page"/>
      <style:text-properties fo:font-size="14pt" fo:font-weight="bold" officeooo:rsid="005a19e5" officeooo:paragraph-rsid="005a19e5" style:font-size-asian="14pt" style:font-weight-asian="bold" style:font-size-complex="14pt" style:font-weight-complex="bold"/>
    </style:style>
    <style:style style:name="P359" style:family="paragraph" style:parent-style-name="Text_20_body">
      <style:text-properties officeooo:rsid="014b9e7f" officeooo:paragraph-rsid="015aa261"/>
    </style:style>
    <style:style style:name="P360" style:family="paragraph" style:parent-style-name="Text_20_body">
      <style:text-properties officeooo:rsid="014cb28c" officeooo:paragraph-rsid="014cb28c"/>
    </style:style>
    <style:style style:name="P361" style:family="paragraph" style:parent-style-name="Text_20_body">
      <style:text-properties officeooo:rsid="014e1ab0" officeooo:paragraph-rsid="014e1ab0"/>
    </style:style>
    <style:style style:name="P362" style:family="paragraph" style:parent-style-name="Text_20_body">
      <style:text-properties officeooo:rsid="014f9be2" officeooo:paragraph-rsid="014f9be2"/>
    </style:style>
    <style:style style:name="P363" style:family="paragraph" style:parent-style-name="Text_20_body">
      <style:text-properties officeooo:paragraph-rsid="014cb28c"/>
    </style:style>
    <style:style style:name="P364" style:family="paragraph" style:parent-style-name="Text_20_body">
      <style:text-properties officeooo:rsid="015531a8" officeooo:paragraph-rsid="01593a2f"/>
    </style:style>
    <style:style style:name="P365" style:family="paragraph" style:parent-style-name="Text_20_body">
      <style:text-properties officeooo:paragraph-rsid="0157baee"/>
    </style:style>
    <style:style style:name="P366" style:family="paragraph" style:parent-style-name="Text_20_body">
      <style:text-properties officeooo:rsid="01593a2f" officeooo:paragraph-rsid="0157baee"/>
    </style:style>
    <style:style style:name="P367" style:family="paragraph" style:parent-style-name="Text_20_body">
      <style:text-properties officeooo:paragraph-rsid="01593a2f"/>
    </style:style>
    <style:style style:name="P368" style:family="paragraph" style:parent-style-name="Text_20_body">
      <style:text-properties officeooo:rsid="0161e917" officeooo:paragraph-rsid="0161e917"/>
    </style:style>
    <style:style style:name="P369" style:family="paragraph" style:parent-style-name="Text_20_body">
      <style:text-properties officeooo:rsid="01667392" officeooo:paragraph-rsid="01667392"/>
    </style:style>
    <style:style style:name="P370" style:family="paragraph" style:parent-style-name="Text_20_body">
      <style:text-properties officeooo:rsid="015aa261" officeooo:paragraph-rsid="015aa261"/>
    </style:style>
    <style:style style:name="P371" style:family="paragraph" style:parent-style-name="Text_20_body">
      <style:text-properties officeooo:rsid="0170f17a" officeooo:paragraph-rsid="0170f17a"/>
    </style:style>
    <style:style style:name="P372" style:family="paragraph" style:parent-style-name="Text_20_body">
      <style:text-properties officeooo:rsid="017144c3" officeooo:paragraph-rsid="017144c3"/>
    </style:style>
    <style:style style:name="P373" style:family="paragraph" style:parent-style-name="Text_20_body">
      <style:text-properties officeooo:rsid="01724baa" officeooo:paragraph-rsid="01724baa"/>
    </style:style>
    <style:style style:name="P374" style:family="paragraph" style:parent-style-name="Text_20_body">
      <style:text-properties officeooo:rsid="0172d998" officeooo:paragraph-rsid="0172d998"/>
    </style:style>
    <style:style style:name="P375" style:family="paragraph" style:parent-style-name="Text_20_body">
      <style:text-properties officeooo:rsid="0174cdec" officeooo:paragraph-rsid="0174cdec"/>
    </style:style>
    <style:style style:name="P376" style:family="paragraph" style:parent-style-name="Contents_20_1">
      <style:paragraph-properties>
        <style:tab-stops>
          <style:tab-stop style:position="17cm" style:type="right" style:leader-style="dotted" style:leader-text="."/>
        </style:tab-stops>
      </style:paragraph-properties>
    </style:style>
    <style:style style:name="P377" style:family="paragraph" style:parent-style-name="Contents_20_2">
      <style:paragraph-properties>
        <style:tab-stops>
          <style:tab-stop style:position="16.501cm" style:type="right" style:leader-style="dotted" style:leader-text="."/>
        </style:tab-stops>
      </style:paragraph-properties>
    </style:style>
    <style:style style:name="P378" style:family="paragraph" style:parent-style-name="Contents_20_3">
      <style:paragraph-properties>
        <style:tab-stops>
          <style:tab-stop style:position="16.002cm" style:type="right" style:leader-style="dotted" style:leader-text="."/>
        </style:tab-stops>
      </style:paragraph-properties>
    </style:style>
    <style:style style:name="P379" style:family="paragraph" style:parent-style-name="Heading_20_1">
      <style:paragraph-properties fo:break-before="page"/>
    </style:style>
    <style:style style:name="P380" style:family="paragraph" style:parent-style-name="Heading_20_1">
      <style:paragraph-properties fo:break-before="page"/>
      <style:text-properties officeooo:paragraph-rsid="00666763"/>
    </style:style>
    <style:style style:name="P381" style:family="paragraph" style:parent-style-name="Heading_20_1">
      <style:paragraph-properties fo:break-before="page"/>
      <style:text-properties style:font-name="Liberation Sans" fo:font-size="18.2000007629395pt" fo:font-weight="bold" officeooo:rsid="00ed4cc2" officeooo:paragraph-rsid="00ed4cc2" style:font-name-asian="Microsoft YaHei" style:font-size-asian="18.2000007629395pt" style:font-weight-asian="bold" style:font-name-complex="Lucida Sans" style:font-size-complex="18.2000007629395pt" style:font-weight-complex="bold"/>
    </style:style>
    <style:style style:name="P382" style:family="paragraph" style:parent-style-name="Heading_20_1">
      <style:paragraph-properties fo:break-before="page"/>
      <style:text-properties officeooo:rsid="010bb243" officeooo:paragraph-rsid="010bb243"/>
    </style:style>
    <style:style style:name="P383" style:family="paragraph" style:parent-style-name="Heading_20_1">
      <style:paragraph-properties fo:break-before="page"/>
      <style:text-properties officeooo:paragraph-rsid="00ed4cc2"/>
    </style:style>
    <style:style style:name="P384" style:family="paragraph" style:parent-style-name="Heading_20_1" style:list-style-name="">
      <style:paragraph-properties fo:break-before="page"/>
      <style:text-properties officeooo:rsid="00d47021" officeooo:paragraph-rsid="00d47021"/>
    </style:style>
    <style:style style:name="P385" style:family="paragraph" style:parent-style-name="Heading_20_1">
      <style:paragraph-properties fo:break-before="page"/>
      <style:text-properties officeooo:rsid="004e6061" officeooo:paragraph-rsid="004e6061"/>
    </style:style>
    <style:style style:name="P386" style:family="paragraph" style:parent-style-name="Heading_20_2">
      <style:paragraph-properties fo:break-before="page"/>
    </style:style>
    <style:style style:name="P387" style:family="paragraph" style:parent-style-name="Heading_20_2" style:list-style-name=""/>
    <style:style style:name="P388" style:family="paragraph" style:parent-style-name="Heading_20_2" style:list-style-name="">
      <style:text-properties style:font-name="Liberation Sans" fo:font-size="16.1000003814697pt" fo:font-weight="bold" officeooo:rsid="001e9013" style:font-name-asian="Microsoft YaHei" style:font-size-asian="16.1000003814697pt" style:font-weight-asian="bold" style:font-name-complex="Lucida Sans" style:font-size-complex="16.1000003814697pt" style:font-weight-complex="bold"/>
    </style:style>
    <style:style style:name="P389" style:family="paragraph" style:parent-style-name="Heading_20_2">
      <style:text-properties officeooo:rsid="00ed4cc2" officeooo:paragraph-rsid="00ed4cc2"/>
    </style:style>
    <style:style style:name="P390" style:family="paragraph" style:parent-style-name="Heading_20_2" style:list-style-name="">
      <style:text-properties officeooo:rsid="004fea30" officeooo:paragraph-rsid="00511eec"/>
    </style:style>
    <style:style style:name="P391" style:family="paragraph" style:parent-style-name="Heading_20_2">
      <style:paragraph-properties fo:break-before="page"/>
      <style:text-properties officeooo:paragraph-rsid="012a1436"/>
    </style:style>
    <style:style style:name="P392" style:family="paragraph" style:parent-style-name="Heading_20_3">
      <style:paragraph-properties fo:break-before="page"/>
    </style:style>
    <style:style style:name="P393" style:family="paragraph" style:parent-style-name="Heading_20_3">
      <style:text-properties officeooo:rsid="0105936f" officeooo:paragraph-rsid="0105936f"/>
    </style:style>
    <style:style style:name="P394" style:family="paragraph" style:parent-style-name="Heading_20_3">
      <style:paragraph-properties fo:break-before="page"/>
      <style:text-properties style:font-name="Liberation Sans" fo:font-size="14pt" style:font-size-asian="14pt" style:font-size-complex="14pt"/>
    </style:style>
    <style:style style:name="P395" style:family="paragraph" style:parent-style-name="Heading_20_3">
      <style:paragraph-properties fo:break-before="page"/>
      <style:text-properties style:font-name="Liberation Sans" fo:font-size="14.1000003814697pt" fo:font-weight="bold" officeooo:rsid="00c20915" officeooo:paragraph-rsid="00c20915" style:font-name-asian="Microsoft YaHei" style:font-size-asian="14.1000003814697pt" style:font-weight-asian="bold" style:font-name-complex="Lucida Sans" style:font-size-complex="14.1000003814697pt" style:font-weight-complex="bold"/>
    </style:style>
    <style:style style:name="P396" style:family="paragraph" style:parent-style-name="Heading_20_3">
      <style:text-properties officeooo:paragraph-rsid="0105936f"/>
    </style:style>
    <style:style style:name="P397" style:family="paragraph" style:parent-style-name="Heading_20_3">
      <style:text-properties fo:font-size="14pt" fo:font-weight="bold" style:font-size-asian="14pt" style:font-weight-asian="bold" style:font-size-complex="14pt" style:font-weight-complex="bold"/>
    </style:style>
    <style:style style:name="P398" style:family="paragraph" style:parent-style-name="Heading_20_3">
      <style:text-properties officeooo:paragraph-rsid="01100087"/>
    </style:style>
    <style:style style:name="P399" style:family="paragraph" style:parent-style-name="Heading_20_3" style:list-style-name=""/>
    <style:style style:name="P400" style:family="paragraph" style:parent-style-name="Standard" style:list-style-name="L1">
      <style:text-properties officeooo:paragraph-rsid="00034044"/>
    </style:style>
    <style:style style:name="P401" style:family="paragraph" style:parent-style-name="Standard" style:list-style-name="L1">
      <style:text-properties officeooo:rsid="00034044" officeooo:paragraph-rsid="00034044"/>
    </style:style>
    <style:style style:name="P402" style:family="paragraph" style:parent-style-name="Standard" style:list-style-name="L1">
      <style:text-properties officeooo:rsid="006227c8" officeooo:paragraph-rsid="006227c8"/>
    </style:style>
    <style:style style:name="P403" style:family="paragraph" style:parent-style-name="Standard" style:list-style-name="L2">
      <style:text-properties officeooo:paragraph-rsid="003604f7"/>
    </style:style>
    <style:style style:name="P404" style:family="paragraph" style:parent-style-name="Standard" style:list-style-name="L2">
      <style:text-properties officeooo:paragraph-rsid="0038eb59"/>
    </style:style>
    <style:style style:name="P405" style:family="paragraph" style:parent-style-name="Standard" style:list-style-name="L2">
      <style:text-properties officeooo:rsid="0014e0fc" officeooo:paragraph-rsid="003604f7"/>
    </style:style>
    <style:style style:name="P406" style:family="paragraph" style:parent-style-name="Text_20_body" style:list-style-name="">
      <style:text-properties fo:font-weight="normal" officeooo:paragraph-rsid="0160f40d" style:font-weight-asian="normal" style:font-weight-complex="normal"/>
    </style:style>
    <style:style style:name="P407" style:family="paragraph" style:parent-style-name="Text_20_body" style:list-style-name="">
      <style:text-properties officeooo:rsid="00533ba0" officeooo:paragraph-rsid="00533ba0"/>
    </style:style>
    <style:style style:name="P408" style:family="paragraph" style:parent-style-name="Text_20_body">
      <style:text-properties officeooo:rsid="01724baa" officeooo:paragraph-rsid="01724baa"/>
    </style:style>
    <style:style style:name="P409" style:family="paragraph" style:parent-style-name="Text_20_body">
      <style:text-properties officeooo:rsid="017ad342" officeooo:paragraph-rsid="01828d63"/>
    </style:style>
    <style:style style:name="P410" style:family="paragraph" style:parent-style-name="Text_20_body">
      <style:text-properties officeooo:rsid="0172d998" officeooo:paragraph-rsid="017cdf62"/>
    </style:style>
    <style:style style:name="P411" style:family="paragraph" style:parent-style-name="Text_20_body">
      <style:text-properties officeooo:rsid="0172d998" officeooo:paragraph-rsid="017e1fac"/>
    </style:style>
    <style:style style:name="P412" style:family="paragraph" style:parent-style-name="Text_20_body">
      <style:text-properties officeooo:rsid="017f6805" officeooo:paragraph-rsid="017f6805"/>
    </style:style>
    <style:style style:name="P413" style:family="paragraph" style:parent-style-name="Text_20_body">
      <style:text-properties fo:font-weight="bold" officeooo:rsid="017f6805" officeooo:paragraph-rsid="017f6805" style:font-weight-asian="bold" style:font-weight-complex="bold"/>
    </style:style>
    <style:style style:name="P414" style:family="paragraph" style:parent-style-name="Text_20_body">
      <style:text-properties officeooo:rsid="0180fd30" officeooo:paragraph-rsid="0180fd30"/>
    </style:style>
    <style:style style:name="T1" style:family="text">
      <style:text-properties officeooo:rsid="00034044"/>
    </style:style>
    <style:style style:name="T2" style:family="text">
      <style:text-properties officeooo:rsid="002755e2"/>
    </style:style>
    <style:style style:name="T3" style:family="text">
      <style:text-properties officeooo:rsid="0005400d"/>
    </style:style>
    <style:style style:name="T4" style:family="text">
      <style:text-properties officeooo:rsid="0007e7c3"/>
    </style:style>
    <style:style style:name="T5" style:family="text">
      <style:text-properties officeooo:rsid="000a489d"/>
    </style:style>
    <style:style style:name="T6" style:family="text">
      <style:text-properties officeooo:rsid="000d9a1c"/>
    </style:style>
    <style:style style:name="T7" style:family="text">
      <style:text-properties officeooo:rsid="000e9b93"/>
    </style:style>
    <style:style style:name="T8" style:family="text">
      <style:text-properties officeooo:rsid="001244eb"/>
    </style:style>
    <style:style style:name="T9" style:family="text">
      <style:text-properties officeooo:rsid="00139534"/>
    </style:style>
    <style:style style:name="T10" style:family="text">
      <style:text-properties style:text-position="super 58%" officeooo:rsid="00511eec"/>
    </style:style>
    <style:style style:name="T11" style:family="text">
      <style:text-properties officeooo:rsid="0014e0fc"/>
    </style:style>
    <style:style style:name="T12" style:family="text">
      <style:text-properties officeooo:rsid="00160b17"/>
    </style:style>
    <style:style style:name="T13" style:family="text">
      <style:text-properties officeooo:rsid="0018ec82"/>
    </style:style>
    <style:style style:name="T14" style:family="text">
      <style:text-properties officeooo:rsid="001a0249"/>
    </style:style>
    <style:style style:name="T15" style:family="text">
      <style:text-properties officeooo:rsid="001b565e"/>
    </style:style>
    <style:style style:name="T16" style:family="text">
      <style:text-properties officeooo:rsid="001cf78e"/>
    </style:style>
    <style:style style:name="T17" style:family="text">
      <style:text-properties officeooo:rsid="001e9013"/>
    </style:style>
    <style:style style:name="T18" style:family="text">
      <style:text-properties style:font-name="Liberation Sans" fo:font-size="16.1000003814697pt" fo:font-weight="bold" officeooo:rsid="001e9013" style:font-name-asian="Microsoft YaHei" style:font-size-asian="16.1000003814697pt" style:font-weight-asian="bold" style:font-name-complex="Lucida Sans" style:font-size-complex="16.1000003814697pt" style:font-weight-complex="bold"/>
    </style:style>
    <style:style style:name="T19" style:family="text">
      <style:text-properties style:font-name="Liberation Sans" fo:font-size="16.1000003814697pt" fo:font-weight="bold" officeooo:rsid="00216e92" style:font-name-asian="Microsoft YaHei" style:font-size-asian="16.1000003814697pt" style:font-weight-asian="bold" style:font-name-complex="Lucida Sans" style:font-size-complex="16.1000003814697pt" style:font-weight-complex="bold"/>
    </style:style>
    <style:style style:name="T20" style:family="text">
      <style:text-properties style:font-name="Liberation Sans" fo:font-size="16.1000003814697pt" fo:font-weight="bold" officeooo:rsid="002c51c8" style:font-name-asian="Microsoft YaHei" style:font-size-asian="16.1000003814697pt" style:font-weight-asian="bold" style:font-name-complex="Lucida Sans" style:font-size-complex="16.1000003814697pt" style:font-weight-complex="bold"/>
    </style:style>
    <style:style style:name="T21" style:family="text">
      <style:text-properties style:font-name="Liberation Sans" fo:font-size="16.1000003814697pt" fo:font-weight="bold" officeooo:rsid="0041c20c" style:font-name-asian="Microsoft YaHei" style:font-size-asian="16.1000003814697pt" style:font-weight-asian="bold" style:font-name-complex="Lucida Sans" style:font-size-complex="16.1000003814697pt" style:font-weight-complex="bold"/>
    </style:style>
    <style:style style:name="T22" style:family="text">
      <style:text-properties style:font-name="Liberation Sans" fo:font-size="16.1000003814697pt" fo:font-weight="bold" officeooo:rsid="00438f5c" style:font-name-asian="Microsoft YaHei" style:font-size-asian="16.1000003814697pt" style:font-weight-asian="bold" style:font-name-complex="Lucida Sans" style:font-size-complex="16.1000003814697pt" style:font-weight-complex="bold"/>
    </style:style>
    <style:style style:name="T23" style:family="text">
      <style:text-properties style:font-name="Liberation Sans" fo:font-size="16.1000003814697pt" fo:font-weight="bold" officeooo:rsid="006ab7e3" style:font-name-asian="Microsoft YaHei" style:font-size-asian="16.1000003814697pt" style:font-weight-asian="bold" style:font-name-complex="Lucida Sans" style:font-size-complex="16.1000003814697pt" style:font-weight-complex="bold"/>
    </style:style>
    <style:style style:name="T24" style:family="text">
      <style:text-properties style:font-name="Liberation Sans" fo:font-size="16.1000003814697pt" fo:font-weight="bold" officeooo:rsid="0073fe83" style:font-name-asian="Microsoft YaHei" style:font-size-asian="16.1000003814697pt" style:font-weight-asian="bold" style:font-name-complex="Lucida Sans" style:font-size-complex="16.1000003814697pt" style:font-weight-complex="bold"/>
    </style:style>
    <style:style style:name="T25" style:family="text">
      <style:text-properties style:font-name="Liberation Sans" fo:font-size="18.2000007629395pt" fo:font-weight="bold" officeooo:rsid="006ab7e3" style:font-name-asian="Microsoft YaHei" style:font-size-asian="18.2000007629395pt" style:font-weight-asian="bold" style:font-name-complex="Lucida Sans" style:font-size-complex="18.2000007629395pt" style:font-weight-complex="bold"/>
    </style:style>
    <style:style style:name="T26" style:family="text">
      <style:text-properties style:font-name="Liberation Sans" fo:font-size="18.2000007629395pt" fo:font-weight="bold" officeooo:rsid="00666763" style:font-name-asian="Microsoft YaHei" style:font-size-asian="18.2000007629395pt" style:font-weight-asian="bold" style:font-name-complex="Lucida Sans" style:font-size-complex="18.2000007629395pt" style:font-weight-complex="bold"/>
    </style:style>
    <style:style style:name="T27" style:family="text">
      <style:text-properties style:font-name="Liberation Sans" fo:font-size="14.1000003814697pt" fo:font-weight="bold" officeooo:rsid="0105936f" style:font-name-asian="Microsoft YaHei" style:font-size-asian="14.1000003814697pt" style:font-weight-asian="bold" style:font-name-complex="Lucida Sans" style:font-size-complex="14.1000003814697pt" style:font-weight-complex="bold"/>
    </style:style>
    <style:style style:name="T28" style:family="text">
      <style:text-properties style:font-name="Liberation Sans" fo:font-size="14.1000003814697pt" fo:font-weight="bold" officeooo:rsid="01100087" style:font-name-asian="Microsoft YaHei" style:font-size-asian="14.1000003814697pt" style:font-weight-asian="bold" style:font-name-complex="Lucida Sans" style:font-size-complex="14.1000003814697pt" style:font-weight-complex="bold"/>
    </style:style>
    <style:style style:name="T29" style:family="text">
      <style:text-properties style:font-name="Liberation Sans" fo:font-size="14.1000003814697pt" fo:font-weight="bold" officeooo:rsid="012f502b" style:font-name-asian="Microsoft YaHei" style:font-size-asian="14.1000003814697pt" style:font-weight-asian="bold" style:font-name-complex="Lucida Sans" style:font-size-complex="14.1000003814697pt" style:font-weight-complex="bold"/>
    </style:style>
    <style:style style:name="T30" style:family="text">
      <style:text-properties style:font-name="Liberation Sans" fo:font-size="14pt" fo:font-weight="bold" officeooo:rsid="01100087" style:font-name-asian="Microsoft YaHei" style:font-size-asian="14pt" style:font-weight-asian="bold" style:font-name-complex="Lucida Sans" style:font-size-complex="14pt" style:font-weight-complex="bold"/>
    </style:style>
    <style:style style:name="T31" style:family="text">
      <style:text-properties officeooo:rsid="001fb6df"/>
    </style:style>
    <style:style style:name="T32" style:family="text">
      <style:text-properties officeooo:rsid="00216e92"/>
    </style:style>
    <style:style style:name="T33" style:family="text">
      <style:text-properties officeooo:rsid="002355d9"/>
    </style:style>
    <style:style style:name="T34" style:family="text">
      <style:text-properties officeooo:rsid="0022c323"/>
    </style:style>
    <style:style style:name="T35" style:family="text">
      <style:text-properties officeooo:rsid="0023a403"/>
    </style:style>
    <style:style style:name="T36" style:family="text">
      <style:text-properties officeooo:rsid="0025e065"/>
    </style:style>
    <style:style style:name="T37" style:family="text">
      <style:text-properties officeooo:rsid="0028afd0"/>
    </style:style>
    <style:style style:name="T38" style:family="text">
      <style:text-properties officeooo:rsid="002a869f"/>
    </style:style>
    <style:style style:name="T39" style:family="text">
      <style:text-properties officeooo:rsid="002d5742"/>
    </style:style>
    <style:style style:name="T40" style:family="text">
      <style:text-properties officeooo:rsid="002e7980"/>
    </style:style>
    <style:style style:name="T41" style:family="text">
      <style:text-properties officeooo:rsid="002f6933"/>
    </style:style>
    <style:style style:name="T42" style:family="text">
      <style:text-properties officeooo:rsid="0030f7c6"/>
    </style:style>
    <style:style style:name="T43" style:family="text">
      <style:text-properties officeooo:rsid="003241ed"/>
    </style:style>
    <style:style style:name="T44" style:family="text">
      <style:text-properties officeooo:rsid="0032a79d"/>
    </style:style>
    <style:style style:name="T45" style:family="text">
      <style:text-properties officeooo:rsid="00114647"/>
    </style:style>
    <style:style style:name="T46" style:family="text">
      <style:text-properties officeooo:rsid="0034b1ac"/>
    </style:style>
    <style:style style:name="T47" style:family="text">
      <style:text-properties officeooo:rsid="003604f7"/>
    </style:style>
    <style:style style:name="T48" style:family="text">
      <style:text-properties officeooo:rsid="0036a7e1"/>
    </style:style>
    <style:style style:name="T49" style:family="text">
      <style:text-properties officeooo:rsid="0038eb59"/>
    </style:style>
    <style:style style:name="T50" style:family="text">
      <style:text-properties officeooo:rsid="003adee1"/>
    </style:style>
    <style:style style:name="T51" style:family="text">
      <style:text-properties officeooo:rsid="003b8ef7"/>
    </style:style>
    <style:style style:name="T52" style:family="text">
      <style:text-properties officeooo:rsid="003bf838"/>
    </style:style>
    <style:style style:name="T53" style:family="text">
      <style:text-properties officeooo:rsid="003d652b"/>
    </style:style>
    <style:style style:name="T54" style:family="text">
      <style:text-properties officeooo:rsid="003f56a8"/>
    </style:style>
    <style:style style:name="T55" style:family="text">
      <style:text-properties officeooo:rsid="003fd5a0"/>
    </style:style>
    <style:style style:name="T56" style:family="text">
      <style:text-properties officeooo:rsid="0041c20c"/>
    </style:style>
    <style:style style:name="T57" style:family="text">
      <style:text-properties officeooo:rsid="00440433"/>
    </style:style>
    <style:style style:name="T58" style:family="text">
      <style:text-properties officeooo:rsid="0045f180"/>
    </style:style>
    <style:style style:name="T59" style:family="text">
      <style:text-properties officeooo:rsid="0047bec9"/>
    </style:style>
    <style:style style:name="T60" style:family="text">
      <style:text-properties officeooo:rsid="0048eff3"/>
    </style:style>
    <style:style style:name="T61" style:family="text">
      <style:text-properties officeooo:rsid="0049bc50"/>
    </style:style>
    <style:style style:name="T62" style:family="text">
      <style:text-properties officeooo:rsid="004c967c"/>
    </style:style>
    <style:style style:name="T63" style:family="text">
      <style:text-properties officeooo:rsid="004de706"/>
    </style:style>
    <style:style style:name="T64" style:family="text">
      <style:text-properties officeooo:rsid="004e6061"/>
    </style:style>
    <style:style style:name="T65" style:family="text">
      <style:text-properties officeooo:rsid="004fea30"/>
    </style:style>
    <style:style style:name="T66" style:family="text">
      <style:text-properties officeooo:rsid="00511eec"/>
    </style:style>
    <style:style style:name="T67" style:family="text">
      <style:text-properties officeooo:rsid="0051cf56"/>
    </style:style>
    <style:style style:name="T68" style:family="text">
      <style:text-properties officeooo:rsid="00520e32"/>
    </style:style>
    <style:style style:name="T69" style:family="text">
      <style:text-properties officeooo:rsid="0052584c"/>
    </style:style>
    <style:style style:name="T70" style:family="text">
      <style:text-properties officeooo:rsid="00533ba0"/>
    </style:style>
    <style:style style:name="T71" style:family="text">
      <style:text-properties officeooo:rsid="0055319f"/>
    </style:style>
    <style:style style:name="T72" style:family="text">
      <style:text-properties officeooo:rsid="005591fc"/>
    </style:style>
    <style:style style:name="T73" style:family="text">
      <style:text-properties fo:font-weight="bold" style:font-weight-asian="bold" style:font-weight-complex="bold"/>
    </style:style>
    <style:style style:name="T74" style:family="text">
      <style:text-properties fo:font-weight="bold" officeooo:rsid="006ab7e3" style:font-weight-asian="bold" style:font-weight-complex="bold"/>
    </style:style>
    <style:style style:name="T75" style:family="text">
      <style:text-properties fo:font-weight="bold" officeooo:rsid="0090ca8e" style:font-weight-asian="bold" style:font-weight-complex="bold"/>
    </style:style>
    <style:style style:name="T76" style:family="text">
      <style:text-properties fo:font-weight="bold" officeooo:rsid="0091e920" style:font-weight-asian="bold" style:font-weight-complex="bold"/>
    </style:style>
    <style:style style:name="T77" style:family="text">
      <style:text-properties fo:font-weight="bold" officeooo:rsid="0007e7c3" style:font-weight-asian="bold" style:font-weight-complex="bold"/>
    </style:style>
    <style:style style:name="T78" style:family="text">
      <style:text-properties fo:font-weight="bold" officeooo:rsid="0005400d" style:font-weight-asian="bold" style:font-weight-complex="bold"/>
    </style:style>
    <style:style style:name="T79" style:family="text">
      <style:text-properties fo:font-weight="bold" officeooo:rsid="002a869f" style:font-weight-asian="bold" style:font-weight-complex="bold"/>
    </style:style>
    <style:style style:name="T80" style:family="text">
      <style:text-properties fo:font-weight="bold" officeooo:rsid="002e7980" style:font-weight-asian="bold" style:font-weight-complex="bold"/>
    </style:style>
    <style:style style:name="T81" style:family="text">
      <style:text-properties fo:font-weight="bold" officeooo:rsid="0014e0fc" style:font-weight-asian="bold" style:font-weight-complex="bold"/>
    </style:style>
    <style:style style:name="T82" style:family="text">
      <style:text-properties fo:font-weight="bold" officeooo:rsid="0038eb59" style:font-weight-asian="bold" style:font-weight-complex="bold"/>
    </style:style>
    <style:style style:name="T83" style:family="text">
      <style:text-properties fo:font-weight="bold" officeooo:rsid="003604f7" style:font-weight-asian="bold" style:font-weight-complex="bold"/>
    </style:style>
    <style:style style:name="T84" style:family="text">
      <style:text-properties fo:font-weight="bold" officeooo:rsid="009b0c4f" style:font-weight-asian="bold" style:font-weight-complex="bold"/>
    </style:style>
    <style:style style:name="T85" style:family="text">
      <style:text-properties fo:font-weight="bold" officeooo:rsid="00809419" style:font-weight-asian="bold" style:font-weight-complex="bold"/>
    </style:style>
    <style:style style:name="T86" style:family="text">
      <style:text-properties fo:font-weight="bold" officeooo:rsid="007f233c" style:font-weight-asian="bold" style:font-weight-complex="bold"/>
    </style:style>
    <style:style style:name="T87" style:family="text">
      <style:text-properties fo:font-weight="bold" officeooo:rsid="0083124d" style:font-weight-asian="bold" style:font-weight-complex="bold"/>
    </style:style>
    <style:style style:name="T88" style:family="text">
      <style:text-properties fo:font-weight="bold" officeooo:rsid="0083f032" style:font-weight-asian="bold" style:font-weight-complex="bold"/>
    </style:style>
    <style:style style:name="T89" style:family="text">
      <style:text-properties fo:font-weight="bold" officeooo:rsid="003f56a8" style:font-weight-asian="bold" style:font-weight-complex="bold"/>
    </style:style>
    <style:style style:name="T90" style:family="text">
      <style:text-properties fo:font-weight="bold" officeooo:rsid="003fd5a0" style:font-weight-asian="bold" style:font-weight-complex="bold"/>
    </style:style>
    <style:style style:name="T91" style:family="text">
      <style:text-properties fo:font-weight="bold" officeooo:rsid="005945cd" style:font-weight-asian="bold" style:font-weight-complex="bold"/>
    </style:style>
    <style:style style:name="T92" style:family="text">
      <style:text-properties fo:font-weight="bold" officeooo:rsid="00ac90ed" style:font-weight-asian="bold" style:font-weight-complex="bold"/>
    </style:style>
    <style:style style:name="T93" style:family="text">
      <style:text-properties fo:font-weight="bold" officeooo:rsid="00c365c0" style:font-weight-asian="bold" style:font-weight-complex="bold"/>
    </style:style>
    <style:style style:name="T94" style:family="text">
      <style:text-properties fo:font-weight="bold" officeooo:rsid="00cb69d3" style:font-weight-asian="bold" style:font-weight-complex="bold"/>
    </style:style>
    <style:style style:name="T95" style:family="text">
      <style:text-properties fo:font-weight="bold" officeooo:rsid="00d1b477" style:font-weight-asian="bold" style:font-weight-complex="bold"/>
    </style:style>
    <style:style style:name="T96" style:family="text">
      <style:text-properties fo:font-weight="bold" officeooo:rsid="00d38758" style:font-weight-asian="bold" style:font-weight-complex="bold"/>
    </style:style>
    <style:style style:name="T97" style:family="text">
      <style:text-properties fo:font-weight="bold" officeooo:rsid="00d6a821" style:font-weight-asian="bold" style:font-weight-complex="bold"/>
    </style:style>
    <style:style style:name="T98" style:family="text">
      <style:text-properties fo:font-weight="bold" officeooo:rsid="00d47021" style:font-weight-asian="bold" style:font-weight-complex="bold"/>
    </style:style>
    <style:style style:name="T99" style:family="text">
      <style:text-properties fo:font-weight="bold" officeooo:rsid="00d8c8ee" style:font-weight-asian="bold" style:font-weight-complex="bold"/>
    </style:style>
    <style:style style:name="T100" style:family="text">
      <style:text-properties fo:font-weight="bold" officeooo:rsid="00d96c7b" style:font-weight-asian="bold" style:font-weight-complex="bold"/>
    </style:style>
    <style:style style:name="T101" style:family="text">
      <style:text-properties fo:font-weight="bold" officeooo:rsid="00d97b3e" style:font-weight-asian="bold" style:font-weight-complex="bold"/>
    </style:style>
    <style:style style:name="T102" style:family="text">
      <style:text-properties fo:font-weight="bold" officeooo:rsid="00da7e6f" style:font-weight-asian="bold" style:font-weight-complex="bold"/>
    </style:style>
    <style:style style:name="T103" style:family="text">
      <style:text-properties fo:font-weight="bold" officeooo:rsid="00db8dcf" style:font-weight-asian="bold" style:font-weight-complex="bold"/>
    </style:style>
    <style:style style:name="T104" style:family="text">
      <style:text-properties fo:font-weight="bold" officeooo:rsid="00dd1dc7" style:font-weight-asian="bold" style:font-weight-complex="bold"/>
    </style:style>
    <style:style style:name="T105" style:family="text">
      <style:text-properties fo:font-weight="bold" officeooo:rsid="00e06287" style:font-weight-asian="bold" style:font-weight-complex="bold"/>
    </style:style>
    <style:style style:name="T106" style:family="text">
      <style:text-properties fo:font-weight="bold" officeooo:rsid="00e1a23c" style:font-weight-asian="bold" style:font-weight-complex="bold"/>
    </style:style>
    <style:style style:name="T107" style:family="text">
      <style:text-properties fo:font-weight="bold" officeooo:rsid="00e3378c" style:font-weight-asian="bold" style:font-weight-complex="bold"/>
    </style:style>
    <style:style style:name="T108" style:family="text">
      <style:text-properties fo:font-weight="bold" officeooo:rsid="00ebe7a7" style:font-weight-asian="bold" style:font-weight-complex="bold"/>
    </style:style>
    <style:style style:name="T109" style:family="text">
      <style:text-properties fo:font-weight="bold" officeooo:rsid="00f23d00" style:font-weight-asian="bold" style:font-weight-complex="bold"/>
    </style:style>
    <style:style style:name="T110" style:family="text">
      <style:text-properties fo:font-weight="bold" officeooo:rsid="00f43364" style:font-weight-asian="bold" style:font-weight-complex="bold"/>
    </style:style>
    <style:style style:name="T111" style:family="text">
      <style:text-properties fo:font-weight="bold" officeooo:rsid="00f9c775" style:font-weight-asian="bold" style:font-weight-complex="bold"/>
    </style:style>
    <style:style style:name="T112" style:family="text">
      <style:text-properties fo:font-weight="bold" officeooo:rsid="0073543e" style:font-weight-asian="bold" style:font-weight-complex="bold"/>
    </style:style>
    <style:style style:name="T113" style:family="text">
      <style:text-properties fo:font-weight="bold" officeooo:rsid="01044ea6" style:font-weight-asian="bold" style:font-weight-complex="bold"/>
    </style:style>
    <style:style style:name="T114" style:family="text">
      <style:text-properties fo:font-weight="bold" officeooo:rsid="0107d2ff" style:font-weight-asian="bold" style:font-weight-complex="bold"/>
    </style:style>
    <style:style style:name="T115" style:family="text">
      <style:text-properties fo:font-weight="bold" officeooo:rsid="010e2f3a" style:font-weight-asian="bold" style:font-weight-complex="bold"/>
    </style:style>
    <style:style style:name="T116" style:family="text">
      <style:text-properties fo:font-weight="bold" officeooo:rsid="0116715a" style:font-weight-asian="bold" style:font-weight-complex="bold"/>
    </style:style>
    <style:style style:name="T117" style:family="text">
      <style:text-properties fo:font-weight="bold" officeooo:rsid="005d4fca" style:font-weight-asian="bold" style:font-weight-complex="bold"/>
    </style:style>
    <style:style style:name="T118" style:family="text">
      <style:text-properties fo:font-weight="bold" officeooo:rsid="01315996" style:font-weight-asian="bold" style:font-weight-complex="bold"/>
    </style:style>
    <style:style style:name="T119" style:family="text">
      <style:text-properties fo:font-weight="bold" officeooo:rsid="00f5bd15" style:font-weight-asian="bold" style:font-weight-complex="bold"/>
    </style:style>
    <style:style style:name="T120" style:family="text">
      <style:text-properties fo:font-weight="bold" officeooo:rsid="013dc15d" style:font-weight-asian="bold" style:font-weight-complex="bold"/>
    </style:style>
    <style:style style:name="T121" style:family="text">
      <style:text-properties fo:font-weight="bold" officeooo:rsid="014137b8" style:font-weight-asian="bold" style:font-weight-complex="bold"/>
    </style:style>
    <style:style style:name="T122" style:family="text">
      <style:text-properties fo:font-weight="bold" officeooo:rsid="014e1ab0" style:font-weight-asian="bold" style:font-weight-complex="bold"/>
    </style:style>
    <style:style style:name="T123" style:family="text">
      <style:text-properties fo:font-weight="bold" officeooo:rsid="0150cba6" style:font-weight-asian="bold" style:font-weight-complex="bold"/>
    </style:style>
    <style:style style:name="T124" style:family="text">
      <style:text-properties fo:font-weight="bold" officeooo:rsid="0150f4ca" style:font-weight-asian="bold" style:font-weight-complex="bold"/>
    </style:style>
    <style:style style:name="T125" style:family="text">
      <style:text-properties fo:font-weight="bold" officeooo:rsid="0155d5da" style:font-weight-asian="bold" style:font-weight-complex="bold"/>
    </style:style>
    <style:style style:name="T126" style:family="text">
      <style:text-properties fo:font-weight="bold" officeooo:rsid="0157baee" style:font-weight-asian="bold" style:font-weight-complex="bold"/>
    </style:style>
    <style:style style:name="T127" style:family="text">
      <style:text-properties fo:font-weight="bold" officeooo:rsid="01593a2f" style:font-weight-asian="bold" style:font-weight-complex="bold"/>
    </style:style>
    <style:style style:name="T128" style:family="text">
      <style:text-properties fo:font-weight="bold" officeooo:rsid="015fcd3c" style:font-weight-asian="bold" style:font-weight-complex="bold"/>
    </style:style>
    <style:style style:name="T129" style:family="text">
      <style:text-properties fo:font-weight="bold" officeooo:rsid="0160f40d" style:font-weight-asian="bold" style:font-weight-complex="bold"/>
    </style:style>
    <style:style style:name="T130" style:family="text">
      <style:text-properties fo:font-weight="bold" officeooo:rsid="0160fc18" style:font-weight-asian="bold" style:font-weight-complex="bold"/>
    </style:style>
    <style:style style:name="T131" style:family="text">
      <style:text-properties fo:font-weight="bold" officeooo:rsid="015b4162" style:font-weight-asian="bold" style:font-weight-complex="bold"/>
    </style:style>
    <style:style style:name="T132" style:family="text">
      <style:text-properties fo:font-weight="bold" officeooo:rsid="015cb392" style:font-weight-asian="bold" style:font-weight-complex="bold"/>
    </style:style>
    <style:style style:name="T133" style:family="text">
      <style:text-properties fo:font-weight="bold" officeooo:rsid="0161e917" style:font-weight-asian="bold" style:font-weight-complex="bold"/>
    </style:style>
    <style:style style:name="T134" style:family="text">
      <style:text-properties fo:font-weight="bold" officeooo:rsid="0164750f" style:font-weight-asian="bold" style:font-weight-complex="bold"/>
    </style:style>
    <style:style style:name="T135" style:family="text">
      <style:text-properties fo:font-weight="bold" officeooo:rsid="007d6a76" style:font-weight-asian="bold" style:font-weight-complex="bold"/>
    </style:style>
    <style:style style:name="T136" style:family="text">
      <style:text-properties fo:font-weight="bold" officeooo:rsid="016ca727" style:font-weight-asian="bold" style:font-weight-complex="bold"/>
    </style:style>
    <style:style style:name="T137" style:family="text">
      <style:text-properties fo:font-weight="bold" officeooo:rsid="0170f17a" style:font-weight-asian="bold" style:font-weight-complex="bold"/>
    </style:style>
    <style:style style:name="T138" style:family="text">
      <style:text-properties fo:font-weight="bold" officeooo:rsid="017ad342" style:font-weight-asian="bold" style:font-weight-complex="bold"/>
    </style:style>
    <style:style style:name="T139" style:family="text">
      <style:text-properties fo:font-weight="bold" officeooo:rsid="017e1fac" style:font-weight-asian="bold" style:font-weight-complex="bold"/>
    </style:style>
    <style:style style:name="T140" style:family="text">
      <style:text-properties fo:font-weight="bold" officeooo:rsid="017cdf62" style:font-weight-asian="bold" style:font-weight-complex="bold"/>
    </style:style>
    <style:style style:name="T141" style:family="text">
      <style:text-properties fo:font-weight="bold" officeooo:rsid="0047bec9" style:font-weight-asian="bold" style:font-weight-complex="bold"/>
    </style:style>
    <style:style style:name="T142" style:family="text">
      <style:text-properties fo:font-weight="bold" officeooo:rsid="0105936f" style:font-name-asian="Microsoft YaHei" style:font-weight-asian="bold" style:font-name-complex="Lucida Sans" style:font-weight-complex="bold"/>
    </style:style>
    <style:style style:name="T143" style:family="text">
      <style:text-properties fo:font-weight="bold" officeooo:rsid="006e7eda" style:font-name-asian="Microsoft YaHei" style:font-weight-asian="bold" style:font-name-complex="Lucida Sans" style:font-weight-complex="bold"/>
    </style:style>
    <style:style style:name="T144" style:family="text">
      <style:text-properties fo:font-weight="bold" officeooo:rsid="006ab7e3" style:font-name-asian="Microsoft YaHei" style:font-weight-asian="bold" style:font-name-complex="Lucida Sans" style:font-weight-complex="bold"/>
    </style:style>
    <style:style style:name="T145" style:family="text">
      <style:text-properties officeooo:rsid="00575e0e"/>
    </style:style>
    <style:style style:name="T146" style:family="text">
      <style:text-properties officeooo:rsid="005945cd"/>
    </style:style>
    <style:style style:name="T147" style:family="text">
      <style:text-properties officeooo:rsid="0059af23"/>
    </style:style>
    <style:style style:name="T148" style:family="text">
      <style:text-properties officeooo:rsid="005d4fca"/>
    </style:style>
    <style:style style:name="T149" style:family="text">
      <style:text-properties officeooo:rsid="005ef7ce"/>
    </style:style>
    <style:style style:name="T150" style:family="text">
      <style:text-properties style:font-name="Liberation Serif"/>
    </style:style>
    <style:style style:name="T151" style:family="text">
      <style:text-properties style:font-name="Liberation Serif" fo:font-size="12pt" officeooo:rsid="005bfecd" style:font-name-asian="NSimSun1" style:font-size-asian="12pt" style:font-name-complex="Liberation Mono" style:font-size-complex="12pt"/>
    </style:style>
    <style:style style:name="T152" style:family="text">
      <style:text-properties style:font-name="Liberation Serif" fo:font-size="12pt" fo:font-style="italic" officeooo:rsid="005a19e5" style:font-size-asian="12pt" style:font-style-asian="italic" style:font-size-complex="12pt" style:font-style-complex="italic"/>
    </style:style>
    <style:style style:name="T153" style:family="text">
      <style:text-properties style:font-name="Liberation Serif" fo:font-size="12pt" fo:font-style="italic" officeooo:rsid="005a5134" style:font-size-asian="12pt" style:font-style-asian="italic" style:font-size-complex="12pt" style:font-style-complex="italic"/>
    </style:style>
    <style:style style:name="T154" style:family="text">
      <style:text-properties style:font-name="Liberation Serif" fo:font-size="12pt" fo:font-style="italic" officeooo:rsid="005bfecd" style:font-name-asian="NSimSun1" style:font-size-asian="12pt" style:font-style-asian="italic" style:font-name-complex="Liberation Mono" style:font-size-complex="12pt" style:font-style-complex="italic"/>
    </style:style>
    <style:style style:name="T155" style:family="text">
      <style:text-properties style:font-name="Liberation Serif" fo:font-size="12pt" fo:font-style="italic" officeooo:rsid="00a8e92b" style:font-name-asian="NSimSun1" style:font-size-asian="12pt" style:font-style-asian="italic" style:font-name-complex="Liberation Mono" style:font-size-complex="12pt" style:font-style-complex="italic"/>
    </style:style>
    <style:style style:name="T156" style:family="text">
      <style:text-properties style:font-name="Liberation Serif" fo:font-size="12pt" fo:font-style="italic" officeooo:rsid="00aaa374" style:font-name-asian="NSimSun1" style:font-size-asian="12pt" style:font-style-asian="italic" style:font-name-complex="Liberation Mono" style:font-size-complex="12pt" style:font-style-complex="italic"/>
    </style:style>
    <style:style style:name="T157" style:family="text">
      <style:text-properties style:font-name="Liberation Serif" fo:font-size="12pt" fo:font-style="italic" officeooo:rsid="00b3401c" style:font-name-asian="NSimSun1" style:font-size-asian="12pt" style:font-style-asian="italic" style:font-name-complex="Liberation Mono" style:font-size-complex="12pt" style:font-style-complex="italic"/>
    </style:style>
    <style:style style:name="T158" style:family="text">
      <style:text-properties style:font-name="Liberation Serif" fo:font-size="12pt" fo:font-style="normal" officeooo:rsid="00a7d7b6" style:font-name-asian="NSimSun1" style:font-size-asian="12pt" style:font-style-asian="normal" style:font-name-complex="Liberation Mono" style:font-size-complex="12pt" style:font-style-complex="normal"/>
    </style:style>
    <style:style style:name="T159" style:family="text">
      <style:text-properties style:font-name="Liberation Serif" fo:font-size="12pt" fo:font-style="normal" officeooo:rsid="00b3401c" style:font-name-asian="NSimSun1" style:font-size-asian="12pt" style:font-style-asian="normal" style:font-name-complex="Liberation Mono" style:font-size-complex="12pt" style:font-style-complex="normal"/>
    </style:style>
    <style:style style:name="T160" style:family="text">
      <style:text-properties style:font-name="Liberation Serif" fo:font-size="12pt" style:font-size-asian="12pt" style:font-size-complex="12pt"/>
    </style:style>
    <style:style style:name="T161" style:family="text">
      <style:text-properties style:font-name="Liberation Serif" fo:font-size="12pt" fo:font-weight="bold" style:font-size-asian="12pt" style:font-weight-asian="bold" style:font-size-complex="12pt" style:font-weight-complex="bold"/>
    </style:style>
    <style:style style:name="T162" style:family="text">
      <style:text-properties style:font-name="Liberation Serif" officeooo:rsid="00b3401c"/>
    </style:style>
    <style:style style:name="T163" style:family="text">
      <style:text-properties officeooo:rsid="0067bdb1"/>
    </style:style>
    <style:style style:name="T164" style:family="text">
      <style:text-properties officeooo:rsid="00691d17"/>
    </style:style>
    <style:style style:name="T165" style:family="text">
      <style:text-properties officeooo:rsid="006ab7e3"/>
    </style:style>
    <style:style style:name="T166" style:family="text">
      <style:text-properties fo:font-size="12pt" fo:font-weight="normal" style:font-size-asian="12pt" style:font-weight-asian="normal" style:font-size-complex="12pt" style:font-weight-complex="normal"/>
    </style:style>
    <style:style style:name="T167" style:family="text">
      <style:text-properties fo:font-size="12pt" fo:font-weight="normal" officeooo:rsid="006ab7e3" style:font-size-asian="12pt" style:font-weight-asian="normal" style:font-size-complex="12pt" style:font-weight-complex="normal"/>
    </style:style>
    <style:style style:name="T168" style:family="text">
      <style:text-properties fo:font-size="12pt" fo:font-weight="normal" officeooo:rsid="006cccad" style:font-size-asian="12pt" style:font-weight-asian="normal" style:font-size-complex="12pt" style:font-weight-complex="normal"/>
    </style:style>
    <style:style style:name="T169" style:family="text">
      <style:text-properties fo:font-size="12pt" fo:font-weight="normal" officeooo:rsid="00865ef4" style:font-size-asian="12pt" style:font-weight-asian="normal" style:font-size-complex="12pt" style:font-weight-complex="normal"/>
    </style:style>
    <style:style style:name="T170" style:family="text">
      <style:text-properties fo:font-size="12pt" fo:font-weight="normal" officeooo:rsid="009b7d53" style:font-size-asian="12pt" style:font-weight-asian="normal" style:font-size-complex="12pt" style:font-weight-complex="normal"/>
    </style:style>
    <style:style style:name="T171" style:family="text">
      <style:text-properties fo:font-size="12pt" fo:font-weight="normal" officeooo:rsid="00575e0e" style:font-size-asian="12pt" style:font-weight-asian="normal" style:font-size-complex="12pt" style:font-weight-complex="normal"/>
    </style:style>
    <style:style style:name="T172" style:family="text">
      <style:text-properties fo:font-size="12pt" fo:font-weight="normal" officeooo:rsid="00c9770f" style:font-size-asian="12pt" style:font-weight-asian="normal" style:font-size-complex="12pt" style:font-weight-complex="normal"/>
    </style:style>
    <style:style style:name="T173" style:family="text">
      <style:text-properties fo:font-size="12pt" fo:font-weight="normal" officeooo:rsid="00cd5257" style:font-size-asian="12pt" style:font-weight-asian="normal" style:font-size-complex="12pt" style:font-weight-complex="normal"/>
    </style:style>
    <style:style style:name="T174" style:family="text">
      <style:text-properties fo:font-size="12pt" fo:font-weight="normal" officeooo:rsid="00ce7823" style:font-size-asian="12pt" style:font-weight-asian="normal" style:font-size-complex="12pt" style:font-weight-complex="normal"/>
    </style:style>
    <style:style style:name="T175" style:family="text">
      <style:text-properties fo:font-size="12pt" fo:font-weight="normal" officeooo:rsid="00c89f8d" style:font-size-asian="12pt" style:font-weight-asian="normal" style:font-size-complex="12pt" style:font-weight-complex="normal"/>
    </style:style>
    <style:style style:name="T176" style:family="text">
      <style:text-properties fo:font-size="12pt" fo:font-weight="normal" officeooo:rsid="00ff6ff5" style:font-size-asian="12pt" style:font-weight-asian="normal" style:font-size-complex="12pt" style:font-weight-complex="normal"/>
    </style:style>
    <style:style style:name="T177" style:family="text">
      <style:text-properties fo:font-size="12pt" fo:font-weight="normal" officeooo:rsid="01011c03" style:font-size-asian="12pt" style:font-weight-asian="normal" style:font-size-complex="12pt" style:font-weight-complex="normal"/>
    </style:style>
    <style:style style:name="T178" style:family="text">
      <style:text-properties fo:font-size="12pt" fo:font-weight="normal" officeooo:rsid="01044ea6" style:font-size-asian="12pt" style:font-weight-asian="normal" style:font-size-complex="12pt" style:font-weight-complex="normal"/>
    </style:style>
    <style:style style:name="T179" style:family="text">
      <style:text-properties fo:font-size="12pt" fo:font-weight="normal" officeooo:rsid="010669d1" style:font-size-asian="12pt" style:font-weight-asian="normal" style:font-size-complex="12pt" style:font-weight-complex="normal"/>
    </style:style>
    <style:style style:name="T180" style:family="text">
      <style:text-properties fo:font-size="12pt" fo:font-weight="normal" officeooo:rsid="0106d331" style:font-size-asian="12pt" style:font-weight-asian="normal" style:font-size-complex="12pt" style:font-weight-complex="normal"/>
    </style:style>
    <style:style style:name="T181" style:family="text">
      <style:text-properties fo:font-size="12pt" fo:font-weight="normal" officeooo:rsid="01096107" style:font-size-asian="12pt" style:font-weight-asian="normal" style:font-size-complex="12pt" style:font-weight-complex="normal"/>
    </style:style>
    <style:style style:name="T182" style:family="text">
      <style:text-properties fo:font-size="12pt" fo:font-weight="normal" officeooo:rsid="01100087" style:font-size-asian="12pt" style:font-weight-asian="normal" style:font-size-complex="12pt" style:font-weight-complex="normal"/>
    </style:style>
    <style:style style:name="T183" style:family="text">
      <style:text-properties fo:font-size="12pt" fo:font-weight="normal" officeooo:rsid="0110b6fd" style:font-size-asian="12pt" style:font-weight-asian="normal" style:font-size-complex="12pt" style:font-weight-complex="normal"/>
    </style:style>
    <style:style style:name="T184" style:family="text">
      <style:text-properties fo:font-size="12pt" fo:font-weight="normal" officeooo:rsid="0114eb80" style:font-size-asian="12pt" style:font-weight-asian="normal" style:font-size-complex="12pt" style:font-weight-complex="normal"/>
    </style:style>
    <style:style style:name="T185" style:family="text">
      <style:text-properties fo:font-size="12pt" fo:font-weight="normal" officeooo:rsid="011228b9" style:font-size-asian="12pt" style:font-weight-asian="normal" style:font-size-complex="12pt" style:font-weight-complex="normal"/>
    </style:style>
    <style:style style:name="T186" style:family="text">
      <style:text-properties fo:font-size="12pt" fo:font-weight="bold" style:font-size-asian="12pt" style:font-weight-asian="bold" style:font-size-complex="12pt" style:font-weight-complex="bold"/>
    </style:style>
    <style:style style:name="T187" style:family="text">
      <style:text-properties fo:font-size="12pt" fo:font-weight="bold" officeooo:rsid="0090ca8e" style:font-size-asian="12pt" style:font-weight-asian="bold" style:font-size-complex="12pt" style:font-weight-complex="bold"/>
    </style:style>
    <style:style style:name="T188" style:family="text">
      <style:text-properties fo:font-size="12pt" fo:font-weight="bold" officeooo:rsid="00914c1c" style:font-size-asian="12pt" style:font-weight-asian="bold" style:font-size-complex="12pt" style:font-weight-complex="bold"/>
    </style:style>
    <style:style style:name="T189" style:family="text">
      <style:text-properties fo:font-size="12pt" fo:font-weight="bold" officeooo:rsid="00cb69d3" style:font-size-asian="12pt" style:font-weight-asian="bold" style:font-size-complex="12pt" style:font-weight-complex="bold"/>
    </style:style>
    <style:style style:name="T190" style:family="text">
      <style:text-properties fo:font-size="12pt" fo:font-weight="bold" officeooo:rsid="00ce7823" style:font-size-asian="12pt" style:font-weight-asian="bold" style:font-size-complex="12pt" style:font-weight-complex="bold"/>
    </style:style>
    <style:style style:name="T191" style:family="text">
      <style:text-properties fo:font-size="12pt" fo:font-weight="bold" officeooo:rsid="01011c03" style:font-size-asian="12pt" style:font-weight-asian="bold" style:font-size-complex="12pt" style:font-weight-complex="bold"/>
    </style:style>
    <style:style style:name="T192" style:family="text">
      <style:text-properties fo:font-size="12pt" fo:font-weight="bold" officeooo:rsid="011228b9" style:font-size-asian="12pt" style:font-weight-asian="bold" style:font-size-complex="12pt" style:font-weight-complex="bold"/>
    </style:style>
    <style:style style:name="T193" style:family="text">
      <style:text-properties fo:font-size="12pt" style:font-size-asian="12pt" style:font-size-complex="12pt"/>
    </style:style>
    <style:style style:name="T194" style:family="text">
      <style:text-properties fo:font-size="12pt" officeooo:rsid="01044ea6" style:font-size-asian="12pt" style:font-size-complex="12pt"/>
    </style:style>
    <style:style style:name="T195" style:family="text">
      <style:text-properties fo:font-size="12pt" officeooo:rsid="006ab7e3" style:font-size-asian="12pt" style:font-size-complex="12pt"/>
    </style:style>
    <style:style style:name="T196" style:family="text">
      <style:text-properties fo:font-size="12pt" officeooo:rsid="01096107" style:font-size-asian="12pt" style:font-size-complex="12pt"/>
    </style:style>
    <style:style style:name="T197" style:family="text">
      <style:text-properties fo:font-weight="normal" style:font-weight-asian="normal" style:font-weight-complex="normal"/>
    </style:style>
    <style:style style:name="T198" style:family="text">
      <style:text-properties fo:font-weight="normal" officeooo:rsid="00717484" style:font-weight-asian="normal" style:font-weight-complex="normal"/>
    </style:style>
    <style:style style:name="T199" style:family="text">
      <style:text-properties fo:font-weight="normal" officeooo:rsid="002f6933" style:font-weight-asian="normal" style:font-weight-complex="normal"/>
    </style:style>
    <style:style style:name="T200" style:family="text">
      <style:text-properties fo:font-weight="normal" officeooo:rsid="00d1b477" style:font-weight-asian="normal" style:font-weight-complex="normal"/>
    </style:style>
    <style:style style:name="T201" style:family="text">
      <style:text-properties fo:font-weight="normal" officeooo:rsid="00d38758" style:font-weight-asian="normal" style:font-weight-complex="normal"/>
    </style:style>
    <style:style style:name="T202" style:family="text">
      <style:text-properties fo:font-weight="normal" officeooo:rsid="00d4d34e" style:font-weight-asian="normal" style:font-weight-complex="normal"/>
    </style:style>
    <style:style style:name="T203" style:family="text">
      <style:text-properties fo:font-weight="normal" officeooo:rsid="00d6a821" style:font-weight-asian="normal" style:font-weight-complex="normal"/>
    </style:style>
    <style:style style:name="T204" style:family="text">
      <style:text-properties fo:font-weight="normal" officeooo:rsid="00d78240" style:font-weight-asian="normal" style:font-weight-complex="normal"/>
    </style:style>
    <style:style style:name="T205" style:family="text">
      <style:text-properties fo:font-weight="normal" officeooo:rsid="00d47021" style:font-weight-asian="normal" style:font-weight-complex="normal"/>
    </style:style>
    <style:style style:name="T206" style:family="text">
      <style:text-properties fo:font-weight="normal" officeooo:rsid="00d8c8ee" style:font-weight-asian="normal" style:font-weight-complex="normal"/>
    </style:style>
    <style:style style:name="T207" style:family="text">
      <style:text-properties fo:font-weight="normal" officeooo:rsid="00d97b3e" style:font-weight-asian="normal" style:font-weight-complex="normal"/>
    </style:style>
    <style:style style:name="T208" style:family="text">
      <style:text-properties fo:font-weight="normal" officeooo:rsid="00d96c7b" style:font-weight-asian="normal" style:font-weight-complex="normal"/>
    </style:style>
    <style:style style:name="T209" style:family="text">
      <style:text-properties fo:font-weight="normal" officeooo:rsid="00d9b480" style:font-weight-asian="normal" style:font-weight-complex="normal"/>
    </style:style>
    <style:style style:name="T210" style:family="text">
      <style:text-properties fo:font-weight="normal" officeooo:rsid="00db8dcf" style:font-weight-asian="normal" style:font-weight-complex="normal"/>
    </style:style>
    <style:style style:name="T211" style:family="text">
      <style:text-properties fo:font-weight="normal" officeooo:rsid="00da7e6f" style:font-weight-asian="normal" style:font-weight-complex="normal"/>
    </style:style>
    <style:style style:name="T212" style:family="text">
      <style:text-properties fo:font-weight="normal" officeooo:rsid="00dd1dc7" style:font-weight-asian="normal" style:font-weight-complex="normal"/>
    </style:style>
    <style:style style:name="T213" style:family="text">
      <style:text-properties fo:font-weight="normal" officeooo:rsid="00deb5d7" style:font-weight-asian="normal" style:font-weight-complex="normal"/>
    </style:style>
    <style:style style:name="T214" style:family="text">
      <style:text-properties fo:font-weight="normal" officeooo:rsid="00e06287" style:font-weight-asian="normal" style:font-weight-complex="normal"/>
    </style:style>
    <style:style style:name="T215" style:family="text">
      <style:text-properties fo:font-weight="normal" officeooo:rsid="00e1a23c" style:font-weight-asian="normal" style:font-weight-complex="normal"/>
    </style:style>
    <style:style style:name="T216" style:family="text">
      <style:text-properties fo:font-weight="normal" officeooo:rsid="00e3378c" style:font-weight-asian="normal" style:font-weight-complex="normal"/>
    </style:style>
    <style:style style:name="T217" style:family="text">
      <style:text-properties fo:font-weight="normal" officeooo:rsid="00ebe7a7" style:font-weight-asian="normal" style:font-weight-complex="normal"/>
    </style:style>
    <style:style style:name="T218" style:family="text">
      <style:text-properties fo:font-weight="normal" officeooo:rsid="00f23d00" style:font-weight-asian="normal" style:font-weight-complex="normal"/>
    </style:style>
    <style:style style:name="T219" style:family="text">
      <style:text-properties fo:font-weight="normal" officeooo:rsid="00f9c775" style:font-weight-asian="normal" style:font-weight-complex="normal"/>
    </style:style>
    <style:style style:name="T220" style:family="text">
      <style:text-properties fo:font-weight="normal" officeooo:rsid="0106d331" style:font-weight-asian="normal" style:font-weight-complex="normal"/>
    </style:style>
    <style:style style:name="T221" style:family="text">
      <style:text-properties fo:font-weight="normal" officeooo:rsid="0116715a" style:font-weight-asian="normal" style:font-weight-complex="normal"/>
    </style:style>
    <style:style style:name="T222" style:family="text">
      <style:text-properties fo:font-weight="normal" officeooo:rsid="013c633c" style:font-weight-asian="normal" style:font-weight-complex="normal"/>
    </style:style>
    <style:style style:name="T223" style:family="text">
      <style:text-properties fo:font-weight="normal" officeooo:rsid="013dc15d" style:font-weight-asian="normal" style:font-weight-complex="normal"/>
    </style:style>
    <style:style style:name="T224" style:family="text">
      <style:text-properties fo:font-weight="normal" officeooo:rsid="014137b8" style:font-weight-asian="normal" style:font-weight-complex="normal"/>
    </style:style>
    <style:style style:name="T225" style:family="text">
      <style:text-properties fo:font-weight="normal" officeooo:rsid="0142076b" style:font-weight-asian="normal" style:font-weight-complex="normal"/>
    </style:style>
    <style:style style:name="T226" style:family="text">
      <style:text-properties fo:font-weight="normal" officeooo:rsid="015531a8" style:font-weight-asian="normal" style:font-weight-complex="normal"/>
    </style:style>
    <style:style style:name="T227" style:family="text">
      <style:text-properties fo:font-weight="normal" officeooo:rsid="0160f40d" style:font-weight-asian="normal" style:font-weight-complex="normal"/>
    </style:style>
    <style:style style:name="T228" style:family="text">
      <style:text-properties fo:font-weight="normal" officeooo:rsid="014e1ab0" style:font-weight-asian="normal" style:font-weight-complex="normal"/>
    </style:style>
    <style:style style:name="T229" style:family="text">
      <style:text-properties fo:font-weight="normal" officeooo:rsid="0161e917" style:font-weight-asian="normal" style:font-weight-complex="normal"/>
    </style:style>
    <style:style style:name="T230" style:family="text">
      <style:text-properties fo:font-weight="normal" officeooo:rsid="0164750f" style:font-weight-asian="normal" style:font-weight-complex="normal"/>
    </style:style>
    <style:style style:name="T231" style:family="text">
      <style:text-properties fo:font-weight="normal" officeooo:rsid="0169ea51" style:font-weight-asian="normal" style:font-weight-complex="normal"/>
    </style:style>
    <style:style style:name="T232" style:family="text">
      <style:text-properties officeooo:rsid="006e7eda"/>
    </style:style>
    <style:style style:name="T233" style:family="text">
      <style:text-properties officeooo:rsid="00717484"/>
    </style:style>
    <style:style style:name="T234" style:family="text">
      <style:text-properties officeooo:rsid="0074374c"/>
    </style:style>
    <style:style style:name="T235" style:family="text">
      <style:text-properties officeooo:rsid="00762e7f"/>
    </style:style>
    <style:style style:name="T236" style:family="text">
      <style:text-properties officeooo:rsid="0077adb8"/>
    </style:style>
    <style:style style:name="T237" style:family="text">
      <style:text-properties officeooo:rsid="00796eb2"/>
    </style:style>
    <style:style style:name="T238" style:family="text">
      <style:text-properties officeooo:rsid="007d6a76"/>
    </style:style>
    <style:style style:name="T239" style:family="text">
      <style:text-properties officeooo:rsid="007f233c"/>
    </style:style>
    <style:style style:name="T240" style:family="text">
      <style:text-properties officeooo:rsid="0083124d"/>
    </style:style>
    <style:style style:name="T241" style:family="text">
      <style:text-properties officeooo:rsid="00861c87"/>
    </style:style>
    <style:style style:name="T242" style:family="text">
      <style:text-properties officeooo:rsid="00865ef4"/>
    </style:style>
    <style:style style:name="T243" style:family="text">
      <style:text-properties officeooo:rsid="0086fdfd"/>
    </style:style>
    <style:style style:name="T244" style:family="text">
      <style:text-properties officeooo:rsid="008c85dc"/>
    </style:style>
    <style:style style:name="T245" style:family="text">
      <style:text-properties officeooo:rsid="008f7cac"/>
    </style:style>
    <style:style style:name="T246" style:family="text">
      <style:text-properties officeooo:rsid="0090ca8e"/>
    </style:style>
    <style:style style:name="T247" style:family="text">
      <style:text-properties officeooo:rsid="00914c1c"/>
    </style:style>
    <style:style style:name="T248" style:family="text">
      <style:text-properties style:text-line-through-style="solid" style:text-line-through-type="single"/>
    </style:style>
    <style:style style:name="T249" style:family="text">
      <style:text-properties style:text-line-through-style="solid" style:text-line-through-type="single" fo:font-weight="bold" style:font-weight-asian="bold" style:font-weight-complex="bold"/>
    </style:style>
    <style:style style:name="T250" style:family="text">
      <style:text-properties officeooo:rsid="0091e920"/>
    </style:style>
    <style:style style:name="T251" style:family="text">
      <style:text-properties style:text-line-through-style="none" style:text-line-through-type="none" fo:font-weight="bold" style:font-weight-asian="bold" style:font-weight-complex="bold"/>
    </style:style>
    <style:style style:name="T252" style:family="text">
      <style:text-properties style:text-line-through-style="none" style:text-line-through-type="none" fo:font-weight="bold" officeooo:rsid="0091e920" style:font-weight-asian="bold" style:font-weight-complex="bold"/>
    </style:style>
    <style:style style:name="T253" style:family="text">
      <style:text-properties officeooo:rsid="009513ed"/>
    </style:style>
    <style:style style:name="T254" style:family="text">
      <style:text-properties officeooo:rsid="0096b17e"/>
    </style:style>
    <style:style style:name="T255" style:family="text">
      <style:text-properties officeooo:rsid="0098aa82"/>
    </style:style>
    <style:style style:name="T256" style:family="text">
      <style:text-properties officeooo:rsid="009b0c4f"/>
    </style:style>
    <style:style style:name="T257" style:family="text">
      <style:text-properties officeooo:rsid="009b7d53"/>
    </style:style>
    <style:style style:name="T258" style:family="text">
      <style:text-properties officeooo:rsid="009d6ac6"/>
    </style:style>
    <style:style style:name="T259" style:family="text">
      <style:text-properties officeooo:rsid="009e089f"/>
    </style:style>
    <style:style style:name="T260" style:family="text">
      <style:text-properties officeooo:rsid="00a05ce0"/>
    </style:style>
    <style:style style:name="T261" style:family="text">
      <style:text-properties officeooo:rsid="00a0e1c5"/>
    </style:style>
    <style:style style:name="T262" style:family="text">
      <style:text-properties officeooo:rsid="00a224fd"/>
    </style:style>
    <style:style style:name="T263" style:family="text">
      <style:text-properties officeooo:rsid="00a389ca"/>
    </style:style>
    <style:style style:name="T264" style:family="text">
      <style:text-properties officeooo:rsid="00ac90ed"/>
    </style:style>
    <style:style style:name="T265" style:family="text">
      <style:text-properties officeooo:rsid="00af8ec5"/>
    </style:style>
    <style:style style:name="T266" style:family="text">
      <style:text-properties officeooo:rsid="00b2517c"/>
    </style:style>
    <style:style style:name="T267" style:family="text">
      <style:text-properties officeooo:rsid="00b3401c"/>
    </style:style>
    <style:style style:name="T268" style:family="text">
      <style:text-properties officeooo:rsid="00b7e7e4"/>
    </style:style>
    <style:style style:name="T269" style:family="text">
      <style:text-properties officeooo:rsid="00b97cd1"/>
    </style:style>
    <style:style style:name="T270" style:family="text">
      <style:text-properties officeooo:rsid="00baad77"/>
    </style:style>
    <style:style style:name="T271" style:family="text">
      <style:text-properties officeooo:rsid="00bc0aa3"/>
    </style:style>
    <style:style style:name="T272" style:family="text">
      <style:text-properties officeooo:rsid="00bc205b"/>
    </style:style>
    <style:style style:name="T273" style:family="text">
      <style:text-properties officeooo:rsid="00bc9ca3"/>
    </style:style>
    <style:style style:name="T274" style:family="text">
      <style:text-properties officeooo:rsid="00be238c"/>
    </style:style>
    <style:style style:name="T275" style:family="text">
      <style:text-properties officeooo:rsid="00c20915"/>
    </style:style>
    <style:style style:name="T276" style:family="text">
      <style:text-properties officeooo:rsid="00c365c0"/>
    </style:style>
    <style:style style:name="T277" style:family="text">
      <style:text-properties officeooo:rsid="00c6b5bf"/>
    </style:style>
    <style:style style:name="T278" style:family="text">
      <style:text-properties officeooo:rsid="00c89f8d"/>
    </style:style>
    <style:style style:name="T279" style:family="text">
      <style:text-properties officeooo:rsid="00cb69d3"/>
    </style:style>
    <style:style style:name="T280" style:family="text">
      <style:text-properties officeooo:rsid="00cd5257"/>
    </style:style>
    <style:style style:name="T281" style:family="text">
      <style:text-properties officeooo:rsid="00d1b477"/>
    </style:style>
    <style:style style:name="T282" style:family="text">
      <style:text-properties fo:color="#000080" loext:opacity="100%" fo:language="zxx" fo:country="none" style:text-underline-style="solid" style:text-underline-width="auto" style:text-underline-color="font-color" fo:font-weight="bold" officeooo:rsid="00d1b477" style:language-asian="zxx" style:country-asian="none" style:font-weight-asian="bold" style:language-complex="zxx" style:country-complex="none" style:font-weight-complex="bold"/>
    </style:style>
    <style:style style:name="T283" style:family="text">
      <style:text-properties fo:color="#000080" loext:opacity="100%" fo:language="fr" fo:country="FR" style:text-underline-style="solid" style:text-underline-width="auto" style:text-underline-color="font-color" fo:font-weight="bold" officeooo:rsid="00ebe7a7" style:language-asian="zxx" style:country-asian="none" style:font-weight-asian="bold" style:language-complex="zxx" style:country-complex="none" style:font-weight-complex="bold"/>
    </style:style>
    <style:style style:name="T284" style:family="text">
      <style:text-properties officeooo:rsid="00d2a382"/>
    </style:style>
    <style:style style:name="T285" style:family="text">
      <style:text-properties officeooo:rsid="00da7e6f"/>
    </style:style>
    <style:style style:name="T286" style:family="text">
      <style:text-properties officeooo:rsid="00e1a23c"/>
    </style:style>
    <style:style style:name="T287" style:family="text">
      <style:text-properties officeooo:rsid="00ef1c5e"/>
    </style:style>
    <style:style style:name="T288" style:family="text">
      <style:text-properties officeooo:rsid="00f23d00"/>
    </style:style>
    <style:style style:name="T289" style:family="text">
      <style:text-properties officeooo:rsid="00f43364"/>
    </style:style>
    <style:style style:name="T290" style:family="text">
      <style:text-properties officeooo:rsid="00f5bd15"/>
    </style:style>
    <style:style style:name="T291" style:family="text">
      <style:text-properties officeooo:rsid="00f91346"/>
    </style:style>
    <style:style style:name="T292" style:family="text">
      <style:text-properties officeooo:rsid="00f9c775"/>
    </style:style>
    <style:style style:name="T293" style:family="text">
      <style:text-properties officeooo:rsid="00fae67e"/>
    </style:style>
    <style:style style:name="T294" style:family="text">
      <style:text-properties officeooo:rsid="00ff0977"/>
    </style:style>
    <style:style style:name="T295" style:family="text">
      <style:text-properties officeooo:rsid="01037e4e"/>
    </style:style>
    <style:style style:name="T296" style:family="text">
      <style:text-properties officeooo:rsid="01042fde"/>
    </style:style>
    <style:style style:name="T297" style:family="text">
      <style:text-properties officeooo:rsid="0073543e"/>
    </style:style>
    <style:style style:name="T298" style:family="text">
      <style:text-properties officeooo:rsid="01044ea6"/>
    </style:style>
    <style:style style:name="T299" style:family="text">
      <style:text-properties officeooo:rsid="0105936f"/>
    </style:style>
    <style:style style:name="T300" style:family="text">
      <style:text-properties officeooo:rsid="0106d331"/>
    </style:style>
    <style:style style:name="T301" style:family="text">
      <style:text-properties officeooo:rsid="010d136c"/>
    </style:style>
    <style:style style:name="T302" style:family="text">
      <style:text-properties officeooo:rsid="010e2f3a"/>
    </style:style>
    <style:style style:name="T303" style:family="text">
      <style:text-properties fo:font-size="14pt" fo:font-weight="bold" style:font-size-asian="14pt" style:font-weight-asian="bold" style:font-size-complex="14pt" style:font-weight-complex="bold"/>
    </style:style>
    <style:style style:name="T304" style:family="text">
      <style:text-properties officeooo:rsid="01195384"/>
    </style:style>
    <style:style style:name="T305" style:family="text">
      <style:text-properties fo:font-style="italic" style:font-style-asian="italic" style:font-style-complex="italic"/>
    </style:style>
    <style:style style:name="T306" style:family="text">
      <style:text-properties fo:font-style="italic" fo:font-weight="bold" officeooo:rsid="0134d2a7" style:font-style-asian="italic" style:font-weight-asian="bold" style:font-style-complex="italic" style:font-weight-complex="bold"/>
    </style:style>
    <style:style style:name="T307" style:family="text">
      <style:text-properties fo:font-style="italic" fo:font-weight="normal" style:font-style-asian="italic" style:font-weight-asian="normal" style:font-style-complex="italic" style:font-weight-complex="normal"/>
    </style:style>
    <style:style style:name="T308" style:family="text">
      <style:text-properties officeooo:rsid="011f9d0f"/>
    </style:style>
    <style:style style:name="T309" style:family="text">
      <style:text-properties officeooo:rsid="0121f9af"/>
    </style:style>
    <style:style style:name="T310" style:family="text">
      <style:text-properties fo:font-style="normal" style:font-style-asian="normal" style:font-style-complex="normal"/>
    </style:style>
    <style:style style:name="T311" style:family="text">
      <style:text-properties officeooo:rsid="0127d381"/>
    </style:style>
    <style:style style:name="T312" style:family="text">
      <style:text-properties officeooo:rsid="012a46ff"/>
    </style:style>
    <style:style style:name="T313" style:family="text">
      <style:text-properties officeooo:rsid="012f502b"/>
    </style:style>
    <style:style style:name="T314" style:family="text">
      <style:text-properties officeooo:rsid="01315996"/>
    </style:style>
    <style:style style:name="T315" style:family="text">
      <style:text-properties officeooo:rsid="0133782d"/>
    </style:style>
    <style:style style:name="T316" style:family="text">
      <style:text-properties officeooo:rsid="0134d2a7"/>
    </style:style>
    <style:style style:name="T317" style:family="text">
      <style:text-properties officeooo:rsid="01391da8"/>
    </style:style>
    <style:style style:name="T318" style:family="text">
      <style:text-properties officeooo:rsid="0139c069"/>
    </style:style>
    <style:style style:name="T319" style:family="text">
      <style:text-properties officeooo:rsid="014137b8"/>
    </style:style>
    <style:style style:name="T320" style:family="text">
      <style:text-properties officeooo:rsid="0142b0b1"/>
    </style:style>
    <style:style style:name="T321" style:family="text">
      <style:text-properties officeooo:rsid="01435ff1"/>
    </style:style>
    <style:style style:name="T322" style:family="text">
      <style:text-properties officeooo:rsid="01464945"/>
    </style:style>
    <style:style style:name="T323" style:family="text">
      <style:text-properties officeooo:rsid="014649b0"/>
    </style:style>
    <style:style style:name="T324" style:family="text">
      <style:text-properties officeooo:rsid="01488833"/>
    </style:style>
    <style:style style:name="T325" style:family="text">
      <style:text-properties officeooo:rsid="014a6ca2"/>
    </style:style>
    <style:style style:name="T326" style:family="text">
      <style:text-properties officeooo:rsid="014cb28c"/>
    </style:style>
    <style:style style:name="T327" style:family="text">
      <style:text-properties officeooo:rsid="014e1ab0"/>
    </style:style>
    <style:style style:name="T328" style:family="text">
      <style:text-properties officeooo:rsid="0150cba6"/>
    </style:style>
    <style:style style:name="T329" style:family="text">
      <style:text-properties officeooo:rsid="01528940"/>
    </style:style>
    <style:style style:name="T330" style:family="text">
      <style:text-properties officeooo:rsid="015473a1"/>
    </style:style>
    <style:style style:name="T331" style:family="text">
      <style:text-properties officeooo:rsid="015531a8"/>
    </style:style>
    <style:style style:name="T332" style:family="text">
      <style:text-properties officeooo:rsid="0155d5da"/>
    </style:style>
    <style:style style:name="T333" style:family="text">
      <style:text-properties officeooo:rsid="0157baee"/>
    </style:style>
    <style:style style:name="T334" style:family="text">
      <style:text-properties officeooo:rsid="0158a199"/>
    </style:style>
    <style:style style:name="T335" style:family="text">
      <style:text-properties officeooo:rsid="01593a2f"/>
    </style:style>
    <style:style style:name="T336" style:family="text">
      <style:text-properties officeooo:rsid="015b4162"/>
    </style:style>
    <style:style style:name="T337" style:family="text">
      <style:text-properties officeooo:rsid="015e2107"/>
    </style:style>
    <style:style style:name="T338" style:family="text">
      <style:text-properties officeooo:rsid="015fcd3c"/>
    </style:style>
    <style:style style:name="T339" style:family="text">
      <style:text-properties officeooo:rsid="0160f40d"/>
    </style:style>
    <style:style style:name="T340" style:family="text">
      <style:text-properties officeooo:rsid="0160fc18"/>
    </style:style>
    <style:style style:name="T341" style:family="text">
      <style:text-properties officeooo:rsid="0164750f"/>
    </style:style>
    <style:style style:name="T342" style:family="text">
      <style:text-properties officeooo:rsid="0169ea51"/>
    </style:style>
    <style:style style:name="T343" style:family="text">
      <style:text-properties officeooo:rsid="016d5cfa"/>
    </style:style>
    <style:style style:name="T344" style:family="text">
      <style:text-properties officeooo:rsid="016e0b2f"/>
    </style:style>
    <style:style style:name="T345" style:family="text">
      <style:text-properties officeooo:rsid="0170f17a"/>
    </style:style>
    <style:style style:name="T346" style:family="text">
      <style:text-properties officeooo:rsid="01785d1a"/>
    </style:style>
    <style:style style:name="T347" style:family="text">
      <style:text-properties officeooo:rsid="01795514"/>
    </style:style>
    <style:style style:name="T348" style:family="text">
      <style:text-properties officeooo:rsid="017a511b"/>
    </style:style>
    <style:style style:name="T349" style:family="text">
      <style:text-properties officeooo:rsid="017ad342"/>
    </style:style>
    <style:style style:name="T350" style:family="text">
      <style:text-properties officeooo:rsid="017c4510"/>
    </style:style>
    <style:style style:name="T351" style:family="text">
      <style:text-properties officeooo:rsid="017cdf62"/>
    </style:style>
    <style:style style:name="T352" style:family="text">
      <style:text-properties officeooo:rsid="017e1fac"/>
    </style:style>
    <style:style style:name="T353" style:family="text">
      <style:text-properties officeooo:rsid="0180fd30"/>
    </style:style>
    <style:style style:name="T354" style:family="text">
      <style:text-properties officeooo:rsid="01828d6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mfony</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6"><text:a xlink:type="simple" xlink:href="#__RefHeading___Toc313_596381002" text:style-name="Index_20_Link" text:visited-style-name="Index_20_Link">Les outils<text:tab/>3</text:a></text:p>
          <text:p text:style-name="P376"><text:a xlink:type="simple" xlink:href="#__RefHeading___Toc315_596381002" text:style-name="Index_20_Link" text:visited-style-name="Index_20_Link">Installation de symfony<text:tab/>4</text:a></text:p>
          <text:p text:style-name="P377"><text:a xlink:type="simple" xlink:href="#__RefHeading___Toc1609_3072568570" text:style-name="Index_20_Link" text:visited-style-name="Index_20_Link">Installer Symfony<text:tab/>4</text:a></text:p>
          <text:p text:style-name="P377"><text:a xlink:type="simple" xlink:href="#__RefHeading___Toc1611_3072568570" text:style-name="Index_20_Link" text:visited-style-name="Index_20_Link">Créer notre nouvelle application symfony<text:tab/>4</text:a></text:p>
          <text:p text:style-name="P378"><text:a xlink:type="simple" xlink:href="#__RefHeading___Toc1489_2466396563" text:style-name="Index_20_Link" text:visited-style-name="Index_20_Link">avec symfonyCLI (recommandé)<text:tab/>4</text:a></text:p>
          <text:p text:style-name="P378"><text:a xlink:type="simple" xlink:href="#__RefHeading___Toc1491_2466396563" text:style-name="Index_20_Link" text:visited-style-name="Index_20_Link">ou avec Composer<text:tab/>4</text:a></text:p>
          <text:p text:style-name="P377"><text:a xlink:type="simple" xlink:href="#__RefHeading___Toc1493_2466396563" text:style-name="Index_20_Link" text:visited-style-name="Index_20_Link">Utiliser mon application<text:tab/>5</text:a></text:p>
          <text:p text:style-name="P377"><text:a xlink:type="simple" xlink:href="#__RefHeading___Toc3703_427252436" text:style-name="Index_20_Link" text:visited-style-name="Index_20_Link">Revenir sur mon application<text:tab/>5</text:a></text:p>
          <text:p text:style-name="P376"><text:a xlink:type="simple" xlink:href="#__RefHeading___Toc317_596381002" text:style-name="Index_20_Link" text:visited-style-name="Index_20_Link">Comprendre comment fonctionne Symfony<text:tab/>6</text:a></text:p>
          <text:p text:style-name="P377"><text:a xlink:type="simple" xlink:href="#__RefHeading___Toc1613_3072568570" text:style-name="Index_20_Link" text:visited-style-name="Index_20_Link">1- le modèle MVC<text:tab/>6</text:a></text:p>
          <text:p text:style-name="P377"><text:a xlink:type="simple" xlink:href="#__RefHeading___Toc1615_3072568570" text:style-name="Index_20_Link" text:visited-style-name="Index_20_Link">2- Le namespace / autoloading<text:tab/>6</text:a></text:p>
          <text:p text:style-name="P377"><text:a xlink:type="simple" xlink:href="#__RefHeading___Toc1617_3072568570" text:style-name="Index_20_Link" text:visited-style-name="Index_20_Link">3- use namespace/Class et require file.php<text:tab/>7</text:a></text:p>
          <text:p text:style-name="P376"><text:a xlink:type="simple" xlink:href="#__RefHeading___Toc319_596381002" text:style-name="Index_20_Link" text:visited-style-name="Index_20_Link">Créer une page (ex : un site Pinterest avec des Pins)<text:tab/>8</text:a></text:p>
          <text:p text:style-name="P377"><text:a xlink:type="simple" xlink:href="#__RefHeading___Toc1495_2466396563" text:style-name="Index_20_Link" text:visited-style-name="Index_20_Link">Création d’un controller (+ une view)<text:tab/>8</text:a></text:p>
          <text:p text:style-name="P378"><text:a xlink:type="simple" xlink:href="#__RefHeading___Toc1588_2466396563" text:style-name="Index_20_Link" text:visited-style-name="Index_20_Link">Le controller<text:tab/>8</text:a></text:p>
          <text:p text:style-name="P378"><text:a xlink:type="simple" xlink:href="#__RefHeading___Toc1590_2466396563" text:style-name="Index_20_Link" text:visited-style-name="Index_20_Link">Le template de base (à modifier avec bootstrap)<text:tab/>9</text:a></text:p>
          <text:p text:style-name="P378"><text:a xlink:type="simple" xlink:href="#__RefHeading___Toc1592_2466396563" text:style-name="Index_20_Link" text:visited-style-name="Index_20_Link">Ajouter des templates header et footer<text:tab/>10</text:a></text:p>
          <text:p text:style-name="P378"><text:a xlink:type="simple" xlink:href="#__RefHeading___Toc2517_1227582954" text:style-name="Index_20_Link" text:visited-style-name="Index_20_Link">Ajouter des images<text:tab/>11</text:a></text:p>
          <text:p text:style-name="P377"><text:a xlink:type="simple" xlink:href="#__RefHeading___Toc1497_2466396563" text:style-name="Index_20_Link" text:visited-style-name="Index_20_Link">Création d’une entity (une table de ma BDD)<text:tab/>12</text:a></text:p>
          <text:p text:style-name="P377"><text:a xlink:type="simple" xlink:href="#__RefHeading___Toc1499_2466396563" text:style-name="Index_20_Link" text:visited-style-name="Index_20_Link">Configuration de la base de données<text:tab/>13</text:a></text:p>
          <text:p text:style-name="P378"><text:a xlink:type="simple" xlink:href="#__RefHeading___Toc1501_2466396563" text:style-name="Index_20_Link" text:visited-style-name="Index_20_Link">Le fichier .env<text:tab/>13</text:a></text:p>
          <text:p text:style-name="P378"><text:a xlink:type="simple" xlink:href="#__RefHeading___Toc1503_2466396563" text:style-name="Index_20_Link" text:visited-style-name="Index_20_Link">La commande doctrine:database:create<text:tab/>13</text:a></text:p>
          <text:p text:style-name="P378"><text:a xlink:type="simple" xlink:href="#__RefHeading___Toc1505_2466396563" text:style-name="Index_20_Link" text:visited-style-name="Index_20_Link">La commande make:migration<text:tab/>13</text:a></text:p>
          <text:p text:style-name="P376"><text:a xlink:type="simple" xlink:href="#__RefHeading___Toc1507_2466396563" text:style-name="Index_20_Link" text:visited-style-name="Index_20_Link">Modifier ma page pour afficher les données<text:tab/>14</text:a></text:p>
          <text:p text:style-name="P377"><text:a xlink:type="simple" xlink:href="#__RefHeading___Toc1509_2466396563" text:style-name="Index_20_Link" text:visited-style-name="Index_20_Link">Modifier le controller<text:tab/>14</text:a></text:p>
          <text:p text:style-name="P377"><text:a xlink:type="simple" xlink:href="#__RefHeading___Toc1511_2466396563" text:style-name="Index_20_Link" text:visited-style-name="Index_20_Link">Afficher les données dans le template<text:tab/>16</text:a></text:p>
          <text:p text:style-name="P376"><text:a xlink:type="simple" xlink:href="#__RefHeading___Toc1557_2466396563" text:style-name="Index_20_Link" text:visited-style-name="Index_20_Link">Créer des formulaires de modifications des données (CRUD)<text:tab/>17</text:a></text:p>
          <text:p text:style-name="P377"><text:a xlink:type="simple" xlink:href="#__RefHeading___Toc3818_427252436" text:style-name="Index_20_Link" text:visited-style-name="Index_20_Link">Create<text:tab/>17</text:a></text:p>
          <text:p text:style-name="P378"><text:a xlink:type="simple" xlink:href="#__RefHeading___Toc1594_2466396563" text:style-name="Index_20_Link" text:visited-style-name="Index_20_Link">La function create dans la class PinsController :<text:tab/>17</text:a></text:p>
          <text:p text:style-name="P378"><text:a xlink:type="simple" xlink:href="#__RefHeading___Toc1598_2466396563" text:style-name="Index_20_Link" text:visited-style-name="Index_20_Link">La nouvelle page create.html.twig dans le templates/class<text:tab/>19</text:a></text:p>
          <text:p text:style-name="P377"><text:a xlink:type="simple" xlink:href="#__RefHeading___Toc3820_427252436" text:style-name="Index_20_Link" text:visited-style-name="Index_20_Link">Edit<text:tab/>21</text:a></text:p>
          <text:p text:style-name="P378"><text:a xlink:type="simple" xlink:href="#__RefHeading___Toc3827_427252436" text:style-name="Index_20_Link" text:visited-style-name="Index_20_Link">La function edit dans la class PinsController :<text:tab/>21</text:a></text:p>
          <text:p text:style-name="P378"><text:a xlink:type="simple" xlink:href="#__RefHeading___Toc3829_427252436" text:style-name="Index_20_Link" text:visited-style-name="Index_20_Link">La nouvelle page edit.html.twig<text:tab/>21</text:a></text:p>
          <text:p text:style-name="P377"><text:a xlink:type="simple" xlink:href="#__RefHeading___Toc3836_427252436" text:style-name="Index_20_Link" text:visited-style-name="Index_20_Link">Delete<text:tab/>23</text:a></text:p>
          <text:p text:style-name="P378"><text:a xlink:type="simple" xlink:href="#__RefHeading___Toc3838_427252436" text:style-name="Index_20_Link" text:visited-style-name="Index_20_Link">La function delete dans la class PinsController :<text:tab/>23</text:a></text:p>
          <text:p text:style-name="P378"><text:a xlink:type="simple" xlink:href="#__RefHeading___Toc3840_427252436" text:style-name="Index_20_Link" text:visited-style-name="Index_20_Link">Modification de la page details.html.twig<text:tab/>23</text:a></text:p>
          <text:p text:style-name="P376"><text:a xlink:type="simple" xlink:href="#__RefHeading___Toc2501_1227582954" text:style-name="Index_20_Link" text:visited-style-name="Index_20_Link">Modifier l’entity / table BDD<text:tab/>24</text:a></text:p>
          <text:p text:style-name="P377"><text:a xlink:type="simple" xlink:href="#__RefHeading___Toc3705_427252436" text:style-name="Index_20_Link" text:visited-style-name="Index_20_Link">Ajouter des champs à une entity existante<text:tab/>24</text:a></text:p>
          <text:p text:style-name="P377"><text:a xlink:type="simple" xlink:href="#__RefHeading___Toc3707_427252436" text:style-name="Index_20_Link" text:visited-style-name="Index_20_Link">Ajouter un champ datetime<text:tab/>25</text:a></text:p>
          <text:p text:style-name="P377"><text:a xlink:type="simple" xlink:href="#__RefHeading___Toc3709_427252436" text:style-name="Index_20_Link" text:visited-style-name="Index_20_Link">Ajouter des traits et slug pour optimiser les entités<text:tab/>26</text:a></text:p>
          <text:p text:style-name="P376"><text:a xlink:type="simple" xlink:href="#__RefHeading___Toc3842_427252436" text:style-name="Index_20_Link" text:visited-style-name="Index_20_Link">Créer un modèle de form avec symfony<text:tab/>28</text:a></text:p>
          <text:p text:style-name="P376"><text:a xlink:type="simple" xlink:href="#__RefHeading___Toc9623_1897389272" text:style-name="Index_20_Link" text:visited-style-name="Index_20_Link">Syliser avec webpack et sass/scss<text:tab/>29</text:a></text:p>
          <text:p text:style-name="P377"><text:a xlink:type="simple" xlink:href="#__RefHeading___Toc9625_1897389272" text:style-name="Index_20_Link" text:visited-style-name="Index_20_Link">Installer webpack encore<text:tab/>29</text:a></text:p>
          <text:p text:style-name="P378"><text:a xlink:type="simple" xlink:href="#__RefHeading___Toc9627_1897389272" text:style-name="Index_20_Link" text:visited-style-name="Index_20_Link">Installation<text:tab/>29</text:a></text:p>
          <text:p text:style-name="P378"><text:a xlink:type="simple" xlink:href="#__RefHeading___Toc9629_1897389272" text:style-name="Index_20_Link" text:visited-style-name="Index_20_Link">Ajout de CSS<text:tab/>29</text:a></text:p>
          <text:p text:style-name="P378"><text:a xlink:type="simple" xlink:href="#__RefHeading___Toc9631_1897389272" text:style-name="Index_20_Link" text:visited-style-name="Index_20_Link">Ajout d’une googleFont<text:tab/>30</text:a></text:p>
          <text:p text:style-name="P378"><text:soft-page-break/><text:a xlink:type="simple" xlink:href="#__RefHeading___Toc9633_1897389272" text:style-name="Index_20_Link" text:visited-style-name="Index_20_Link">Ajout de bootstrap<text:tab/>31</text:a></text:p>
          <text:p text:style-name="P378"><text:a xlink:type="simple" xlink:href="#__RefHeading___Toc9645_1897389272" text:style-name="Index_20_Link" text:visited-style-name="Index_20_Link">Installer SASS<text:tab/>32</text:a></text:p>
          <text:p text:style-name="P376"><text:a xlink:type="simple" xlink:href="#__RefHeading___Toc3711_427252436" text:style-name="Index_20_Link" text:visited-style-name="Index_20_Link">Parametrer le message d’erreur sur ma page 404<text:tab/>33</text:a></text:p>
          <text:p text:style-name="P377"><text:a xlink:type="simple" xlink:href="#__RefHeading___Toc2503_1227582954" text:style-name="Index_20_Link" text:visited-style-name="Index_20_Link">Erreur en dev<text:tab/>33</text:a></text:p>
          <text:p text:style-name="P377"><text:a xlink:type="simple" xlink:href="#__RefHeading___Toc2505_1227582954" text:style-name="Index_20_Link" text:visited-style-name="Index_20_Link">Erreur en prod<text:tab/>33</text:a></text:p>
          <text:p text:style-name="P376"><text:a xlink:type="simple" xlink:href="#__RefHeading___Toc3503_1507193424" text:style-name="Index_20_Link" text:visited-style-name="Index_20_Link">Enregistrer avec GIT<text:tab/>34</text:a></text:p>
          <text:p text:style-name="P377"><text:a xlink:type="simple" xlink:href="#__RefHeading___Toc3505_1507193424" text:style-name="Index_20_Link" text:visited-style-name="Index_20_Link">git init / git add -A / git commit -m ‘mon message’<text:tab/>34</text:a></text:p>
          <text:p text:style-name="P377"><text:a xlink:type="simple" xlink:href="#__RefHeading___Toc3547_1507193424" text:style-name="Index_20_Link" text:visited-style-name="Index_20_Link">git branch<text:tab/>35</text:a></text:p>
          <text:p text:style-name="P377"><text:a xlink:type="simple" xlink:href="#__RefHeading___Toc3575_1507193424" text:style-name="Index_20_Link" text:visited-style-name="Index_20_Link">Les alias de git (raccourci clavier)<text:tab/>35</text:a></text:p>
          <text:p text:style-name="P377"><text:a xlink:type="simple" xlink:href="#__RefHeading___Toc3597_1507193424" text:style-name="Index_20_Link" text:visited-style-name="Index_20_Link">Git push<text:tab/>36</text:a></text:p>
          <text:p text:style-name="P377"><text:a xlink:type="simple" xlink:href="#__RefHeading___Toc4412_2015788703" text:style-name="Index_20_Link" text:visited-style-name="Index_20_Link">Git clone<text:tab/>37</text:a></text:p>
          <text:p text:style-name="P377"><text:a xlink:type="simple" xlink:href="#__RefHeading___Toc4683_1241084077" text:style-name="Index_20_Link" text:visited-style-name="Index_20_Link">Git ignore<text:tab/>37</text:a></text:p>
          <text:p text:style-name="P376"><text:a xlink:type="simple" xlink:href="#__RefHeading___Toc5418_877602203" text:style-name="Index_20_Link" text:visited-style-name="Index_20_Link">Authentification<text:tab/>38</text:a></text:p>
          <text:p text:style-name="P377"><text:a xlink:type="simple" xlink:href="#__RefHeading___Toc5465_247070015" text:style-name="Index_20_Link" text:visited-style-name="Index_20_Link">Ajouter une entity User<text:tab/>38</text:a></text:p>
          <text:p text:style-name="P376"><text:a xlink:type="simple" xlink:href="#__RefHeading___Toc1513_2466396563" text:style-name="Index_20_Link" text:visited-style-name="Index_20_Link">Annexes<text:tab/>40</text:a></text:p>
          <text:p text:style-name="P377"><text:a xlink:type="simple" xlink:href="#__RefHeading___Toc1515_2466396563" text:style-name="Index_20_Link" text:visited-style-name="Index_20_Link">L’entity manager<text:tab/>40</text:a></text:p>
          <text:p text:style-name="P378"><text:a xlink:type="simple" xlink:href="#__RefHeading___Toc1517_2466396563" text:style-name="Index_20_Link" text:visited-style-name="Index_20_Link">pour créer un enregistrement<text:tab/>40</text:a></text:p>
          <text:p text:style-name="P378"><text:a xlink:type="simple" xlink:href="#__RefHeading___Toc1527_2466396563" text:style-name="Index_20_Link" text:visited-style-name="Index_20_Link">Pour afficher tous les enregistrements<text:tab/>41</text:a></text:p>
          <text:p text:style-name="P377"><text:a xlink:type="simple" xlink:href="#__RefHeading___Toc1543_2466396563" text:style-name="Index_20_Link" text:visited-style-name="Index_20_Link">Les paramètres de configuration<text:tab/>42</text:a></text:p>
          <text:p text:style-name="P377"><text:a xlink:type="simple" xlink:href="#__RefHeading___Toc1545_2466396563" text:style-name="Index_20_Link" text:visited-style-name="Index_20_Link">Les commandes utiles<text:tab/>43</text:a></text:p>
          <text:p text:style-name="P377"><text:a xlink:type="simple" xlink:href="#__RefHeading___Toc1549_2466396563" text:style-name="Index_20_Link" text:visited-style-name="Index_20_Link">Les formulaires<text:tab/>44</text:a></text:p>
          <text:p text:style-name="P378"><text:a xlink:type="simple" xlink:href="#__RefHeading___Toc4363_3568567701" text:style-name="Index_20_Link" text:visited-style-name="Index_20_Link">Les méthodes pour les formulaires :<text:tab/>44</text:a></text:p>
          <text:p text:style-name="P378"><text:a xlink:type="simple" xlink:href="#__RefHeading___Toc4365_3568567701" text:style-name="Index_20_Link" text:visited-style-name="Index_20_Link">Les messages flashes<text:tab/>44</text:a></text:p>
          <text:p text:style-name="P378"><text:a xlink:type="simple" xlink:href="#__RefHeading___Toc4367_3568567701" text:style-name="Index_20_Link" text:visited-style-name="Index_20_Link">Les contraintes de champ de formulaire<text:tab/>45</text:a></text:p>
          <text:p text:style-name="P378"><text:a xlink:type="simple" xlink:href="#__RefHeading___Toc4577_1241084077" text:style-name="Index_20_Link" text:visited-style-name="Index_20_Link">Upload d’images avec VICH UPLOADER BUNDLE pour Symfony 6<text:tab/>46</text:a></text:p>
          <text:p text:style-name="P377"><text:a xlink:type="simple" xlink:href="#__RefHeading___Toc1600_2466396563" text:style-name="Index_20_Link" text:visited-style-name="Index_20_Link">Syntaxe Twig :<text:tab/>50</text:a></text:p>
          <text:p text:style-name="P378"><text:a xlink:type="simple" xlink:href="#__RefHeading___Toc4369_3568567701" text:style-name="Index_20_Link" text:visited-style-name="Index_20_Link">Les filtres/méthodes twig<text:tab/>50</text:a></text:p>
          <text:p text:style-name="P378"><text:a xlink:type="simple" xlink:href="#__RefHeading___Toc4371_3568567701" text:style-name="Index_20_Link" text:visited-style-name="Index_20_Link">La date actuelle<text:tab/>50</text:a></text:p>
          <text:p text:style-name="P378"><text:a xlink:type="simple" xlink:href="#__RefHeading___Toc4373_3568567701" text:style-name="Index_20_Link" text:visited-style-name="Index_20_Link">La boucle « for »<text:tab/>50</text:a></text:p>
          <text:p text:style-name="P378"><text:a xlink:type="simple" xlink:href="#__RefHeading___Toc4375_3568567701" text:style-name="Index_20_Link" text:visited-style-name="Index_20_Link">Include<text:tab/>51</text:a></text:p>
          <text:p text:style-name="P378"><text:a xlink:type="simple" xlink:href="#__RefHeading___Toc4377_3568567701" text:style-name="Index_20_Link" text:visited-style-name="Index_20_Link">{{ parent() }}<text:tab/>52</text:a></text:p>
          <text:p text:style-name="P378"><text:a xlink:type="simple" xlink:href="#__RefHeading___Toc4379_3568567701" text:style-name="Index_20_Link" text:visited-style-name="Index_20_Link">Commentaires Twig<text:tab/>52</text:a></text:p>
          <text:p text:style-name="P378"><text:a xlink:type="simple" xlink:href="#__RefHeading___Toc1602_2466396563" text:style-name="Index_20_Link" text:visited-style-name="Index_20_Link">Syntaxe des liens<text:tab/>53</text:a></text:p>
          <text:p text:style-name="P377"><text:a xlink:type="simple" xlink:href="#__RefHeading___Toc4381_3568567701" text:style-name="Index_20_Link" text:visited-style-name="Index_20_Link">Informations diverses<text:tab/>54</text:a></text:p>
          <text:p text:style-name="P378"><text:a xlink:type="simple" xlink:href="#__RefHeading___Toc3617_1507193424" text:style-name="Index_20_Link" text:visited-style-name="Index_20_Link">Extension psysh-bundle<text:tab/>54</text:a></text:p>
          <text:p text:style-name="P378"><text:a xlink:type="simple" xlink:href="#__RefHeading___Toc3619_1507193424" text:style-name="Index_20_Link" text:visited-style-name="Index_20_Link">Création d’une nouvelle function TwigBundle<text:tab/>55</text:a></text:p>
          <text:p text:style-name="P378"><text:a xlink:type="simple" xlink:href="#__RefHeading___Toc2519_1227582954" text:style-name="Index_20_Link" text:visited-style-name="Index_20_Link">Déployer une application sur un serveur avec git<text:tab/>56</text:a></text:p>
        </text:index-body>
      </text:table-of-content>
      <text:p text:style-name="P1"/>
      <text:h text:style-name="P379" text:outline-level="1"><text:bookmark-start text:name="__RefHeading___Toc313_596381002"/>Les outils<text:bookmark-end text:name="__RefHeading___Toc313_596381002"/></text:h>
      <text:p text:style-name="P1"/>
      <text:p text:style-name="P1">- Un terminal pour les lignes de commande, ex : cmder</text:p>
      <text:p text:style-name="P6">PAS OBLIGATOIRE</text:p>
      <text:p text:style-name="P3">Plutot que l'invite de commande windows, charger cmder et le mettre dans la barre de raccourci</text:p>
      <text:p text:style-name="P3">(pas à pas: https://www.kgaut.net/blog/2017/installer-composer-sous-windows.html)</text:p>
      <text:p text:style-name="P3">Charger cmder ici: https://cmder.net/</text:p>
      <text:p text:style-name="P3">Download FULL (pour avoir git pour windows, utile avec symfony et Drupal)</text:p>
      <text:p text:style-name="P3">Télécharger le zip puis mettre le fichier cmder dans c:</text:p>
      <text:p text:style-name="P3"/>
      <text:p text:style-name="P3">- <text:span text:style-name="T268">S’il n’y a pas cmder avec git, télécharger GIT qui est un pré-requis de Symfony</text:span></text:p>
      <text:p text:style-name="P3"><text:span text:style-name="T271">(si git n’est pas reconnu dan la console: </text:span><text:a xlink:type="simple" xlink:href="https://hackthebamboo.com/git-nest-pas-reconnu/" text:style-name="Internet_20_link" text:visited-style-name="Visited_20_Internet_20_Link">https://hackthebamboo.com/git-nest-pas-reconnu/</text:a><text:span text:style-name="T271">)</text:span></text:p>
      <text:p text:style-name="P3"/>
      <text:p text:style-name="P2">- Composer doit être installé</text:p>
      <text:p text:style-name="P2"><text:line-break/>- <text:span text:style-name="T13">Sur Packagist.org, on peut trouver des librairy PHP à ajouter grâce à composer</text:span></text:p>
      <text:p text:style-name="P1"/>
      <text:p text:style-name="P1">- PHP version&gt;7</text:p>
      <text:p text:style-name="P1"/>
      <text:p text:style-name="P1">- MySQL</text:p>
      <text:p text:style-name="P1"/>
      <text:p text:style-name="P1">- VSCode avec des extensions supplémentaires :</text:p>
      <text:list xml:id="list942463363" text:style-name="L1">
        <text:list-item>
          <text:p text:style-name="P401">PHP DocBlocker</text:p>
        </text:list-item>
        <text:list-item>
          <text:p text:style-name="P400"><text:span text:style-name="T1">PHP Namespace Resolver <text:line-break/></text:span><text:span text:style-name="T9">(pour savoir où se trouve la funtion grâce à un clic droit « import class » qui affiche le chemin d’accès total vers la class ou la function) </text:span></text:p>
        </text:list-item>
        <text:list-item>
          <text:p text:style-name="P401">Twig (ou Twig Language 2, plus récent et mieux côté)</text:p>
        </text:list-item>
        <text:list-item>
          <text:p text:style-name="P401">Symfony code snippets And Twig support AND Yaml</text:p>
        </text:list-item>
        <text:list-item>
          <text:p text:style-name="P402">PHP Debug (with Xdebug) by Robert Lu</text:p>
        </text:list-item>
      </text:list>
      <text:p text:style-name="P1"/>
      <text:p text:style-name="P1">- <text:span text:style-name="T315">Node.js avec npm utile aussi pour webpack encore qui compresse les fichiers.</text:span></text:p>
      <text:h text:style-name="P379" text:outline-level="1"><text:bookmark-start text:name="__RefHeading___Toc315_596381002"/>Installation de symfony<text:bookmark-end text:name="__RefHeading___Toc315_596381002"/></text:h>
      <text:h text:style-name="Heading_20_2" text:outline-level="2"><text:bookmark-start text:name="__RefHeading___Toc1609_3072568570"/>Installer Symfony<text:bookmark-end text:name="__RefHeading___Toc1609_3072568570"/></text:h>
      <text:p text:style-name="P24">Installer composer (télécharger si nécessaire)</text:p>
      <text:p text:style-name="P24">Installer scoop si nécessaire à partir de powershell terminal sur windows <text:span text:style-name="T253">(voire https://scoop.sh/):</text:span></text:p>
      <text:p text:style-name="P26"><text:span text:style-name="Source_20_Text"><text:span text:style-name="T73">Set-ExecutionPolicy RemoteSigned -Scope CurrentUser</text:span></text:span></text:p>
      <text:p text:style-name="P24">puis</text:p>
      <text:p text:style-name="P25"><text:span text:style-name="Source_20_Text"><text:span text:style-name="T73">irm get.scoop.sh | iex</text:span></text:span></text:p>
      <text:p text:style-name="P24">Ces commandes vont installer scoop.</text:p>
      <text:p text:style-name="P27"><text:span text:style-name="T5">Installation de Symfony </text:span><text:span text:style-name="T6">ou symfony CLI </text:span><text:span text:style-name="T36">à partir de </text:span><text:span text:style-name="T37">scoop : </text:span></text:p>
      <text:p text:style-name="P28"><text:span text:style-name="Source_20_Text"><text:span text:style-name="T73">scoop install symfony-cli</text:span></text:span></text:p>
      <text:p text:style-name="P1"/>
      <text:h text:style-name="Heading_20_2" text:outline-level="2"><text:bookmark-start text:name="__RefHeading___Toc1611_3072568570"/>Créer <text:span text:style-name="T20">notre</text:span> nouvelle application symfony<text:bookmark-end text:name="__RefHeading___Toc1611_3072568570"/></text:h>
      <text:p text:style-name="P19"><text:span text:style-name="T38">En</text:span><text:span text:style-name="T1"> lignes de commandes </text:span><text:span text:style-name="T38">aller dans le bon répertoire</text:span><text:span text:style-name="T1">, ex :</text:span><text:span text:style-name="T4"> </text:span></text:p>
      <text:p text:style-name="P3"><text:span text:style-name="T73">cd..</text:span> pour remonter à la racine puis </text:p>
      <text:p text:style-name="P3"><text:a xlink:type="simple" xlink:href="file:///c:/" text:style-name="Internet_20_link" text:visited-style-name="Visited_20_Internet_20_Link"><text:span text:style-name="T2">c:\</text:span></text:a><text:span text:style-name="T2"> </text:span><text:span text:style-name="T73">cd xampp/</text:span><text:span text:style-name="T79">htdocs</text:span></text:p>
      <text:h text:style-name="Heading_20_3" text:outline-level="3"><text:bookmark-start text:name="__RefHeading___Toc1489_2466396563"/>avec symfonyCLI <text:span text:style-name="T40">(recommandé)</text:span><text:bookmark-end text:name="__RefHeading___Toc1489_2466396563"/></text:h>
      <text:p text:style-name="P33">Pour une application symfony simplifiée :</text:p>
      <text:p text:style-name="P32"><text:span text:style-name="T2">c:\xampp\</text:span><text:span text:style-name="T4">htdocs&gt;</text:span><text:span text:style-name="T77">symfony new </text:span><text:span text:style-name="T78">mon</text:span><text:span text:style-name="T80">Appli</text:span><text:span text:style-name="T78">Symfony</text:span></text:p>
      <text:p text:style-name="P33">ou pour un site complet web complet :</text:p>
      <text:p text:style-name="P4"><text:span text:style-name="T2">c:\xampp\</text:span>htdocs&gt;<text:span text:style-name="T73">symfony new –</text:span><text:span text:style-name="T79">webapp </text:span><text:span text:style-name="T78">monSiteSymfony</text:span></text:p>
      <text:p text:style-name="P32"><text:span text:style-name="T41">(depuis la CLI 5.2.1 de Symfony, le flag --full est remplacé par --webapp </text:span><text:span text:style-name="T39"><text:s/></text:span></text:p>
      <text:p text:style-name="P32"><text:span text:style-name="T42">avant on écrivait : </text:span><text:span text:style-name="T2">c:\xampp\</text:span><text:span text:style-name="T4">htdocs&gt;symfony new –</text:span><text:span text:style-name="T39">full</text:span><text:span text:style-name="T38"> </text:span><text:span text:style-name="T3">monSiteSymfony</text:span><text:span text:style-name="T42">)</text:span></text:p>
      <text:p text:style-name="P36">Cette commande donne la dernière version de symfony, </text:p>
      <text:p text:style-name="P163"><text:span text:style-name="T253">(</text:span>Pour une version particulière comme par exemple la version long terme support (lts) ou 5.2 pour une ancienne, ect...</text:p>
      <text:p text:style-name="P37"><text:span text:style-name="T2">c:\xampp\</text:span><text:span text:style-name="T4">htdocs&gt;symfony new –</text:span><text:span text:style-name="T42">webapp</text:span><text:span text:style-name="T38"> </text:span><text:span text:style-name="T3">monSiteSymfony</text:span><text:span text:style-name="T40"> <text:s/>--version=lts </text:span></text:p>
      <text:p text:style-name="P35">La version lts ne sera pas forcément la dernière mais celle supportée pour les années à venir<text:span text:style-name="T253">)</text:span></text:p>
      <text:h text:style-name="Heading_20_3" text:outline-level="3"><text:bookmark-start text:name="__RefHeading___Toc1491_2466396563"/><text:span text:style-name="T39">ou </text:span>avec Composer <text:bookmark-end text:name="__RefHeading___Toc1491_2466396563"/></text:h>
      <text:p text:style-name="P33">Pour une application symfony simplifiée :</text:p>
      <text:p text:style-name="P34"><text:span text:style-name="T2">c:\xampp\</text:span><text:span text:style-name="T4">htdocs&gt;</text:span><text:span text:style-name="T77">composer create-project symfony/skeleton </text:span><text:span text:style-name="T78">monSiteSymfony</text:span></text:p>
      <text:p text:style-name="P30">puis, <text:span text:style-name="T40">pour un projet web + complet :</text:span></text:p>
      <text:p text:style-name="P115">cd monSiteSymfony</text:p>
      <text:p text:style-name="P30"><text:span text:style-name="T2">c:\xampp\</text:span><text:span text:style-name="T4">htdocs</text:span><text:span text:style-name="T2">\</text:span><text:span text:style-name="T4">monSite</text:span><text:span text:style-name="T3">Symfony&gt;</text:span><text:span text:style-name="T73">composer require webapp</text:span></text:p>
      <text:p text:style-name="P35">ou + direct :</text:p>
      <text:p text:style-name="P35"><text:span text:style-name="T2">c:\xampp\</text:span><text:span text:style-name="T4">htdocs&gt;</text:span><text:span text:style-name="T77">composer create-project symfony/w</text:span><text:span text:style-name="T73">ebsite-</text:span><text:span text:style-name="T77">skeleton </text:span><text:span text:style-name="T78">monSiteSymfony</text:span></text:p>
      <text:p text:style-name="P4"/>
      <text:p text:style-name="P29">puis</text:p>
      <text:p text:style-name="P5"><text:span text:style-name="T2">c:\xampp\</text:span>htdocs&gt;<text:span text:style-name="T78">cd monSiteSymfony</text:span><text:span text:style-name="T3"> </text:span><text:span text:style-name="T5">(pour entrer dans mon repertoire)</text:span></text:p>
      <text:p text:style-name="P3"><text:span text:style-name="T2">c:\xampp\</text:span>htdocs<text:span text:style-name="T2">\</text:span>monSite<text:span text:style-name="T3">Symfony&gt;</text:span><text:span text:style-name="T78">code . </text:span><text:span text:style-name="T3">(pour ouvrir ce répertoire avec VSCode)</text:span></text:p>
      <text:p text:style-name="P31">Utiliser alors le terminal de VSCode pour éviter les allers-retours entre fenêtres</text:p>
      <text:p text:style-name="P60"/>
      <text:h text:style-name="P386" text:outline-level="2"><text:bookmark-start text:name="__RefHeading___Toc1493_2466396563"/>Utiliser mon application<text:bookmark-end text:name="__RefHeading___Toc1493_2466396563"/></text:h>
      <text:p text:style-name="P255"><text:span text:style-name="T41">La commande « </text:span><text:span text:style-name="T199">symfony serve</text:span><text:span text:style-name="T41"> » permet de démarrer le serveur et voir la page qui s’affiche</text:span></text:p>
      <text:p text:style-name="P38"><text:span text:style-name="T41">symfony serve nécessite un https, </text:span><text:span text:style-name="T43">avec</text:span><text:span text:style-name="T41"> la sécurité (s).</text:span></text:p>
      <text:p text:style-name="P39">La console nous demande donc de taper « <text:span text:style-name="T73">symfony server:ca:install</text:span> » <text:span text:style-name="T254">la première fois </text:span>pour installer un certificat.</text:p>
      <text:p text:style-name="P3"/>
      <text:p text:style-name="P231">Une fois que c’est fait je recommence <text:span text:style-name="T73">symfony serve -d</text:span></text:p>
      <text:p text:style-name="P231">J’ai alors le lien d’accès : <text:a xlink:type="simple" xlink:href="https://127.0.0.1:8000/" text:style-name="Internet_20_link" text:visited-style-name="Visited_20_Internet_20_Link">https://127.0.0.1:8000</text:a> à copier dans ma barre d’adresse.</text:p>
      <text:p text:style-name="P231">ATTENTION xampp <text:span text:style-name="T295">doit être lancé pour accéder à la base de données.</text:span></text:p>
      <text:p text:style-name="P231">Si on passe par <text:span text:style-name="T295">xampp/apache ie</text:span> localhost/monSiteSymfony/<text:span text:style-name="T254">public</text:span> au lieu de <text:s/><text:a xlink:type="simple" xlink:href="https://127.0.0.1:8000/" text:style-name="Internet_20_link" text:visited-style-name="Visited_20_Internet_20_Link">https://127.0.0.1:8000</text:a> les liens entre pages (routes) ne fonctionneront pas. <text:span text:style-name="T254">Il faut donc mettre l’adresse du serveur et non localhost dans le navigateur.</text:span></text:p>
      <text:p text:style-name="P231"/>
      <text:p text:style-name="P231"/>
      <text:p text:style-name="P166">Pour remplacer la page d’index, la première page que je crée doit avoir comme route </text:p>
      <text:p text:style-name="P166">#[Route<text:span text:style-name="T197">(</text:span><text:span text:style-name="T73">'/'</text:span>, name: 'app_home')]</text:p>
      <text:p text:style-name="P166">Par défaut Symfony va créer #[Route('/maClass', name: 'app_maClass')], il faudra donc penser à mettre juste ‘/’ pour dire que c’est la page d’index.</text:p>
      <text:p text:style-name="P168"/>
      <text:p text:style-name="P169">La version 5 de Symfony utilisait la syntaxe <text:span text:style-name="T234">commentée :</text:span> </text:p>
      <text:p text:style-name="P169">/**</text:p>
      <text:p text:style-name="P169">*@Route<text:span text:style-name="T164">(‘'/'’, name: ‘'app_home'’) </text:span></text:p>
      <text:p text:style-name="P169">*/</text:p>
      <text:p text:style-name="P259">(double-quote important dans Symfony 5)</text:p>
      <text:p text:style-name="P170"/>
      <text:p text:style-name="P169">La version 6 utilise <text:span text:style-name="T234">un attribut :</text:span></text:p>
      <text:p text:style-name="P167">#[Route('/', name: 'app_home')] </text:p>
      <text:p text:style-name="P259">(simple quote)</text:p>
      <text:p text:style-name="P259"/>
      <text:h text:style-name="Heading_20_2" text:outline-level="2"><text:bookmark-start text:name="__RefHeading___Toc3703_427252436"/>Revenir sur mon application<text:bookmark-end text:name="__RefHeading___Toc3703_427252436"/></text:h>
      <text:p text:style-name="P291">J’ouvre VSCode puis mon répertoire monSiteSymfony dans VSCode.</text:p>
      <text:p text:style-name="P291">Je démarre un nouveau terminal (qui doit afficher mon chemin xampp\htdocs\monSiteSymfony) pour taper <text:span text:style-name="T297"><text:s/></text:span><text:span text:style-name="T112">symfony serve -d</text:span></text:p>
      <text:p text:style-name="P232"/>
      <text:p text:style-name="P232">J’ai alors le lien d’accès : <text:a xlink:type="simple" xlink:href="https://127.0.0.1:8000/" text:style-name="Internet_20_link" text:visited-style-name="Visited_20_Internet_20_Link">https://127.0.0.1:8000</text:a> à copier dans ma barre d’adresse <text:span text:style-name="T296">sur mon navigateur</text:span>.</text:p>
      <text:p text:style-name="P232">ATTENTION xampp <text:span text:style-name="T295">doit être lancé pour accéder à la base de données.</text:span></text:p>
      <text:p text:style-name="P291">Sinon nous aurons un message d’erreur disant que l’accès au serveur est expréseement refusée.</text:p>
      <text:h text:style-name="P379" text:outline-level="1"><text:bookmark-start text:name="__RefHeading___Toc317_596381002"/>Comprendre comment fonctionne Symfony<text:bookmark-end text:name="__RefHeading___Toc317_596381002"/></text:h>
      <text:h text:style-name="Heading_20_2" text:outline-level="2"><text:bookmark-start text:name="__RefHeading___Toc1613_3072568570"/><text:span text:style-name="T17">1- </text:span>le modèle MVC<text:bookmark-end text:name="__RefHeading___Toc1613_3072568570"/></text:h>
      <text:p text:style-name="P40">- Le répertoire MODEL : <text:span text:style-name="T44">(« Administrateur » </text:span><text:span text:style-name="T52">dans le répertoire Src/Entity</text:span><text:span text:style-name="T44">)</text:span></text:p>
      <text:p text:style-name="P41"><text:span text:style-name="T44">Il répond aux demandes du controller grâce à l’a</text:span><text:span text:style-name="T45">ccès aux données, lecture/insertion/modification.</text:span></text:p>
      <text:p text:style-name="P48"><text:span text:style-name="T50">Par convention, o</text:span>n utilise <text:span text:style-name="T50">ORM </text:span><text:span text:style-name="T51">(Object Relational Mapper)</text:span><text:span text:style-name="T50"> :</text:span>Doctrine avec Symfony <text:span text:style-name="T50">(et pas PDO </text:span><text:span text:style-name="T51">avec CRUD, Insert, Delete...</text:span><text:span text:style-name="T50">)</text:span>.</text:p>
      <text:p text:style-name="P49">On créera donc des class représentant chaque table de notre BDD avec ses attributs et des Getter et Setter. L’ORM créera le SQL et les tables automatiquement quelque soit le type de BDD.</text:p>
      <text:p text:style-name="P48"/>
      <text:p text:style-name="P40">- Le répertoire VIEW (<text:span text:style-name="T52">dans le répertoire </text:span>template<text:span text:style-name="T52">s</text:span>) : </text:p>
      <text:p text:style-name="P40"><text:span text:style-name="T8">affichage </text:span><text:span text:style-name="T44">des pages demandées par le controller</text:span></text:p>
      <text:p text:style-name="P48">On utilise Twig (.html.twig) avec Symfony.</text:p>
      <text:p text:style-name="P48"/>
      <text:p text:style-name="P9">- Le répertoire CONTROLLER (<text:span text:style-name="T52">dans le répertoire </text:span>src/controller) : <text:span text:style-name="T44">(« directeur ») </text:span></text:p>
      <text:p text:style-name="P9">traitement de la demande <text:span text:style-name="T44">reçue,</text:span> <text:span text:style-name="T17">avec des Class</text:span>, re<text:span text:style-name="T17">n</text:span>voi <text:span text:style-name="T44">la view correspondante en réponse</text:span></text:p>
      <text:p text:style-name="P48">On utilise PHP orienté Objet avec des Class contenant des méthodes (function) pour Symfony.</text:p>
      <text:p text:style-name="P8"/>
      <text:h text:style-name="Heading_20_2" text:outline-level="2"><text:bookmark-start text:name="__RefHeading___Toc1615_3072568570"/><text:span text:style-name="T18">2</text:span><text:span text:style-name="T16">- </text:span>Le namespace / <text:span text:style-name="T14">autoloading</text:span><text:bookmark-end text:name="__RefHeading___Toc1615_3072568570"/></text:h>
      <text:p text:style-name="P13">Dans composer.json, par défaut src est remplacé par APP, à renommer avec le nom de notre application :</text:p>
      <text:p text:style-name="P13"><text:s text:c="4"/>"autoload": {</text:p>
      <text:p text:style-name="P13"><text:s text:c="8"/>"psr-4": {</text:p>
      <text:p text:style-name="P13"><text:s text:c="12"/>"App\\": "src/"</text:p>
      <text:p text:style-name="P13"><text:s text:c="8"/>}</text:p>
      <text:p text:style-name="P13"><text:s text:c="4"/>},</text:p>
      <text:p text:style-name="P7">A<text:span text:style-name="T15">pp est le nom de notre « namespace », un peu comme un répertoire. Cela permet d’avoir des fichiers qui portent le même nom dans différentes applications sans qu’il n’y ait de confusions sur la source au moment de l’autoload.</text:span></text:p>
      <text:p text:style-name="P14">Ce namespace doit être mentionné sur chaque fichier Class.php avant la définition de la Class</text:p>
      <text:p text:style-name="P14">ex : namespace App\Controller pour les Class.php enregistrées dans src/Controller</text:p>
      <text:p text:style-name="P14"/>
      <text:h text:style-name="P388" text:outline-level="2"/>
      <text:h text:style-name="P386" text:outline-level="2"><text:bookmark-start text:name="__RefHeading___Toc1617_3072568570"/><text:span text:style-name="T18">3</text:span>- use <text:span text:style-name="T44">namespace/Class</text:span> <text:span text:style-name="T19">et</text:span> require <text:span text:style-name="T44">file.php</text:span><text:bookmark-end text:name="__RefHeading___Toc1617_3072568570"/></text:h>
      <text:p text:style-name="P16"><text:span text:style-name="T32">Pour appeler une Class dans un autre fichier</text:span> : use <text:span text:style-name="T31">namespace</text:span>/NomDeLaClass ;</text:p>
      <text:p text:style-name="P15"><text:span text:style-name="T32">Pour appeler une function dans un autre fichier</text:span> : require ‘NomDuChemin/NomD<text:span text:style-name="T32">uFichier</text:span>.php’ ;</text:p>
      <text:p text:style-name="P256"><text:span text:style-name="T255">P</text:span><text:span text:style-name="T34">our appeler les fichiers ou les classes de façon automatique (autoload sera dans notre index.php)</text:span></text:p>
      <text:p text:style-name="P17"/>
      <text:p text:style-name="P17"><text:s text:c="4"/>"autoload": {</text:p>
      <text:p text:style-name="P17"><text:s text:c="8"/>"files": [<text:tab/><text:tab/><text:tab/>**<text:span text:style-name="T33">d’un fichier unique</text:span></text:p>
      <text:p text:style-name="P17"><text:s text:c="12"/>"src/monFichier.php"</text:p>
      <text:p text:style-name="P17"><text:s text:c="8"/>],</text:p>
      <text:p text:style-name="P17"><text:s text:c="10"/>"classmap": [<text:tab/><text:tab/>**<text:span text:style-name="T33">d’une série de Class, nommées dans un tableau</text:span></text:p>
      <text:p text:style-name="P17"><text:s text:c="12"/>"./Class.php"</text:p>
      <text:p text:style-name="P17"><text:s text:c="8"/>],</text:p>
      <text:p text:style-name="P20"><text:span text:style-name="T34"><text:s text:c="10"/>"classmap": [<text:tab/><text:tab/>** </text:span><text:span text:style-name="T33">de toutes les </text:span><text:span text:style-name="T35">C</text:span><text:span text:style-name="T33">lass se trouvant dans le répertoire sité (src)</text:span></text:p>
      <text:p text:style-name="P20"><text:span text:style-name="T34"><text:s text:c="12"/>"</text:span><text:span text:style-name="T33">src</text:span><text:span text:style-name="T34">"</text:span></text:p>
      <text:p text:style-name="P18"><text:s text:c="8"/>],</text:p>
      <text:p text:style-name="P17"><text:s text:c="8"/>"psr-4": {</text:p>
      <text:p text:style-name="P17"><text:s text:c="12"/>"App\\": "src/"</text:p>
      <text:p text:style-name="P17"><text:s text:c="8"/>}</text:p>
      <text:p text:style-name="P17"><text:s text:c="4"/>}</text:p>
      <text:p text:style-name="P15"/>
      <text:p text:style-name="P21">L’index de Symfony va appeler l’autoload défini dans composer.json require ‘vendor/autoload.php’ (chemin à vérifier)</text:p>
      <text:p text:style-name="P22">La commande « composer dump-autoload -o » va permettre la mise à jour donc la prise en compte de mes dernières mises à jour dans le fichier composer.json fonction autoload</text:p>
      <text:h text:style-name="P379" text:outline-level="1"><text:bookmark-start text:name="__RefHeading___Toc319_596381002"/>Créer <text:span text:style-name="T7">une</text:span> page <text:span text:style-name="T145">(ex : un site Pinterest avec des Pins)</text:span><text:bookmark-end text:name="__RefHeading___Toc319_596381002"/></text:h>
      <text:h text:style-name="Heading_20_2" text:outline-level="2"><text:bookmark-start text:name="__RefHeading___Toc1495_2466396563"/>Création d’u<text:span text:style-name="T56">n</text:span> controller <text:span text:style-name="T53">(+ </text:span><text:span text:style-name="T56">une </text:span><text:span text:style-name="T53">view)</text:span><text:bookmark-end text:name="__RefHeading___Toc1495_2466396563"/></text:h>
      <text:h text:style-name="Heading_20_3" text:outline-level="3"><text:bookmark-start text:name="__RefHeading___Toc1588_2466396563"/>Le controller<text:bookmark-end text:name="__RefHeading___Toc1588_2466396563"/></text:h>
      <text:p text:style-name="P42">Utiliser la commande en ligne maker dans la console de VSCode :</text:p>
      <text:p text:style-name="P42"><text:span text:style-name="T2">c:\xampp\</text:span><text:span text:style-name="T4">htdocs</text:span><text:span text:style-name="T2">\</text:span><text:span text:style-name="T4">monSite</text:span><text:span text:style-name="T3">Symfony&gt;</text:span><text:span text:style-name="T73">symfony console make:controller PinsController</text:span></text:p>
      <text:p text:style-name="P42">Les bases de la page Controller seront remplies automatiquement.</text:p>
      <text:p text:style-name="P44"/>
      <text:p text:style-name="P44">- <text:span text:style-name="T47">Le namespace de notre nouvelle Class</text:span></text:p>
      <text:p text:style-name="P44"/>
      <text:p text:style-name="P47"><text:span text:style-name="T9">- </text:span><text:span text:style-name="T47">U</text:span><text:span text:style-name="T46">ne Class extends de la Class générique AbstractController</text:span><text:span text:style-name="T9"> </text:span><text:span text:style-name="T47">avec :</text:span></text:p>
      <text:p text:style-name="P47"/>
      <text:p text:style-name="P47"><text:span text:style-name="T47"><text:tab/>1- </text:span><text:span text:style-name="T46">notification de la « ro</text:span><text:span text:style-name="T47">ute</text:span><text:span text:style-name="T46"> »</text:span><text:span text:style-name="T9"> </text:span><text:span text:style-name="T46">ie</text:span><text:span text:style-name="T9"> </text:span><text:span text:style-name="T12">l’</text:span><text:span text:style-name="T9">adresse </text:span><text:span text:style-name="T12">de </text:span><text:span text:style-name="T47">la</text:span><text:span text:style-name="T9"> fonction </text:span><text:span text:style-name="T47">(méthode)</text:span><text:span text:style-name="T9"> </text:span><text:span text:style-name="T47">définie dans la Class</text:span></text:p>
      <text:p text:style-name="P47"><text:span text:style-name="T11"><text:s text:c="5"/>Route("/</text:span><text:span text:style-name="T49">pins</text:span><text:span text:style-name="T11">", name="</text:span><text:span text:style-name="T49">app_pins</text:span><text:span text:style-name="T11">"), </text:span><text:span text:style-name="T46">avec 2 paramètres remplis automatiquement grâce à maker</text:span></text:p>
      <text:list xml:id="list3644031584" text:style-name="L2">
        <text:list-item>
          <text:p text:style-name="P403"><text:span text:style-name="T11">Le paramètre « / » signifie la route après monSiteSyfony/ </text:span><text:span text:style-name="T46">puis le répertoire (avec maker il sera créé automatiquement aussi dans les templates). </text:span></text:p>
          <text:p text:style-name="P404"><text:span text:style-name="T49">Si je veux définir ma page d’accueil je mets juste </text:span><text:span text:style-name="T81">Route("/",</text:span><text:span text:style-name="T11"> </text:span><text:span text:style-name="T81">name="</text:span><text:span text:style-name="T82">homePage</text:span><text:span text:style-name="T81">")</text:span><text:span text:style-name="T11">. </text:span><text:span text:style-name="T49">Ce sera le Controller de ma homePage, et je retourne une page homePage.html.twig</text:span></text:p>
        </text:list-item>
        <text:list-item>
          <text:p text:style-name="P405">Le paramètre nom est un bon usage pour identifier plus facilement nos routes</text:p>
        </text:list-item>
      </text:list>
      <text:p text:style-name="P47"/>
      <text:p text:style-name="P47"><text:span text:style-name="T47"><text:tab/>2- </text:span><text:span text:style-name="T46">une fonction </text:span><text:span text:style-name="T47">(la « méthode » de la Class)</text:span><text:span text:style-name="T46"> qui donne</text:span><text:span text:style-name="T11"> la </text:span><text:span text:style-name="T46">Response</text:span><text:span text:style-name="T11"> </text:span><text:span text:style-name="T46">ie l’affichage </text:span></text:p>
      <text:p text:style-name="P46">Là aussi maker remplit tout automatiquement</text:p>
      <text:p text:style-name="P11"/>
      <text:p text:style-name="P12">- <text:span text:style-name="T47">L’appel aux Class utilisées, grâce à leur namespace, est noté entre le namespace de notre Class et sa définition.</text:span></text:p>
      <text:p text:style-name="P12"><text:span text:style-name="T16">« use </text:span><text:span text:style-name="T46">namespace</text:span><text:span text:style-name="T16">/Class » doit être mis comme un require en haut de chaque page qui utilise une Class définie sur un autre fichier </text:span>pour que notre fichier connaisse le chemin et puisse aller la chercher.</text:p>
      <text:p text:style-name="P45"><text:span text:style-name="T11">L’utilisation d’une classe Symfony (ici </text:span><text:span text:style-name="T47">AbstractController, </text:span><text:span text:style-name="T11">Response </text:span><text:span text:style-name="T47">et Route</text:span><text:span text:style-name="T11">) </text:span><text:span text:style-name="T48">peut se faire grâce à </text:span><text:span text:style-name="T11">l’extension « </text:span><text:span text:style-name="T1">PHP Namespace Resolver » : </text:span><text:span text:style-name="T81">clic droit </text:span><text:span text:style-name="T83">(</text:span><text:span text:style-name="T81"> « import class »</text:span><text:span text:style-name="T83">) </text:span><text:span text:style-name="T11">sur </text:span><text:span text:style-name="T46">un nom de Class de Symfony</text:span><text:span text:style-name="T11"> ajoute </text:span><text:span text:style-name="T16">automatiquement le chemin d’accès à la Class.</text:span></text:p>
      <text:p text:style-name="P10"><text:span text:style-name="T47">ex : </text:span>use Symfony\Component\Routing\Annotation\Route;</text:p>
      <text:p text:style-name="P237"/>
      <text:h text:style-name="P392" text:outline-level="3"><text:bookmark-start text:name="__RefHeading___Toc1590_2466396563"/>Le template <text:span text:style-name="T313">de base</text:span> <text:span text:style-name="T238">(à modifier </text:span><text:span text:style-name="T29">avec bootstrap</text:span><text:span text:style-name="T238">)</text:span><text:bookmark-end text:name="__RefHeading___Toc1590_2466396563"/></text:h>
      <text:p text:style-name="P233">Cette action (make:controller) a crée une page d’affichage dans templates/maClass/index.html.twig.</text:p>
      <text:p text:style-name="P233"/>
      <text:p text:style-name="P233">L’affichage est une « extension » de la page <text:span text:style-name="T238">templates/</text:span>base.html.twig et le remplacement des blocks va remplacer ceux de la page base. S’ils ne sont pas mentionnés, ce seront ceux de la page base qui s’afficheront.</text:p>
      <text:p text:style-name="P233"/>
      <text:p text:style-name="P233">ATTENTION, il est bon de rajouter <text:span text:style-name="T238">dans templates/base.html.twig<text:line-break/>&lt;html </text:span><text:span text:style-name="T135">lang="{{ app.request.locale }}"</text:span><text:span text:style-name="T238">&gt;</text:span></text:p>
      <text:p text:style-name="P116">&lt;meta name="viewport" content="width=device-width, initial-scale=1.0"&gt;</text:p>
      <text:p text:style-name="P234"><text:span text:style-name="T236">dans le head de la page de base pour optimiser l’affichage</text:span><text:span text:style-name="T237">responsive.</text:span></text:p>
      <text:p text:style-name="P235"/>
      <text:p text:style-name="P236">Pour <text:span text:style-name="T73">ajouter Bootstrap</text:span>, dans public, <text:span text:style-name="T73">créer un sous-répertoire </text:span><text:span text:style-name="T84">public/</text:span><text:span text:style-name="T73">assets avec des sous-répertoires js et css.</text:span> Télécharger bootstrap. Extraire le zip.</text:p>
      <text:p text:style-name="P236"><text:span text:style-name="T73">Dans CSS récupérer bootstrap.min.css et bootstrap.</text:span><text:span text:style-name="T85">min.</text:span><text:span text:style-name="T73">cs</text:span><text:span text:style-name="T85">s</text:span><text:span text:style-name="T73">.map</text:span> et les mettre dans note assets/css</text:p>
      <text:p text:style-name="P236"><text:span text:style-name="T73">Dans JS récupérérer bootstrap.bundle.</text:span><text:span text:style-name="T85">min.</text:span><text:span text:style-name="T73">js et bootstrap.bundle.</text:span><text:span text:style-name="T85">min.</text:span><text:span text:style-name="T73">js.map </text:span>et mettre dans assets/js</text:p>
      <text:p text:style-name="P236"/>
      <text:p text:style-name="P238">Dans public/assets/css on va aussi ajouter un fichier <text:span text:style-name="T73">style.css</text:span></text:p>
      <text:p text:style-name="P238">Dans public/assets/js ajouter un fichier <text:span text:style-name="T73">script.js</text:span></text:p>
      <text:p text:style-name="P238">C’est ici que nous viendrons ajouter nos instructions de base.</text:p>
      <text:p text:style-name="P238"/>
      <text:p text:style-name="P238">Tous ces nouveaux fichiers vont être ajouté dans notre templates/base.html.twig.</text:p>
      <text:p text:style-name="P238">L’ordre est important : bootstrap / block stylesheet / style.css</text:p>
      <text:p text:style-name="P238">La syntaxe {{asset('s')}} signifie que le fichier est à chercher dans public/</text:p>
      <text:p text:style-name="P238"><text:s text:c="8"/><text:span text:style-name="T73">&lt;!-- Feuilles de style --&gt;</text:span></text:p>
      <text:p text:style-name="P117"><text:s text:c="8"/>&lt;link rel="stylesheet" href="{{asset('assets/css/bootstrap.min.css')}}"&gt;</text:p>
      <text:p text:style-name="P239"><text:s text:c="8"/>{% block stylesheets %}</text:p>
      <text:p text:style-name="P239"><text:s text:c="12"/>{{ encore_entry_link_tags('app') }}</text:p>
      <text:p text:style-name="P239">//vide, il sert de base pour ajouter des particularités dans les pages</text:p>
      <text:p text:style-name="P239"><text:s text:c="8"/>{% endblock %}</text:p>
      <text:p text:style-name="P239"><text:s text:c="8"/><text:span text:style-name="T73">&lt;link rel="stylesheet" href="{{asset('assets/css/style.css')}}"&gt;</text:span></text:p>
      <text:p text:style-name="P238"/>
      <text:p text:style-name="P238"><text:s text:c="8"/><text:span text:style-name="T73">&lt;!-- Fichiers JS </text:span><text:span text:style-name="T86">avec defer pour que le chargement soir retardé</text:span><text:span text:style-name="T73"> --&gt;</text:span></text:p>
      <text:p text:style-name="P118"><text:s text:c="8"/>&lt;script src="{{asset('assets/js/bootstrap.bundle.min.js')}}" <text:span text:style-name="T239">defer</text:span>&gt;&lt;/script&gt;</text:p>
      <text:p text:style-name="P238"><text:s text:c="8"/>{% block javascripts %}</text:p>
      <text:p text:style-name="P238"><text:s text:c="12"/>{{ encore_entry_script_tags('app') }}</text:p>
      <text:p text:style-name="P239">//vide, il sert de base pour ajouter des particularités dans les pages</text:p>
      <text:p text:style-name="P238"><text:s text:c="8"/>{% endblock %}</text:p>
      <text:p text:style-name="P238"><text:s text:c="8"/><text:span text:style-name="T73">&lt;script src="{{asset('assets/js/script.js')}}" </text:span><text:span text:style-name="T86">defer</text:span><text:span text:style-name="T73">&gt;&lt;/script&gt;</text:span></text:p>
      <text:p text:style-name="P238"/>
      <text:p text:style-name="P308">Et dans config/packages/twig.yaml, ajouter dans larubrique twig :</text:p>
      <text:p text:style-name="P308"><text:s text:c="4"/><text:span text:style-name="T73">form_themes: ['bootstrap_5_layout.html.twig']</text:span></text:p>
      <text:p text:style-name="P308">Les formulaires seront mis automatiquement en forme bootstrap.</text:p>
      <text:h text:style-name="P392" text:outline-level="3"><text:bookmark-start text:name="__RefHeading___Toc1592_2466396563"/>Ajouter des templates header et footer<text:bookmark-end text:name="__RefHeading___Toc1592_2466396563"/></text:h>
      <text:p text:style-name="P242"><text:span text:style-name="T240">Pour ne pas surcharger la base, on pourra ajouter </text:span><text:span text:style-name="T256">un </text:span><text:span text:style-name="T84">répertoire</text:span><text:span text:style-name="T87"> _partials dans templates</text:span><text:span text:style-name="T240"> pour ajouter des fichiers </text:span></text:p>
      <text:p text:style-name="P119">_footer.html.twig </text:p>
      <text:p text:style-name="P240">&lt;footer class="text-center bg-light"&gt;</text:p>
      <text:p text:style-name="P240"><text:s text:c="4"/>Mon footer</text:p>
      <text:p text:style-name="P240">&lt;/footer&gt;</text:p>
      <text:p text:style-name="P240"/>
      <text:p text:style-name="P240">et <text:span text:style-name="T73">_</text:span><text:span text:style-name="T88">nav</text:span><text:span text:style-name="T73">.html.twig</text:span></text:p>
      <text:p text:style-name="P241">&lt;nav&gt;</text:p>
      <text:p text:style-name="P309">COPIER / COLLER https://getbootstrap.com/docs/4.0/components/navbar/</text:p>
      <text:p text:style-name="P241">&lt;/nav&gt;</text:p>
      <text:p text:style-name="P241"/>
      <text:p text:style-name="P241">Le underscore_ permet de savoir que ce sont des fichiers qui seront injectés dans d’autres fichiers.</text:p>
      <text:p text:style-name="P241"/>
      <text:p text:style-name="P241">Dans base.html.twig nous allons ajouter ces éléments grâce à include avant et après body :</text:p>
      <text:p text:style-name="P242"><text:s text:c="4"/>&lt;body&gt;</text:p>
      <text:p text:style-name="P242"><text:s text:c="7"/><text:span text:style-name="T73"><text:s/>{% include "_partials/_nav.html.twig" %}</text:span></text:p>
      <text:p text:style-name="P242"><text:s text:c="8"/>{% block body %}{% endblock %}</text:p>
      <text:p text:style-name="P242"><text:s text:c="8"/><text:span text:style-name="T73">{% include "_partials/_footer.html.twig" %}</text:span></text:p>
      <text:p text:style-name="P242"><text:s text:c="4"/>&lt;/body&gt;</text:p>
      <text:p text:style-name="P242"/>
      <text:h text:style-name="P392" text:outline-level="3"><text:bookmark-start text:name="__RefHeading___Toc2517_1227582954"/>Ajouter des images<text:bookmark-end text:name="__RefHeading___Toc2517_1227582954"/></text:h>
      <text:p text:style-name="P270"/>
      <text:p text:style-name="P270">Dans public ajouter un répertoire images. <text:span text:style-name="T273">On pourra noter directement :</text:span></text:p>
      <text:p text:style-name="P270">&lt;img src="/images/picto2.jpg" alt="pictogramme"&gt;</text:p>
      <text:p text:style-name="P271">&lt;img src="/images/picto2.jpg" alt="pictogramme" <text:span text:style-name="T274">width= ‘ ‘ </text:span>&gt; <text:span text:style-name="T274">si nécessaire</text:span></text:p>
      <text:p text:style-name="P272">mais plutôt que de coder en dur il est recommandé de mettre le chemin avec la syntaxe Twig :</text:p>
      <text:p text:style-name="P151">&lt;img src="{{ asset('/images/picto2.jpg') }}" alt="pictogramme"&gt;</text:p>
      <text:p text:style-name="P151"/>
      <text:p text:style-name="P91">Pour ajouter une image, cliquable, qui grossit au survol tout en restant au max de sa div parente sans déborder :<text:line-break/><text:span text:style-name="T73">&lt;div class="mw-100 overflow-hidden"&gt;</text:span></text:p>
      <text:p text:style-name="P152"><text:s text:c="7"/>&lt;a href="{{ path('app_pins_details', {'id': pin.id}) }}"&gt;</text:p>
      <text:p text:style-name="P152"><text:s text:c="14"/>&lt;img class="w-100 rounded-top" src="{{ (pin.imageName ? vich_uploader_asset(pin) : asset('images/picto2.jpg')) | imagine_filter('square_medium') }}" alt="{{ pin.title }}" <text:s/>/&gt;</text:p>
      <text:p text:style-name="P152"><text:s text:c="7"/>&lt;/a&gt;</text:p>
      <text:p text:style-name="P152"><text:s text:c="3"/>&lt;/div&gt;</text:p>
      <text:p text:style-name="P91"/>
      <text:p text:style-name="P91">avec dans le fichier scss :<text:line-break/><text:span text:style-name="T73">.pin img{</text:span></text:p>
      <text:p text:style-name="P152"><text:s text:c="4"/>transition : transform 0.3s ease-out;</text:p>
      <text:p text:style-name="P152"><text:s text:c="4"/>&amp;:hover {</text:p>
      <text:p text:style-name="P152"><text:s text:c="8"/>transform: scale(1.075);</text:p>
      <text:p text:style-name="P152"><text:s text:c="4"/>}</text:p>
      <text:p text:style-name="P152">}</text:p>
      <text:p text:style-name="P152"/>
      <text:p text:style-name="P91">Pour plus d’info sur la synthaxe de cette image, voir dans annexes/formulaire/vich uploader step 5</text:p>
      <text:h text:style-name="P386" text:outline-level="2"><text:bookmark-start text:name="__RefHeading___Toc1497_2466396563"/>Création <text:span text:style-name="T56">d’</text:span><text:span text:style-name="T21">une entity</text:span> <text:span text:style-name="T56">(</text:span><text:span text:style-name="T24">une table de ma BDD</text:span><text:span text:style-name="T56">)</text:span><text:bookmark-end text:name="__RefHeading___Toc1497_2466396563"/></text:h>
      <text:p text:style-name="P50"/>
      <text:p text:style-name="P43">Utiliser la commande en ligne maker dans la console de VSCode :</text:p>
      <text:p text:style-name="P50"><text:span text:style-name="T2">c:\xampp\</text:span><text:span text:style-name="T4">htdocs</text:span><text:span text:style-name="T2">\</text:span><text:span text:style-name="T4">monSite</text:span><text:span text:style-name="T3">Symfony&gt;</text:span><text:span text:style-name="T73">symfony console make:entity Pin</text:span></text:p>
      <text:p text:style-name="P261">Cela crée ma table Pin à laquelle j’attribue des champs.</text:p>
      <text:p text:style-name="P51">On peut ajouter plusieurs fi<text:span text:style-name="T53">e</text:span>lds de suite ou plus tard.</text:p>
      <text:p text:style-name="P52">ex : <text:span text:style-name="T73">field : title</text:span></text:p>
      <text:p text:style-name="P120">type : string</text:p>
      <text:p text:style-name="P121">length 255 (par défaut ) : entrée)</text:p>
      <text:p text:style-name="P121">can be null (no par défaut) : entrée</text:p>
      <text:p text:style-name="P54"><text:span text:style-name="T54">ex : </text:span><text:span text:style-name="T89">field : </text:span><text:span text:style-name="T90">description</text:span></text:p>
      <text:p text:style-name="P122"><text:span text:style-name="T54">type </text:span><text:span text:style-name="T55">(</text:span><text:span text:style-name="T54">string </text:span><text:span text:style-name="T55">par défaut):entrée</text:span></text:p>
      <text:p text:style-name="P121">length 255 (par défaut ) : entrée)</text:p>
      <text:p text:style-name="P121">can be null (no par défaut) : entrée</text:p>
      <text:p text:style-name="P53">Puis<text:span text:style-name="T73"> entrée </text:span>pour arrêter</text:p>
      <text:p text:style-name="P53"/>
      <text:p text:style-name="P102">Notre fichier Entity/Pin.php est créé. L<text:span text:style-name="T68">e nom de </text:span>table de ce fichier est par défaut le nom du fichier.</text:p>
      <text:p text:style-name="P108">Un fichier Repository/PinRepository.php est également créé automatiquement avec le maker.</text:p>
      <text:p text:style-name="P54"/>
      <text:p text:style-name="P55">Pour continuer il faut d’abord configurer la base de données <text:span text:style-name="T58">(voir titre suivant).</text:span></text:p>
      <text:p text:style-name="P106"><text:span text:style-name="T58">Puis </text:span><text:span text:style-name="T64">on fera</text:span><text:span text:style-name="T55"> la migration</text:span></text:p>
      <text:p text:style-name="P55"/>
      <text:p text:style-name="P55"/>
      <text:h text:style-name="P386" text:outline-level="2"><text:bookmark-start text:name="__RefHeading___Toc1499_2466396563"/>Configur<text:span text:style-name="T22">ation de</text:span> la base de données<text:bookmark-end text:name="__RefHeading___Toc1499_2466396563"/></text:h>
      <text:h text:style-name="Heading_20_3" text:outline-level="3"><text:bookmark-start text:name="__RefHeading___Toc1501_2466396563"/>Le fichier .env<text:bookmark-end text:name="__RefHeading___Toc1501_2466396563"/></text:h>
      <text:p text:style-name="P56">Dans le fichier .env <text:span text:style-name="T146">(à « enregistrer sous » </text:span><text:span text:style-name="T256">pour dupliquer sous</text:span><text:span text:style-name="T146"> </text:span><text:span text:style-name="T91">.env.local</text:span><text:span text:style-name="T146"> pour le dev)</text:span></text:p>
      <text:p text:style-name="P57"><text:span text:style-name="T57">variable d’environnement DATABASE_URL, décommenter celle qui correspond à notre BDD (mySQL pour moi) </text:span><text:span text:style-name="T146">et commenter les autres.</text:span><text:span text:style-name="T57"> </text:span></text:p>
      <text:p text:style-name="P154">Modifier :</text:p>
      <text:p text:style-name="P103"><text:span text:style-name="T57">DATABASE_URL</text:span><text:span text:style-name="T62">=</text:span></text:p>
      <text:p text:style-name="P155">"<text:span text:style-name="T57">mysql://d</text:span><text:span text:style-name="T146">b-user:db_</text:span><text:span text:style-name="T57">mdp@</text:span><text:span text:style-name="T62">url</text:span><text:span text:style-name="T57">/</text:span><text:span text:style-name="T146">db_name</text:span><text:span text:style-name="T57">?serverVersion=8&amp;charset=utf8mb4</text:span>"</text:p>
      <text:p text:style-name="P103"><text:span text:style-name="T62">dans </text:span><text:span text:style-name="T146">notre</text:span><text:span text:style-name="T62"> fichier .env.local qui ne sera pas partagé par git (uncommitted) afin de ne pas dévoiler nos mots de passe.</text:span></text:p>
      <text:p text:style-name="P105"><text:span text:style-name="T62">ATTENTION : le fichier .env est partagé d’office par git (« commit »), il faut créer un fichier .env.local afin de ne pas envoyer nos mots de passe en mode public. Le .env n’est pas modifi</text:span><text:span text:style-name="T147">é en dev</text:span><text:span text:style-name="T62">.</text:span></text:p>
      <text:p text:style-name="P57"/>
      <text:p text:style-name="P57"><text:span text:style-name="T63">E</text:span><text:span text:style-name="T57">n local </text:span><text:span text:style-name="T63">l’utilisateur est</text:span><text:span text:style-name="T57"> root et </text:span><text:span text:style-name="T63">il n’y a </text:span><text:span text:style-name="T57">pas de MDP.</text:span></text:p>
      <text:p text:style-name="P104">Je garde l’URL de localhost par défaut.</text:p>
      <text:p text:style-name="P57"><text:span text:style-name="T63">J</text:span><text:span text:style-name="T57">e vais choisir le nom de ma BDD, ici : symfony_test <text:s/></text:span></text:p>
      <text:p text:style-name="P56">donc j’aurais:</text:p>
      <text:p text:style-name="P56">"<text:span text:style-name="T73">mysql://root@127.0.0.1:3306/symfony_test?serverVersion=8&amp;charset=utf8mb4</text:span>"</text:p>
      <text:p text:style-name="P57"/>
      <text:h text:style-name="Heading_20_3" text:outline-level="3"><text:bookmark-start text:name="__RefHeading___Toc1503_2466396563"/>La commande <text:span text:style-name="T57">doctrine:database:create</text:span><text:bookmark-end text:name="__RefHeading___Toc1503_2466396563"/></text:h>
      <text:p text:style-name="P56">Il faut encore créer la BDD grâce à la commande</text:p>
      <text:p text:style-name="P123">symfony console doctrine:database:create</text:p>
      <text:p text:style-name="P92">qui va créer la BDD appelée symfony_test dans le fichier .env.<text:span text:style-name="T256">local</text:span></text:p>
      <text:p text:style-name="P92">(je peux vérifier dans XAMPP mySQL que la table a bien été créée).</text:p>
      <text:p text:style-name="P92"/>
      <text:h text:style-name="Heading_20_3" text:outline-level="3"><text:bookmark-start text:name="__RefHeading___Toc1505_2466396563"/>La commande <text:span text:style-name="T56">make:migration</text:span><text:bookmark-end text:name="__RefHeading___Toc1505_2466396563"/></text:h>
      <text:p text:style-name="P124">symfony console make:migration</text:p>
      <text:p text:style-name="P92"/>
      <text:p text:style-name="P98"><text:span text:style-name="T59">Un fichier Version</text:span><text:span text:style-name="T64">2022101115236</text:span><text:span text:style-name="T59"> est créé dans le répertoire migrations</text:span></text:p>
      <text:p text:style-name="P97">C’est un code SQL qui a été créé <text:span text:style-name="T64">pour nous</text:span>.</text:p>
      <text:p text:style-name="P99">On peut modifier le texte dans le return pour savoir à quoi a servi cette migration.</text:p>
      <text:p text:style-name="P99">Chaque fichier de migration est un visuel des changements apportés à notre BDD</text:p>
      <text:p text:style-name="P99"/>
      <text:p text:style-name="P98"><text:span text:style-name="T59">On peut </text:span><text:span text:style-name="T60">ensuite </text:span><text:span text:style-name="T59">activer </text:span><text:span text:style-name="T60">notre migration (l’utiliser pour modifier la BDD)</text:span><text:span text:style-name="T59"> avec </text:span></text:p>
      <text:p text:style-name="P97">php bin/console doctrine:migrations:migrate ou <text:span text:style-name="T73">symfony console doctrine:migrations:migrate</text:span></text:p>
      <text:p text:style-name="P97"/>
      <text:p text:style-name="P100">Pour annuler notre dernière migration : <text:span text:style-name="T59">symfony console doctrine:migrations:migrate </text:span>prev</text:p>
      <text:p text:style-name="P101"><text:span text:style-name="T61">Pour la remettre : </text:span><text:span text:style-name="T59">symfony console doctrine:migrations:migrate </text:span><text:span text:style-name="T61">next</text:span></text:p>
      <text:p text:style-name="P99"/>
      <text:p text:style-name="P103"/>
      <text:h text:style-name="P380" text:outline-level="1"><text:bookmark-start text:name="__RefHeading___Toc1507_2466396563"/><text:span text:style-name="T25">Modifier ma page pour</text:span><text:span text:style-name="T26"> afficher les données</text:span><text:bookmark-end text:name="__RefHeading___Toc1507_2466396563"/></text:h>
      <text:p text:style-name="P109">Une fois créés la BDD et la structure d’une page controller/template et entity/repository, on va remplir notre base de données et faire apparaître ses données sur notre page :</text:p>
      <text:p text:style-name="P109"/>
      <text:h text:style-name="Heading_20_2" text:outline-level="2"><text:bookmark-start text:name="__RefHeading___Toc1509_2466396563"/>Modifier le controller<text:bookmark-end text:name="__RefHeading___Toc1509_2466396563"/></text:h>
      <text:p text:style-name="P112"><text:span text:style-name="T72">On ajoute l’appel au Repository qui contient les functions de bases d’accès aux donnés </text:span><text:span text:style-name="T256">de</text:span><text:span text:style-name="T145"> notre </text:span><text:span text:style-name="T256">table/</text:span><text:span text:style-name="T145">class Pin. </text:span><text:span text:style-name="T256">O</text:span><text:span text:style-name="T145">n passe ‘</text:span><text:span text:style-name="T257">ClassRepository</text:span><text:span text:style-name="T145"> </text:span><text:span text:style-name="T257">$repo’ </text:span><text:span text:style-name="T145">comme argument dans notre function (ie « la variable $repo doit être </text:span><text:span text:style-name="T257">un objet de</text:span><text:span text:style-name="T145"> Class PinRepository ») pour utiliser l</text:span><text:span text:style-name="T257">es functions comme </text:span><text:span text:style-name="T145">findAll qui </text:span><text:span text:style-name="T257">sont</text:span><text:span text:style-name="T145"> héritée</text:span><text:span text:style-name="T257">s</text:span><text:span text:style-name="T145"> de la classe parente </text:span><text:span text:style-name="T257">à toutes les</text:span><text:span text:style-name="T145"> </text:span><text:span text:style-name="T257">ClassR</text:span><text:span text:style-name="T145">epositor</text:span><text:span text:style-name="T257">y</text:span><text:span text:style-name="T145">).</text:span></text:p>
      <text:p text:style-name="P109">&lt;?php</text:p>
      <text:p text:style-name="P109">namespace App\Controller;</text:p>
      <text:p text:style-name="P109"/>
      <text:p text:style-name="P109">use Symfony\Bundle\FrameworkBundle\Controller\AbstractController;</text:p>
      <text:p text:style-name="P109">use Symfony\Component\HttpFoundation\Response;</text:p>
      <text:p text:style-name="P109">use Symfony\Component\Routing\Annotation\Route;</text:p>
      <text:p text:style-name="P114">use App\Repository\PinRepository;</text:p>
      <text:p text:style-name="P109"/>
      <text:p text:style-name="P109">class PinsController extends AbstractController</text:p>
      <text:p text:style-name="P109">{</text:p>
      <text:p text:style-name="P112"><text:span text:style-name="T72"><text:s text:c="4"/>#[Route('/', name: 'app_</text:span><text:span text:style-name="T165">home</text:span><text:span text:style-name="T72">)]</text:span></text:p>
      <text:p text:style-name="P109"><text:s text:c="4"/>public function index(<text:span text:style-name="T73">PinRepository $repo</text:span>): Response</text:p>
      <text:p text:style-name="P109"><text:s text:c="4"/>{</text:p>
      <text:p text:style-name="P109"><text:s text:c="8"/>return $this-&gt;render('pins/index.html.twig', [</text:p>
      <text:p text:style-name="P109"><text:s text:c="12"/><text:span text:style-name="T73">'pins' =&gt; $repo-&gt;findAll(),</text:span></text:p>
      <text:p text:style-name="P109"><text:s text:c="8"/>]);</text:p>
      <text:p text:style-name="P109"><text:s text:c="4"/>}</text:p>
      <text:p text:style-name="P109">}</text:p>
      <text:p text:style-name="P111"><text:span text:style-name="T145">La variable </text:span>‘<text:span text:style-name="T145">pins’ </text:span><text:span text:style-name="T257">doit être</text:span><text:span text:style-name="T145"> défini</text:span><text:span text:style-name="T257">e</text:span><text:span text:style-name="T145"> dans le tableau des éléments retour accessibles pour le temp</text:span><text:span text:style-name="T257">la</text:span><text:span text:style-name="T145">te associé </text:span><text:span text:style-name="T257">pins/index.html.twig</text:span><text:span text:style-name="T145">.</text:span></text:p>
      <text:p text:style-name="P111"/>
      <text:p text:style-name="P257"><text:span text:style-name="T167">Sur ma page d’accueil </text:span><text:span text:style-name="T170">pins/index.html.twig</text:span><text:span text:style-name="T171">. </text:span><text:span text:style-name="T167">v</text:span><text:span text:style-name="T170">ont</text:span><text:span text:style-name="T167"> </text:span><text:span text:style-name="T170">pouvoir </text:span><text:span text:style-name="T167">s’afficher tous les pins </text:span><text:span text:style-name="T170">grâce à l’utilisation de cette variable pins</text:span><text:span text:style-name="T167">.</text:span></text:p>
      <text:p text:style-name="P175"/>
      <text:p text:style-name="P289"><text:span text:style-name="T167">J’</text:span><text:span text:style-name="T177">aurais pu choisir de sélectionner mon affichage grâce à </text:span><text:span text:style-name="T191">findBy()</text:span><text:span text:style-name="T177"> (voir dans PinRepository) <text:line-break/>Il faut passer un premier parametre de critère de sélection, puis un ordre…. <text:line-break/>Si je veux utiliser le paramètre de sélection :</text:span></text:p>
      <text:p text:style-name="P203">J’utilise findBy([‘title’=&gt;’toto ‘]) =&gt; tous les pins qui ont le titre toto</text:p>
      <text:p text:style-name="P288"><text:span text:style-name="T177">S</text:span><text:span text:style-name="T166">i je veux utiliser le 2eme paramètre sur tous le tableaux (sans sélection) :</text:span></text:p>
      <text:p text:style-name="P288"><text:span text:style-name="T186">findBy([], ['createdAt' =&gt; "DESC"]),</text:span><text:span text:style-name="T166"> =&gt; affiche les pins par ordre de créations descendante.</text:span></text:p>
      <text:p text:style-name="P203">Si je veux utiliser le 3eme paramètre  :</text:p>
      <text:p text:style-name="P203">findBy([], [‘createdAt’=&gt;’DESC’], 8) ; =&gt; affiche 8 pins par ordre de créations descendante.</text:p>
      <text:p text:style-name="P358"><text:span text:style-name="T267">Afficher les pins un par un</text:span> :</text:p>
      <text:p text:style-name="P110"><text:s/><text:tab/></text:p>
      <text:p text:style-name="P263"><text:span text:style-name="T267">L</text:span>a function compact (‘pins’, ‘toto’) de PHP crée un tableau [‘pins’=&gt;$pins, ‘toto’=&gt;$toto].</text:p>
      <text:p text:style-name="P269">Elle peut être utilisée pour simplifier le return.</text:p>
      <text:p text:style-name="P157">ex :</text:p>
      <text:p text:style-name="P156">&lt;?php</text:p>
      <text:p text:style-name="P156"/>
      <text:p text:style-name="P156">namespace App\Controller;</text:p>
      <text:p text:style-name="P156">use App\Entity\P<text:span text:style-name="T266">in</text:span>;</text:p>
      <text:p text:style-name="P156">use Symfony\Bundle\FrameworkBundle\Controller\AbstractController;</text:p>
      <text:p text:style-name="P156">use Symfony\Component\HttpFoundation\Response;</text:p>
      <text:p text:style-name="P156">use Symfony\Component\Routing\Annotation\Route;</text:p>
      <text:p text:style-name="P273"/>
      <text:p text:style-name="P156">class P<text:span text:style-name="T266">ins</text:span>Controller extends AbstractController</text:p>
      <text:p text:style-name="P156">{</text:p>
      <text:p text:style-name="P156"><text:tab/>#[Route('/', name: '<text:span text:style-name="T266">app_home</text:span>')]<text:tab/><text:tab/></text:p>
      <text:p text:style-name="P156"><text:s text:c="4"/><text:tab/>public function index(): Response</text:p>
      <text:p text:style-name="P156"><text:s text:c="4"/><text:tab/>{ …. }</text:p>
      <text:p text:style-name="P156"><text:span text:style-name="Source_20_Text"/></text:p>
      <text:p text:style-name="P264"><text:span text:style-name="Source_20_Text"><text:span text:style-name="T161"><text:s text:c="4"/><text:tab/>#[Route('/pins/{id}', name: 'app_pins_details', priority:-1)]</text:span></text:span></text:p>
      <text:p text:style-name="P264"><text:span text:style-name="Source_20_Text"><text:span text:style-name="T161"><text:s text:c="4"/><text:tab/>public function show(Pin $pin): Response</text:span></text:span></text:p>
      <text:p text:style-name="P264"><text:span text:style-name="Source_20_Text"><text:span text:style-name="T161"><text:s text:c="4"/><text:tab/>{</text:span></text:span></text:p>
      <text:p text:style-name="P264"><text:span text:style-name="Source_20_Text"><text:span text:style-name="T161"><text:s text:c="7"/><text:tab/><text:tab/>return $this-&gt;render('pins/details.html.twig', compact('pin'));</text:span></text:span></text:p>
      <text:p text:style-name="P264"><text:span text:style-name="Source_20_Text"><text:span text:style-name="T161"><text:s text:c="4"/><text:tab/>}</text:span></text:span></text:p>
      <text:p text:style-name="P264"><text:span text:style-name="Source_20_Text"><text:span text:style-name="T160"/></text:span></text:p>
      <text:p text:style-name="P264"><text:span text:style-name="Source_20_Text"><text:span text:style-name="T160"><text:s text:c="4"/><text:tab/>#[Route('/pins/create', name: 'app_pins_create')]</text:span></text:span></text:p>
      <text:p text:style-name="P264"><text:span text:style-name="Source_20_Text"><text:span text:style-name="T160"><text:s text:c="4"/><text:tab/>public function create(Request $request, EntityManagerInterface $em): Response</text:span></text:span></text:p>
      <text:p text:style-name="P264"><text:span text:style-name="Source_20_Text"><text:span text:style-name="T160"><text:s text:c="4"/><text:tab/>{</text:span></text:span><text:span text:style-name="Source_20_Text"><text:span text:style-name="T150"> ………. </text:span></text:span><text:span text:style-name="Source_20_Text"><text:span text:style-name="T162">}</text:span></text:span></text:p>
      <text:p text:style-name="P157">}</text:p>
      <text:p text:style-name="P265"><text:span text:style-name="Source_20_Text"><text:span text:style-name="T152">{id} </text:span></text:span><text:span text:style-name="Source_20_Text"><text:span text:style-name="T153">est </text:span></text:span><text:span text:style-name="Source_20_Text"><text:span text:style-name="T155">le</text:span></text:span><text:span text:style-name="Source_20_Text"><text:span text:style-name="T153"> paramètre injecté dans l’url qui sert de dépendance pour savoir quelle page produit </text:span></text:span><text:span text:style-name="Source_20_Text"><text:span text:style-name="T154">aller chercher pour l’afficher. </text:span></text:span><text:span text:style-name="Source_20_Text"><text:span text:style-name="T155">On met une priorité </text:span></text:span><text:span text:style-name="Source_20_Text"><text:span text:style-name="T156">négative </text:span></text:span><text:span text:style-name="Source_20_Text"><text:span text:style-name="T157">pour que</text:span></text:span><text:span text:style-name="Source_20_Text"><text:span text:style-name="T155"> products/create </text:span></text:span><text:span text:style-name="Source_20_Text"><text:span text:style-name="T156">reste prioritaire et n’affiche pas une erreur car create n’est pas un ID.</text:span></text:span><text:span text:style-name="Source_20_Text"><text:span text:style-name="T151"><text:line-break/>Ma page produit s’affiche sous la route </text:span></text:span><text:span text:style-name="Source_20_Text"><text:span text:style-name="T154">produits</text:span></text:span><text:span text:style-name="Source_20_Text"><text:span text:style-name="T158">/$id </text:span></text:span><text:span text:style-name="Source_20_Text"><text:span text:style-name="T159">(il faut la créer dans les templates/pins).</text:span></text:span></text:p>
      <text:p text:style-name="Standard"><text:span text:style-name="Source_20_Text"><text:span text:style-name="T150"/></text:span></text:p>
      <text:h text:style-name="P386" text:outline-level="2"><text:bookmark-start text:name="__RefHeading___Toc1511_2466396563"/><text:span text:style-name="T23">Afficher les données dans</text:span> le template<text:bookmark-end text:name="__RefHeading___Toc1511_2466396563"/></text:h>
      <text:p text:style-name="P153">On ajoute les éléments suivants par exemple dans le templates/<text:span text:style-name="T300">pins/</text:span>/<text:span text:style-name="T235">index.html.twig</text:span> (avec <text:span text:style-name="T70">la syntaxe twig</text:span>)<text:span text:style-name="T70"> </text:span>:</text:p>
      <text:p text:style-name="P129">&lt;div class="example-wrapper"&gt;</text:p>
      <text:p text:style-name="P129"><text:s text:c="4"/>&lt;h1&gt;Page d'accueil de tous les pins&lt;/h1&gt;</text:p>
      <text:p text:style-name="P129"><text:s text:c="4"/>&lt;p&gt; Vous avez {{ pluralize(pins|length, 'Pin') }}. &lt;/p&gt;</text:p>
      <text:p text:style-name="P129"><text:s text:c="4"/>{% for pin in pins %}</text:p>
      <text:p text:style-name="P129"><text:s text:c="8"/>&lt;article&gt;</text:p>
      <text:p text:style-name="P129"><text:s text:c="12"/>&lt;h2&gt;{{ pin.title }}&lt;/h2&gt;</text:p>
      <text:p text:style-name="P129"><text:s text:c="12"/>&lt;p&gt;{{ pin.description }}&lt;/p&gt;</text:p>
      <text:p text:style-name="P129"><text:s text:c="12"/>&lt;p&gt; lien vers les détails : &lt;a href="{{ path('app_pins_details', {'id': pin.id}) }}"&gt;{{ pin.title }}&lt;/a&gt;&lt;/p&gt;</text:p>
      <text:p text:style-name="P129"><text:s text:c="8"/></text:p>
      <text:p text:style-name="P129"><text:s text:c="8"/>&lt;/article&gt;</text:p>
      <text:p text:style-name="P129"><text:s text:c="4"/>{% else <text:s/>%}</text:p>
      <text:p text:style-name="P129"><text:s text:c="8"/>&lt;p&gt; Désolé, pas encore de pins, n'hésitez pas à en créer un. &lt;/p&gt;</text:p>
      <text:p text:style-name="P129"><text:s text:c="4"/></text:p>
      <text:p text:style-name="P129"><text:s text:c="4"/>{% endfor %}</text:p>
      <text:p text:style-name="P129"><text:s text:c="4"/>{# &lt;a href="/pins/create"&gt;create pin&lt;/a&gt; <text:s/>#}</text:p>
      <text:p text:style-name="P129"><text:s text:c="4"/>&lt;a href="{{ path('app_pins_create') }}"&gt;create pin&lt;/a&gt; </text:p>
      <text:p text:style-name="P129">&lt;/div&gt;</text:p>
      <text:p text:style-name="P58"/>
      <text:p text:style-name="P58">title est équivalent de <text:span text:style-name="T70">getTitle() </text:span>pour Symfony, qui va chercher l’élément title de l’objet pin, mais celui-ci étant private dans la function constructeur il va utiliser le getter automatiquement.</text:p>
      <text:p text:style-name="P58">Syntaxe Twig :</text:p>
      <text:p text:style-name="P58">{{ valeur }}</text:p>
      <text:p text:style-name="P58">{ % code PHP %}</text:p>
      <text:p text:style-name="P58"/>
      <text:p text:style-name="Standard">Et dans la page templates/pins/details :</text:p>
      <text:p text:style-name="Standard"/>
      <text:p text:style-name="P113">{% extends 'base.html.twig' %}</text:p>
      <text:p text:style-name="P113">{% block title %} {{ pin.title }} {% endblock %}</text:p>
      <text:p text:style-name="P113">{% block body %}</text:p>
      <text:p text:style-name="P113"><text:tab/>&lt;div&gt;</text:p>
      <text:p text:style-name="P113"><text:s text:c="4"/><text:tab/><text:tab/>&lt;h1&gt;Page d'affichage du pin <text:span text:style-name="T300">sélectionné</text:span> &lt;/h1&gt;</text:p>
      <text:p text:style-name="P113"><text:s text:c="8"/><text:tab/><text:tab/>&lt;article&gt;</text:p>
      <text:p text:style-name="P113"><text:s text:c="12"/><text:tab/><text:tab/>&lt;h<text:span text:style-name="T267">2</text:span>&gt;{{ pin.title }}&lt;/h<text:span text:style-name="T267">2</text:span>&gt;</text:p>
      <text:p text:style-name="P113"><text:s text:c="12"/><text:tab/><text:tab/>&lt;p&gt;{{ pin.description }}&lt;/p&gt;</text:p>
      <text:p text:style-name="P113"><text:s text:c="8"/><text:tab/><text:tab/>&lt;/article&gt;</text:p>
      <text:p text:style-name="P128"><text:tab/>&lt;a href="{{ path('app_pins') }}"&gt;<text:span text:style-name="T300">Retour à la liste des pins</text:span>&lt;/a&gt;</text:p>
      <text:p text:style-name="P113"><text:tab/>&lt;/div&gt;</text:p>
      <text:p text:style-name="P113">{% endblock %}</text:p>
      <text:p text:style-name="P113"/>
      <text:p text:style-name="P90">On peut ajouter l’extension <text:span text:style-name="T73">composer require twig/string-extra</text:span> pour utiliser des simplifications comme u.truncate :<text:line-break/><text:span text:style-name="T73">&lt;p&gt;{{ pin.description|u.truncate(</text:span><text:span text:style-name="T136">2</text:span><text:span text:style-name="T73">0, '...', false) }}&lt;/p&gt;<text:line-break/>&lt;p&gt; Lire la suite : &lt;a href="{{ path('app_pins_details', {'id': pin.id}) }}"&gt;{{ pin.title }}&lt;/a&gt;&lt;/p&gt;</text:span></text:p>
      <text:h text:style-name="P379" text:outline-level="1"><text:bookmark-start text:name="__RefHeading___Toc1557_2466396563"/><text:span text:style-name="T259">Cr</text:span>éer des formulaires de modifications des données (CRUD)<text:bookmark-end text:name="__RefHeading___Toc1557_2466396563"/></text:h>
      <text:h text:style-name="Heading_20_2" text:outline-level="2"><text:bookmark-start text:name="__RefHeading___Toc3818_427252436"/>Create<text:bookmark-end text:name="__RefHeading___Toc3818_427252436"/></text:h>
      <text:h text:style-name="P393" text:outline-level="3"><text:bookmark-start text:name="__RefHeading___Toc1594_2466396563"/>La function create dans la class PinsController : <text:bookmark-end text:name="__RefHeading___Toc1594_2466396563"/></text:h>
      <text:p text:style-name="P142"><text:span text:style-name="T259">C</text:span>reateFormBuilder</text:p>
      <text:p text:style-name="P260">On crée les functions nécessaire directement dans le controller, puis on crée la page template/pins/maFonction.html.twig correspondante pour chaque function.</text:p>
      <text:p text:style-name="P229"><text:span text:style-name="T165">Ne pas oublier de faire </text:span><text:span text:style-name="T74">clic droit import</text:span><text:span text:style-name="T165"> pour </text:span><text:span text:style-name="T242">CHAQUE</text:span><text:span text:style-name="T165"> Class de Symfony utilisée dans le code (ici <text:s/></text:span><text:span text:style-name="T167">Request, <text:s/>EntityManagerInterface, </text:span><text:span text:style-name="T169">mais aussi les ClassType du formulaire</text:span><text:span text:style-name="T167">)</text:span></text:p>
      <text:p text:style-name="P229"/>
      <text:p text:style-name="P171">&lt;?php</text:p>
      <text:p text:style-name="P171">namespace App\Controller;</text:p>
      <text:p text:style-name="P171">use App\Repository\PinRepository;</text:p>
      <text:p text:style-name="P217">use Doctrine\ORM\EntityManagerInterface;</text:p>
      <text:p text:style-name="P217">use Symfony\Component\HttpFoundation\Request;</text:p>
      <text:p text:style-name="P171">use Symfony\Component\HttpFoundation\Response;</text:p>
      <text:p text:style-name="P171">use Symfony\Component\Routing\Annotation\Route;</text:p>
      <text:p text:style-name="P217">use Symfony\Component\Form\Extension\Core\Type\TextType;</text:p>
      <text:p text:style-name="P217">use Symfony\Component\Form\Extension\Core\Type\TextareaType;</text:p>
      <text:p text:style-name="P171">use Symfony\Bundle\FrameworkBundle\Controller\AbstractController;</text:p>
      <text:p text:style-name="P171"/>
      <text:p text:style-name="P171">class PinsController extends AbstractController</text:p>
      <text:p text:style-name="P171">{</text:p>
      <text:p text:style-name="P171"><text:s text:c="4"/>#[Route('/', name: 'app_home')]</text:p>
      <text:p text:style-name="P171"><text:s text:c="4"/>public function index(PinRepository $repo): Response</text:p>
      <text:p text:style-name="P171"><text:s text:c="4"/>{</text:p>
      <text:p text:style-name="P171"><text:s text:c="8"/>return $this-&gt;render('pins/index.html.twig', [</text:p>
      <text:p text:style-name="P171"><text:s text:c="12"/>'pins' =&gt; $repo-&gt;findAll(),</text:p>
      <text:p text:style-name="P171"><text:s text:c="8"/>]);</text:p>
      <text:p text:style-name="P171"><text:s text:c="4"/>}</text:p>
      <text:p text:style-name="P171"><text:s text:c="2"/><text:span text:style-name="T73"><text:s text:c="2"/>#[Route('/pins/create', name: 'app_pins-create')]</text:span></text:p>
      <text:p text:style-name="P217"><text:s text:c="4"/>public function create(Request $request, EntityManagerInterface $em):R<text:span text:style-name="T233">esponse</text:span></text:p>
      <text:p text:style-name="P217"><text:s text:c="4"/>{</text:p>
      <text:p text:style-name="P217"><text:s text:c="8"/>$form = $this-&gt;createFormBuilder()</text:p>
      <text:p text:style-name="P217"><text:s text:c="8"/>-&gt;add('title', TextType::class)</text:p>
      <text:p text:style-name="P217"><text:s text:c="8"/>-&gt;add('description', TextareaType::class)</text:p>
      <text:p text:style-name="P217"><text:s text:c="8"/>-&gt;getForm()</text:p>
      <text:p text:style-name="P217"><text:s text:c="8"/>;</text:p>
      <text:p text:style-name="P217"><text:s text:c="8"/>return $this-&gt;render('pins/create.html.twig', [</text:p>
      <text:p text:style-name="P217"><text:s text:c="12"/>'monFormulaire' =&gt; $form-&gt;createView(),</text:p>
      <text:p text:style-name="P217"><text:s text:c="8"/>]);</text:p>
      <text:p text:style-name="P217"><text:s text:c="4"/>}</text:p>
      <text:p text:style-name="P171">}</text:p>
      <text:p text:style-name="P171"/>
      <text:p text:style-name="P178">La function create renvoie à ma nouvelle page <text:s/><text:span text:style-name="T165">pins/create.html.twig </text:span><text:span text:style-name="T257">(que je crée).</text:span></text:p>
      <text:p text:style-name="P257"><text:span text:style-name="T169">Sur </text:span><text:span text:style-name="T170">celle-ci</text:span><text:span text:style-name="T169"> sera affiché mon formulaire d’ajout de pins (create)</text:span></text:p>
      <text:p text:style-name="P176"/>
      <text:p text:style-name="P146"><text:bookmark-start text:name="__RefHeading___Toc1596_2466396563"/>handleRequest pour traiter le formulaire<text:bookmark-end text:name="__RefHeading___Toc1596_2466396563"/></text:p>
      <text:p text:style-name="P179"/>
      <text:p text:style-name="P179">On ajoute le traitement dans la function create entre le FormBuilder et le render</text:p>
      <text:p text:style-name="P172"><text:s text:c="8"/>-&gt;getForm()</text:p>
      <text:p text:style-name="P172"><text:s text:c="8"/>;</text:p>
      <text:p text:style-name="P218"><text:s text:c="8"/>$form-&gt;$form-&gt;handleRequest($request);</text:p>
      <text:p text:style-name="P218"><text:s text:c="8"/>if ($form-&gt;isSubmitted() &amp;&amp; $form-&gt;isValid()) { </text:p>
      <text:p text:style-name="P218"/>
      <text:p text:style-name="P218"><text:s text:c="12"/>$data = $form-&gt;getData();</text:p>
      <text:p text:style-name="P218"><text:s text:c="12"/>$pin = new Pin;</text:p>
      <text:p text:style-name="P218"><text:s text:c="12"/>$pin-&gt;setTitle($data['title']);</text:p>
      <text:p text:style-name="P218"><text:s text:c="12"/>$pin-&gt;setDescription($data['description']);</text:p>
      <text:p text:style-name="P218"><text:s text:c="12"/>$em-&gt;persist($pin);</text:p>
      <text:p text:style-name="P218"><text:s text:c="12"/>$em-&gt;flush();</text:p>
      <text:p text:style-name="P218"><text:s text:c="12"/>return $this-&gt; redirectToRoute('app_home');</text:p>
      <text:p text:style-name="P218"><text:s text:c="8"/>}</text:p>
      <text:p text:style-name="P172"><text:s text:c="8"/>return $this-&gt;render('pins/create.html.twig', [</text:p>
      <text:p text:style-name="P179"/>
      <text:p text:style-name="P180">On traite les informations si le formulaire est valide (on n’oublie pas de faire <text:span text:style-name="T73">clic droit import</text:span> sur la class Pin pour aller la chercher dans son répertoire Entity).</text:p>
      <text:p text:style-name="P180">$data récupère un tableau et chaque donnée est mise dans son Setter.</text:p>
      <text:p text:style-name="P180">$persist dit qu’il va falloir enregistrer.</text:p>
      <text:p text:style-name="P180">$flush lance l’action choisie ie l’enregi<text:span text:style-name="T257">str</text:span>ement.</text:p>
      <text:p text:style-name="P180">Enfin on redirige sinon chaque rafraichissement de la page renverra le formulaire.</text:p>
      <text:p text:style-name="P180"/>
      <text:p text:style-name="P225">LA VERSION COURTE ET SIMPLIFIEE DE CODER LA FONCTION CREATE :</text:p>
      <text:p text:style-name="P225"/>
      <text:p text:style-name="P205"><text:s text:c="4"/><text:span text:style-name="T73">#[Route('/pins/create', name: 'app_pins_create')]</text:span></text:p>
      <text:p text:style-name="P225"><text:s text:c="4"/>public function create(Request $request, EntityManagerInterface $em): Response</text:p>
      <text:p text:style-name="P225"><text:s text:c="4"/>{</text:p>
      <text:p text:style-name="P225"><text:s text:c="8"/>$pin = new Pin;</text:p>
      <text:p text:style-name="P225"><text:s text:c="8"/>$form = $this-&gt;createFormBuilder($pin)</text:p>
      <text:p text:style-name="P225"><text:s text:c="8"/>-&gt;add('title', null, ['attr'=&gt; ['autofocus'=&gt;true]])</text:p>
      <text:p text:style-name="P225"><text:s text:c="8"/>-&gt;add('description', TextareaType::class, ['attr'=&gt; ['rows'=&gt;5, 'cols'=&gt;50]])</text:p>
      <text:p text:style-name="P225"><text:s text:c="8"/>-&gt;getForm()</text:p>
      <text:p text:style-name="P225"><text:s text:c="8"/>;</text:p>
      <text:p text:style-name="P225"><text:s text:c="8"/>$form-&gt;handleRequest($request);</text:p>
      <text:p text:style-name="P225"><text:s text:c="8"/>if ($form-&gt;isSubmitted() &amp;&amp; $form-&gt;isValid()) { </text:p>
      <text:p text:style-name="P225"><text:s text:c="12"/>$em-&gt;persist($pin);</text:p>
      <text:p text:style-name="P225"><text:s text:c="12"/>$em-&gt;flush();</text:p>
      <text:p text:style-name="P225"><text:s text:c="12"/>return $this-&gt; redirectToRoute('app_pins');</text:p>
      <text:p text:style-name="P225"><text:s text:c="8"/>}</text:p>
      <text:p text:style-name="P225"><text:s text:c="8"/>return $this-&gt;render('pins/create.html.twig', [</text:p>
      <text:p text:style-name="P225"><text:s text:c="12"/>'monFormulaire' =&gt; $form-&gt;createView(),</text:p>
      <text:p text:style-name="P225"><text:s text:c="8"/>]);</text:p>
      <text:p text:style-name="P225"><text:s text:c="4"/>}</text:p>
      <text:h text:style-name="P394" text:outline-level="3"><text:bookmark-start text:name="__RefHeading___Toc1598_2466396563"/><text:span text:style-name="T142">La</text:span><text:span text:style-name="T143"> nouvelle page </text:span><text:span text:style-name="T142">create.html.twig</text:span><text:span text:style-name="T144"> dans</text:span> le template<text:span text:style-name="T244">s</text:span>/<text:span text:style-name="T232">clas</text:span><text:span text:style-name="T244">s</text:span><text:bookmark-end text:name="__RefHeading___Toc1598_2466396563"/></text:h>
      <text:p text:style-name="P230"><text:span text:style-name="T246">1- </text:span>On crée donc une page templates/pins/create.html.twig</text:p>
      <text:p text:style-name="P230">{% extends 'base.html.twig' %}</text:p>
      <text:p text:style-name="P162"><text:span text:style-name="T232">{% block title %}</text:span><text:span text:style-name="T241">creta pins</text:span><text:span text:style-name="T232">{% endblock %} <text:s/></text:span></text:p>
      <text:p text:style-name="P230">{% block body %}</text:p>
      <text:p text:style-name="P230"><text:s text:c="4"/><text:tab/>&lt;h1 class="text-center"&gt;Create Page&lt;/h1&gt;</text:p>
      <text:p text:style-name="P230"><text:s/><text:tab/><text:span text:style-name="T73">{{ form_start(monFormulaire) }}</text:span></text:p>
      <text:p text:style-name="P126"><text:s text:c="8"/><text:tab/><text:tab/>{{ form_widget(monFormulaire) }}</text:p>
      <text:p text:style-name="P126"><text:s text:c="8"/><text:tab/><text:tab/>&lt;input type="submit" value="Create Pin"&gt;</text:p>
      <text:p text:style-name="P126"><text:s text:c="4"/><text:tab/>{{ form_end(monFormulaire) }}</text:p>
      <text:p text:style-name="P230">{% endblock %}</text:p>
      <text:p text:style-name="P230"/>
      <text:p text:style-name="P244">La function form de twig nécessite un objet create view, il faut donc que notre controller ait bien fait $form→createView() ; <text:span text:style-name="T257">dans le createFormBuilder().</text:span></text:p>
      <text:p text:style-name="P245"/>
      <text:p text:style-name="P247"><text:span text:style-name="T246">2- </text:span>Pour modifier l’apparence du formulaire, on ajoutera des attributs pour chaque champ directement dans le controller, y compris des classes modifiables grâce au CSS</text:p>
      <text:p text:style-name="P247">ex : </text:p>
      <text:p text:style-name="P247"><text:s text:c="8"/><text:span text:style-name="T73">-&gt;add('title',TextType::class, ['attr'=&gt; ['autofocus'=&gt;true]])</text:span></text:p>
      <text:p text:style-name="P125"><text:s text:c="8"/>-&gt;add('description', TextareaType::class, ['attr'=&gt; ['rows'=&gt;5, 'cols'=&gt;100]])</text:p>
      <text:p text:style-name="P247">voir la liste des attributs de texte sur symfony.com/doc/current/reference/forms/types/text.html</text:p>
      <text:p text:style-name="P247">On pourra en ajouter plusieurs :</text:p>
      <text:p text:style-name="P248">-&gt;add('title',TextType::class, [</text:p>
      <text:p text:style-name="P248"><text:tab/><text:tab/><text:tab/><text:tab/>‘required’→false<text:span text:style-name="T245">,</text:span></text:p>
      <text:p text:style-name="P248"><text:tab/><text:tab/><text:tab/><text:tab/>'attr'=&gt; ['autofocus'=&gt;true]</text:p>
      <text:p text:style-name="P248"><text:tab/><text:tab/><text:tab/><text:tab/>])</text:p>
      <text:p text:style-name="P248"/>
      <text:p text:style-name="P249"/>
      <text:p text:style-name="P250">3- Pour pré-remplir le formulaire on peut utiliser :</text:p>
      <text:p text:style-name="P219"><text:s text:c="5"/><text:span text:style-name="T197">public function create(Request $request, EntityManagerInterface $em):R</text:span><text:span text:style-name="T198">esponse</text:span></text:p>
      <text:p text:style-name="P173"><text:s text:c="4"/>{</text:p>
      <text:p text:style-name="P173"><text:tab/><text:span text:style-name="T75">$pin = new Pin :</text:span></text:p>
      <text:p text:style-name="P251"><text:span text:style-name="T187"><text:tab/>$pin→setTitle(‘Mon tit</text:span><text:span text:style-name="T188">re</text:span><text:span text:style-name="T187"> </text:span><text:span text:style-name="T188">pré-rempli</text:span><text:span text:style-name="T187">’) ;</text:span></text:p>
      <text:p text:style-name="P181"/>
      <text:p text:style-name="P173"><text:s text:c="8"/><text:tab/>$form = $this-&gt;createFormBuilder(<text:span text:style-name="T75">$pin</text:span>)</text:p>
      <text:p text:style-name="P173"><text:s text:c="8"/><text:tab/>-&gt;add('title', TextType::class)</text:p>
      <text:p text:style-name="P173"><text:s text:c="7"/><text:tab/>-&gt;add('description', TextareaType::class)</text:p>
      <text:p text:style-name="P173"><text:s text:c="8"/><text:tab/>-&gt;getForm()</text:p>
      <text:p text:style-name="P173"><text:s text:c="8"/><text:tab/>;</text:p>
      <text:p text:style-name="P249">On crée un objet qui est passé dans la function createFormBuilder pour remplir notre formulaire par défaut (attention, ce ne sont pas des placeholder mais bien des pré-remplissage, modifiable si laissé comme ça).</text:p>
      <text:p text:style-name="P252">On peut aussi créer un tableau à la place de l’objet $pin = [‘title’=&gt;’Mon titre pré-rempli’, ‘description’=&gt;’si je veux aussi une description pré-remplie’] ;</text:p>
      <text:p text:style-name="P252"/>
      <text:p text:style-name="P253"><text:span text:style-name="T258">Du coup, o</text:span><text:span text:style-name="T247">n peut donc simplifier le code de notre controller grâce à cet objet passé en paramètre dans notre function createFormBuilder.</text:span></text:p>
      <text:p text:style-name="P252">Cet objet est passé vide (ou avec des champ pré-rempli conservés ou modifiés par l’usager du formulaire) et sera automatiquement rempli par les entrées du formulaires et récupéré dans l’EntityManager :</text:p>
      <text:p text:style-name="P221">$pin = new Pin :</text:p>
      <text:p text:style-name="P174">$form = $this-&gt;createFormBuilder(<text:span text:style-name="T75">$pin</text:span>)</text:p>
      <text:p text:style-name="P174"><text:s text:c="8"/>→add('title',<text:span text:style-name="T249">TextType::class,</text:span><text:span text:style-name="T251"> </text:span><text:span text:style-name="T252">null</text:span> ['attr'=&gt; ['autofocus'=&gt;true]])</text:p>
      <text:p text:style-name="P174"><text:s text:c="8"/>-&gt;add('description', <text:span text:style-name="T249">TextareaType::class,</text:span><text:span text:style-name="T73"> </text:span><text:span text:style-name="T76">null,</text:span><text:span text:style-name="T250"> </text:span>['attr'=&gt; ['rows'=&gt;5, 'cols'=&gt;100]])</text:p>
      <text:p text:style-name="P174"><text:s text:c="4"/>-&gt;getForm()</text:p>
      <text:p text:style-name="P174"><text:s text:c="8"/>;</text:p>
      <text:p text:style-name="P182">(on peut mettre null à la place du type car on a passé un objet qui a un constructeur donn<text:span text:style-name="T258">an</text:span>t ses types. <text:span text:style-name="T258">Si j’ai mis string au lieu de text à la description je peux la changer ici pour agrandir mon textarea.)</text:span></text:p>
      <text:p text:style-name="P174">$form-&gt;$form-&gt;handleRequest($request);</text:p>
      <text:p text:style-name="P174"><text:s text:c="8"/>if ($form-&gt;isSubmitted() &amp;&amp; $form-&gt;isValid()) { </text:p>
      <text:p text:style-name="P220"/>
      <text:p text:style-name="P220"><text:s text:c="11"/><text:span text:style-name="T248"><text:s/>$data = $form-&gt;getData();</text:span></text:p>
      <text:p text:style-name="P254"><text:s text:c="12"/>$pin = new Pin;</text:p>
      <text:p text:style-name="P254"><text:s text:c="12"/>$pin-&gt;setTitle($data['title']);</text:p>
      <text:p text:style-name="P254"><text:s text:c="12"/>$pin-&gt;setDescription($data['description']);</text:p>
      <text:p text:style-name="P220"><text:s text:c="12"/>$em-&gt;persist($pin);</text:p>
      <text:p text:style-name="P220"><text:s text:c="12"/>$em-&gt;flush();</text:p>
      <text:p text:style-name="P220"><text:s text:c="12"/>return $this-&gt; redirectToRoute('app_home');</text:p>
      <text:p text:style-name="P220"><text:s text:c="8"/>}</text:p>
      <text:p text:style-name="P174"><text:s text:c="8"/>return $this-&gt;render('pins/create.html.twig', [ …</text:p>
      <text:p text:style-name="P204"/>
      <text:h text:style-name="P386" text:outline-level="2"><text:bookmark-start text:name="__RefHeading___Toc3820_427252436"/>Edit<text:bookmark-end text:name="__RefHeading___Toc3820_427252436"/></text:h>
      <text:h text:style-name="P396" text:outline-level="3"><text:bookmark-start text:name="__RefHeading___Toc3827_427252436"/><text:span text:style-name="T299">La function </text:span><text:span text:style-name="T27">edit</text:span><text:span text:style-name="T299"> dans la class PinsController : </text:span><text:bookmark-end text:name="__RefHeading___Toc3827_427252436"/></text:h>
      <text:p text:style-name="P292"><text:span text:style-name="T178">Dans la </text:span><text:span text:style-name="T167">class PinsController </text:span><text:span text:style-name="T178">ajouter la function edit </text:span><text:span text:style-name="T181">qui concerne la page edit.html.twig.</text:span></text:p>
      <text:p text:style-name="P206"/>
      <text:p text:style-name="P206">#[Route('/pins/{id}/edit', name: 'app_pins_edit', priority:-1)]</text:p>
      <text:p text:style-name="P206">public function edit(Pin $pin): Response</text:p>
      <text:p text:style-name="P206"><text:s text:c="4"/>{</text:p>
      <text:p text:style-name="P206"><text:s text:c="8"/>return $this-&gt;render('pins/edit.html.twig', compact('pin'));</text:p>
      <text:p text:style-name="P206"><text:s text:c="4"/>}</text:p>
      <text:p text:style-name="P206"/>
      <text:p text:style-name="P296"><text:span text:style-name="T178">e</text:span><text:span text:style-name="T166">t on la remplit comme suit :</text:span></text:p>
      <text:p text:style-name="P207"/>
      <text:p text:style-name="P226"><text:s text:c="4"/>#[Route('/pins/{id}/edit', name: 'app_pins_edit', priority:-1)]</text:p>
      <text:p text:style-name="P226"><text:s text:c="4"/>public function edit(Pin $pin, Request $request, EntityManagerInterface $em): Response</text:p>
      <text:p text:style-name="P226"><text:s text:c="4"/>{</text:p>
      <text:p text:style-name="P226"><text:s text:c="8"/>$form = $this-&gt;createFormBuilder($pin)</text:p>
      <text:p text:style-name="P226"><text:s text:c="8"/>-&gt;add('title', null, ['attr'=&gt; ['autofocus'=&gt;true]])</text:p>
      <text:p text:style-name="P226"><text:s text:c="8"/>-&gt;add('description', TextareaType::class, ['attr'=&gt; ['rows'=&gt;5, 'cols'=&gt;50]])</text:p>
      <text:p text:style-name="P226"><text:s text:c="8"/>-&gt;getForm()</text:p>
      <text:p text:style-name="P226"><text:s text:c="8"/>;</text:p>
      <text:p text:style-name="P226"><text:s text:c="8"/>$form-&gt;handleRequest($request);</text:p>
      <text:p text:style-name="P226"><text:s text:c="8"/>if ($form-&gt;isSubmitted() &amp;&amp; $form-&gt;isValid()) { </text:p>
      <text:p text:style-name="P226"><text:s text:c="12"/>$em-&gt;flush();</text:p>
      <text:p text:style-name="P226"><text:s text:c="12"/>return $this-&gt; redirectToRoute('app_pins');</text:p>
      <text:p text:style-name="P226"><text:s text:c="8"/>}</text:p>
      <text:p text:style-name="P226"><text:s text:c="8"/>return $this-&gt;render('pins/edit.html.twig', [</text:p>
      <text:p text:style-name="P226"><text:s text:c="12"/>'pin' =&gt; $pin,</text:p>
      <text:p text:style-name="P226"><text:s text:c="12"/>'monFormulaire' =&gt; $form-&gt;createView(),</text:p>
      <text:p text:style-name="P226"><text:s text:c="8"/>]);</text:p>
      <text:p text:style-name="P226"><text:s text:c="4"/>}</text:p>
      <text:h text:style-name="P397" text:outline-level="3"><text:bookmark-start text:name="__RefHeading___Toc3829_427252436"/><text:span text:style-name="T298">L</text:span>a nouvelle page edit.html.twig <text:bookmark-end text:name="__RefHeading___Toc3829_427252436"/></text:h>
      <text:p text:style-name="P294"><text:span text:style-name="T179">Au préalable modifier le texte de la page details.html.twig </text:span><text:span text:style-name="T180">en ajoutant les éléments suivants pour l’édition :</text:span></text:p>
      <text:p text:style-name="P293"><text:tab/>&lt;div&gt;</text:p>
      <text:p text:style-name="P293"><text:s text:c="4"/><text:tab/><text:tab/>&lt;h1&gt;Page d'affichage du pin <text:span text:style-name="T300">sélectionné</text:span> &lt;/h1&gt;</text:p>
      <text:p text:style-name="P293"><text:s text:c="8"/><text:tab/><text:tab/>&lt;article&gt;</text:p>
      <text:p text:style-name="P293"><text:s text:c="12"/><text:tab/><text:tab/>&lt;h<text:span text:style-name="T267">2</text:span>&gt;{{ pin.title }}&lt;/h<text:span text:style-name="T267">2</text:span>&gt;</text:p>
      <text:p text:style-name="P293"><text:s text:c="12"/><text:tab/><text:tab/>&lt;p&gt;{{ pin.description }}&lt;/p&gt;</text:p>
      <text:p text:style-name="P293"><text:s text:c="8"/><text:tab/><text:tab/>&lt;/article&gt;</text:p>
      <text:p text:style-name="P295"><text:tab/><text:span text:style-name="T73">&lt;a href="{{ path('app_pins_edit', {'id': pin.id}) }}"&gt;Modifier ce pin&lt;/a&gt;</text:span><text:span text:style-name="T114">&lt;br&gt;</text:span></text:p>
      <text:p text:style-name="P128"><text:tab/><text:span text:style-name="T197">&lt;a href="{{ path('app_pins') }}"&gt;</text:span><text:span text:style-name="T220">Retour à la liste des pins</text:span><text:span text:style-name="T197">&lt;/a&gt;</text:span></text:p>
      <text:p text:style-name="P128"/>
      <text:p text:style-name="P293"><text:tab/>&lt;/div&gt;</text:p>
      <text:p text:style-name="P209"/>
      <text:p text:style-name="P211">Puis crééer la page edit.html.twig avec le contenu suivant :</text:p>
      <text:p text:style-name="P210"/>
      <text:p text:style-name="P228">{% extends 'base.html.twig' %}</text:p>
      <text:p text:style-name="P228"/>
      <text:p text:style-name="P228">{% block title %} Edit {{ pin.title }} {% endblock %}</text:p>
      <text:p text:style-name="P228"/>
      <text:p text:style-name="P228">{% block body %}</text:p>
      <text:p text:style-name="P228"/>
      <text:p text:style-name="P228"/>
      <text:p text:style-name="P228">&lt;div class="example-wrapper"&gt;</text:p>
      <text:p text:style-name="P228"><text:s text:c="4"/>&lt;h1 class="text-center"&gt;Edition de {{ pin.title }}&lt;/h1&gt;</text:p>
      <text:p text:style-name="P228"/>
      <text:p text:style-name="P228"><text:s text:c="4"/>{{ form_start(monFormulaire) }}</text:p>
      <text:p text:style-name="P228"><text:s text:c="8"/>{{ form_widget(monFormulaire) }}</text:p>
      <text:p text:style-name="P228"><text:s text:c="8"/>&lt;input type="submit" value="Enregistrer la modification"&gt;</text:p>
      <text:p text:style-name="P228"><text:s text:c="4"/>{{ form_end(monFormulaire) }}</text:p>
      <text:p text:style-name="P228"/>
      <text:p text:style-name="P228">&lt;/div&gt;</text:p>
      <text:p text:style-name="P228"/>
      <text:p text:style-name="P228">{% endblock %}</text:p>
      <text:p text:style-name="P228"/>
      <text:p text:style-name="P210">Le formulaire est automatiquement rempli avec les données envoyées par $pin. On peut le modifier puis enregistrer la modification.</text:p>
      <text:p text:style-name="P210"/>
      <text:p text:style-name="P210"/>
      <text:h text:style-name="P386" text:outline-level="2"><text:bookmark-start text:name="__RefHeading___Toc3836_427252436"/>Delete<text:bookmark-end text:name="__RefHeading___Toc3836_427252436"/></text:h>
      <text:p text:style-name="P212"/>
      <text:h text:style-name="P398" text:outline-level="3"><text:bookmark-start text:name="__RefHeading___Toc3838_427252436"/><text:span text:style-name="T299">La function </text:span><text:span text:style-name="T28">delete</text:span><text:span text:style-name="T299"> dans la class PinsController : </text:span><text:bookmark-end text:name="__RefHeading___Toc3838_427252436"/></text:h>
      <text:p text:style-name="P61"><text:span text:style-name="T194">Dans la </text:span><text:span text:style-name="T195">class PinsController </text:span><text:span text:style-name="T194">ajouter la function edit </text:span><text:span text:style-name="T196">qui concerne la page edit.html.twig.</text:span></text:p>
      <text:p text:style-name="P227"><text:s text:c="4"/>#[Route('/pins/{id}/delete', name: 'app_pins_delete', priority:-1)]</text:p>
      <text:p text:style-name="P227"><text:s text:c="4"/>public function delete(Pin $pin, EntityManagerInterface $em): Response</text:p>
      <text:p text:style-name="P227"><text:s text:c="4"/>{</text:p>
      <text:p text:style-name="P227"><text:s text:c="8"/>$em-&gt;remove($pin);</text:p>
      <text:p text:style-name="P227"><text:s text:c="8"/>$em-&gt;flush(); <text:s text:c="6"/></text:p>
      <text:p text:style-name="P227"><text:s text:c="8"/>return $this-&gt; redirectToRoute('app_pins');</text:p>
      <text:p text:style-name="P227"><text:s text:c="4"/>}</text:p>
      <text:p text:style-name="P208"/>
      <text:p text:style-name="P62"><text:span text:style-name="T196">P</text:span><text:span text:style-name="T193">our plus de </text:span><text:span text:style-name="T186">sécurité</text:span><text:span text:style-name="T193"> on va ajouter un token sur le formulaire.</text:span></text:p>
      <text:p text:style-name="P213">Le token doit avoir un id (choisi sur la page template) mais attention l’id et la conaténation s’écrivent différemment entre php et twig, d’où l’écriture différente de pin_deletion_id.</text:p>
      <text:p text:style-name="P299"><text:span text:style-name="T184">L</text:span><text:span text:style-name="T185">e code </text:span><text:span text:style-name="T184">sécurisé</text:span><text:span text:style-name="T185"> sera modifié ainsi :</text:span></text:p>
      <text:p text:style-name="P214"/>
      <text:p text:style-name="P214"><text:s text:c="4"/>#[Route('/pins/{id}/delete', name: 'app_pins_delete', priority:-1)]</text:p>
      <text:p text:style-name="P299"><text:span text:style-name="T185"><text:s text:c="4"/>public function delete(Pin $pin, EntityManagerInterface $em, </text:span><text:span text:style-name="T192">Request $request</text:span><text:span text:style-name="T185">): Response</text:span></text:p>
      <text:p text:style-name="P214"><text:s text:c="4"/>{</text:p>
      <text:p text:style-name="P299"><text:span text:style-name="T185"><text:s text:c="8"/></text:span><text:span text:style-name="T192">$token_valide = $request-&gt;request-&gt;get('csrf_token');</text:span></text:p>
      <text:p text:style-name="P299"><text:span text:style-name="T185"><text:s text:c="7"/></text:span><text:span text:style-name="T192"><text:s/>if ($this-&gt;isCsrfTokenValid('pin_deletion_'. $pin-&gt;getId(), $token_valide )){</text:span></text:p>
      <text:p text:style-name="P214"><text:s text:c="12"/>$em-&gt;remove($pin);</text:p>
      <text:p text:style-name="P214"><text:s text:c="12"/>$em-&gt;flush(); <text:s text:c="6"/></text:p>
      <text:p text:style-name="P299"><text:span text:style-name="T185"><text:s text:c="8"/></text:span><text:span text:style-name="T192">}</text:span></text:p>
      <text:p text:style-name="P214"><text:s text:c="8"/>return $this-&gt; redirectToRoute('app_pins');</text:p>
      <text:p text:style-name="P214"><text:s text:c="4"/>}</text:p>
      <text:p text:style-name="P215"/>
      <text:h text:style-name="P398" text:outline-level="3"><text:bookmark-start text:name="__RefHeading___Toc3840_427252436"/><text:span text:style-name="T30">Modification de la</text:span><text:span text:style-name="T303"> page </text:span><text:span text:style-name="T30">details</text:span><text:span text:style-name="T303">.html.twig </text:span><text:bookmark-end text:name="__RefHeading___Toc3840_427252436"/></text:h>
      <text:p text:style-name="P297"><text:span text:style-name="T182">P</text:span><text:span text:style-name="T166">our supprimer on ajoute un formulaire de type DELETE parce qu’on ne renvoit pas à un render mais on fait une action sur la même page.</text:span></text:p>
      <text:p text:style-name="P216">Pour conserver l’aspect lien comme pour « modifier », on cache le formulaire et on fait un &lt;a&gt; dont l’action (#) est annulée en JS avec event.preventDefault. Par sécurité on demande une confirmation et si elle est true alors (&amp;&amp;) on soumet le formulaire caché (grâce à son id.submit).</text:p>
      <text:p text:style-name="P298"><text:span text:style-name="T183">L</text:span><text:span text:style-name="T166">e tild est la concaténation avec twig : ~ pin.id</text:span></text:p>
      <text:p text:style-name="P290"><text:tab/></text:p>
      <text:p text:style-name="P63">&lt;a href="{{ path('app_pins_edit', {'id': pin.id}) }}"&gt;Modifier ce pin&lt;/a&gt;&lt;br&gt;</text:p>
      <text:p text:style-name="P131">&lt;a href="#" onclick="event.preventDefault(); confirm('êtes-vous sûr de vouloir supprimer ce pin?') &amp;&amp; document.getElementById('js-pin-delete-form').submit();"&gt;Supprimer &lt;/a&gt;</text:p>
      <text:p text:style-name="P63">&lt;br&gt;</text:p>
      <text:p text:style-name="P63">&lt;a href="{{ path('app_pins') }}"&gt;Retour à la liste des pins&lt;/a&gt;</text:p>
      <text:p text:style-name="P63">&lt;/div&gt;</text:p>
      <text:p text:style-name="P63"/>
      <text:p text:style-name="P131">&lt;form id="js-pin-delete-form" action="{{ path('app_pins_delete', {'id': pin.id}) }}" method="post" style="display:none;"&gt;</text:p>
      <text:p text:style-name="P130"><text:s text:c="4"/>&lt;input type="hidden" name="csrf_token" value="{{ csrf_token('pin_deletion_' ~ pin.id) }}"&gt;</text:p>
      <text:p text:style-name="P130"><text:s text:c="4"/>&lt;input type="hidden" name="_method" value="DELETE"&gt;</text:p>
      <text:p text:style-name="P290"><text:span text:style-name="T114">&lt;/form&gt;</text:span><text:span text:style-name="T181"><text:tab/></text:span></text:p>
      <text:h text:style-name="P381" text:outline-level="1"><text:bookmark-start text:name="__RefHeading___Toc2501_1227582954"/>Modifier l’entity / table BDD<text:bookmark-end text:name="__RefHeading___Toc2501_1227582954"/></text:h>
      <text:h text:style-name="P389" text:outline-level="2"><text:bookmark-start text:name="__RefHeading___Toc3705_427252436"/>Ajouter des champs à une entity existante<text:bookmark-end text:name="__RefHeading___Toc3705_427252436"/></text:h>
      <text:p text:style-name="P336">En faisant <text:span text:style-name="T73">symfony console make:entity</text:span> puis le nom Pin d’une entité déjà connue, le terminal me propose d’ajouter des champs</text:p>
      <text:p text:style-name="P347">Je peux ajouter une nouvelle entity ou des champ dans mon ancienne entity</text:p>
      <text:p text:style-name="P347">Puis<text:line-break/><text:span text:style-name="T289">Commencer la migration dans la BDD<text:line-break/></text:span><text:span text:style-name="T110">symfony console make:migration</text:span></text:p>
      <text:p text:style-name="P356">Souvent cela met une erreur <text:line-break/><text:span text:style-name="T305">« The metadata storage is not up to date, please run the sync-metadata-storage command to fix this issue. »</text:span></text:p>
      <text:p text:style-name="P342">S’il y a une erreur <text:span text:style-name="T305">‘The metadata storage is not up to date, please run the sync-metadata-storage command to fix this issue.</text:span>’ modifier DATABASE-URL :<text:span text:style-name="T290">retirer <text:s/>serverVersion=8 </text:span><text:span text:style-name="T316">dans le fichier .env</text:span></text:p>
      <text:p text:style-name="P345">Entrer dans la nouvelle migration pour modifier le return ‘’ afin de mettre une description des ajouts. Puis <text:span text:style-name="T73">symfony console doctrine:migrations:migrate</text:span></text:p>
      <text:p text:style-name="P338"><text:line-break/></text:p>
      <text:h text:style-name="P386" text:outline-level="2"><text:bookmark-start text:name="__RefHeading___Toc3707_427252436"/>Ajouter un champ date<text:span text:style-name="T293">time</text:span><text:bookmark-end text:name="__RefHeading___Toc3707_427252436"/></text:h>
      <text:p text:style-name="P338">En proposant un champ finissant par At (createdAt), la console propose par défaut un type datetime.<text:line-break/>En proposant un champ finissant par On (createdOn), la console propose par défaut un type date.</text:p>
      <text:p text:style-name="P338">Pour assigner la valeur now sur les datetime, dans l’Entity Pin.php on ajoute <text:span text:style-name="T287">grâce à ORM doctrine, </text:span><text:span text:style-name="T294">juste avant la définintion de la classe</text:span> :<text:line-break/><text:span text:style-name="T73">#[ORM\HasLifecycleCallbacks]</text:span><text:line-break/><text:line-break/><text:span text:style-name="T287">Et on ajoute une fonction de calcul du timeStamp à la fin de la liste des functions de ma classe.<text:line-break/></text:span><text:span text:style-name="T288">Cette function prend la date du jour à chaque fois que l’on modifie une donnée, mais pour le createdAt la date du jour ne doit être enregistrée qu’au moment de la création et ne plus changer après donc on ajoute une formule if ≡ null</text:span></text:p>
      <text:p text:style-name="P337"><text:s text:c="4"/>}<text:span text:style-name="T73"><text:line-break/> <text:s text:c="3"/>#[ORM\PrePersist]<text:line-break/> <text:s text:c="3"/>#[ORM\PreUpdate]<text:line-break/> <text:s text:c="3"/>public function updateTimestamps()<text:line-break/> <text:s text:c="3"/>{<text:line-break/><text:tab/>if($this-&gt;getCreatedAt() === null) {<text:line-break/> <text:s text:c="7"/><text:tab/><text:tab/>$this-&gt;setCreatedAt(new \DateTimeImmu</text:span><text:span text:style-name="T113">t</text:span><text:span text:style-name="T73">able);<text:line-break/><text:tab/></text:span><text:span text:style-name="T109">}</text:span><text:span text:style-name="T73"><text:line-break/> <text:s text:c="7"/><text:tab/>$this-&gt;setUpdatedAt(new \DateTimeImmu</text:span><text:span text:style-name="T113">t</text:span><text:span text:style-name="T73">able);<text:line-break/> <text:s text:c="3"/>}</text:span><text:line-break/>}</text:p>
      <text:p text:style-name="P344">Il y aura une erreur <text:span text:style-name="T293">au moment de la migration </text:span>à cause des champs date des pins déjà rentrés <text:span text:style-name="T291">dans ce cas </text:span><text:span text:style-name="T292">si on oublie d’ajouter une date par default pour les entrées déjà réalisées :<text:line-break/></text:span><text:span text:style-name="T219">#[ORM\Column</text:span><text:span text:style-name="T111"> (options: ['default'=&gt;'CURRENT_TIMESTAMP'])</text:span><text:span text:style-name="T219">]</text:span><text:span text:style-name="T111"><text:line-break/></text:span><text:span text:style-name="T219">private ?DateTimeImmutable $createdAt = null;</text:span></text:p>
      <text:p text:style-name="P340">Pour être sûre que ma date.time<text:span text:style-name="T288">zone</text:span> soit sur le bon fuseau horaire je peux créer un fichier <text:span text:style-name="T73">php.ini</text:span> dans mon projet (à la racine de mon répertoire monSiteSymfony) et mettre ce code dedans :<text:line-break/><text:span text:style-name="T73">[Date]<text:tab/></text:span><text:span text:style-name="T197"> <text:tab/>//</text:span><text:span text:style-name="T218">optionnel des noms de sections</text:span><text:span text:style-name="T73"><text:line-break/>date.timezone = Europe/Paris</text:span></text:p>
      <text:p text:style-name="P341">Commencer la migration dans la BDD<text:line-break/><text:span text:style-name="T73">symfony console make:migration</text:span></text:p>
      <text:p text:style-name="P341">S’il y a une erreur ‘The metadata storage is not up to date, please run the sync-metadata-storage command to fix this issue.’ modifier DATABASE-URL :<text:span text:style-name="T290">retirer <text:s/>serverVersion=8</text:span></text:p>
      <text:p text:style-name="P343">Entrer dans la nouvelle migration pour modifier le return ‘’ afin de mettre une description des ajouts. Puis <text:span text:style-name="T73">symfony console doctrine:migrations:migrate</text:span></text:p>
      <text:p text:style-name="P344"/>
      <text:p text:style-name="P343"/>
      <text:h text:style-name="P386" text:outline-level="2"><text:bookmark-start text:name="__RefHeading___Toc3709_427252436"/>Ajouter des traits <text:span text:style-name="T292">et slug</text:span> pour optimiser les entités<text:bookmark-end text:name="__RefHeading___Toc3709_427252436"/></text:h>
      <text:p text:style-name="P346">Certaines informations comme createdAt peuvent être redondantes entr<text:span text:style-name="T350">e</text:span> plusieurs Entity. On va alors cré<text:span text:style-name="T350">er</text:span> de<text:span text:style-name="T350">s</text:span> ‘traits’ commun qui seront appelé dans les entity.</text:p>
      <text:p text:style-name="P412">Créer un répertoire Entity/Traits/Timestampable.php par exemple et y coller le texte suivant :<text:line-break/><text:span text:style-name="T73">&lt;?php<text:line-break/>App\Entity\Traits;<text:line-break/>use DateTimeImmutable;<text:line-break/>use Doctrine\ORM\Mapping as ORM;<text:line-break/>trait Timestampable<text:line-break/>{<text:line-break/> <text:s text:c="3"/>#[ORM\Column (type: 'datetime_immutable', options: ['default'=&gt;'CURRENT_TIMESTAMP'])]<text:line-break/> <text:s text:c="3"/>private $createdAt;</text:span></text:p>
      <text:p text:style-name="P413"><text:s text:c="4"/>#[ORM\Column (type: 'datetime_immutable', options: ['default'=&gt;'CURRENT_TIMESTAMP'])<text:span text:style-name="T353">]<text:line-break/> <text:s text:c="3"/></text:span>private $updatedAt;<text:line-break/> <text:s text:c="3"/>public function getCreatedAt(): ?\DateTimeImmutable<text:line-break/> <text:s text:c="3"/>{<text:line-break/> <text:s text:c="7"/>return $this→createdAt;<text:line-break/> <text:s text:c="3"/>}<text:line-break/> <text:s text:c="3"/>public function setCreatedAt(\DateTimeImmutable $createdAt): self<text:line-break/> <text:s text:c="3"/>{<text:line-break/> <text:s text:c="7"/>$this-&gt;createdAt = $createdAt;<text:line-break/> <text:s text:c="7"/>return $this;<text:line-break/> <text:s text:c="3"/>}<text:line-break/> <text:s text:c="3"/>public function getUpdatedAt(): ?\DateTimeImmutable<text:line-break/> <text:s text:c="3"/>{<text:line-break/> <text:s text:c="7"/>return $this→updatedAt;<text:line-break/> <text:s text:c="3"/>}<text:line-break/> <text:s text:c="3"/>public function setUpdatedAt(\DateTimeImmutable $updatedAt): self<text:line-break/> <text:s text:c="3"/>{<text:line-break/> <text:s text:c="7"/>$this-&gt;updatedAt = $updatedAt;<text:line-break/> <text:s text:c="7"/>return $this;<text:line-break/> <text:s text:c="3"/>}<text:line-break/> <text:s text:c="3"/>#[ORM\PrePersist]<text:line-break/> <text:s text:c="3"/>#[ORM\PreUpdate]<text:line-break/> <text:s text:c="3"/>public function updateTimestamps()<text:line-break/> <text:s text:c="3"/>{<text:line-break/> <text:s text:c="3"/>if($this-&gt;getCreatedAt() === null) {<text:line-break/> <text:s text:c="7"/>$this-&gt;setCreatedAt(new DateTimeImmutable);<text:line-break/><text:tab/>}<text:line-break/> <text:s text:c="7"/>$this-&gt;setUpdatedAt(new \DateTimeImmutable);<text:line-break/> <text:s text:c="3"/>}<text:line-break/>}</text:p>
      <text:p text:style-name="P414"><text:soft-page-break/>Pour utiliser ce trait, dans nos Entity nous rajouterons<text:span text:style-name="T351"> </text:span><text:span text:style-name="T352">les 3 lignes en gras suivantes :</text:span><text:span text:style-name="T351"><text:line-break/>...<text:line-break/>use Symfony\Component\Security\Core\User\UserInterface;<text:line-break/></text:span><text:span text:style-name="T140">use DateTimeImmutable;</text:span><text:span text:style-name="T351"><text:line-break/></text:span><text:span text:style-name="T349">#[ORM\Entity(repositoryClass: UserRepository::class)]<text:line-break/></text:span><text:span text:style-name="T138">#[ORM\HasLifecycleCallbacks]</text:span><text:span text:style-name="T349"><text:line-break/>class User implements UserInterface, PasswordAuthenticatedUserInterface<text:line-break/>{<text:line-break/> <text:s text:c="2"/></text:span><text:span text:style-name="T138"><text:s/>use Timestampable; <text:s/></text:span><text:span text:style-name="T139">(+faire clic droit import class)</text:span><text:span text:style-name="T349"><text:line-break/> <text:s text:c="3"/>#[ORM\Id]<text:line-break/></text:span><text:span text:style-name="T351">dans notre app\entity</text:span><text:span text:style-name="T352">\User )</text:span></text:p>
      <text:p text:style-name="P412"/>
      <text:p text:style-name="P412"/>
      <text:h text:style-name="P382" text:outline-level="1"><text:bookmark-start text:name="__RefHeading___Toc3842_427252436"/>Créer un modèle de form avec symfony<text:bookmark-end text:name="__RefHeading___Toc3842_427252436"/></text:h>
      <text:p text:style-name="P348">Pour éviter de répéter un formulaire dans la class (create, edit…) par exemple, on peut faire dans la console :</text:p>
      <text:p text:style-name="P348"><text:span text:style-name="T73">symfony console make:form</text:span><text:line-break/>puis choisir le type <text:span text:style-name="T73">PinType</text:span><text:line-break/>et y associer notre Entity <text:span text:style-name="T73">Pin</text:span></text:p>
      <text:p text:style-name="P348">Symfony crée un répertoire src/form/PinType.php</text:p>
      <text:p text:style-name="P348">Ce sera notre nouveau builder qui utilise l’Entity Pin et donc les caractéristiques des champs sont mentionnées quand on utilise l’objet $pin.</text:p>
      <text:p text:style-name="P348">On peut supprimer les champs qui sont remplis automatiquement comme les date<text:span text:style-name="T301">s dans le $builder.<text:line-break/> <text:s text:c="7"/>$builder<text:line-break/></text:span> <text:s text:c="11"/>→add('title')<text:line-break/> <text:s text:c="11"/>→add('description')<text:line-break/> <text:s text:c="7"/>;</text:p>
      <text:p text:style-name="P349">Dans PinsController.php on pourra alors utiliser ce $builder.<text:line-break/>A la place de createFormBuilder ($pin) add … getForm() ; on met : <text:line-break/><text:span text:style-name="T73">$form = $this→createForm(PinType::class, </text:span><text:span text:style-name="T115">$pin</text:span><text:span text:style-name="T73">) ;</text:span></text:p>
      <text:p text:style-name="P349">On n’oublie pas de faire clic droit et « import class » sur PinType.<text:line-break/><text:span text:style-name="T302">Dans create l’objet $pin = new Pin ; est toujours créé juste avant de l’appeler dans la function createForm. Dans edit ce n’est pas utile car le $pin est récupéré directement au sein de la function edit().</text:span></text:p>
      <text:p text:style-name="P350"><text:line-break/><text:span text:style-name="T314">De la même manière, pour éviter de le répéter dans nos templates, on pourra créer un _partial/_formPins.html.twig<text:line-break/></text:span><text:span text:style-name="T118"> <text:s text:c="3"/>{{ form_start(monFormulaire) }}<text:line-break/> <text:s text:c="7"/>{{ form_widget(monFormulaire) }}<text:line-break/> <text:s text:c="7"/>&lt;div class="d-grid gap-2 col-4 mx-auto"&gt;<text:line-break/> <text:s text:c="11"/>&lt;input type="submit" class="btn btn-primary" value="{{submitButtonText}}"&gt;<text:line-break/> <text:s text:c="7"/>&lt;/div&gt;<text:line-break/> <text:s text:c="3"/>{{ form_end(monFormulaire) }}</text:span></text:p>
      <text:p text:style-name="P350"><text:span text:style-name="T314"><text:s/>et l’inclure dans pins/edit <text:line-break/></text:span><text:span text:style-name="T118">{{ include ("_partials/_formPins.html.twig", {submitButtonText: 'Enregistrer la modification'}) }}</text:span></text:p>
      <text:p text:style-name="P350"><text:span text:style-name="T314">et pins/create.<text:line-break/></text:span><text:span text:style-name="T118">{{ include ("_partials/_formPins.html.twig", {submitButtonText: 'Créer un Pin'}) }}</text:span></text:p>
      <text:p text:style-name="P350"/>
      <text:p text:style-name="P350"/>
      <text:h text:style-name="P379" text:outline-level="1"><text:bookmark-start text:name="__RefHeading___Toc9623_1897389272"/>Syliser avec webpack et sass/scss<text:bookmark-end text:name="__RefHeading___Toc9623_1897389272"/></text:h>
      <text:h text:style-name="Heading_20_2" text:outline-level="2"><text:bookmark-start text:name="__RefHeading___Toc9625_1897389272"/>Installer webpack encore<text:bookmark-end text:name="__RefHeading___Toc9625_1897389272"/></text:h>
      <text:h text:style-name="Heading_20_3" text:outline-level="3"><text:bookmark-start text:name="__RefHeading___Toc9627_1897389272"/>Installation<text:bookmark-end text:name="__RefHeading___Toc9627_1897389272"/></text:h>
      <text:p text:style-name="P359"><text:span text:style-name="T73">composer require symfony/webpack-encore-bundle</text:span><text:span text:style-name="T197"> </text:span><text:span text:style-name="T226">qui ajoute webpack.config.js.</text:span><text:span text:style-name="T73"><text:line-break/></text:span>puis <text:span text:style-name="T73">npm install</text:span> (ou yarn install)<text:span text:style-name="T329">(installer node.js pour avoir npm) </text:span><text:span text:style-name="T331">qui ajoute des répertoires node_modules</text:span></text:p>
      <text:p text:style-name="P360"><text:span text:style-name="T331">(</text:span>Si les fichiers webpack.config.js ne se crée par automatiquement (symfony flex), voir la doc<text:line-break/><text:a xlink:type="simple" xlink:href="https://symfony.com/doc/current/frontend/encore/installation.html" text:style-name="Internet_20_link" text:visited-style-name="Visited_20_Internet_20_Link">https://symfony.com/doc/current/frontend/encore/installation.html</text:a><text:span text:style-name="T331">)</text:span></text:p>
      <text:p text:style-name="P364">Webpack encore va compiler tous nos fichiers pour les rendre plus légers. On trouve le chemin où sont rangés ces fichiers compilés dans webpack.config.je setOutputPath (public/build, les fichiers sont pré-remplis)</text:p>
      <text:p text:style-name="P364"><text:span text:style-name="T328">Faire la commande </text:span><text:span text:style-name="T123">npm run </text:span><text:span text:style-name="T125">dev</text:span><text:span text:style-name="T328"> pour lancer webpack. </text:span><text:span text:style-name="T332">Cela lance une compilation et crée les fichiers dans public/build qui est le chemin indiqué.</text:span><text:span text:style-name="T328"><text:line-break/>Faire la commande </text:span><text:span text:style-name="T123">npm run watch</text:span><text:span text:style-name="T328"> pour lancer webpack </text:span><text:span text:style-name="T332">en tâche de fond qui « surveille » quand il y a des modifications et les compile automatiquement</text:span><text:span text:style-name="T328">.</text:span></text:p>
      <text:p text:style-name="P369">En production on fera la commande <text:span text:style-name="T73">npm run build</text:span> pour compresser et lire nos fichiers (les fichiers compressés sont lus, pas ceux que l’on remplit). Cette version sera plus optimisée.</text:p>
      <text:p text:style-name="P367"><text:span text:style-name="T335">Vérifier dans templates/base.html.twig que l’on charge bien les fichiers css et js grâce à : <text:line-break/> <text:s text:c="7"/>{% block stylesheets %}<text:line-break/> <text:s text:c="11"/></text:span><text:span text:style-name="T127">{{ encore_entry_link_tags('app') }}<text:line-break/></text:span><text:span text:style-name="T335"> <text:s text:c="7"/>{% endblock %}<text:line-break/>et<text:line-break/> <text:s text:c="7"/>{% block javascripts %}<text:line-break/></text:span> <text:s text:c="11"/><text:span text:style-name="T73">{{ encore_entry_script_tags('app') }}</text:span><text:line-break/> <text:s text:c="7"/>{% endblock %}</text:p>
      <text:p text:style-name="P365"><text:span text:style-name="T332">A partir de maintenant tout le CSS que je vais mettre dans monProjetSymfony/assets/styles/app.css sera compilé automatiquement (avec watch) dans public/build/app.css et sera pris en compte par mon site. </text:span><text:span text:style-name="T334">C’est là que je rentre mon code CSS.</text:span></text:p>
      <text:h text:style-name="Heading_20_3" text:outline-level="3"><text:bookmark-start text:name="__RefHeading___Toc9629_1897389272"/>Ajout de CSS<text:bookmark-end text:name="__RefHeading___Toc9629_1897389272"/></text:h>
      <text:p text:style-name="P366"><text:span text:style-name="T333">Pour ajouter plusieurs fichiers .css, je les mets dans </text:span><text:span text:style-name="T332">monProjetSymfony/assets/styles/</text:span><text:span text:style-name="T333">style1</text:span><text:span text:style-name="T332">.css<text:line-break/></text:span><text:span text:style-name="T333">et je rajoute dans </text:span><text:span text:style-name="T332">monProjetSymfony/assets/app.</text:span><text:span text:style-name="T333">js une ligne<text:line-break/></text:span><text:span text:style-name="T126">import './styles/style1.css';</text:span><text:span text:style-name="T333"><text:line-break/>Dans </text:span><text:span text:style-name="T332">public/build/app.css </text:span><text:span text:style-name="T333">nous trouverons compilé tous les fichiers css de </text:span><text:span text:style-name="T332">monProjetSymfony/assets/styles/app.css, </text:span><text:span text:style-name="T333">style1.css, …</text:span></text:p>
      <text:h text:style-name="Heading_20_3" text:outline-level="3"><text:bookmark-start text:name="__RefHeading___Toc9631_1897389272"/><text:soft-page-break/>Ajout d’une googleFont<text:bookmark-end text:name="__RefHeading___Toc9631_1897389272"/></text:h>
      <text:p text:style-name="P370">Du coup pour les polices, nous n’allons pas les mettre dans le fichier de base.html.twig mais sous forme de @import dans assets/styles/app.css<text:line-break/>@import url('https://fonts.googleapis.com/css2?family=Montserrat&amp;display=swap');</text:p>
      <text:h text:style-name="P392" text:outline-level="3"><text:bookmark-start text:name="__RefHeading___Toc9633_1897389272"/>Ajout de bootstrap<text:bookmark-end text:name="__RefHeading___Toc9633_1897389272"/></text:h>
      <text:p text:style-name="P368">La manière traditionnelle est l’ajout dans le fichier templates/base.html.twig du lien cdn :<text:line-break/>&lt;head&gt;<text:line-break/> <text:s text:c="4"/>&lt;link href="https://cdn.jsdelivr.net/npm/bootstrap@5.2.0-beta1/dist/css/bootstrap.min.css" rel="stylesheet"&gt;<text:line-break/>&lt;/head&gt;</text:p>
      <text:p text:style-name="P368">La manière de Symfony 6 / SCSS est la suivante :<text:line-break/>(voir doc : https://symfony.com/doc/current/frontend/encore/bootstrap.html)</text:p>
      <text:p text:style-name="Standard"><text:bookmark-start text:name="__RefHeading___Toc9635_1897389272"/><text:span text:style-name="T327">On peut installer bootstrap avec webpack plutôt que de le charger manuellement :<text:line-break/></text:span><text:span text:style-name="T132">npm install bootstrap –save-dev<text:line-break/></text:span><text:span text:style-name="T340">(</text:span><text:span text:style-name="T337">Nécessite une version de </text:span><text:span text:style-name="T338">node &gt;18 ?? </text:span><text:span text:style-name="T340">Semble fonctionner quand même a</text:span><text:span text:style-name="T341">v</text:span><text:span text:style-name="T340">ec la version 17)<text:line-break/></text:span><text:span text:style-name="T341">Ajouter un require, nouvelle synthaxe = </text:span><text:span text:style-name="T134">import './bootstrap';</text:span><text:span text:style-name="T341"> dans assets/app.js<text:line-break/></text:span><text:span text:style-name="T338">Puis ajouter </text:span><text:span text:style-name="T128">@import "~bootstrap/scss/bootstrap";</text:span><text:span text:style-name="T338"> </text:span><text:span text:style-name="T339">dans assets/styles/app.scss</text:span><text:span text:style-name="T338"><text:line-break/></text:span><text:span text:style-name="T339">+ refaire un </text:span><text:span text:style-name="T129">npm run watch</text:span><text:bookmark-end text:name="__RefHeading___Toc9635_1897389272"/></text:p>
      <text:p text:style-name="P149"/>
      <text:p text:style-name="Standard"><text:bookmark-start text:name="__RefHeading___Toc9637_1897389272"/>Attention javascript et popper de bootstrap ne s’installent pas automatiquement, il faudra le faire manuellement.<text:bookmark-end text:name="__RefHeading___Toc9637_1897389272"/></text:p>
      <text:p text:style-name="Standard"><text:bookmark-start text:name="__RefHeading___Toc9639_1897389272"/>La version traditionnelle est d’ajouter le lien dans <text:s/>templates/base.html.twig :<text:line-break/>&lt;script src="{{asset('assets/js/bootstrap.bundle.min.js')}}" defer&gt;&lt;/script&gt;<text:bookmark-end text:name="__RefHeading___Toc9639_1897389272"/></text:p>
      <text:p text:style-name="Standard"><text:bookmark-start text:name="__RefHeading___Toc9641_1897389272"/><text:span text:style-name="T230">La manière symfony 6 (je n’ai pas réussi avec node v17) :</text:span><text:span text:style-name="T227"><text:line-break/></text:span><text:span text:style-name="T129">npm install jquery @popperjs/core –save-dev<text:line-break/></text:span><text:span text:style-name="T230">Puis ajouter </text:span><text:span text:style-name="T134">import $ from 'jquery';</text:span><text:span text:style-name="T230"> dans assets/app.js</text:span><text:span text:style-name="T130"><text:line-break/></text:span><text:span text:style-name="T229">Ne pas oublier de refaire : </text:span><text:span text:style-name="T133">npm run watch</text:span><text:span text:style-name="T229"> car on a touché à la structure.</text:span><text:bookmark-end text:name="__RefHeading___Toc9641_1897389272"/></text:p>
      <text:p text:style-name="P87"/>
      <text:p text:style-name="Standard"><text:bookmark-start text:name="__RefHeading___Toc9643_1897389272"/><text:span text:style-name="T339">Rappel, pour mettre automatiquement les formulaires sous le thème de Bootstrap, ajoutez dans le fichier config/packages/twig.yaml : <text:line-break/></text:span><text:span text:style-name="T129">twig:<text:line-break/> <text:s text:c="3"/>form_themes: ['bootstrap_5_layout.html.twig']</text:span><text:bookmark-end text:name="__RefHeading___Toc9643_1897389272"/></text:p>
      <text:p text:style-name="Standard"/>
      <text:h text:style-name="P406" text:outline-level="2"/>
      <text:h text:style-name="P406" text:outline-level="2"/>
      <text:h text:style-name="P392" text:outline-level="3"><text:bookmark-start text:name="__RefHeading___Toc9645_1897389272"/>Installer SASS<text:bookmark-end text:name="__RefHeading___Toc9645_1897389272"/></text:h>
      <text:p text:style-name="P363"><text:span text:style-name="T326">Grâce à webpack, on peut utiliser sass.<text:line-break/></text:span><text:span text:style-name="T124">npm install sass-loader node-sass --save-dev</text:span><text:span text:style-name="T326"><text:line-break/></text:span><text:span text:style-name="T327">et l’activer </text:span><text:span text:style-name="T328">d</text:span><text:span text:style-name="T327">ans webpack.</text:span><text:span text:style-name="T330">config.js</text:span><text:span text:style-name="T327"> en </text:span><text:span text:style-name="T228">décommentant </text:span><text:span text:style-name="T122">.enableSassLoader()</text:span></text:p>
      <text:p text:style-name="P365"><text:span text:style-name="T336">Soit je renomme mon fichier app.scss et je corrige le import dans app.js, soit je met un 2nd fichier app.scss et j’ajoute un </text:span><text:span text:style-name="T131">import './styles/app.scss';</text:span><text:span text:style-name="T328"><text:line-break/></text:span></text:p>
      <text:p text:style-name="P362"/>
      <text:p text:style-name="P148"/>
      <text:p text:style-name="P361"/>
      <text:p text:style-name="P361"/>
      <text:h text:style-name="P383" text:outline-level="1"><text:bookmark-start text:name="__RefHeading___Toc3711_427252436"/>Parametrer le message d’erreur sur ma page 404<text:bookmark-end text:name="__RefHeading___Toc3711_427252436"/></text:h>
      <text:h text:style-name="Heading_20_2" text:outline-level="2"><text:bookmark-start text:name="__RefHeading___Toc2503_1227582954"/>Erreur en dev<text:bookmark-end text:name="__RefHeading___Toc2503_1227582954"/></text:h>
      <text:p text:style-name="P275">Pour <text:s/>nous aider en phase de dev, on peut paramètrer les messages d’erreurs comme ceci par exemple :</text:p>
      <text:p text:style-name="P268"/>
      <text:p text:style-name="P268">#[Route('/pins/{id}', name: 'app_pins_details', priority:-1)]</text:p>
      <text:p text:style-name="Text_20_body"><text:s text:c="4"/>public function show(PinRepository $repo, int $id): Response</text:p>
      <text:p text:style-name="P331"><text:s text:c="4"/>{<text:line-break/> <text:s text:c="7"/>$pin = $repo→find($id);</text:p>
      <text:p text:style-name="P143"><text:s text:c="8"/>if(!$pin){<text:line-break/> <text:s text:c="11"/>throw $this-&gt;createNotFoundException($id. ' n\'est pas un id de ma BDD');<text:line-break/> <text:s text:c="7"/>}</text:p>
      <text:p text:style-name="Text_20_body"><text:s text:c="8"/>return $this-&gt;render('pins/details.html.twig', compact('pin'));<text:line-break/> <text:s text:c="3"/>}</text:p>
      <text:p text:style-name="P183"/>
      <text:p text:style-name="P183">On récupère la fonction existante de la page 404 ( createNotFoundException en notant entre () le texte à afficher pour trouver plus facilement d’où vient l’erreur</text:p>
      <text:p text:style-name="P183"/>
      <text:h text:style-name="Heading_20_2" text:outline-level="2"><text:bookmark-start text:name="__RefHeading___Toc2505_1227582954"/>Erreur en prod<text:bookmark-end text:name="__RefHeading___Toc2505_1227582954"/></text:h>
      <text:p text:style-name="P185">Sur la page de prod (visible par le client final)</text:p>
      <text:p text:style-name="P185"/>
      <text:p text:style-name="P184">composer require symfony/twig-pack </text:p>
      <text:p text:style-name="P184">Puis créer templates/<text:span text:style-name="T73">bundles</text:span></text:p>
      <text:p text:style-name="P184"><text:span text:style-name="T265">puis</text:span> templates/bundles/<text:span text:style-name="T73">TwigBundle</text:span></text:p>
      <text:p text:style-name="P184">et templates/bundles/TwigBundle/<text:span text:style-name="T73">Exception</text:span></text:p>
      <text:p text:style-name="P184">On créera là-dedans autant de fichiers que voulu : <text:span text:style-name="T73">error404.html.twig</text:span>, error403.html.twig….</text:p>
      <text:p text:style-name="P185">Pour vérifier ce qui apparaît en page de production : <text:a xlink:type="simple" xlink:href="https://127.0.0.1:8000/_error/404" text:style-name="Internet_20_link" text:visited-style-name="Visited_20_Internet_20_Link">https://127.0.0.1:8000/_error/404</text:a></text:p>
      <text:p text:style-name="P222">{% extends 'base.html.twig' %}</text:p>
      <text:p text:style-name="P222">{% block body %}</text:p>
      <text:p text:style-name="P222"><text:s text:c="4"/>&lt;h1&gt;Page non trouvée&lt;/h1&gt;</text:p>
      <text:p text:style-name="P222">{% endblock %}</text:p>
      <text:h text:style-name="P384" text:outline-level="1"><text:bookmark-start text:name="__RefHeading___Toc3503_1507193424"/>Enregistrer avec GIT<text:bookmark-end text:name="__RefHeading___Toc3503_1507193424"/></text:h>
      <text:h text:style-name="Heading_20_2" text:outline-level="2"><text:bookmark-start text:name="__RefHeading___Toc3505_1507193424"/>git init / git add -A / git commit -m ‘mon message’<text:bookmark-end text:name="__RefHeading___Toc3505_1507193424"/></text:h>
      <text:p text:style-name="P286"/>
      <text:p text:style-name="Text_20_body"><text:span text:style-name="T281">Si ce n’</text:span><text:span text:style-name="T284">es</text:span><text:span text:style-name="T281">t pas fait, lier le compte git à notre email et nom :</text:span></text:p>
      <text:p text:style-name="Text_20_body"><text:span text:style-name="T200">C:\xampp\htdocs\monSiteSymfony&gt; </text:span><text:span text:style-name="T95">git config --global user.email "</text:span><text:span text:style-name="T282">monEmail</text:span><text:a xlink:type="simple" xlink:href="mailto:christelle.kandel@gmail.com" text:style-name="Internet_20_link" text:visited-style-name="Visited_20_Internet_20_Link"><text:span text:style-name="T95">@gmail.com</text:span></text:a><text:span text:style-name="T95">"</text:span><text:span text:style-name="T200">, puis <text:line-break/></text:span><text:span text:style-name="T281">C:\xampp\htdocs\monSiteSymfony&gt; </text:span><text:span text:style-name="T95">git config --global user.name "Prénom Nom"</text:span></text:p>
      <text:p text:style-name="Text_20_body"><text:bookmark-start text:name="__RefHeading___Toc3507_1507193424"/><text:span text:style-name="T203">F</text:span><text:span text:style-name="T201">aire </text:span><text:span text:style-name="T96">git init</text:span><text:span text:style-name="T201"> pour </text:span><text:span text:style-name="T203">créer</text:span><text:span text:style-name="T201"> le répertoire .git </text:span><text:span text:style-name="T204">(dossier caché, à ne pas toucher)</text:span><text:span text:style-name="T201"> </text:span><text:span text:style-name="T203">et</text:span><text:span text:style-name="T202"> faire de notre projet un projet git.</text:span><text:bookmark-end text:name="__RefHeading___Toc3507_1507193424"/></text:p>
      <text:p text:style-name="Text_20_body"><text:bookmark-start text:name="__RefHeading___Toc3509_1507193424"/><text:span text:style-name="T197">La commande </text:span><text:span text:style-name="T73">git config</text:span><text:span text:style-name="T197"> nous montre toutes les commandes possibles de configuration.</text:span><text:bookmark-end text:name="__RefHeading___Toc3509_1507193424"/></text:p>
      <text:p text:style-name="Text_20_body"><text:bookmark-start text:name="__RefHeading___Toc3511_1507193424"/><text:span text:style-name="T201">L</text:span><text:span text:style-name="T205">a commande </text:span><text:span text:style-name="T98">git status</text:span><text:span text:style-name="T205"> permet de voir où nous en sommes : </text:span><text:span text:style-name="T204">quels sont les fichiers « tracked » qui ont subi des modifications ou ceux qui sont « untracked » alors qu’ils n’ont pas encore été sauvegardés.</text:span><text:bookmark-end text:name="__RefHeading___Toc3511_1507193424"/></text:p>
      <text:p text:style-name="Text_20_body"><text:bookmark-start text:name="__RefHeading___Toc3513_1507193424"/>Les commandes principales sont :<text:bookmark-end text:name="__RefHeading___Toc3513_1507193424"/></text:p>
      <text:p text:style-name="Text_20_body"><text:bookmark-start text:name="__RefHeading___Toc3515_1507193424"/><text:span text:style-name="T203">- </text:span><text:span text:style-name="T97">git add –all</text:span><text:span text:style-name="T203"> </text:span><text:span text:style-name="T206">ou </text:span><text:span text:style-name="T99">git add -A</text:span><text:span text:style-name="T206"> </text:span><text:span text:style-name="T203">(ajouter les </text:span><text:span text:style-name="T204">fichiers – listés dans git statut - <text:s/>ayant subi des modifications</text:span><text:span text:style-name="T203"> dans l</text:span><text:span text:style-name="T204">a liste des fichiers à « tracker » pour faire un</text:span><text:span text:style-name="T203"> nouveau dépôt),</text:span><text:bookmark-end text:name="__RefHeading___Toc3515_1507193424"/></text:p>
      <text:p text:style-name="Text_20_body"><text:bookmark-start text:name="__RefHeading___Toc3517_1507193424"/><text:span text:style-name="T203">- </text:span><text:span text:style-name="T97">git commit -m « le nom de ma version pour retrouver les changements concernés »</text:span><text:span text:style-name="T203"> </text:span><text:span text:style-name="T204">( </text:span><text:span text:style-name="T209">envoi les ajouts à l’</text:span><text:span text:style-name="T204">enregistre</text:span><text:span text:style-name="T209">ment</text:span><text:span text:style-name="T204"> les changements qui ont eu lieu dans tous les fichiers tracked, la commande -m permet d’ajouter un message descriptif de cette version)</text:span><text:bookmark-end text:name="__RefHeading___Toc3517_1507193424"/></text:p>
      <text:p text:style-name="Text_20_body"><text:bookmark-start text:name="__RefHeading___Toc3519_1507193424"/><text:span text:style-name="T204">O</text:span><text:span text:style-name="T197">n peut le faire dès la création du projet Symfony (-m « création du projet monProjetSymfony »)</text:span><text:bookmark-end text:name="__RefHeading___Toc3519_1507193424"/></text:p>
      <text:p text:style-name="Text_20_body"><text:bookmark-start text:name="__RefHeading___Toc3521_1507193424"/><text:span text:style-name="T203">L</text:span><text:span text:style-name="T197">a commande </text:span><text:span text:style-name="T73">git log</text:span><text:span text:style-name="T197"> nous indique l’historique des commandes passées par git.</text:span><text:bookmark-end text:name="__RefHeading___Toc3521_1507193424"/></text:p>
      <text:p text:style-name="Text_20_body"><text:bookmark-start text:name="__RefHeading___Toc3523_1507193424"/><text:span text:style-name="T197">Quand il y en a beaucoup on fait </text:span><text:span text:style-name="T73">git log –oneline</text:span><text:span text:style-name="T197"> pour synthétiser</text:span><text:bookmark-end text:name="__RefHeading___Toc3523_1507193424"/></text:p>
      <text:p text:style-name="Text_20_body"><text:bookmark-start text:name="__RefHeading___Toc3525_1507193424"/><text:span text:style-name="T197">La commande </text:span><text:span text:style-name="T73">git log –graph</text:span><text:span text:style-name="T197"> </text:span><text:span text:style-name="T216">donne une représentation graphique de bas en haut avec des branches dessinnées. Et <text:s/></text:span><text:span text:style-name="T73">git log –oneline –</text:span><text:span text:style-name="T107">graph </text:span><text:span text:style-name="T216">pour synthétiser la version graphique.</text:span><text:bookmark-end text:name="__RefHeading___Toc3525_1507193424"/></text:p>
      <text:p text:style-name="Text_20_body"><text:span text:style-name="T208">Pour connaître les modifications apportées entre 2 commit sur un fichier mon</text:span><text:span text:style-name="T207">F</text:span><text:span text:style-name="T208">ile :<text:line-break/></text:span><text:span text:style-name="T100">git diff mon</text:span><text:span text:style-name="T101">F</text:span><text:span text:style-name="T100">ile.html.twig</text:span></text:p>
      <text:p text:style-name="Text_20_body"><text:span text:style-name="T208">Von</text:span><text:span text:style-name="T207">t</text:span><text:span text:style-name="T208"> s’afficher en vert avec + les choses ajoutées et en rouge avec un – les choses supprimées<text:line-break/></text:span><text:span text:style-name="T197">On va refaire un </text:span><text:span text:style-name="T207">git add -A et </text:span><text:span text:style-name="T197"><text:s/></text:span><text:span text:style-name="T73">git commit -m « update de monFile »</text:span></text:p>
      <text:p text:style-name="Text_20_body"><text:bookmark-start text:name="__RefHeading___Toc3535_1507193424"/>Chaque commit a un code perso. On peut donc facilement supprimer un commit si besoin.<text:bookmark-end text:name="__RefHeading___Toc3535_1507193424"/></text:p>
      <text:p text:style-name="Text_20_body">Mais pour des fichiers partagés <text:span text:style-name="T285">(déjà envoyer avec push)</text:span> il vaut mieux faire une modification et l’envoyer pour que tout le monde l’ait.<text:line-break/><text:span text:style-name="T73"><text:tab/>git reset –hard 44f54f5serfger5f42r54fg</text:span> (identifiant du commit sur lequel il faut revenir, supprime tous les commits suivants)<text:line-break/><text:span text:style-name="T210"><text:tab/>puis</text:span><text:span text:style-name="T211"> </text:span><text:span text:style-name="T102">git commit –amend</text:span><text:span text:style-name="T211"> ajoute une modification au dernier commit<text:line-break/></text:span><text:span text:style-name="T103">(</text:span><text:span text:style-name="T73">git show fezjhefuoefze2454zf6zefze</text:span> <text:s/>pour voir ce qu’est le commit identifié).<text:line-break/>On peut alors faire le push du dernier commit qui a été corrigé.</text:p>
      <text:h text:style-name="P386" text:outline-level="2"><text:bookmark-start text:name="__RefHeading___Toc3547_1507193424"/>git branch<text:bookmark-end text:name="__RefHeading___Toc3547_1507193424"/></text:h>
      <text:p text:style-name="Text_20_body"><text:bookmark-start text:name="__RefHeading___Toc3549_1507193424"/>Pour développer un morceau de projet avant de le lier au reste.<text:bookmark-end text:name="__RefHeading___Toc3549_1507193424"/></text:p>
      <text:p text:style-name="Text_20_body"><text:bookmark-start text:name="__RefHeading___Toc3551_1507193424"/>Commande <text:span text:style-name="T73">git branch</text:span> montre la branche sur laquelle on se trouve (master au départ).<text:bookmark-end text:name="__RefHeading___Toc3551_1507193424"/></text:p>
      <text:p text:style-name="Text_20_body"><text:bookmark-start text:name="__RefHeading___Toc3553_1507193424"/><text:span text:style-name="T73">git branch nom1</text:span> crée ma branche nom1 mais je reste sur Master.<text:bookmark-end text:name="__RefHeading___Toc3553_1507193424"/></text:p>
      <text:p text:style-name="Text_20_body"><text:bookmark-start text:name="__RefHeading___Toc3555_1507193424"/><text:span text:style-name="T73">git checkout -b nomBranche</text:span> pour créer une nouvelle branche et s’y rendre en même temps.<text:bookmark-end text:name="__RefHeading___Toc3555_1507193424"/></text:p>
      <text:p text:style-name="Text_20_body"><text:bookmark-start text:name="__RefHeading___Toc3557_1507193424"/>Tant que je travaille dans cette branche mes add -A et commit se feront dans cette branche.<text:bookmark-end text:name="__RefHeading___Toc3557_1507193424"/></text:p>
      <text:p text:style-name="Text_20_body"><text:bookmark-start text:name="__RefHeading___Toc3559_1507193424"/>Je retourne dans <text:span text:style-name="T73">git checkout master </text:span>(pas -b car pas de création nécessaire).<text:bookmark-end text:name="__RefHeading___Toc3559_1507193424"/></text:p>
      <text:p text:style-name="Text_20_body"><text:bookmark-start text:name="__RefHeading___Toc3561_1507193424"/><text:span text:style-name="T212">Pour fusionner </text:span><text:span text:style-name="T104">git merge nomBranche</text:span><text:span text:style-name="T212"> et la nouvelle branche vient se fusionner dans ma branche Master. </text:span><text:span text:style-name="T104">git branche -d nomBranche</text:span><text:span text:style-name="T212"> pour supprimer la branche (parce que pas ou plus utile).</text:span><text:bookmark-end text:name="__RefHeading___Toc3561_1507193424"/></text:p>
      <text:p text:style-name="Text_20_body"><text:bookmark-start text:name="__RefHeading___Toc3563_1507193424"/><text:span text:style-name="T197">Une nouvelle fonctionnalité à développer =&gt; création d’une branche le temps du dev. Puis merge à la fin. </text:span><text:span text:style-name="T213">Cela permet de continuer à mettre à jour la branche Master sans ajouter la nouvelle fonctionnalité qui est encore en production.</text:span><text:bookmark-end text:name="__RefHeading___Toc3563_1507193424"/></text:p>
      <text:p text:style-name="Text_20_body"><text:span text:style-name="T213">E</text:span><text:span text:style-name="T197">n cas de merge conflict, faire </text:span><text:span text:style-name="T73">git status</text:span><text:span text:style-name="T197"> pour voir ce qui a été modifié puis <text:line-break/></text:span>git diff app/chemin/fichier.html.twig</text:p>
      <text:p text:style-name="Text_20_body"><text:bookmark-start text:name="__RefHeading___Toc3569_1507193424"/>On peut se rendre dans le fichier pour choisir ce qu’il faut garder entre Head (master) et maBranche.<text:bookmark-end text:name="__RefHeading___Toc3569_1507193424"/></text:p>
      <text:p text:style-name="Text_20_body"><text:bookmark-start text:name="__RefHeading___Toc3571_1507193424"/>Refaire <text:span text:style-name="T73">git status</text:span>, <text:span text:style-name="T73">git add -A</text:span> et <text:span text:style-name="T73">git commit -m « arranchement du merge conflict »</text:span><text:bookmark-end text:name="__RefHeading___Toc3571_1507193424"/></text:p>
      <text:p text:style-name="Text_20_body"><text:bookmark-start text:name="__RefHeading___Toc3573_1507193424"/>ATTENTION avant de quitter une branche (pour retourner sur la master par ex.) il faut faire add et commit sur la branche en cours, sinon la modification sera emportée avec nous sur la branche master !!<text:bookmark-end text:name="__RefHeading___Toc3573_1507193424"/></text:p>
      <text:h text:style-name="Heading_20_2" text:outline-level="2"><text:bookmark-start text:name="__RefHeading___Toc3575_1507193424"/>Les alias de git (raccourci clavier)<text:bookmark-end text:name="__RefHeading___Toc3575_1507193424"/></text:h>
      <text:p text:style-name="Text_20_body">Pour éviter de taper les mêmes commandes tout le temps on peut créer des alias :<text:line-break/>git config –global alias.s status<text:line-break/>Va créer l’alias s pour status. <text:span text:style-name="T286">Il suffira de faire git s au lieu de git status<text:line-break/></text:span><text:span text:style-name="T105">git config –global alias.</text:span><text:span text:style-name="T106">l log<text:line-break/></text:span><text:span text:style-name="T214">Va créer l’alias </text:span><text:span text:style-name="T215">l</text:span><text:span text:style-name="T214"> pour </text:span><text:span text:style-name="T215">log</text:span></text:p>
      <text:p text:style-name="Text_20_body"><text:span text:style-name="T105">git config –global –</text:span><text:span text:style-name="T106">unset </text:span><text:span text:style-name="T105">alias.</text:span><text:span text:style-name="T106">l<text:line-break/></text:span><text:span text:style-name="T215">Pour supprimer</text:span><text:span text:style-name="T214"> l’alias </text:span><text:span text:style-name="T215">l</text:span></text:p>
      <text:p text:style-name="Text_20_body"><text:span text:style-name="T105">git config –global alias.</text:span><text:span text:style-name="T106">co checkout<text:line-break/></text:span>Il suffira de faire git co master pour aller sur la branche master...</text:p>
      <text:p text:style-name="Text_20_body"><text:bookmark-start text:name="__RefHeading___Toc3595_1507193424"/>…<text:bookmark-end text:name="__RefHeading___Toc3595_1507193424"/></text:p>
      <text:p text:style-name="Text_20_body"/>
      <text:h text:style-name="P387" text:outline-level="2"/>
      <text:h text:style-name="P386" text:outline-level="2"><text:bookmark-start text:name="__RefHeading___Toc3597_1507193424"/><text:span text:style-name="T286">G</text:span>it push<text:bookmark-end text:name="__RefHeading___Toc3597_1507193424"/></text:h>
      <text:p text:style-name="Text_20_body">Pour enregistrer nos versions sur le cloud et les partager.<text:line-break/>GitHub pour des projets publics gratuits (openSource). Payant pour privé.<text:line-break/>Bitbucket est gratuit en privé aussi mais payant à partir de 5 collaborateurs.</text:p>
      <text:p text:style-name="Text_20_body">Dans GitHub faire un nouveau repository avec un nom de projet puis suivre les copier les commandes pour faire « push an existing repository) dans notre projet symfony :<text:line-break/><text:bookmark text:name="empty-setup-push-repo-echo"/><text:span text:style-name="T73">git remote add origin </text:span><text:a xlink:type="simple" xlink:href="https://github.com/ChristelleKandel/monSiteSymfony.git" text:style-name="Internet_20_link" text:visited-style-name="Visited_20_Internet_20_Link"><text:span text:style-name="T73">https://github.com/ChristelleKandel/monSiteSymfony.git</text:span></text:a><text:line-break/><text:bookmark text:name="empty-setup-push-repo-echo1"/><text:span text:style-name="T73">git branch -M main</text:span><text:line-break/><text:span text:style-name="T73">git push -u origin main</text:span></text:p>
      <text:p text:style-name="P335"><text:span text:style-name="T217">J’ai eu une erreur car le remote disait que user et password n’étaient pas les bons.<text:line-break/>J’ai refait </text:span><text:span text:style-name="T95">git config --global user.email "</text:span><text:a xlink:type="simple" xlink:href="mailto:monEmail@gmail.com" text:style-name="Internet_20_link" text:visited-style-name="Visited_20_Internet_20_Link"><text:span text:style-name="T282">monEmail</text:span></text:a><text:a xlink:type="simple" xlink:href="mailto:monEmail@gmail.com" text:style-name="Internet_20_link" text:visited-style-name="Visited_20_Internet_20_Link"><text:span text:style-name="T95">@gmail.com</text:span></text:a><text:span text:style-name="T95">"</text:span><text:span text:style-name="T200">, </text:span><text:span text:style-name="T217">et </text:span><text:span text:style-name="T95">git config --global user.</text:span><text:span text:style-name="T108">password</text:span><text:span text:style-name="T95"> "</text:span><text:span text:style-name="T282">mon</text:span><text:a xlink:type="simple" xlink:href="mailto:christelle.kandel@gmail.com" text:style-name="Internet_20_link" text:visited-style-name="Visited_20_Internet_20_Link">M</text:a><text:span text:style-name="T283">DPgit</text:span><text:span text:style-name="T95">"</text:span><text:span text:style-name="T217">en notant les mêmes infos que sur mon gitHub puis j’ai refait le remote et cette fois j’ai bien eu une fenêtre qui s’est ouverte me demandant les informations d’identification pour connecter mon répertoire en cours à mon compte gitHub.</text:span></text:p>
      <text:p text:style-name="P335"><text:span text:style-name="T197">A partir de maintenant après </text:span><text:span text:style-name="T73">git add</text:span><text:span text:style-name="T197"> et </text:span><text:span text:style-name="T73">git commit</text:span><text:span text:style-name="T197"> je rajouterai </text:span><text:span text:style-name="T73">git push</text:span><text:span text:style-name="T197"> pour envoyer mes commit de versions sur mon gitHub.</text:span></text:p>
      <text:p text:style-name="P335">Je peux cloner le projet <text:line-break/><text:span text:style-name="T73">git clone </text:span><text:a xlink:type="simple" xlink:href="https://github.com/ChristelleKandel/monSiteSymfony" text:style-name="Internet_20_link" text:visited-style-name="Visited_20_Internet_20_Link"><text:span text:style-name="T73">https://github.com/ChristelleKandel/monSiteSymfony</text:span></text:a><text:span text:style-name="T73"> AutreNomFacultatif</text:span></text:p>
      <text:p text:style-name="P335"/>
      <text:p text:style-name="P335"/>
      <text:h text:style-name="P386" text:outline-level="2"><text:bookmark-start text:name="__RefHeading___Toc4412_2015788703"/>Git clone<text:bookmark-end text:name="__RefHeading___Toc4412_2015788703"/></text:h>
      <text:p text:style-name="P352">Pour cloner un projet git taper</text:p>
      <text:p text:style-name="P352"><text:span text:style-name="T73">git clone </text:span><text:a xlink:type="simple" xlink:href="https://github.com/symfony/skeleton.git" text:style-name="Internet_20_link" text:visited-style-name="Visited_20_Internet_20_Link"><text:span text:style-name="T73">https://github.com/symfony/skeleton.git</text:span></text:a><text:span text:style-name="T73"> monProjetCloneSymfony</text:span></text:p>
      <text:p text:style-name="P352">Cette commande va cloner le projet git qui consiste à cré<text:span text:style-name="T304">er</text:span> le skeleton de symfony dans un répertoire appelé ici monProjetCloneSymfony.</text:p>
      <text:p text:style-name="P353">puis cd monProjetCloneSymfony pour entrer dans le répertoire ainsi créé.<text:line-break/><text:span text:style-name="T304">On fait alors composer install pour l’installer.</text:span></text:p>
      <text:p text:style-name="P354">La commande <text:span text:style-name="T305">Symfony new</text:span> fait la même chose, la commande symfony --full prend un fichier plus complet. Cad que ces commandes font un <text:span text:style-name="T305">Composer create project</text:span> qui consiste à prendre ce git clone, lui donner le nom choisi puis font un <text:span text:style-name="T305">composer install</text:span>.</text:p>
      <text:p text:style-name="P354"/>
      <text:h text:style-name="Heading_20_2" text:outline-level="2"><text:bookmark-start text:name="__RefHeading___Toc4683_1241084077"/>Git ignore<text:bookmark-end text:name="__RefHeading___Toc4683_1241084077"/></text:h>
      <text:p text:style-name="P357">On peut ajouter des fichiers dans le .gitignore afin qu’ils ne passent pas dans le commit automatiquement.</text:p>
      <text:p text:style-name="P357">Par exemple on pourra retirer des commit les répertoires d’images pour ne pas alourdir inutilement les transferts de fichiers.</text:p>
      <text:p text:style-name="P145">###&gt; images uploaded ###</text:p>
      <text:p text:style-name="P145">/public/images/</text:p>
      <text:p text:style-name="P145">###&lt; end images uploaded ###</text:p>
      <text:p text:style-name="P357"/>
      <text:h text:style-name="P379" text:outline-level="1"><text:bookmark-start text:name="__RefHeading___Toc5418_877602203"/>Authentification<text:bookmark-end text:name="__RefHeading___Toc5418_877602203"/></text:h>
      <text:p text:style-name="P372">Ajouter un compte user</text:p>
      <text:h text:style-name="Heading_20_2" text:outline-level="2"><text:bookmark-start text:name="__RefHeading___Toc5465_247070015"/>Ajouter une entity <text:span text:style-name="T350">User</text:span><text:bookmark-end text:name="__RefHeading___Toc5465_247070015"/></text:h>
      <text:p text:style-name="P373">La méthode usuelle est :symfony console make:entity → User → ajout des entités.</text:p>
      <text:p text:style-name="P373">Mais symfony gère déjà la class User, il suffit donc de faire<text:line-break/><text:span text:style-name="T73">symfony console make:user</text:span><text:line-break/><text:span text:style-name="T346">name : class : User (entrer)<text:line-break/>Database Yes (entrer)<text:line-break/>property name = attribut qui va servir d’identifiant unique, email (entrer)<text:line-break/></text:span><text:span text:style-name="T347">hash user password yes (entrer)<text:line-break/>SUCESS<text:line-break/></text:span><text:span text:style-name="T348">Vérifier App\Entity\User qui a été créé et voir si on veut y ajouter des champs avant de faire <text:s/>make :migration.</text:span></text:p>
      <text:p text:style-name="P410">O<text:span text:style-name="T349">n va ajouter des champs nom et prénom<text:line-break/></text:span><text:span text:style-name="T138">symfony console make:entity User</text:span><text:span text:style-name="T349"> et add champ Nom puis prénom</text:span></text:p>
      <text:p text:style-name="P411"><text:span text:style-name="T351">On ajoute des champs createdAd et updatedAt, cf chapitre Modifier une entity, copier coller le code déjà fait (ou utiliser un trait : si le code des dates a été créé dans un trait, on peut juste ajouter </text:span><text:span text:style-name="T352">les 3 lignes en gras suivantes :</text:span><text:span text:style-name="T351"><text:line-break/>use Symfony\Component\Security\Core\User\UserInterface;<text:line-break/></text:span><text:span text:style-name="T140">use DateTimeImmutable;</text:span><text:span text:style-name="T351"><text:line-break/></text:span><text:span text:style-name="T349">#[ORM\Entity(repositoryClass: UserRepository::class)]<text:line-break/></text:span><text:span text:style-name="T138">#[ORM\HasLifecycleCallbacks]</text:span><text:span text:style-name="T349"><text:line-break/>class User implements UserInterface, PasswordAuthenticatedUserInterface<text:line-break/>{<text:line-break/> <text:s text:c="2"/></text:span><text:span text:style-name="T138"><text:s/>use Timestampable; <text:s/></text:span><text:span text:style-name="T139">(+faire clic droit import class)</text:span><text:span text:style-name="T349"><text:line-break/> <text:s text:c="3"/>#[ORM\Id]<text:line-break/></text:span><text:span text:style-name="T351">dans notre app\entity</text:span><text:span text:style-name="T352">\User )</text:span></text:p>
      <text:p text:style-name="P409">Une fois que c’est fait, on peut faire <text:span text:style-name="T73">symfony console make : migration</text:span> <text:span text:style-name="T354">pour l’enregistrement d’une migration. Si elle est bonne, on peut l’envoyer pour l’enregistrer dans la BDD avec la commande </text:span><text:span text:style-name="T141">symfony console doctrine:migrations:migrate</text:span><text:line-break/></text:p>
      <text:p text:style-name="P374"/>
      <text:p text:style-name="P374"/>
      <text:p text:style-name="P374"/>
      <text:p text:style-name="P374"/>
      <text:p text:style-name="P374"/>
      <text:p text:style-name="P374">Depuis Symfony 6 il existe <text:span text:style-name="T73">symfony console make:auth </text:span>pour l’authentification.</text:p>
      <text:p text:style-name="P375"><text:soft-page-break/>(voir doc <text:a xlink:type="simple" xlink:href="https://nouvelle-techno.fr/articles/5-inscription-et-authentification-des-utilisateurs-symfony-6" text:style-name="Internet_20_link" text:visited-style-name="Visited_20_Internet_20_Link">https://nouvelle-techno.fr/articles/5-inscription-et-authentification-des-utilisateurs-symfony-6</text:a>)</text:p>
      <text:p text:style-name="P375"/>
      <text:h text:style-name="P385" text:outline-level="1"><text:bookmark-start text:name="__RefHeading___Toc1513_2466396563"/>Annexes<text:bookmark-end text:name="__RefHeading___Toc1513_2466396563"/></text:h>
      <text:h text:style-name="P390" text:outline-level="2"><text:bookmark-start text:name="__RefHeading___Toc1515_2466396563"/>L’entity manager <text:bookmark-end text:name="__RefHeading___Toc1515_2466396563"/></text:h>
      <text:h text:style-name="Heading_20_3" text:outline-level="3"><text:bookmark-start text:name="__RefHeading___Toc1517_2466396563"/>pour créer un enregistrement <text:bookmark-end text:name="__RefHeading___Toc1517_2466396563"/></text:h>
      <text:p text:style-name="P165"><text:bookmark-start text:name="__RefHeading___Toc1519_2466396563"/><text:span text:style-name="T65">Pour enregistrer des données dans la base de données, </text:span><text:span text:style-name="T66">on peut </text:span><text:span text:style-name="T67">ajouter le code suivant DANS la function de la Class de notre Controller (avant le return)</text:span><text:span text:style-name="T66"><text:line-break/>$pin = new Pin ;<text:line-break/>$pin→setTitle(‘Titre 1’) ;<text:line-break/>$pin→setDescription(‘la description de mon 1</text:span><text:span text:style-name="T10">er</text:span><text:span text:style-name="T66"> objet’) ;</text:span><text:bookmark-end text:name="__RefHeading___Toc1519_2466396563"/></text:p>
      <text:p text:style-name="P262">Je peux enregistrer :</text:p>
      <text:p text:style-name="P165"><text:span text:style-name="T66"><text:tab/>- </text:span><text:span text:style-name="T163">avec</text:span><text:span text:style-name="T66"> le manager de doctrine :<text:line-break/><text:tab/>$em = $this→getDoctrine()→getManager() ;</text:span></text:p>
      <text:p text:style-name="P165"><text:span text:style-name="T66"><text:tab/>- </text:span><text:span text:style-name="T163">ou avec l’ </text:span><text:span text:style-name="T68">EntityManagerInterface :</text:span></text:p>
      <text:p text:style-name="P165"><text:span text:style-name="T68"><text:tab/>function index(EntityManagerInterface $em):Response )</text:span><text:span text:style-name="T66"><text:line-break/><text:tab/>$em→persist($pin) ;<text:tab/>(pour conserver not</text:span><text:span text:style-name="T68">re</text:span><text:span text:style-name="T66"> </text:span><text:span text:style-name="T68">enregistrement</text:span><text:span text:style-name="T66">)<text:line-break/><text:tab/>$em→flush() ; (pour activer la requête persist)</text:span></text:p>
      <text:p text:style-name="Standard"><text:bookmark-start text:name="__RefHeading___Toc1521_2466396563"/>La nouvelle donnée a été ajoutée dans la table pin avec un title, une description <text:span text:style-name="T68">et un id automatique.</text:span><text:bookmark-end text:name="__RefHeading___Toc1521_2466396563"/></text:p>
      <text:p text:style-name="Standard"><text:bookmark-start text:name="__RefHeading___Toc1523_2466396563"/>Elle sera ajoutée à chaque appel (rafraichissement) de la page / (index) ou /pins (selon la route choisie sur notre Controller)<text:bookmark-end text:name="__RefHeading___Toc1523_2466396563"/></text:p>
      <text:p text:style-name="Standard"><text:bookmark-start text:name="__RefHeading___Toc1525_2466396563"/><text:span text:style-name="T73">Ce n’est donc pas la meilleure façon de faire</text:span>. <text:span text:style-name="T163">C’est juste pour comprendre comment fonctionnent les Class Doctrine et EntityManagerInterface.</text:span><text:bookmark-end text:name="__RefHeading___Toc1525_2466396563"/></text:p>
      <text:p text:style-name="P258"/>
      <text:h text:style-name="P399" text:outline-level="3"/>
      <text:h text:style-name="P392" text:outline-level="3"><text:bookmark-start text:name="__RefHeading___Toc1527_2466396563"/>Pour afficher tous les enregistrements<text:bookmark-end text:name="__RefHeading___Toc1527_2466396563"/></text:h>
      <text:p text:style-name="Standard"><text:bookmark-start text:name="__RefHeading___Toc1529_2466396563"/>Pour afficher les enregistrement de ma table, je peux utiliser les functions de Repository/PinRepository.php (automatiquement remplies par le maker entity au début).<text:bookmark-end text:name="__RefHeading___Toc1529_2466396563"/></text:p>
      <text:p text:style-name="Standard"><text:bookmark-start text:name="__RefHeading___Toc1531_2466396563"/>Toujours dans la Class de mon Controller, au niveau de la function, j’utilise l’entity manager <text:span text:style-name="T71">qui possède la function getRepository</text:span>:<text:bookmark-end text:name="__RefHeading___Toc1531_2466396563"/></text:p>
      <text:p text:style-name="Standard"><text:bookmark-start text:name="__RefHeading___Toc1533_2466396563"/>Public function index(EntityManagerInterface $em):Response<text:line-break/>{<text:line-break/><text:tab/>$repo = $em→getRepository(Pin::class) ;<text:line-break/><text:tab/>$pins = $repo→findAll() ;<text:bookmark-end text:name="__RefHeading___Toc1533_2466396563"/></text:p>
      <text:p text:style-name="Standard"><text:bookmark-start text:name="__RefHeading___Toc1535_2466396563"/><text:tab/>return$this→render()…<text:bookmark-end text:name="__RefHeading___Toc1535_2466396563"/></text:p>
      <text:p text:style-name="Standard"><text:bookmark-start text:name="__RefHeading___Toc1537_2466396563"/><text:span text:style-name="T69">Pour utiliser les éléments rapport</text:span><text:span text:style-name="T71">és</text:span><text:span text:style-name="T69"> par la méthode findAll, il faudra utiliser la syntaxe suivante dans notre template html.twig :<text:line-break/><text:tab/>{{title}} </text:span><text:span text:style-name="T70">fonctionne pour une valeur mais pas pour un tableau <text:line-break/>(ici findAll =&gt; un tableau d’objets)</text:span><text:bookmark-end text:name="__RefHeading___Toc1537_2466396563"/></text:p>
      <text:p text:style-name="Standard"><text:bookmark-start text:name="__RefHeading___Toc1539_2466396563"/>On utilisera donc la syntaxe twig suivante :<text:line-break/><text:tab/>{% for pin in pins %}<text:line-break/><text:tab/><text:tab/>{{ pin }}<text:line-break/><text:tab/>{% endfor %}<text:line-break/>Ne fonctionne pas non plus car ici le pin est un objet, il faut donc dire chaque élément de chaque objet à afficher :<text:bookmark-end text:name="__RefHeading___Toc1539_2466396563"/></text:p>
      <text:p text:style-name="Standard"><text:bookmark-start text:name="__RefHeading___Toc1541_2466396563"/><text:tab/><text:span text:style-name="T73">{% for pin in pins %}<text:line-break/><text:tab/><text:tab/>&lt;article&gt;</text:span><text:line-break/><text:tab/><text:tab/><text:tab/>&lt;h1&gt;{{ pin.getTitle() }}&lt;/h1&gt; <text:line-break/><text:tab/><text:tab/>(ou <text:span text:style-name="T73">&lt;h1&gt;{{ pin.title }}&lt;/h1&gt;</text:span> car twig va chercher le getter automatiquement puisque title est privé)<text:line-break/><text:tab/><text:tab/><text:tab/>&lt;p&gt;{{ pin.getDescription() }}&lt;/p&gt; ou <text:span text:style-name="T73">&lt;p&gt;{{ pin.description }}&lt;/p&gt;</text:span><text:line-break/><text:tab/><text:tab/><text:span text:style-name="T73">&lt;/article&gt;<text:line-break/><text:tab/>{% endfor %}</text:span><text:bookmark-end text:name="__RefHeading___Toc1541_2466396563"/></text:p>
      <text:h text:style-name="P407" text:outline-level="2"/>
      <text:h text:style-name="P386" text:outline-level="2"><text:bookmark-start text:name="__RefHeading___Toc1543_2466396563"/>Les paramètres de configuration<text:bookmark-end text:name="__RefHeading___Toc1543_2466396563"/></text:h>
      <text:p text:style-name="P95">La variable d’environnement DATABASE_URL est récupérée dans le fichier config/packages/doctrince.yaml grâce à %env(VARIABLE)%</text:p>
      <text:p text:style-name="P94"/>
      <text:p text:style-name="P93">Dans le fichier config/services.yaml,</text:p>
      <text:p text:style-name="P93">je peux ajouter des paramètres de configuration comme ceci :</text:p>
      <text:p text:style-name="P93">parameters :</text:p>
      <text:p text:style-name="P93"><text:tab/>app.monparametre : ‘la valeur de mon paramètre’</text:p>
      <text:p text:style-name="P93">Ce sont les paramètres qui seront constants quel que soit l’environnement du travail (les valeurs des variables d’environnement vont changer selon que l’on se trouve en dev, test ou prod).</text:p>
      <text:p text:style-name="P93"/>
      <text:p text:style-name="P96">Pour lire une variable d’environnement on utilise %env(VARIABLE)%</text:p>
      <text:p text:style-name="P95">Pour lire un paramètre <text:span text:style-name="T59">on utilise </text:span>%parametre%</text:p>
      <text:p text:style-name="P95"/>
      <text:p text:style-name="P95"/>
      <text:h text:style-name="P386" text:outline-level="2"><text:bookmark-start text:name="__RefHeading___Toc1545_2466396563"/>Les commandes utiles<text:bookmark-end text:name="__RefHeading___Toc1545_2466396563"/></text:h>
      <text:p text:style-name="P301">Sur le site flex.symfony.com on trouve toutes les recettes symfony</text:p>
      <text:p text:style-name="P302"><text:span text:style-name="T73">composer recipes</text:span> liste toutes les recettes disponibles. Celles qui ont une MaJ possible sont indiquées.</text:p>
      <text:p text:style-name="P303"><text:span text:style-name="T73">Composer recipes </text:span><text:span text:style-name="T116">doctrine/doctrine-migrations-bundle</text:span><text:span text:style-name="T221"> </text:span><text:span text:style-name="T197">va montrer la version utilisée et proposer la mise à jour si elle existe avec la commande associée :</text:span></text:p>
      <text:p text:style-name="P132">composer recipes:install doctrine/doctrine-migrations-bundle –force -v</text:p>
      <text:p text:style-name="P64"/>
      <text:p text:style-name="P301"/>
      <text:p text:style-name="P107"><text:span text:style-name="T73">symfony console cache:clear</text:span> <text:s/>(pour vider les caches)</text:p>
      <text:p text:style-name="P107"/>
      <text:p text:style-name="P23"><text:span text:style-name="T73">composer dump-autoload -o </text:span>va permettre la mise à jour donc la prise en compte de mes dernières mises à jour dans le fichier composer.json fonction autoload</text:p>
      <text:p text:style-name="P23"/>
      <text:p text:style-name="P300"><text:span text:style-name="T73">composer show</text:span> pour montrer tous les packages installés et leur versions</text:p>
      <text:p text:style-name="P300"><text:span text:style-name="T73">composer show doctrine/doctrine-migrations-bundle</text:span> pour voir spécifiquement la version d’une extension comme doctrine-mirgations-bundle</text:p>
      <text:p text:style-name="P300"/>
      <text:p text:style-name="P266"><text:span text:style-name="T73">symfony console debug:router</text:span> pour lister l’ensemble des routes</text:p>
      <text:p text:style-name="P267"><text:span text:style-name="T73">symfony console router:m</text:span><text:span text:style-name="T92">atch /pins/create</text:span> pour <text:span text:style-name="T264">trouver la toute qui correspond à l’url donné =&gt; app_pins_create</text:span></text:p>
      <text:p text:style-name="P267"><text:span text:style-name="T73">symfony console router:m</text:span><text:span text:style-name="T92">atch /</text:span> pour <text:span text:style-name="T264">trouver la route de l’index <text:s/>=&gt; app_home</text:span></text:p>
      <text:p text:style-name="P267"/>
      <text:p text:style-name="P276"><text:span text:style-name="T73">symfony console </text:span>/ pour voir la liste de toutes les commandes possibles</text:p>
      <text:p text:style-name="P277"><text:span text:style-name="T80">symfony console about</text:span><text:span text:style-name="T40"> / </text:span><text:span text:style-name="T281">pour voir notre version de symfony</text:span></text:p>
      <text:h text:style-name="P386" text:outline-level="2"><text:bookmark-start text:name="__RefHeading___Toc1549_2466396563"/>Les formulaires<text:bookmark-end text:name="__RefHeading___Toc1549_2466396563"/></text:h>
      <text:p text:style-name="P245">Dans la Class correspondante ajout de la fonction create :</text:p>
      <text:p text:style-name="P158"><text:s text:c="4"/>public function create(Request $request, EntityManagerInterface $em): Response</text:p>
      <text:p text:style-name="P158"><text:s text:c="4"/>{</text:p>
      <text:p text:style-name="P158"><text:s text:c="8"/>$form = $this-&gt;createFormBuilder()</text:p>
      <text:p text:style-name="P158">… <text:span text:style-name="T243">creation des champs utiles</text:span></text:p>
      <text:p text:style-name="P158"/>
      <text:p text:style-name="P158"><text:s text:c="8"/>$form-&gt;handleRequest($request);</text:p>
      <text:p text:style-name="P158">… <text:span text:style-name="T243">traitement du formulaires</text:span></text:p>
      <text:p text:style-name="P158"><text:tab/>… <text:span text:style-name="T243">avec $request on traite en méthode POST</text:span></text:p>
      <text:p text:style-name="P158"><text:tab/>… <text:span text:style-name="T243">avec $query on traite en méthode GET (via URL)</text:span></text:p>
      <text:p text:style-name="P158"/>
      <text:p text:style-name="P158"><text:s text:c="8"/>return $this-&gt;render('pins/create.html.twig', [</text:p>
      <text:p text:style-name="P158"><text:s text:c="12"/>'monFormulaire' =&gt; $form-&gt;createView(),</text:p>
      <text:p text:style-name="P246"><text:span text:style-name="T148">… </text:span><text:span text:style-name="T243">renvoi sur la page qui affiche le contenu du formulaire créé (ou son traitement s’il est rempli)</text:span></text:p>
      <text:p text:style-name="P160"/>
      <text:p text:style-name="P164">Les sécurités CSRF sont ajoutées automatiquement dans les formulaires Symfony</text:p>
      <text:p text:style-name="P161"/>
      <text:p text:style-name="Standard">Par défaut tous les champs du formulaires sont requis.</text:p>
      <text:p text:style-name="Standard"/>
      <text:h text:style-name="Heading_20_3" text:outline-level="3"><text:bookmark-start text:name="__RefHeading___Toc4363_3568567701"/>Les méthodes <text:span text:style-name="T309">pour les formulaires :</text:span><text:bookmark-end text:name="__RefHeading___Toc4363_3568567701"/></text:h>
      <text:p text:style-name="P304">GET / events pour l’affichage de tous les events</text:p>
      <text:p text:style-name="P304">GET / events/create pour la page de création d’un event</text:p>
      <text:p text:style-name="P304">GET /<text:span text:style-name="T310">events</text:span><text:span text:style-name="T305">/</text:span><text:span text:style-name="T310">{id} pour l’affichage d’un event précis</text:span></text:p>
      <text:p text:style-name="P310">GET|PUT /events/ {id}/edit pour la modification d’un event</text:p>
      <text:p text:style-name="P310">DELETE /events/ {id} pour la suppression (à la place de GET|PUT /events/ {id}/delete ) </text:p>
      <text:p text:style-name="P310"/>
      <text:h text:style-name="Heading_20_3" text:outline-level="3"><text:bookmark-start text:name="__RefHeading___Toc4365_3568567701"/>Les messages flashes<text:bookmark-end text:name="__RefHeading___Toc4365_3568567701"/></text:h>
      <text:p text:style-name="P311">On peut ajouter des messages flash après avoir validé un formulaire grâce à la formule suivante avec le redirect :</text:p>
      <text:p text:style-name="P305"><text:s text:c="12"/><text:span text:style-name="T73">$this-&gt;addFlash('success', 'Pin créé avec succès!');</text:span></text:p>
      <text:p text:style-name="P306">Puis <text:span text:style-name="T311">je crée un fichier partial : <text:s/>_flashes</text:span></text:p>
      <text:p text:style-name="P133"/>
      <text:p text:style-name="P133"><text:s text:c="8"/>{% for type, messages in app.flashes %}</text:p>
      <text:p text:style-name="P133"><text:s text:c="12"/>{% for message in messages %}</text:p>
      <text:p text:style-name="P133"><text:s text:c="16"/>&lt;div class="alert alert-{{ type }}" role="alert"&gt;</text:p>
      <text:p text:style-name="P133"><text:s text:c="20"/>{{ message }}</text:p>
      <text:p text:style-name="P133"><text:s text:c="16"/>&lt;/div&gt;</text:p>
      <text:p text:style-name="P133"><text:s text:c="12"/>{% endfor %}</text:p>
      <text:p text:style-name="P133"><text:s text:c="8"/>{% endfor %}</text:p>
      <text:p text:style-name="P306"/>
      <text:p text:style-name="P306"><text:span text:style-name="T311">et pour </text:span>pour que mes flash message de symfony s’affichent bien partout, et j’ajoute dans base.html.twig</text:p>
      <text:p text:style-name="P307">à l’endroit souhaité : </text:p>
      <text:p text:style-name="P133">{% include "_partials/_flashes.html.twig" %}</text:p>
      <text:p text:style-name="P65"/>
      <text:h text:style-name="P392" text:outline-level="3"><text:bookmark-start text:name="__RefHeading___Toc4367_3568567701"/>Les contraintes de champ de formulaire<text:bookmark-end text:name="__RefHeading___Toc4367_3568567701"/></text:h>
      <text:p text:style-name="P67">Voir la doc : <text:a xlink:type="simple" xlink:href="https://symfony.com/doc/current/reference/constraints/" text:style-name="Internet_20_link" text:visited-style-name="Visited_20_Internet_20_Link">https://symfony.com/doc/current/reference/constraints/</text:a></text:p>
      <text:p text:style-name="P69">Il s’agit de faire une validation côté serveur qui ne pourra pas être supprimée avec l’inspecteur comme celle d’HTML form.</text:p>
      <text:p text:style-name="P67"/>
      <text:p text:style-name="P66">Dans l’Entity Pin.php, on ajoute :</text:p>
      <text:p text:style-name="P134">use Symfony\Component\Validator\Constraints as Assert;</text:p>
      <text:p text:style-name="P66">qui va nous permettre de récupérer dans vendor/symfony/validator/constraints des champs à contraindre.</text:p>
      <text:p text:style-name="P66">Ex : pour le champ titre, <text:span text:style-name="T312">on ajoute les éléments en gras suivants</text:span></text:p>
      <text:p text:style-name="P66"><text:s text:c="4"/>#[ORM\Column(length: 255)]</text:p>
      <text:p text:style-name="P134"><text:s text:c="4"/>#[Assert\NotBlank(message: 'le titre ne peut pas être vide')]</text:p>
      <text:p text:style-name="P134"><text:s text:c="4"/>#[Assert\Length(min: 2, minMessage: 'Le titre doit avoir au moins {{ limit }} caractères',)]</text:p>
      <text:p text:style-name="P66"><text:s text:c="4"/>private ?string $title = null;</text:p>
      <text:p text:style-name="P68"/>
      <text:p text:style-name="P69">Si l’on souhaite que les messages d’erreur soit ceux de Validator et non plus ceux par défaut de HTML, on peut supprimer la validation du form html. Attention à ne pas oublier de la remplacer par une validation côté serveur !</text:p>
      <text:p text:style-name="P69">&lt;input type="submit" value="{{submitButtonText}}" <text:span text:style-name="T73">formnovalidate</text:span>&gt; (sur _form.html.twig)</text:p>
      <text:p text:style-name="P69">Cela nous permet de personnaliser les textes et le visuel des messages d’erreur.</text:p>
      <text:p text:style-name="P69"/>
      <text:h text:style-name="P399" text:outline-level="3"/>
      <text:h text:style-name="P392" text:outline-level="3"><text:bookmark-start text:name="__RefHeading___Toc4577_1241084077"/>Upload d’images avec VICH UPLOADER BUNDLE pour Symfony 6<text:bookmark-end text:name="__RefHeading___Toc4577_1241084077"/></text:h>
      <text:p text:style-name="P73"/>
      <text:p text:style-name="P77">STEP 0 :</text:p>
      <text:p text:style-name="P73">Ajouter dans notre formulaire un champ imageName dans la table Pin en modifiant l’entity.</text:p>
      <text:p text:style-name="P72">Rappel :</text:p>
      <text:p text:style-name="P339"><text:span text:style-name="T73">symfony console make:entity</text:span> Pin <text:line-break/><text:span text:style-name="T293">Je peux ajouter une nouvelle entity ou des champ dans mon ancienne entity : </text:span><text:span text:style-name="T317">imageName, string, 255, no pas obligatoire…<text:line-break/>Entrée.</text:span><text:span text:style-name="T289"><text:line-break/></text:span><text:span text:style-name="T110">symfony console make:migration</text:span><text:span text:style-name="T306"><text:line-break/></text:span><text:span text:style-name="T290">modifier le return ‘</text:span><text:span text:style-name="T317">ajout d’un champ image_name</text:span><text:span text:style-name="T290">’, </text:span><text:span text:style-name="T317">p</text:span><text:span text:style-name="T290">uis <text:line-break/></text:span><text:span text:style-name="T119">symfony console doctrine:migrations:migrate</text:span></text:p>
      <text:p text:style-name="P77">STEP 1:</text:p>
      <text:p text:style-name="P75">BUNDLE : <text:a xlink:type="simple" xlink:href="https://github.com/dustin10/VichUploaderBundle/blob/master/docs/usage.md" text:style-name="Internet_20_link" text:visited-style-name="Visited_20_Internet_20_Link">https://github.com/dustin10/VichUploaderBundle/blob/master/docs/usage.md</text:a></text:p>
      <text:p text:style-name="P74">Suivre la doc.</text:p>
      <text:p text:style-name="P70">Installer le bundle avec <text:span text:style-name="T73">composer require vich/uploader-bundle</text:span>.</text:p>
      <text:p text:style-name="P71">Cliquer <text:span text:style-name="T73">Y</text:span> pour accepter l’installation.</text:p>
      <text:p text:style-name="P71">Il va s’installer dans config/packages/vich_uploader.yaml</text:p>
      <text:p text:style-name="P78">Ajouter :</text:p>
      <text:p text:style-name="P78">vich_uploader:</text:p>
      <text:p text:style-name="P139"><text:s text:c="4"/><text:tab/>metadata:</text:p>
      <text:p text:style-name="P139"><text:s text:c="8"/><text:tab/><text:tab/>type: attribute</text:p>
      <text:p text:style-name="P139"><text:tab/><text:span text:style-name="T197">db_driver: orm</text:span></text:p>
      <text:p text:style-name="P78">Car avec php 8, il faut le type attribute et pas annotations (par défaut donc pas indiqué)</text:p>
      <text:p text:style-name="P78">Puis</text:p>
      <text:p text:style-name="P71"><text:span text:style-name="T320">D</text:span>écommenter le mapping et le remplacer par celui de nos pins (garder la base pour utilisation d’autres mapping) <text:span text:style-name="T318">et ajouter le namer :</text:span></text:p>
      <text:p text:style-name="P135"><text:s text:c="4"/>mappings:</text:p>
      <text:p text:style-name="P135"><text:s text:c="8"/>pins_<text:span text:style-name="T317">images</text:span>:</text:p>
      <text:p text:style-name="P135"><text:s text:c="12"/>uri_prefix: /images/pins</text:p>
      <text:p text:style-name="P135"><text:s text:c="12"/>upload_destination: '%kernel.project_dir%/public/images/pins'</text:p>
      <text:p text:style-name="P135"><text:tab/>namer: Vich\UploaderBundle\Naming\SmartUniqueNamer</text:p>
      <text:p text:style-name="P71">Ajouter un répertoire pins dans public/images/</text:p>
      <text:p text:style-name="P74"/>
      <text:p text:style-name="P77">STEP 2 :</text:p>
      <text:p text:style-name="P76">Je modifie ensuite mon Entity/Pin.php correspondant en ajoutant</text:p>
      <text:p text:style-name="P136">use Symfony\Component\HttpFoundation\File\File;</text:p>
      <text:p text:style-name="P136">use Vich\UploaderBundle\Mapping\Annotation as Vich;</text:p>
      <text:p text:style-name="P76">et</text:p>
      <text:p text:style-name="P136">#[Vich\Uploadable]</text:p>
      <text:p text:style-name="P76">class Product</text:p>
      <text:p text:style-name="P76"/>
      <text:p text:style-name="P76">et + bas, avant notre imageName, ajouter le champ suivant en changeant les mapping, fileNameProperty et ImageSize si besoin :<text:line-break/><text:span text:style-name="T73"> <text:s text:c="2"/>// NOTE: This is not a mapped field of entity metadata, just a simple property.</text:span></text:p>
      <text:p text:style-name="P136"><text:s text:c="3"/>#[Vich\UploadableField(mapping: 'pins_images', fileNameProperty: 'imageName')]</text:p>
      <text:p text:style-name="P136"><text:s text:c="3"/>private ?File $imageFile = null;</text:p>
      <text:p text:style-name="P76"/>
      <text:p text:style-name="P83"><text:soft-page-break/>Si nous n’avions pas déjà créer l’ImageName avec symfony console, nous aurions pu l’ajouter ici à la main :<text:line-break/> <text:s text:c="3"/>#[ORM\Column(type: 'string')]</text:p>
      <text:p text:style-name="P83"><text:s text:c="4"/>private ?string $imageName = null;</text:p>
      <text:p text:style-name="P317"><text:span text:style-name="T222">(</text:span><text:span text:style-name="T197">La taille de l’image est facultative :<text:line-break/> <text:s text:c="3"/>#[ORM\Column(type: 'integer')]</text:span></text:p>
      <text:p text:style-name="P318"><text:span text:style-name="T197"><text:s text:c="4"/>private ?int $imageSize = null;)<text:line-break/>Mais il aurait aussi fallu ajouter le setter et le getter </text:span><text:span text:style-name="T223">pour ces éléments.</text:span></text:p>
      <text:p text:style-name="P84"/>
      <text:p text:style-name="P84">Là on ajoute le setter et le getter juste pour le ImageFile copié/collé ici</text:p>
      <text:p text:style-name="P147"><text:s text:c="4"/>/**</text:p>
      <text:p text:style-name="P147"><text:s text:c="5"/>* @param File|\Symfony\Component\HttpFoundation\File\UploadedFile|null $imageFile</text:p>
      <text:p text:style-name="P147"><text:s text:c="5"/>*/</text:p>
      <text:p text:style-name="P147"><text:s text:c="4"/>public function setImageFile(?File $imageFile = null): void</text:p>
      <text:p text:style-name="P147"><text:s text:c="4"/>{</text:p>
      <text:p text:style-name="P147"><text:s text:c="8"/>$this-&gt;imageFile = $imageFile;</text:p>
      <text:p text:style-name="P137"/>
      <text:p text:style-name="P147"><text:s text:c="8"/>if (null !== $imageFile) {</text:p>
      <text:p text:style-name="P147"><text:s text:c="12"/>// It is required that at least one field changes if you are using doctrine</text:p>
      <text:p text:style-name="P147"><text:s text:c="12"/>// otherwise the event listeners won't be called and the file is lost</text:p>
      <text:p text:style-name="P147"><text:s text:c="12"/>// $this-&gt;updatedAt = new \DateTimeImmutable();</text:p>
      <text:p text:style-name="P137"><text:s text:c="12"/>//Comme nous avons déjà un setter pour updatedAt, nous l'utilisons à la place de celui-ci</text:p>
      <text:p text:style-name="P137"><text:s text:c="12"/>$this-&gt;setUpdatedAt(new \DateTimeImmutable);</text:p>
      <text:p text:style-name="P147"><text:s text:c="8"/>}</text:p>
      <text:p text:style-name="P147"><text:s text:c="4"/>}</text:p>
      <text:p text:style-name="P137"/>
      <text:p text:style-name="P147"><text:s text:c="4"/>public function getImageFile(): ?File</text:p>
      <text:p text:style-name="P147"><text:s text:c="4"/>{</text:p>
      <text:p text:style-name="P147"><text:s text:c="8"/>return $this-&gt;imageFile;</text:p>
      <text:p text:style-name="P147"><text:s text:c="4"/>}</text:p>
      <text:p text:style-name="P85"/>
      <text:p text:style-name="P317"><text:span text:style-name="T223">F</text:span><text:span text:style-name="T224">aire un clear du cache</text:span><text:span text:style-name="T223">: </text:span><text:span text:style-name="T120">php bin/console cache:clear </text:span><text:span text:style-name="T224">ou </text:span><text:span text:style-name="T121">symfony console cache:clear</text:span></text:p>
      <text:p text:style-name="P85"/>
      <text:p text:style-name="P320"><text:span text:style-name="T223">S</text:span><text:span text:style-name="T197">tep 3 :</text:span></text:p>
      <text:p text:style-name="P77">Par défaut la modification ou la suppression d’un Pin, va faire un delete sur l’image. On peut modifier cela, c’est optionnel. Ici on ne le fait pas.</text:p>
      <text:p text:style-name="P77"/>
      <text:p text:style-name="P77">Step 4 :</text:p>
      <text:p text:style-name="P320"><text:span text:style-name="T197">Ajouter le champ upload image </text:span><text:span text:style-name="T225">dans notre formulaire :</text:span></text:p>
      <text:p text:style-name="P321"><text:span text:style-name="T197">Pour cela copier les éléments du form correspondant : </text:span><text:a xlink:type="simple" xlink:href="https://github.com/dustin10/VichUploaderBundle/blob/master/docs/index.md" text:style-name="Internet_20_link" text:visited-style-name="Visited_20_Internet_20_Link"><text:span text:style-name="T197">https://github.com/dustin10/VichUploaderBundle/blob/master/docs/index.md</text:span></text:a></text:p>
      <text:p text:style-name="P86">Paragraphe : Forms-related, Using the bundled image form type, cliquer sur le lien.</text:p>
      <text:p text:style-name="P321"><text:span text:style-name="T197">Ajouter le add dans notre fichier de formulaire type </text:span><text:span text:style-name="T224">dans notre </text:span><text:span text:style-name="T197">SRC/FORM/</text:span><text:span text:style-name="T224"> </text:span><text:span text:style-name="T197">PinType.php</text:span></text:p>
      <text:p text:style-name="P138"><text:s text:c="8"/>-&gt;add('imageFile', VichImageType::class, [<text:line-break/><text:tab/>'label' =&gt; 'Image (jpg ou png)',</text:p>
      <text:p text:style-name="P138"><text:s text:c="12"/>'required' =&gt; false,</text:p>
      <text:p text:style-name="P138"><text:s text:c="12"/>'allow_delete' =&gt; true,</text:p>
      <text:p text:style-name="P138"><text:s text:c="12"/>'delete_label' =&gt; '<text:span text:style-name="T321">Effacer</text:span>',</text:p>
      <text:p text:style-name="P138"><text:s text:c="12"/>// 'download_label' =&gt; '<text:span text:style-name="T321">Télécharger</text:span>',</text:p>
      <text:p text:style-name="P138"><text:s text:c="12"/>'download_uri' =&gt; <text:span text:style-name="T323">false</text:span>,</text:p>
      <text:p text:style-name="P138"><text:s text:c="12"/>// 'image_uri' =&gt; true,</text:p>
      <text:p text:style-name="P138"><text:soft-page-break/><text:s text:c="12"/>// 'imagine_pattern' =&gt; '...',</text:p>
      <text:p text:style-name="P138"><text:s text:c="12"/>// 'asset_helper' =&gt; true,</text:p>
      <text:p text:style-name="P138"><text:s text:c="8"/><text:tab/>])</text:p>
      <text:p text:style-name="P322"><text:span text:style-name="T225">O</text:span><text:span text:style-name="T197">n a ajouté un label et on a commenté le pattern pour le moment </text:span><text:span text:style-name="T231">car il faudra faire un require de liip-imagine avant de l’utiliser.</text:span><text:span text:style-name="T197">.</text:span></text:p>
      <text:p text:style-name="P319"><text:span text:style-name="T225">Penser à faire clic droit import sur la classe VichImageType<text:line-break/></text:span><text:span text:style-name="T223">F</text:span><text:span text:style-name="T224">aire un clear du cache</text:span><text:span text:style-name="T223">: </text:span><text:span text:style-name="T120">php bin/console cache:clear </text:span><text:span text:style-name="T224">ou </text:span><text:span text:style-name="T121">symfony console cache:clear</text:span></text:p>
      <text:p text:style-name="P79"><text:span text:style-name="T319">P</text:span>our le <text:span text:style-name="T322">imagine_</text:span>pattern, il faut installer LiipImagineBundle, <text:span text:style-name="T322">on pourra alors le décommenter et l’utiliser pour redimensionner nos images.</text:span></text:p>
      <text:p text:style-name="P79"/>
      <text:p text:style-name="P80">On peut ajouter une contrainte de taille des images. Dans la doc, on voit que Image hérite de File, donc on peut récupérer la contrainte maxSize de File. <text:span text:style-name="T325">(voir le paragraphe sur les contraintes)</text:span><text:line-break/>Je vais donc ajouter dans mon fichier Pin.php<text:line-break/> #[Vich\UploadableField(mapping: 'pins_images', fileNameProperty: 'imageName')]</text:p>
      <text:p text:style-name="P140"><text:s text:c="4"/>#[Assert\Image(</text:p>
      <text:p text:style-name="P140"><text:s text:c="8"/>maxSize: '5M',</text:p>
      <text:p text:style-name="P140"><text:s text:c="8"/>maxSizeMessage: 'Le fichier est trop grand: ({{ size }} {{ suffix }}). Taille maxi<text:span text:style-name="T324">mum</text:span> autorisée : {{ limit }} {{ suffix }}.',</text:p>
      <text:p text:style-name="P140"><text:s text:c="4"/>)]</text:p>
      <text:p text:style-name="P80"><text:s text:c="4"/>private ?File $imageFile = null;</text:p>
      <text:p text:style-name="P80"/>
      <text:p text:style-name="P81">Installer le bundle LiipImagineBundle <text:a xlink:type="simple" xlink:href="https://github.com/liip/LiipImagineBundle" text:style-name="Internet_20_link" text:visited-style-name="Visited_20_Internet_20_Link">https://github.com/liip/LiipImagineBundle</text:a></text:p>
      <text:p text:style-name="P81">1- installer avec <text:a xlink:type="simple" xlink:href="https://github.com/liip/LiipImagineBundle" text:style-name="Internet_20_link" text:visited-style-name="Visited_20_Internet_20_Link">https://github.com/liip/LiipImagineBundle</text:a><text:line-break/><text:span text:style-name="T73">composer require liip/imagine-bundle</text:span></text:p>
      <text:p text:style-name="P81"/>
      <text:p text:style-name="P82">On ajoute les éléments dans config/packages/liip_imagine.yaml</text:p>
      <text:p text:style-name="P82"># Documentation on how to configure the bundle can be found at: https://symfony.com/doc/current/bundles/LiipImagineBundle/basic-usage.html</text:p>
      <text:p text:style-name="P82">liip_imagine:</text:p>
      <text:p text:style-name="P82"><text:s text:c="4"/># valid drivers options include "gd" or "gmagick" or "imagick"</text:p>
      <text:p text:style-name="P82"><text:s text:c="4"/>driver: "gd" <text:s/><text:span text:style-name="T342">#</text:span>//<text:span text:style-name="T342">REMPLACER par imagick peut permettre de charger des images plus lourdes.</text:span></text:p>
      <text:p text:style-name="P82"><text:s text:c="3"/><text:span text:style-name="T73"><text:s/># configure resolvers</text:span></text:p>
      <text:p text:style-name="P141"><text:s text:c="4"/>resolvers :</text:p>
      <text:p text:style-name="P141"/>
      <text:p text:style-name="P82"><text:s text:c="7"/><text:span text:style-name="T73"><text:s/># setup the default resolver</text:span></text:p>
      <text:p text:style-name="P141"><text:s text:c="8"/>default :</text:p>
      <text:p text:style-name="P141"/>
      <text:p text:style-name="P141"><text:s text:c="12"/># use the default web path</text:p>
      <text:p text:style-name="P141"><text:s text:c="12"/>web_path : ~</text:p>
      <text:p text:style-name="P82"/>
      <text:p text:style-name="P82"><text:s text:c="3"/><text:span text:style-name="T73"><text:s/># your filter sets are defined here</text:span></text:p>
      <text:p text:style-name="P141"><text:s text:c="4"/>filter_sets :</text:p>
      <text:p text:style-name="P141"/>
      <text:p text:style-name="P141"><text:s text:c="8"/># use the default cache configuration</text:p>
      <text:p text:style-name="P141"><text:s text:c="8"/>cache : ~</text:p>
      <text:p text:style-name="P141"/>
      <text:p text:style-name="P141"><text:s text:c="8"/># the name of the "filter set"</text:p>
      <text:p text:style-name="P141"><text:s text:c="8"/>my_thumb :</text:p>
      <text:p text:style-name="P82"/>
      <text:p text:style-name="P82">A partir de là on choisit un nom de filter et on remplit les caractéristiques….</text:p>
      <text:p text:style-name="P88">Step 5 : Ajout de l’image avec son filtre dans nos templates</text:p>
      <text:p text:style-name="P89"/>
      <text:p text:style-name="P150">&lt;img src="{{ (pin.imageName ? vich_uploader_asset(pin) : asset('images/picto2.jpg')) | imagine_filter('square_medium') }}" alt="{{ pin.title }}" <text:s/>/&gt;</text:p>
      <text:p text:style-name="P89"/>
      <text:p text:style-name="P89">On utilise un ternaire pour la condition : si l’image existe, l’afficher avec le filtre « | imagine_filter... », sinon afficher l’image choisie (ici picto2, avec son chemin d’accès en dur) comme image par défaut. </text:p>
      <text:p text:style-name="P89"/>
      <text:p text:style-name="P89">Si on ne veut pas utiliser d’image par défaut :</text:p>
      <text:p text:style-name="P89">&lt;img src="{{ vich_uploader_asset(pin) | imagine_filter('square_medium') }}" alt="{{ pin.title }}" <text:s/>/&gt;<text:line-break/><text:span text:style-name="T305">Pour moi le filtre ne marchait pas sans le ternaire, j’ai mis juste &lt;img src="{{ vich_uploader_asset(pin) }}" alt="{{ pin.title }}" <text:s/>/&gt;</text:span></text:p>
      <text:p text:style-name="P274">et dans le css j’ai ajouté </text:p>
      <text:p text:style-name="P274">article img{</text:p>
      <text:p text:style-name="P274"><text:s text:c="4"/>max-width: 300px;</text:p>
      <text:p text:style-name="P274">}</text:p>
      <text:p text:style-name="P274"/>
      <text:p text:style-name="P312">Mes images ne sont pas chargées par git. Si je veux que mon image par défaut soit enregistrée, je la met dans <text:span text:style-name="T343">monSite/</text:span>assets pour que webpack l’enregistre dans public/build.</text:p>
      <text:p text:style-name="P313">Pour ça je crée mon répertoire images dans asset et je mets mon image dedans.</text:p>
      <text:p text:style-name="P313">Ensuite dans webpack.config.js :</text:p>
      <text:p text:style-name="P315"><text:s text:c="4"/>.copyFiles({</text:p>
      <text:p text:style-name="P315"><text:s text:c="8"/>from: './assets/images',</text:p>
      <text:p text:style-name="P315"><text:s text:c="8"/>to: '[path][name].[hash:8].[ext]',</text:p>
      <text:p text:style-name="P315"><text:s text:c="8"/>context: './assets'</text:p>
      <text:p text:style-name="P315"><text:s text:c="4"/>})</text:p>
      <text:p text:style-name="P315"><text:span text:style-name="T197">Quand je fais</text:span> npm run build, <text:span text:style-name="T197">il se peut qu’il me demande de faire </text:span>npm install file-loader@^6.0.0 –save-dev <text:span text:style-name="T197">pour utiliser copyFiles.</text:span></text:p>
      <text:p text:style-name="P314">Et dans templates/pins/index je vai smettre :</text:p>
      <text:p text:style-name="P316">&lt;img src="{{ (pin.imageName ? vich_uploader_asset(pin) : asset('<text:span text:style-name="T344">build/</text:span>images/picto.jpg')) | imagine_filter('square_medium') }}" alt="{{ pin.title }}" <text:s/>/&gt;</text:p>
      <text:h text:style-name="P386" text:outline-level="2"><text:bookmark-start text:name="__RefHeading___Toc1600_2466396563"/>Syntaxe Twig : <text:bookmark-end text:name="__RefHeading___Toc1600_2466396563"/></text:h>
      <text:p text:style-name="Standard">{ % code PHP %}</text:p>
      <text:p text:style-name="P324">{{ contenu }}</text:p>
      <text:h text:style-name="Heading_20_3" text:outline-level="3"><text:bookmark-start text:name="__RefHeading___Toc4369_3568567701"/>Les filtres/méthodes twig<text:bookmark-end text:name="__RefHeading___Toc4369_3568567701"/></text:h>
      <text:p text:style-name="P324">Liste complète dans twig.symfony.com/doc/3.x/</text:p>
      <text:p text:style-name="P327">Les tags : { % tag leNomOuCondition %} ex : {% for pin in pins %}</text:p>
      <text:p text:style-name="P328">Les Filters : {{ ‘un string’ |<text:span text:style-name="T262">filter }} ex : </text:span>{{ ‘un string’ |<text:span text:style-name="T262">upper }}</text:span></text:p>
      <text:p text:style-name="P325">ex : filtre length pour la longueur d’un tableau <text:span text:style-name="T263">avec tag if </text:span>: {% if pins|length &gt;0 %}</text:p>
      <text:p text:style-name="P329">Les functions : <text:span text:style-name="T261">{</text:span><text:span text:style-name="T263">{ funtion(parametres) }</text:span><text:span text:style-name="T261">} </text:span><text:span text:style-name="T263">ex : {{ dump(users) }} ou {{ random(1, 10) }}</text:span></text:p>
      <text:p text:style-name="P330">Les opérateurs {{ 1 in [1, 2, 3] }} ou avec les ternaires {{ variable ? ‘yes’ : ‘no’ }}</text:p>
      <text:p text:style-name="P330">Les tests</text:p>
      <text:h text:style-name="Heading_20_3" text:outline-level="3"><text:bookmark-start text:name="__RefHeading___Toc4371_3568567701"/>La date actuelle<text:bookmark-end text:name="__RefHeading___Toc4371_3568567701"/></text:h>
      <text:p text:style-name="P332">{{ 'now'|date('h:i A', 'Europe/Paris') }} heure:minute AM ou PM, <text:span text:style-name="T270">fuseau horaire de Paris</text:span></text:p>
      <text:p text:style-name="P325"><text:line-break/></text:p>
      <text:h text:style-name="Heading_20_3" text:outline-level="3"><text:bookmark-start text:name="__RefHeading___Toc4373_3568567701"/>La boucle « for » <text:bookmark-end text:name="__RefHeading___Toc4373_3568567701"/></text:h>
      <text:p text:style-name="Standard"><text:span text:style-name="T260">La boucle avec le tag « for » de</text:span> twig peut avoir un else sans avoir besoin de l’inclure dans une condition « if ». Si le retour du « for » est null, le « else » va s’appliquer. Ex :</text:p>
      <text:p text:style-name="P326">{% for pin in pins %}<text:line-break/> <text:s text:c="7"/>&lt;article&gt;<text:line-break/> <text:s text:c="11"/>&lt;h1&gt;{{ pin.title }}&lt;/h1&gt;<text:line-break/> <text:s text:c="11"/>&lt;p&gt;{{ pin.description }}&lt;/p&gt;<text:line-break/> <text:s text:c="7"/>&lt;/article&gt;<text:line-break/> <text:s text:c="3"/>{% else <text:s/>%}<text:line-break/> <text:s text:c="7"/>&lt;p&gt; Désolé, pas encore de pins, n'hésitez pas à en créer un: &lt;br&gt;<text:line-break/> <text:s text:c="7"/>&lt;a href="/pins/create"&gt;create pin&lt;/a&gt; &lt;/p&gt;<text:line-break/> <text:s text:c="3"/>{% endfor %}</text:p>
      <text:p text:style-name="Text_20_body">U<text:span text:style-name="T345">tiliser le bundle </text:span><text:span text:style-name="T137">composer require knplabs/knp-time-bundle</text:span></text:p>
      <text:p text:style-name="P371">pour accéder à la function <text:s/>|ago<text:line-break/><text:span text:style-name="T73">Posté il y a {{ pin.createdAt|ago }}</text:span></text:p>
      <text:p text:style-name="P371">ou plus correctement pour html : <text:line-break/><text:span text:style-name="T73">Posté &lt;time datetime="{{ pin.createdAt|date('Y-m-d H:i:s') }}"&gt;{{ pin.createdAt|ago }}&lt;/time&gt;<text:line-break/></text:span><text:span text:style-name="T307">Note : chercher la version française de ago</text:span></text:p>
      <text:h text:style-name="P392" text:outline-level="3"><text:bookmark-start text:name="__RefHeading___Toc4375_3568567701"/>Include<text:bookmark-end text:name="__RefHeading___Toc4375_3568567701"/></text:h>
      <text:p text:style-name="P351">Si un morceau de texte est employé plusieurs fois, on peut faire un include, comme avec php.<text:line-break/>Ex : <text:span text:style-name="T73">{% include "_partials/_footer.html.twig" %}<text:line-break/></text:span><text:span text:style-name="T197">Ici on inclut le footer, qui est enregistré avec underscore pour montrer que c’est un fichier partiel à inclure et que l’on met dans un répertoire de templates/_partiels</text:span></text:p>
      <text:p text:style-name="P351">Si un formulaire est employé plusieurs fois, on peut utiliser la syntaxe include en entrant une variable différente pour la value du bouton Submit par exemple :<text:line-break/>Dans templates/_partials/_formPins.html.twig on met :<text:line-break/><text:span text:style-name="T73"> <text:s text:c="3"/>{{ form_start(monFormulaire) }}</text:span></text:p>
      <text:p text:style-name="P144"><text:s text:c="8"/>{{ form_widget(monFormulaire) }}</text:p>
      <text:p text:style-name="P144"><text:s text:c="8"/>&lt;input type="submit" value="{{submitButtonText ?? ‘<text:span text:style-name="T308">enregistrer’</text:span>}}"&gt;</text:p>
      <text:p text:style-name="P144"><text:s text:c="4"/>{{ form_end(monFormulaire) }}</text:p>
      <text:p text:style-name="P351"/>
      <text:p text:style-name="P355">Avec Twig, <text:span text:style-name="T73">??</text:span> signifie par défaut (« s’il existe une valeur, la mettre, sinon mettre la valeur suivante par défaut »)</text:p>
      <text:p text:style-name="P351">Puis dans templates/pins/create..html.twig et templates/pins/edit.html.twig on va inclure :<text:line-break/><text:span text:style-name="T73">{{ include ("_partials/_formPins.html.twig", {submitButtonText: 'Créer un Pin'}) }}</text:span><text:line-break/>et<text:line-break/><text:span text:style-name="T73">{{ include ("_partials/_formPins.html.twig", {submitButtonText: 'Enregistrer la modification'}) }}</text:span></text:p>
      <text:p text:style-name="P351"/>
      <text:p text:style-name="P351"/>
      <text:h text:style-name="P392" text:outline-level="3"><text:bookmark-start text:name="__RefHeading___Toc4377_3568567701"/>{{ parent<text:span text:style-name="T272">()</text:span> }}<text:bookmark-end text:name="__RefHeading___Toc4377_3568567701"/></text:h>
      <text:p text:style-name="P323">Pour modifier un block défini par twig dans base.html.twig par exemple sans REMPLACER la totalité de ce qui est dans le block d’origine, il faut ajouter la balise {{ parent<text:span text:style-name="T272">()</text:span> }} avant ou après le contenu que l’on met dans le block pour ne pas « écraser » le contenu.</text:p>
      <text:p text:style-name="P323">C’est pourquoi les fichiers css et js sont parfois ajoutés hors des blocks afin de les garder pour des modfications locales. Si les fichiers style.css et bootstrap.css sont DANS le block dans base.html.css il faudra systématiquement ajouter {{ parent<text:span text:style-name="T272">()</text:span> }} dans le block :</text:p>
      <text:p text:style-name="P323">{% block stylesheets %}<text:line-break/><text:tab/>{{ parent<text:span text:style-name="T272">()</text:span> }}<text:line-break/><text:tab/>Mon nouveau code CSS ….<text:line-break/>{% endblock %}</text:p>
      <text:p text:style-name="P333">ou, pour ajouter le titre du fichier de base au titre de notre page encours :<text:line-break/>{% block title %}Contact | {{ parent() }}{% endblock %} =&gt; Contact | pin_terest</text:p>
      <text:p text:style-name="P333"/>
      <text:h text:style-name="Heading_20_3" text:outline-level="3"><text:bookmark-start text:name="__RefHeading___Toc4379_3568567701"/>Commentaires Twig<text:bookmark-end text:name="__RefHeading___Toc4379_3568567701"/></text:h>
      <text:p text:style-name="P323"><text:span text:style-name="T73">{#</text:span> commentaire twig non visible sur le code source contrairement aux commentaires html<text:span text:style-name="T73"> #}</text:span><text:line-break/>&lt;!-- commentaire html visible dans l'inspecteur --&gt;</text:p>
      <text:p text:style-name="P323"/>
      <text:h text:style-name="P399" text:outline-level="3"/>
      <text:h text:style-name="P392" text:outline-level="3"><text:bookmark-start text:name="__RefHeading___Toc1602_2466396563"/>Syntaxe des liens<text:bookmark-end text:name="__RefHeading___Toc1602_2466396563"/></text:h>
      <text:p text:style-name="P243"><text:span text:style-name="T168">Je peux mettre un lien vers </text:span><text:span text:style-name="T169">une autre</text:span><text:span text:style-name="T168"> page  :</text:span></text:p>
      <text:p text:style-name="P177">&lt;a href="/pins/create"&gt;create pin&lt;/a&gt;</text:p>
      <text:p text:style-name="P186">ATTENTION : double-quote <text:span text:style-name="T242">pour <text:s/>indiquer le chemin</text:span></text:p>
      <text:p text:style-name="P186"/>
      <text:p text:style-name="P188">Je peux utiliser le chemin (path) avec le name de la route comme ceci :</text:p>
      <text:p text:style-name="P186">&lt;a href="{{ path('app_pins_create') }}"&gt;create pin&lt;/a&gt;</text:p>
      <text:p text:style-name="P186"/>
      <text:p text:style-name="P189">Si j’ai besoin de passer un paramètre dans le path(‘route’, {param:valeur}) :</text:p>
      <text:p text:style-name="P189">&lt;a href="{{ path('app_pins_details', {'id': pin.id}) }}"&gt;{{ pin.title }}&lt;/a&gt;</text:p>
      <text:p text:style-name="P189"/>
      <text:p text:style-name="P189">Dans les redirection aussi :</text:p>
      <text:p text:style-name="P189">redirectToRoute('app_home'); pour une page directe.</text:p>
      <text:p text:style-name="P190">ou</text:p>
      <text:p text:style-name="P189">redirectToRoute('app_pins_details', <text:span text:style-name="T269">[‘id’=&gt;$pin-&gt;getId() ]</text:span>);</text:p>
      <text:p text:style-name="P190">pour aller sur la page correspondant à l’id nouvellement créé (et récupéré avec le get)</text:p>
      <text:p text:style-name="P190"/>
      <text:p text:style-name="P190">path génère un chemin relatif vers la page correspondant au name de notre route</text:p>
      <text:p text:style-name="P190">url génère le chemin absolu http :…. correspondant au name de notre route</text:p>
      <text:p text:style-name="P187">&lt;a href="{{ <text:span text:style-name="T269">url</text:span>('app_pins_create') }}"&gt;create pin&lt;/a&gt;</text:p>
      <text:p text:style-name="P187"/>
      <text:p text:style-name="P187"/>
      <text:h text:style-name="P391" text:outline-level="2"><text:bookmark-start text:name="__RefHeading___Toc4381_3568567701"/>Informations diverses<text:bookmark-end text:name="__RefHeading___Toc4381_3568567701"/></text:h>
      <text:p text:style-name="P159"><text:span text:style-name="T117">dd</text:span><text:span text:style-name="T148"> = dump and die (affiche et arrête le programme) </text:span><text:span text:style-name="T149">pour voir ce qui s’affiche et de quel type.</text:span></text:p>
      <text:h text:style-name="Heading_20_3" text:outline-level="3"><text:bookmark-start text:name="__RefHeading___Toc3617_1507193424"/>Extension psysh-bundle<text:bookmark-end text:name="__RefHeading___Toc3617_1507193424"/></text:h>
      <text:p text:style-name="P191"/>
      <text:p text:style-name="P197">On pourra ajouter des extensions avec composer require …</text:p>
      <text:p text:style-name="P278"><text:span text:style-name="T276">ex : <text:s/></text:span><text:span text:style-name="T93">composer require --dev theofidry/psysh-bundle</text:span><text:span text:style-name="T276"> </text:span></text:p>
      <text:p text:style-name="P285">(PsySH can be used as an interactive debugger)</text:p>
      <text:p text:style-name="P279">En faisant <text:span text:style-name="T73">symfony console</text:span> pour v<text:span text:style-name="T277">oi</text:span>r la liste de toutes les commandes, on retrouve notre commande psysh dans available commands en tête de liste.</text:p>
      <text:p text:style-name="P191">On pourra donc utiliser <text:span text:style-name="T73">symfony console psysh</text:span> comme commande pour faire du debug</text:p>
      <text:p text:style-name="P192">On a en retour une demande « prompt » ie &gt;&gt;&gt;, qui nous intite à entrer une requête.<text:line-break/>Pour sortir on fait exit() ou ctrl D</text:p>
      <text:p text:style-name="P192">On peut utiliser psysh pour ajouter des données dans notre BDD :</text:p>
      <text:p text:style-name="P192">&gt;&gt;&gt;ls</text:p>
      <text:p text:style-name="P193">&gt;&gt;&gt;use APP\Entity\Pin ; <text:s text:c="2"/>(attention au sens des anti-slash)</text:p>
      <text:p text:style-name="P193"/>
      <text:p text:style-name="P192">&gt;<text:span text:style-name="T278">&gt;&gt;$p1 = new Pin ;</text:span></text:p>
      <text:p text:style-name="P193">&gt;&gt;&gt;$p1→setTitle(‘Pin 1’)</text:p>
      <text:p text:style-name="P193">&gt;&gt;&gt;$p1→setDescription(‘ma description du Pin 1 rentrée avec psysh’)</text:p>
      <text:p text:style-name="P194">&gt;&gt;&gt;$em = $container→get(‘doctrine’)→getManager() ; <text:s/></text:p>
      <text:p text:style-name="P193">&gt;&gt;&gt;$em→persist($p1)</text:p>
      <text:p text:style-name="P193">&gt;&gt;&gt;$em→flush()</text:p>
      <text:p text:style-name="P193"/>
      <text:p text:style-name="P202">Les dates sont remplies automatiquement</text:p>
      <text:p text:style-name="P202">Si je fais un update</text:p>
      <text:p text:style-name="P287"><text:span text:style-name="T175">&gt;&gt;&gt;$p1→setDescription(‘ma description du Pin 1 </text:span><text:span text:style-name="T176">est changée</text:span><text:span text:style-name="T175"> avec psysh’)</text:span></text:p>
      <text:p text:style-name="P194">&gt;&gt;&gt;$em→persist($p1)</text:p>
      <text:p text:style-name="P194">&gt;&gt;&gt;$em→flush()</text:p>
      <text:p text:style-name="P194"/>
      <text:p text:style-name="P202">La date de création ne sera pas changée mais la date d’update oui.</text:p>
      <text:h text:style-name="P392" text:outline-level="3"><text:bookmark-start text:name="__RefHeading___Toc3619_1507193424"/>Création d’une nouvelle function TwigBundle<text:bookmark-end text:name="__RefHeading___Toc3619_1507193424"/></text:h>
      <text:p text:style-name="P195"/>
      <text:p text:style-name="P195">Si on veut mettre un titre au pluriel en fonction du nombre de pin par exemple :</text:p>
      <text:p text:style-name="P223">symfony console make:twig-extension</text:p>
      <text:p text:style-name="P280"><text:span text:style-name="T172">puis il nous demande la classe de l’extension, mettre </text:span><text:span text:style-name="T189">AppExtension</text:span><text:span text:style-name="T172">.</text:span></text:p>
      <text:p text:style-name="P281"><text:span text:style-name="T172">U</text:span><text:span text:style-name="T166">ne class AppExtension est automatiquement crée dans un nouveau répertoire </text:span></text:p>
      <text:p text:style-name="P198">src/Twig/Extension/AppExtension.php</text:p>
      <text:p text:style-name="P198">Remplacer le nom par celui que l’on souhaite</text:p>
      <text:p text:style-name="P281">new TwigFunction('function_name', [$this, 'doSomething']),</text:p>
      <text:p text:style-name="P283"><text:span text:style-name="T279">ex : new TwigFunction('</text:span><text:span text:style-name="T94">pluralize</text:span><text:span text:style-name="T279">', [$this, 'doSomething']),</text:span></text:p>
      <text:p text:style-name="P198">et remplir le doSomething avec les arguments utiles en dessous :</text:p>
      <text:p text:style-name="P198">public function doSomething($value)</text:p>
      <text:p text:style-name="P198"><text:s text:c="4"/>{</text:p>
      <text:p text:style-name="P198"><text:s text:c="8"/>// ...</text:p>
      <text:p text:style-name="P198"><text:s text:c="4"/>}</text:p>
      <text:p text:style-name="P198">remplacée par :</text:p>
      <text:p text:style-name="P281"><text:span text:style-name="T166">public function doSomething</text:span><text:span text:style-name="T186">(int $count, string $singular, string $plural) : </text:span><text:span text:style-name="T190">string</text:span></text:p>
      <text:p text:style-name="P198">{</text:p>
      <text:p text:style-name="P224"><text:s text:c="8"/>$result = $count === 1 ? $singular : $plural;</text:p>
      <text:p text:style-name="P224"><text:s text:c="8"/>return "$count $result";</text:p>
      <text:p text:style-name="P198">}</text:p>
      <text:p text:style-name="P196">O<text:span text:style-name="T280">n utilise ici un ternaire pour dire que si $count vaut 1, on retourne $singular et sinon on retourne $plural.</text:span></text:p>
      <text:p text:style-name="P200">Dans notre page.html.twig $count sera remplacé par le filtre pins|length ie la longueur de la table pins. </text:p>
      <text:p text:style-name="P284"><text:span text:style-name="T173">O</text:span><text:span text:style-name="T166">n aurait pu écrire, si le pluriel n’existe pas, ajouter un S, sinon prendre le pluriel (pour n’avoir à passer l’argument pluriel que s’il est différent ex : cheval/chevaux)</text:span></text:p>
      <text:p text:style-name="P282"><text:span text:style-name="T166">public function doSomething(int $count, string $singular, </text:span><text:span text:style-name="T186">?string $plural </text:span><text:span text:style-name="T190">= null</text:span><text:span text:style-name="T166">) : </text:span><text:span text:style-name="T174">string</text:span></text:p>
      <text:p text:style-name="P199">{</text:p>
      <text:p text:style-name="P59"><text:span text:style-name="T193"><text:tab/></text:span><text:span text:style-name="T190">$plural ??= $singular .’s’ ;</text:span></text:p>
      <text:p text:style-name="P127"><text:span text:style-name="T193"><text:s text:c="8"/><text:tab/></text:span><text:span text:style-name="T166">$result = $count === 1 ? $singular : $plural;</text:span></text:p>
      <text:p text:style-name="P199"><text:s text:c="8"/><text:tab/>return "$count $result";</text:p>
      <text:p text:style-name="P199">}</text:p>
      <text:p text:style-name="P201">C’est un abrégé de $plural = $plural ?? $singular. ‘s’ ;</text:p>
      <text:p text:style-name="P201">($plural = $plural s’il existe, sinon prendre $singular et ajouter ‘s’)</text:p>
      <text:h text:style-name="P395" text:outline-level="3"><text:bookmark-start text:name="__RefHeading___Toc2519_1227582954"/>Déployer une application sur un serveur avec git<text:bookmark-end text:name="__RefHeading___Toc2519_1227582954"/></text:h>
      <text:p text:style-name="Text_20_body"/>
      <text:p text:style-name="P334">Déployer une application <text:span text:style-name="T275">symfony</text:span> sur un serveur <text:span text:style-name="T275">(test gratuit avec heroku)</text:span> <text:span text:style-name="T275">avec git</text:span></text:p>
      <text:p text:style-name="P334">https://www.youtube.com/watch?v=fVNuVF3j_L0&amp;list=PLlxQJeQRaKDRs9WlWQiXNqWU0blyaZBzo&amp;index=3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6T11:47:24.950000000</meta:creation-date>
    <dc:date>2022-11-15T16:46:00.383000000</dc:date>
    <meta:editing-duration>P2DT1H19M52S</meta:editing-duration>
    <meta:editing-cycles>198</meta:editing-cycles>
    <meta:generator>LibreOffice/7.2.0.4$Windows_X86_64 LibreOffice_project/9a9c6381e3f7a62afc1329bd359cc48accb6435b</meta:generator>
    <meta:document-statistic meta:table-count="0" meta:image-count="0" meta:object-count="0" meta:page-count="56" meta:paragraph-count="1125" meta:word-count="10263" meta:character-count="74331" meta:non-whitespace-character-count="62179"/>
  </office:meta>
</office:document-meta>
</file>